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7.892cm" style:rel-column-width="30421*"/>
    </style:style>
    <style:style style:name="Таблица18.B" style:family="table-column">
      <style:table-column-properties style:column-width="9.109cm" style:rel-column-width="35114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fo:padding="0.097cm" fo:border-left="0.05pt solid #000000" fo:border-right="none" fo:border-top="0.05pt solid #000000" fo:border-bottom="none"/>
    </style:style>
    <style:style style:name="Таблица19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8.403cm" style:rel-column-width="32392*"/>
    </style:style>
    <style:style style:name="Таблица20.B" style:family="table-column">
      <style:table-column-properties style:column-width="8.597cm" style:rel-column-width="33143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cm" fo:break-before="page" table:align="margins"/>
    </style:style>
    <style:style style:name="Table49.A" style:family="table-column">
      <style:table-column-properties style:column-width="10.836cm" style:rel-column-width="41770*"/>
    </style:style>
    <style:style style:name="Table49.B" style:family="table-column">
      <style:table-column-properties style:column-width="6.165cm" style:rel-column-width="23765*"/>
    </style:style>
    <style:style style:name="Table49.1" style:family="table-row">
      <style:table-row-properties style:min-row-height="0.605cm"/>
    </style:style>
    <style:style style:name="Table49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7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20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3" style:family="paragraph" style:parent-style-name="Standard">
      <style:text-properties style:font-name="Liberation Sans" fo:language="en" fo:country="US" style:text-underline-style="none"/>
    </style:style>
    <style:style style:name="P24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4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reak-before="page"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4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95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officeooo:paragraph-rsid="001e43ea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1fc09c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03ce6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06652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226d21"/>
    </style:style>
    <style:style style:name="P20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0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0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0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0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0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0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1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2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3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4" style:family="paragraph" style:parent-style-name="Table_20_Contents">
      <style:paragraph-properties fo:margin-top="0cm" fo:margin-bottom="0.499cm" style:contextual-spacing="false"/>
    </style:style>
    <style:style style:name="P21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270af5" style:font-size-asian="12pt" style:font-size-complex="12pt"/>
    </style:style>
    <style:style style:name="P21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2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24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70af5" style:font-size-asian="12pt" style:font-style-asian="italic" style:font-size-complex="12pt" style:font-style-complex="italic"/>
    </style:style>
    <style:style style:name="P225" style:family="paragraph" style:parent-style-name="Table_20_Contents" style:list-style-name="L57"/>
    <style:style style:name="P226" style:family="paragraph" style:parent-style-name="Table_20_Contents" style:list-style-name="L57">
      <style:paragraph-properties fo:margin-top="0cm" fo:margin-bottom="0.499cm" style:contextual-spacing="false"/>
    </style:style>
    <style:style style:name="P22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2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2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3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3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3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33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3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3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4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4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42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43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44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45" style:family="paragraph" style:parent-style-name="Standard" style:list-style-name="L76"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77">
      <style:text-properties style:font-name="Liberation Sans" fo:font-size="12pt" style:text-underline-style="none" officeooo:rsid="0019d41a" officeooo:paragraph-rsid="0019d41a" style:font-size-asian="12pt" style:font-size-complex="12pt"/>
    </style:style>
    <style:style style:name="P247" style:family="paragraph" style:parent-style-name="Standard" style:list-style-name="L78">
      <style:text-properties style:font-name="Liberation Sans" fo:font-size="12pt" style:text-underline-style="none" style:font-size-asian="12pt" style:font-size-complex="12pt"/>
    </style:style>
    <style:style style:name="P248" style:family="paragraph" style:parent-style-name="Standard" style:list-style-name="L80">
      <style:text-properties style:font-name="Liberation Sans" fo:font-size="12pt" style:text-underline-style="none" style:font-size-asian="12pt" style:font-size-complex="12pt"/>
    </style:style>
    <style:style style:name="P249" style:family="paragraph" style:parent-style-name="Standard" style:list-style-name="L81">
      <style:text-properties style:font-name="Liberation Sans" fo:font-size="12pt" style:text-underline-style="none" style:font-size-asian="12pt" style:font-size-complex="12pt"/>
    </style:style>
    <style:style style:name="P250" style:family="paragraph" style:parent-style-name="Standard" style:list-style-name="L82"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83"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84"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5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5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5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5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5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5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6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6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6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6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6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7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8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8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8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86" style:family="paragraph" style:parent-style-name="Standard" style:list-style-name="L60"/>
    <style:style style:name="P287" style:family="paragraph" style:parent-style-name="Standard" style:list-style-name="L61"/>
    <style:style style:name="P288" style:family="paragraph" style:parent-style-name="Standard" style:list-style-name="L62"/>
    <style:style style:name="P289" style:family="paragraph" style:parent-style-name="Standard" style:list-style-name="L62">
      <style:text-properties fo:font-weight="normal" style:font-weight-asian="normal" style:font-weight-complex="normal"/>
    </style:style>
    <style:style style:name="P290" style:family="paragraph" style:parent-style-name="Standard" style:list-style-name="L82">
      <style:text-properties fo:font-size="12pt" style:font-size-asian="12pt" style:font-size-complex="12pt"/>
    </style:style>
    <style:style style:name="P291" style:family="paragraph" style:parent-style-name="Standard" style:list-style-name="L87">
      <style:text-properties fo:font-size="12pt" style:font-size-asian="12pt" style:font-size-complex="12pt"/>
    </style:style>
    <style:style style:name="P292" style:family="paragraph" style:parent-style-name="Standard" style:list-style-name="L88">
      <style:text-properties fo:font-size="12pt" style:text-underline-style="none" style:font-size-asian="12pt" style:font-size-complex="12pt"/>
    </style:style>
    <style:style style:name="P293" style:family="paragraph" style:parent-style-name="Standard" style:list-style-name="L89">
      <style:text-properties fo:font-size="12pt" style:text-underline-style="none" style:font-size-asian="12pt" style:font-size-complex="12pt"/>
    </style:style>
    <style:style style:name="P294" style:family="paragraph" style:parent-style-name="Standard" style:list-style-name="L89">
      <style:text-properties fo:font-size="12pt" style:text-underline-style="solid" style:text-underline-width="auto" style:text-underline-color="font-color" style:font-size-asian="12pt" style:font-size-complex="12pt"/>
    </style:style>
    <style:style style:name="P295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6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7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8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9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00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01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02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3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4" style:family="paragraph" style:parent-style-name="Standard" style:list-style-name="L79">
      <style:paragraph-properties fo:margin-left="2.501cm" fo:margin-right="0cm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305" style:family="paragraph" style:parent-style-name="Standard" style:list-style-name="L84">
      <style:paragraph-properties fo:margin-left="2.501cm" fo:margin-right="0cm" fo:text-align="justify" style:justify-single-word="false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30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307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308" style:family="paragraph" style:parent-style-name="Standard" style:list-style-name="L65">
      <style:paragraph-properties fo:background-color="transparent">
        <style:background-image/>
      </style:paragraph-properties>
    </style:style>
    <style:style style:name="P309" style:family="paragraph" style:parent-style-name="Standard" style:list-style-name="L67">
      <style:paragraph-properties fo:background-color="transparent">
        <style:background-image/>
      </style:paragraph-properties>
    </style:style>
    <style:style style:name="P310" style:family="paragraph" style:parent-style-name="Standard" style:list-style-name="L68">
      <style:paragraph-properties fo:background-color="transparent">
        <style:background-image/>
      </style:paragraph-properties>
    </style:style>
    <style:style style:name="P311" style:family="paragraph" style:parent-style-name="Standard" style:list-style-name="L69">
      <style:paragraph-properties fo:background-color="transparent">
        <style:background-image/>
      </style:paragraph-properties>
    </style:style>
    <style:style style:name="P312" style:family="paragraph" style:parent-style-name="Standard" style:list-style-name="L70">
      <style:paragraph-properties fo:background-color="transparent">
        <style:background-image/>
      </style:paragraph-properties>
    </style:style>
    <style:style style:name="P313" style:family="paragraph" style:parent-style-name="Standard" style:list-style-name="L71">
      <style:paragraph-properties fo:background-color="transparent">
        <style:background-image/>
      </style:paragraph-properties>
    </style:style>
    <style:style style:name="P314" style:family="paragraph" style:parent-style-name="Standard" style:list-style-name="L72">
      <style:paragraph-properties fo:background-color="transparent">
        <style:background-image/>
      </style:paragraph-properties>
    </style:style>
    <style:style style:name="P315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16" style:family="paragraph" style:parent-style-name="Standard" style:list-style-name="L74">
      <style:paragraph-properties fo:background-color="transparent">
        <style:background-image/>
      </style:paragraph-properties>
    </style:style>
    <style:style style:name="P317" style:family="paragraph" style:parent-style-name="Standard" style:list-style-name="L75">
      <style:paragraph-properties fo:background-color="transparent">
        <style:background-image/>
      </style:paragraph-properties>
    </style:style>
    <style:style style:name="P318" style:family="paragraph" style:parent-style-name="Standard" style:list-style-name="L85">
      <style:paragraph-properties fo:background-color="transparent">
        <style:background-image/>
      </style:paragraph-properties>
    </style:style>
    <style:style style:name="P319" style:family="paragraph" style:parent-style-name="Standard" style:list-style-name="L86">
      <style:paragraph-properties fo:background-color="transparent">
        <style:background-image/>
      </style:paragraph-properties>
    </style:style>
    <style:style style:name="P320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21" style:family="paragraph" style:parent-style-name="Standard">
      <style:paragraph-properties fo:background-color="transparent">
        <style:background-image/>
      </style:paragraph-properties>
      <style:text-properties officeooo:paragraph-rsid="00270af5"/>
    </style:style>
    <style:style style:name="P322" style:family="paragraph" style:parent-style-name="Standard">
      <style:paragraph-properties fo:background-color="transparent">
        <style:background-image/>
      </style:paragraph-properties>
      <style:text-properties officeooo:paragraph-rsid="002ca597"/>
    </style:style>
    <style:style style:name="P323" style:family="paragraph" style:parent-style-name="Standard">
      <style:paragraph-properties fo:background-color="transparent">
        <style:background-image/>
      </style:paragraph-properties>
      <style:text-properties officeooo:paragraph-rsid="002d1cd6"/>
    </style:style>
    <style:style style:name="P324" style:family="paragraph" style:parent-style-name="Standard">
      <style:paragraph-properties fo:background-color="transparent">
        <style:background-image/>
      </style:paragraph-properties>
      <style:text-properties officeooo:paragraph-rsid="002d3993"/>
    </style:style>
    <style:style style:name="P325" style:family="paragraph" style:parent-style-name="Standard">
      <style:paragraph-properties fo:background-color="transparent">
        <style:background-image/>
      </style:paragraph-properties>
      <style:text-properties officeooo:paragraph-rsid="003085ab"/>
    </style:style>
    <style:style style:name="P326" style:family="paragraph" style:parent-style-name="Standard">
      <style:paragraph-properties fo:background-color="transparent">
        <style:background-image/>
      </style:paragraph-properties>
      <style:text-properties officeooo:paragraph-rsid="0031ff79"/>
    </style:style>
    <style:style style:name="P327" style:family="paragraph" style:parent-style-name="Standard">
      <style:paragraph-properties fo:background-color="transparent">
        <style:background-image/>
      </style:paragraph-properties>
      <style:text-properties officeooo:paragraph-rsid="00328542"/>
    </style:style>
    <style:style style:name="P328" style:family="paragraph" style:parent-style-name="Standard">
      <style:paragraph-properties fo:background-color="transparent">
        <style:background-image/>
      </style:paragraph-properties>
      <style:text-properties officeooo:paragraph-rsid="00338f14"/>
    </style:style>
    <style:style style:name="P329" style:family="paragraph" style:parent-style-name="Standard">
      <style:paragraph-properties fo:background-color="transparent">
        <style:background-image/>
      </style:paragraph-properties>
      <style:text-properties officeooo:paragraph-rsid="003585fa"/>
    </style:style>
    <style:style style:name="P330" style:family="paragraph" style:parent-style-name="Standard">
      <style:paragraph-properties fo:background-color="transparent">
        <style:background-image/>
      </style:paragraph-properties>
      <style:text-properties officeooo:paragraph-rsid="0038777e"/>
    </style:style>
    <style:style style:name="P331" style:family="paragraph" style:parent-style-name="Standard">
      <style:paragraph-properties fo:background-color="transparent">
        <style:background-image/>
      </style:paragraph-properties>
      <style:text-properties officeooo:paragraph-rsid="003a4582"/>
    </style:style>
    <style:style style:name="P332" style:family="paragraph" style:parent-style-name="Standard">
      <style:paragraph-properties fo:background-color="transparent">
        <style:background-image/>
      </style:paragraph-properties>
      <style:text-properties officeooo:paragraph-rsid="003b3e1f"/>
    </style:style>
    <style:style style:name="P333" style:family="paragraph" style:parent-style-name="Standard">
      <style:paragraph-properties fo:background-color="transparent">
        <style:background-image/>
      </style:paragraph-properties>
      <style:text-properties officeooo:paragraph-rsid="0040f115"/>
    </style:style>
    <style:style style:name="P334" style:family="paragraph" style:parent-style-name="Standard">
      <style:paragraph-properties fo:background-color="transparent">
        <style:background-image/>
      </style:paragraph-properties>
      <style:text-properties officeooo:paragraph-rsid="00427ff9"/>
    </style:style>
    <style:style style:name="P335" style:family="paragraph" style:parent-style-name="Standard">
      <style:paragraph-properties fo:background-color="transparent">
        <style:background-image/>
      </style:paragraph-properties>
      <style:text-properties officeooo:paragraph-rsid="0043cd1e"/>
    </style:style>
    <style:style style:name="P336" style:family="paragraph" style:parent-style-name="Standard">
      <style:paragraph-properties fo:background-color="transparent">
        <style:background-image/>
      </style:paragraph-properties>
      <style:text-properties officeooo:paragraph-rsid="00479ce4"/>
    </style:style>
    <style:style style:name="P337" style:family="paragraph" style:parent-style-name="Standard">
      <style:paragraph-properties fo:background-color="transparent">
        <style:background-image/>
      </style:paragraph-properties>
      <style:text-properties officeooo:paragraph-rsid="0047f462"/>
    </style:style>
    <style:style style:name="P338" style:family="paragraph" style:parent-style-name="Standard">
      <style:paragraph-properties fo:background-color="transparent">
        <style:background-image/>
      </style:paragraph-properties>
      <style:text-properties officeooo:paragraph-rsid="0049ece0"/>
    </style:style>
    <style:style style:name="P339" style:family="paragraph" style:parent-style-name="Standard">
      <style:paragraph-properties fo:background-color="transparent">
        <style:background-image/>
      </style:paragraph-properties>
      <style:text-properties officeooo:paragraph-rsid="004bbb4e"/>
    </style:style>
    <style:style style:name="P340" style:family="paragraph" style:parent-style-name="Standard">
      <style:paragraph-properties fo:background-color="transparent">
        <style:background-image/>
      </style:paragraph-properties>
      <style:text-properties officeooo:paragraph-rsid="004bf6a4"/>
    </style:style>
    <style:style style:name="P341" style:family="paragraph" style:parent-style-name="Standard">
      <style:paragraph-properties fo:background-color="transparent">
        <style:background-image/>
      </style:paragraph-properties>
      <style:text-properties officeooo:paragraph-rsid="004dae05"/>
    </style:style>
    <style:style style:name="P342" style:family="paragraph" style:parent-style-name="Standard">
      <style:paragraph-properties fo:background-color="transparent">
        <style:background-image/>
      </style:paragraph-properties>
      <style:text-properties officeooo:paragraph-rsid="00525378"/>
    </style:style>
    <style:style style:name="P343" style:family="paragraph" style:parent-style-name="Standard">
      <style:paragraph-properties fo:background-color="transparent">
        <style:background-image/>
      </style:paragraph-properties>
      <style:text-properties officeooo:paragraph-rsid="005311a9"/>
    </style:style>
    <style:style style:name="P344" style:family="paragraph" style:parent-style-name="Standard">
      <style:paragraph-properties fo:background-color="transparent">
        <style:background-image/>
      </style:paragraph-properties>
      <style:text-properties officeooo:paragraph-rsid="0053d142"/>
    </style:style>
    <style:style style:name="P345" style:family="paragraph" style:parent-style-name="Standard">
      <style:paragraph-properties fo:background-color="transparent">
        <style:background-image/>
      </style:paragraph-properties>
      <style:text-properties officeooo:paragraph-rsid="005817b6"/>
    </style:style>
    <style:style style:name="P346" style:family="paragraph" style:parent-style-name="Standard">
      <style:paragraph-properties fo:background-color="transparent">
        <style:background-image/>
      </style:paragraph-properties>
      <style:text-properties officeooo:paragraph-rsid="00590fe3"/>
    </style:style>
    <style:style style:name="P347" style:family="paragraph" style:parent-style-name="Standard">
      <style:paragraph-properties fo:background-color="transparent">
        <style:background-image/>
      </style:paragraph-properties>
      <style:text-properties officeooo:paragraph-rsid="00594709"/>
    </style:style>
    <style:style style:name="P348" style:family="paragraph" style:parent-style-name="Standard">
      <style:paragraph-properties fo:background-color="transparent">
        <style:background-image/>
      </style:paragraph-properties>
      <style:text-properties officeooo:paragraph-rsid="005c46e8"/>
    </style:style>
    <style:style style:name="P349" style:family="paragraph" style:parent-style-name="Standard">
      <style:paragraph-properties fo:background-color="transparent">
        <style:background-image/>
      </style:paragraph-properties>
      <style:text-properties officeooo:paragraph-rsid="005f0c66"/>
    </style:style>
    <style:style style:name="P350" style:family="paragraph" style:parent-style-name="Standard">
      <style:paragraph-properties fo:background-color="transparent">
        <style:background-image/>
      </style:paragraph-properties>
      <style:text-properties officeooo:paragraph-rsid="0060d74e"/>
    </style:style>
    <style:style style:name="P351" style:family="paragraph" style:parent-style-name="Standard">
      <style:paragraph-properties fo:background-color="transparent">
        <style:background-image/>
      </style:paragraph-properties>
      <style:text-properties officeooo:paragraph-rsid="0064f774"/>
    </style:style>
    <style:style style:name="P352" style:family="paragraph" style:parent-style-name="Standard">
      <style:paragraph-properties fo:background-color="transparent">
        <style:background-image/>
      </style:paragraph-properties>
      <style:text-properties officeooo:paragraph-rsid="0066094a"/>
    </style:style>
    <style:style style:name="P353" style:family="paragraph" style:parent-style-name="Standard">
      <style:paragraph-properties fo:background-color="transparent">
        <style:background-image/>
      </style:paragraph-properties>
      <style:text-properties officeooo:paragraph-rsid="0067384c"/>
    </style:style>
    <style:style style:name="P354" style:family="paragraph" style:parent-style-name="Standard">
      <style:paragraph-properties fo:background-color="transparent">
        <style:background-image/>
      </style:paragraph-properties>
      <style:text-properties officeooo:paragraph-rsid="00677bf1"/>
    </style:style>
    <style:style style:name="P355" style:family="paragraph" style:parent-style-name="Standard">
      <style:paragraph-properties fo:break-before="page" fo:background-color="transparent">
        <style:background-image/>
      </style:paragraph-properties>
      <style:text-properties officeooo:paragraph-rsid="002664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fc09c" fo:background-color="#ffff00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c491e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1e43ea" fo:background-color="transparent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1fc09c" fo:background-color="transparent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03ce6" fo:background-color="transparent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06652" fo:background-color="transparent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15c7e" fo:background-color="transparent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26d21" fo:background-color="transparent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23d8dd" fo:background-color="transparent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24d424" fo:background-color="transparent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270af5" fo:background-color="transparent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officeooo:rsid="0028d689" fo:background-color="transparent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2a8812" fo:background-color="transparent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2c6ba0" fo:background-color="transparent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2ca597" fo:background-color="transparent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2d1cd6" fo:background-color="transparent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officeooo:rsid="002d3993" fo:background-color="transparent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2eafe4" fo:background-color="transparent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3085ab" fo:background-color="transparent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31ff79" fo:background-color="transparent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328542" fo:background-color="transparent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338f14" fo:background-color="transparent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3471d2" fo:background-color="transparent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355e84" fo:background-color="transparent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none" fo:font-weight="normal" officeooo:rsid="003585fa" fo:background-color="transparent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none" fo:font-weight="normal" officeooo:rsid="0037140b" fo:background-color="transparent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none" fo:font-weight="normal" officeooo:rsid="0038777e" fo:background-color="transparent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none" fo:font-weight="normal" officeooo:rsid="0038e558" fo:background-color="transparent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none" fo:font-weight="normal" officeooo:rsid="003a4582" fo:background-color="transparent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none" fo:font-weight="normal" officeooo:rsid="003ad13d" fo:background-color="transparent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none" fo:font-weight="normal" officeooo:rsid="003b3e1f" fo:background-color="transparent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none" fo:font-weight="normal" officeooo:rsid="003d2670" fo:background-color="transparent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none" fo:font-weight="normal" officeooo:rsid="003dd945" fo:background-color="transparent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style:text-underline-style="none" fo:font-weight="normal" officeooo:rsid="0040f115" fo:background-color="transparent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language="ru" fo:country="RU" style:text-underline-style="none" fo:font-weight="normal" officeooo:rsid="00427ff9" fo:background-color="transparent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language="ru" fo:country="RU" style:text-underline-style="none" fo:font-weight="normal" officeooo:rsid="0043cd1e" fo:background-color="transparent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language="ru" fo:country="RU" style:text-underline-style="none" fo:font-weight="normal" officeooo:rsid="0045b602" fo:background-color="transparent" style:font-size-asian="12pt" style:font-weight-asian="normal" style:font-size-complex="12pt" style:font-weight-complex="normal"/>
    </style:style>
    <style:style style:name="T55" style:family="text">
      <style:text-properties style:font-name="Liberation Sans" fo:font-size="12pt" fo:language="ru" fo:country="RU" style:text-underline-style="none" fo:font-weight="normal" officeooo:rsid="00479ce4" fo:background-color="transparent" style:font-size-asian="12pt" style:font-weight-asian="normal" style:font-size-complex="12pt" style:font-weight-complex="normal"/>
    </style:style>
    <style:style style:name="T56" style:family="text">
      <style:text-properties style:font-name="Liberation Sans" fo:font-size="12pt" fo:language="ru" fo:country="RU" style:text-underline-style="none" fo:font-weight="normal" officeooo:rsid="0047c402" fo:background-color="transparent" style:font-size-asian="12pt" style:font-weight-asian="normal" style:font-size-complex="12pt" style:font-weight-complex="normal"/>
    </style:style>
    <style:style style:name="T57" style:family="text">
      <style:text-properties style:font-name="Liberation Sans" fo:font-size="12pt" fo:language="ru" fo:country="RU" style:text-underline-style="none" fo:font-weight="normal" officeooo:rsid="0047f462" fo:background-color="transparent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2pt" fo:language="ru" fo:country="RU" style:text-underline-style="none" fo:font-weight="normal" officeooo:rsid="0049ece0" fo:background-color="transparent" style:font-size-asian="12pt" style:font-weight-asian="normal" style:font-size-complex="12pt" style:font-weight-complex="normal"/>
    </style:style>
    <style:style style:name="T59" style:family="text">
      <style:text-properties style:font-name="Liberation Sans" fo:font-size="12pt" fo:language="ru" fo:country="RU" style:text-underline-style="none" fo:font-weight="normal" officeooo:rsid="004bbb4e" fo:background-color="transparent" style:font-size-asian="12pt" style:font-weight-asian="normal" style:font-size-complex="12pt" style:font-weight-complex="normal"/>
    </style:style>
    <style:style style:name="T60" style:family="text">
      <style:text-properties style:font-name="Liberation Sans" fo:font-size="12pt" fo:language="ru" fo:country="RU" style:text-underline-style="none" fo:font-weight="normal" officeooo:rsid="004bf6a4" fo:background-color="transparent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2pt" fo:language="ru" fo:country="RU" style:text-underline-style="none" fo:font-weight="normal" officeooo:rsid="004dae05" fo:background-color="transparent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2pt" fo:language="ru" fo:country="RU" style:text-underline-style="none" fo:font-weight="normal" officeooo:rsid="004e41fb" fo:background-color="transparent" style:font-size-asian="12pt" style:font-weight-asian="normal" style:font-size-complex="12pt" style:font-weight-complex="normal"/>
    </style:style>
    <style:style style:name="T63" style:family="text">
      <style:text-properties style:font-name="Liberation Sans" fo:font-size="12pt" fo:language="ru" fo:country="RU" style:text-underline-style="none" fo:font-weight="normal" officeooo:rsid="00503165" fo:background-color="transparent" style:font-size-asian="12pt" style:font-weight-asian="normal" style:font-size-complex="12pt" style:font-weight-complex="normal"/>
    </style:style>
    <style:style style:name="T64" style:family="text">
      <style:text-properties style:font-name="Liberation Sans" fo:font-size="12pt" fo:language="ru" fo:country="RU" style:text-underline-style="none" fo:font-weight="normal" officeooo:rsid="0050d0e3" fo:background-color="transparent" style:font-size-asian="12pt" style:font-weight-asian="normal" style:font-size-complex="12pt" style:font-weight-complex="normal"/>
    </style:style>
    <style:style style:name="T65" style:family="text">
      <style:text-properties style:font-name="Liberation Sans" fo:font-size="12pt" fo:language="ru" fo:country="RU" style:text-underline-style="none" fo:font-weight="normal" officeooo:rsid="00525378" fo:background-color="transparent" style:font-size-asian="12pt" style:font-weight-asian="normal" style:font-size-complex="12pt" style:font-weight-complex="normal"/>
    </style:style>
    <style:style style:name="T66" style:family="text">
      <style:text-properties style:font-name="Liberation Sans" fo:font-size="12pt" fo:language="ru" fo:country="RU" style:text-underline-style="none" fo:font-weight="normal" officeooo:rsid="005311a9" fo:background-color="transparent" style:font-size-asian="12pt" style:font-weight-asian="normal" style:font-size-complex="12pt" style:font-weight-complex="normal"/>
    </style:style>
    <style:style style:name="T67" style:family="text">
      <style:text-properties style:font-name="Liberation Sans" fo:font-size="12pt" fo:language="ru" fo:country="RU" style:text-underline-style="none" fo:font-weight="normal" officeooo:rsid="00535055" fo:background-color="transparent" style:font-size-asian="12pt" style:font-weight-asian="normal" style:font-size-complex="12pt" style:font-weight-complex="normal"/>
    </style:style>
    <style:style style:name="T68" style:family="text">
      <style:text-properties style:font-name="Liberation Sans" fo:font-size="12pt" fo:language="ru" fo:country="RU" style:text-underline-style="none" fo:font-weight="normal" officeooo:rsid="0053d142" fo:background-color="transparent" style:font-size-asian="12pt" style:font-weight-asian="normal" style:font-size-complex="12pt" style:font-weight-complex="normal"/>
    </style:style>
    <style:style style:name="T69" style:family="text">
      <style:text-properties style:font-name="Liberation Sans" fo:font-size="12pt" fo:language="ru" fo:country="RU" style:text-underline-style="none" fo:font-weight="normal" officeooo:rsid="0055bdd1" fo:background-color="transparent" style:font-size-asian="12pt" style:font-weight-asian="normal" style:font-size-complex="12pt" style:font-weight-complex="normal"/>
    </style:style>
    <style:style style:name="T70" style:family="text">
      <style:text-properties style:font-name="Liberation Sans" fo:font-size="12pt" fo:language="ru" fo:country="RU" style:text-underline-style="none" fo:font-weight="normal" officeooo:rsid="00569e7c" fo:background-color="transparent" style:font-size-asian="12pt" style:font-weight-asian="normal" style:font-size-complex="12pt" style:font-weight-complex="normal"/>
    </style:style>
    <style:style style:name="T71" style:family="text">
      <style:text-properties style:font-name="Liberation Sans" fo:font-size="12pt" fo:language="ru" fo:country="RU" style:text-underline-style="none" fo:font-weight="normal" officeooo:rsid="0056fca4" fo:background-color="transparent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fo:language="ru" fo:country="RU" style:text-underline-style="none" fo:font-weight="normal" officeooo:rsid="005817b6" fo:background-color="transparent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fo:language="ru" fo:country="RU" style:text-underline-style="none" fo:font-weight="normal" officeooo:rsid="00590fe3" fo:background-color="transparent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language="ru" fo:country="RU" style:text-underline-style="none" fo:font-weight="normal" officeooo:rsid="00594709" fo:background-color="transparent" style:font-size-asian="12pt" style:font-weight-asian="normal" style:font-size-complex="12pt" style:font-weight-complex="normal"/>
    </style:style>
    <style:style style:name="T75" style:family="text">
      <style:text-properties style:font-name="Liberation Sans" fo:font-size="12pt" fo:language="ru" fo:country="RU" style:text-underline-style="none" fo:font-weight="normal" officeooo:rsid="005aff1a" fo:background-color="transparent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language="ru" fo:country="RU" style:text-underline-style="none" fo:font-weight="normal" officeooo:rsid="005b43c3" fo:background-color="transparent" style:font-size-asian="12pt" style:font-weight-asian="normal" style:font-size-complex="12pt" style:font-weight-complex="normal"/>
    </style:style>
    <style:style style:name="T77" style:family="text">
      <style:text-properties style:font-name="Liberation Sans" fo:font-size="12pt" fo:language="ru" fo:country="RU" style:text-underline-style="none" fo:font-weight="normal" officeooo:rsid="005c46e8" fo:background-color="transparent" style:font-size-asian="12pt" style:font-weight-asian="normal" style:font-size-complex="12pt" style:font-weight-complex="normal"/>
    </style:style>
    <style:style style:name="T78" style:family="text">
      <style:text-properties style:font-name="Liberation Sans" fo:font-size="12pt" fo:language="ru" fo:country="RU" style:text-underline-style="none" fo:font-weight="normal" officeooo:rsid="005e23f5" fo:background-color="transparent" style:font-size-asian="12pt" style:font-weight-asian="normal" style:font-size-complex="12pt" style:font-weight-complex="normal"/>
    </style:style>
    <style:style style:name="T79" style:family="text">
      <style:text-properties style:font-name="Liberation Sans" fo:font-size="12pt" fo:language="ru" fo:country="RU" style:text-underline-style="none" fo:font-weight="normal" officeooo:rsid="005f0c66" fo:background-color="transparent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language="ru" fo:country="RU" style:text-underline-style="none" fo:font-weight="normal" officeooo:rsid="00605e18" fo:background-color="transparent" style:font-size-asian="12pt" style:font-weight-asian="normal" style:font-size-complex="12pt" style:font-weight-complex="normal"/>
    </style:style>
    <style:style style:name="T81" style:family="text">
      <style:text-properties style:font-name="Liberation Sans" fo:font-size="12pt" fo:language="ru" fo:country="RU" style:text-underline-style="none" fo:font-weight="normal" officeooo:rsid="0060d74e" fo:background-color="transparent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language="ru" fo:country="RU" style:text-underline-style="none" fo:font-weight="normal" officeooo:rsid="0062a2d7" fo:background-color="transparent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language="ru" fo:country="RU" style:text-underline-style="none" fo:font-weight="normal" officeooo:rsid="006377ae" fo:background-color="transparent" style:font-size-asian="12pt" style:font-weight-asian="normal" style:font-size-complex="12pt" style:font-weight-complex="normal"/>
    </style:style>
    <style:style style:name="T84" style:family="text">
      <style:text-properties style:font-name="Liberation Sans" fo:font-size="12pt" fo:language="ru" fo:country="RU" style:text-underline-style="none" fo:font-weight="normal" officeooo:rsid="00646367" fo:background-color="transparent" style:font-size-asian="12pt" style:font-weight-asian="normal" style:font-size-complex="12pt" style:font-weight-complex="normal"/>
    </style:style>
    <style:style style:name="T85" style:family="text">
      <style:text-properties style:font-name="Liberation Sans" fo:font-size="12pt" fo:language="ru" fo:country="RU" style:text-underline-style="none" fo:font-weight="normal" officeooo:rsid="0064f774" fo:background-color="transparent" style:font-size-asian="12pt" style:font-weight-asian="normal" style:font-size-complex="12pt" style:font-weight-complex="normal"/>
    </style:style>
    <style:style style:name="T86" style:family="text">
      <style:text-properties style:font-name="Liberation Sans" fo:font-size="12pt" fo:language="ru" fo:country="RU" style:text-underline-style="none" fo:font-weight="normal" officeooo:rsid="0066094a" fo:background-color="transparent" style:font-size-asian="12pt" style:font-weight-asian="normal" style:font-size-complex="12pt" style:font-weight-complex="normal"/>
    </style:style>
    <style:style style:name="T87" style:family="text">
      <style:text-properties style:font-name="Liberation Sans" fo:font-size="12pt" fo:language="ru" fo:country="RU" style:text-underline-style="none" fo:font-weight="normal" officeooo:rsid="0067384c" fo:background-color="transparent" style:font-size-asian="12pt" style:font-weight-asian="normal" style:font-size-complex="12pt" style:font-weight-complex="normal"/>
    </style:style>
    <style:style style:name="T88" style:family="text">
      <style:text-properties style:font-name="Liberation Sans" fo:font-size="12pt" fo:language="ru" fo:country="RU" style:text-underline-style="none" fo:font-weight="normal" officeooo:rsid="00677bf1" fo:background-color="transparent" style:font-size-asian="12pt" style:font-weight-asian="normal" style:font-size-complex="12pt" style:font-weight-complex="normal"/>
    </style:style>
    <style:style style:name="T89" style:family="text">
      <style:text-properties style:font-name="Liberation Sans" fo:font-size="12pt" fo:language="ru" fo:country="RU" style:text-underline-style="none" fo:font-weight="normal" officeooo:rsid="00689b37" fo:background-color="transparent" style:font-size-asian="12pt" style:font-weight-asian="normal" style:font-size-complex="12pt" style:font-weight-complex="normal"/>
    </style:style>
    <style:style style:name="T90" style:family="text">
      <style:text-properties style:font-name="Liberation Sans" fo:font-size="12pt" fo:language="ru" fo:country="RU" style:text-underline-style="none" fo:font-weight="normal" officeooo:rsid="006a529f" fo:background-color="transparent" style:font-size-asian="12pt" style:font-weight-asian="normal" style:font-size-complex="12pt" style:font-weight-complex="normal"/>
    </style:style>
    <style:style style:name="T91" style:family="text">
      <style:text-properties style:font-name="Liberation Sans" fo:font-size="12pt" fo:language="ru" fo:country="RU" style:text-underline-style="none" fo:font-weight="normal" officeooo:rsid="006d33be" fo:background-color="transparent" style:font-size-asian="12pt" style:font-weight-asian="normal" style:font-size-complex="12pt" style:font-weight-complex="normal"/>
    </style:style>
    <style:style style:name="T92" style:family="text">
      <style:text-properties style:font-name="Liberation Sans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T93" style:family="text">
      <style:text-properties style:font-name="Liberation Sans" fo:font-size="12pt" fo:language="ru" fo:country="RU" style:text-underline-style="none" fo:font-weight="bold" officeooo:rsid="005f0c66" fo:background-color="transparent" style:font-size-asian="12pt" style:font-weight-asian="bold" style:font-size-complex="12pt" style:font-weight-complex="bold"/>
    </style:style>
    <style:style style:name="T94" style:family="text">
      <style:text-properties style:font-name="Liberation Sans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95" style:family="text">
      <style:text-properties style:font-name="Liberation Sans" fo:font-size="12pt" fo:language="ru" fo:country="RU" style:text-underline-style="none" officeooo:rsid="005f0c66" fo:background-color="transparent" style:font-size-asian="12pt" style:font-size-complex="12pt"/>
    </style:style>
    <style:style style:name="T96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7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98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e43ea" fo:background-color="transparent" style:font-size-asian="12pt" style:font-weight-asian="normal" style:font-size-complex="12pt" style:font-weight-complex="normal"/>
    </style:style>
    <style:style style:name="T99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9ece0" fo:background-color="transparent" style:font-size-asian="12pt" style:font-weight-asian="normal" style:font-size-complex="12pt" style:font-weight-complex="normal"/>
    </style:style>
    <style:style style:name="T100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0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70af5" fo:background-color="#ffff00" style:font-size-asian="12pt" style:font-weight-asian="normal" style:font-size-complex="12pt" style:font-weight-complex="normal"/>
    </style:style>
    <style:style style:name="T102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03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style:font-name="Liberation Sans" style:text-underline-style="none"/>
    </style:style>
    <style:style style:name="T105" style:family="text">
      <style:text-properties style:font-name="Liberation Sans" style:text-underline-style="none" fo:background-color="#f9f9f9"/>
    </style:style>
    <style:style style:name="T106" style:family="text">
      <style:text-properties style:font-name="Liberation Sans" style:text-underline-style="none" fo:font-weight="bold" style:font-weight-asian="bold" style:font-weight-complex="bold"/>
    </style:style>
    <style:style style:name="T10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8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9" style:family="text">
      <style:text-properties style:font-name="Liberation Sans" fo:font-size="18pt" fo:language="ru" fo:country="RU" style:text-underline-style="none" fo:font-weight="normal" officeooo:rsid="0037140b" fo:background-color="transparent" style:font-size-asian="18pt" style:font-weight-asian="normal" style:font-size-complex="18pt" style:font-weight-complex="normal"/>
    </style:style>
    <style:style style:name="T110" style:family="text">
      <style:text-properties style:font-name="Liberation Sans" fo:font-size="18pt" fo:language="ru" fo:country="RU" style:text-underline-style="none" fo:font-weight="normal" officeooo:rsid="003ad13d" fo:background-color="transparent" style:font-size-asian="18pt" style:font-weight-asian="normal" style:font-size-complex="18pt" style:font-weight-complex="normal"/>
    </style:style>
    <style:style style:name="T111" style:family="text">
      <style:text-properties style:font-name="Liberation Sans" fo:font-size="18pt" fo:language="ru" fo:country="RU" style:text-underline-style="none" fo:font-weight="normal" officeooo:rsid="0043cd1e" fo:background-color="transparent" style:font-size-asian="18pt" style:font-weight-asian="normal" style:font-size-complex="18pt" style:font-weight-complex="normal"/>
    </style:style>
    <style:style style:name="T112" style:family="text">
      <style:text-properties style:font-name="Liberation Sans" fo:font-size="18pt" fo:language="ru" fo:country="RU" style:text-underline-style="none" fo:font-weight="normal" officeooo:rsid="003b3e1f" fo:background-color="transparent" style:font-size-asian="18pt" style:font-weight-asian="normal" style:font-size-complex="18pt" style:font-weight-complex="normal"/>
    </style:style>
    <style:style style:name="T113" style:family="text">
      <style:text-properties style:font-name="Liberation Sans" fo:font-size="18pt" fo:language="ru" fo:country="RU" style:text-underline-style="none" fo:font-weight="normal" officeooo:rsid="0045b602" fo:background-color="transparent" style:font-size-asian="18pt" style:font-weight-asian="normal" style:font-size-complex="18pt" style:font-weight-complex="normal"/>
    </style:style>
    <style:style style:name="T114" style:family="text">
      <style:text-properties style:font-name="Liberation Sans" fo:font-size="18pt" fo:language="ru" fo:country="RU" style:text-underline-style="none" fo:font-weight="normal" officeooo:rsid="00479ce4" fo:background-color="transparent" style:font-size-asian="18pt" style:font-weight-asian="normal" style:font-size-complex="18pt" style:font-weight-complex="normal"/>
    </style:style>
    <style:style style:name="T115" style:family="text">
      <style:text-properties style:font-name="Liberation Sans" fo:font-size="18pt" fo:language="ru" fo:country="RU" style:text-underline-style="none" fo:font-weight="normal" officeooo:rsid="0040f115" fo:background-color="transparent" style:font-size-asian="18pt" style:font-weight-asian="normal" style:font-size-complex="18pt" style:font-weight-complex="normal"/>
    </style:style>
    <style:style style:name="T116" style:family="text">
      <style:text-properties style:font-name="Liberation Sans" fo:font-size="18pt" fo:language="ru" fo:country="RU" style:text-underline-style="none" fo:font-weight="normal" officeooo:rsid="00427ff9" fo:background-color="transparent" style:font-size-asian="18pt" style:font-weight-asian="normal" style:font-size-complex="18pt" style:font-weight-complex="normal"/>
    </style:style>
    <style:style style:name="T117" style:family="text">
      <style:text-properties style:font-name="Liberation Sans" fo:font-size="18pt" fo:language="ru" fo:country="RU" style:text-underline-style="none" fo:font-weight="normal" officeooo:rsid="0047c402" fo:background-color="transparent" style:font-size-asian="18pt" style:font-weight-asian="normal" style:font-size-complex="18pt" style:font-weight-complex="normal"/>
    </style:style>
    <style:style style:name="T118" style:family="text">
      <style:text-properties style:font-name="Liberation Sans" fo:font-size="18pt" fo:language="ru" fo:country="RU" style:text-underline-style="none" fo:font-weight="normal" officeooo:rsid="00270af5" fo:background-color="transparent" style:font-size-asian="18pt" style:font-weight-asian="normal" style:font-size-complex="18pt" style:font-weight-complex="normal"/>
    </style:style>
    <style:style style:name="T119" style:family="text">
      <style:text-properties style:font-name="Liberation Sans" fo:font-size="18pt" fo:language="ru" fo:country="RU" style:text-underline-style="none" fo:font-weight="normal" officeooo:rsid="0047f462" fo:background-color="transparent" style:font-size-asian="18pt" style:font-weight-asian="normal" style:font-size-complex="18pt" style:font-weight-complex="normal"/>
    </style:style>
    <style:style style:name="T120" style:family="text">
      <style:text-properties style:font-name="Liberation Sans" fo:font-size="18pt" fo:language="ru" fo:country="RU" style:text-underline-style="none" fo:font-weight="normal" officeooo:rsid="0049ece0" fo:background-color="transparent" style:font-size-asian="18pt" style:font-weight-asian="normal" style:font-size-complex="18pt" style:font-weight-complex="normal"/>
    </style:style>
    <style:style style:name="T121" style:family="text">
      <style:text-properties style:font-name="Liberation Sans" fo:font-size="18pt" fo:language="ru" fo:country="RU" style:text-underline-style="none" fo:font-weight="normal" officeooo:rsid="004e41fb" fo:background-color="transparent" style:font-size-asian="18pt" style:font-weight-asian="normal" style:font-size-complex="18pt" style:font-weight-complex="normal"/>
    </style:style>
    <style:style style:name="T122" style:family="text">
      <style:text-properties style:font-name="Liberation Sans" fo:font-size="18pt" fo:language="ru" fo:country="RU" style:text-underline-style="none" fo:font-weight="normal" officeooo:rsid="004bf6a4" fo:background-color="transparent" style:font-size-asian="18pt" style:font-weight-asian="normal" style:font-size-complex="18pt" style:font-weight-complex="normal"/>
    </style:style>
    <style:style style:name="T123" style:family="text">
      <style:text-properties style:font-name="Liberation Sans" fo:font-size="18pt" fo:language="ru" fo:country="RU" style:text-underline-style="none" fo:font-weight="normal" officeooo:rsid="0050d0e3" fo:background-color="transparent" style:font-size-asian="18pt" style:font-weight-asian="normal" style:font-size-complex="18pt" style:font-weight-complex="normal"/>
    </style:style>
    <style:style style:name="T124" style:family="text">
      <style:text-properties style:font-name="Liberation Sans" fo:font-size="18pt" fo:language="ru" fo:country="RU" style:text-underline-style="none" fo:font-weight="normal" officeooo:rsid="00503165" fo:background-color="transparent" style:font-size-asian="18pt" style:font-weight-asian="normal" style:font-size-complex="18pt" style:font-weight-complex="normal"/>
    </style:style>
    <style:style style:name="T125" style:family="text">
      <style:text-properties style:font-name="Liberation Sans" fo:font-size="18pt" fo:language="ru" fo:country="RU" style:text-underline-style="none" fo:font-weight="normal" officeooo:rsid="004dae05" fo:background-color="transparent" style:font-size-asian="18pt" style:font-weight-asian="normal" style:font-size-complex="18pt" style:font-weight-complex="normal"/>
    </style:style>
    <style:style style:name="T126" style:family="text">
      <style:text-properties style:font-name="Liberation Sans" fo:font-size="18pt" fo:language="ru" fo:country="RU" style:text-underline-style="none" fo:font-weight="normal" officeooo:rsid="005311a9" fo:background-color="transparent" style:font-size-asian="18pt" style:font-weight-asian="normal" style:font-size-complex="18pt" style:font-weight-complex="normal"/>
    </style:style>
    <style:style style:name="T127" style:family="text">
      <style:text-properties style:font-name="Liberation Sans" fo:font-size="18pt" fo:language="ru" fo:country="RU" style:text-underline-style="none" fo:font-weight="normal" officeooo:rsid="00525378" fo:background-color="transparent" style:font-size-asian="18pt" style:font-weight-asian="normal" style:font-size-complex="18pt" style:font-weight-complex="normal"/>
    </style:style>
    <style:style style:name="T128" style:family="text">
      <style:text-properties style:font-name="Liberation Sans" fo:font-size="18pt" fo:language="ru" fo:country="RU" style:text-underline-style="none" fo:font-weight="normal" officeooo:rsid="0053d142" fo:background-color="transparent" style:font-size-asian="18pt" style:font-weight-asian="normal" style:font-size-complex="18pt" style:font-weight-complex="normal"/>
    </style:style>
    <style:style style:name="T129" style:family="text">
      <style:text-properties style:font-name="Liberation Sans" fo:font-size="18pt" fo:language="ru" fo:country="RU" style:text-underline-style="none" fo:font-weight="normal" officeooo:rsid="004bbb4e" fo:background-color="transparent" style:font-size-asian="18pt" style:font-weight-asian="normal" style:font-size-complex="18pt" style:font-weight-complex="normal"/>
    </style:style>
    <style:style style:name="T130" style:family="text">
      <style:text-properties style:font-name="Liberation Sans" fo:font-size="18pt" fo:language="ru" fo:country="RU" style:text-underline-style="none" fo:font-weight="normal" officeooo:rsid="00535055" fo:background-color="transparent" style:font-size-asian="18pt" style:font-weight-asian="normal" style:font-size-complex="18pt" style:font-weight-complex="normal"/>
    </style:style>
    <style:style style:name="T131" style:family="text">
      <style:text-properties style:font-name="Liberation Sans" fo:font-size="18pt" fo:language="ru" fo:country="RU" style:text-underline-style="none" fo:font-weight="normal" officeooo:rsid="0055bdd1" fo:background-color="transparent" style:font-size-asian="18pt" style:font-weight-asian="normal" style:font-size-complex="18pt" style:font-weight-complex="normal"/>
    </style:style>
    <style:style style:name="T132" style:family="text">
      <style:text-properties style:font-name="Liberation Sans" fo:font-size="18pt" fo:language="ru" fo:country="RU" style:text-underline-style="none" fo:font-weight="normal" officeooo:rsid="005817b6" fo:background-color="transparent" style:font-size-asian="18pt" style:font-weight-asian="normal" style:font-size-complex="18pt" style:font-weight-complex="normal"/>
    </style:style>
    <style:style style:name="T133" style:family="text">
      <style:text-properties style:font-name="Liberation Sans" fo:font-size="18pt" fo:language="ru" fo:country="RU" style:text-underline-style="none" fo:font-weight="normal" officeooo:rsid="00569e7c" fo:background-color="transparent" style:font-size-asian="18pt" style:font-weight-asian="normal" style:font-size-complex="18pt" style:font-weight-complex="normal"/>
    </style:style>
    <style:style style:name="T134" style:family="text">
      <style:text-properties style:font-name="Liberation Sans" fo:font-size="18pt" fo:language="ru" fo:country="RU" style:text-underline-style="none" fo:font-weight="normal" officeooo:rsid="00590fe3" fo:background-color="transparent" style:font-size-asian="18pt" style:font-weight-asian="normal" style:font-size-complex="18pt" style:font-weight-complex="normal"/>
    </style:style>
    <style:style style:name="T135" style:family="text">
      <style:text-properties style:font-name="Liberation Sans" fo:font-size="18pt" fo:language="ru" fo:country="RU" style:text-underline-style="none" fo:font-weight="normal" officeooo:rsid="005aff1a" fo:background-color="transparent" style:font-size-asian="18pt" style:font-weight-asian="normal" style:font-size-complex="18pt" style:font-weight-complex="normal"/>
    </style:style>
    <style:style style:name="T136" style:family="text">
      <style:text-properties style:font-name="Liberation Sans" fo:font-size="18pt" fo:language="ru" fo:country="RU" style:text-underline-style="none" fo:font-weight="normal" officeooo:rsid="005b43c3" fo:background-color="transparent" style:font-size-asian="18pt" style:font-weight-asian="normal" style:font-size-complex="18pt" style:font-weight-complex="normal"/>
    </style:style>
    <style:style style:name="T137" style:family="text">
      <style:text-properties style:font-name="Liberation Sans" fo:font-size="18pt" fo:language="ru" fo:country="RU" style:text-underline-style="none" fo:font-weight="normal" officeooo:rsid="005c46e8" fo:background-color="transparent" style:font-size-asian="18pt" style:font-weight-asian="normal" style:font-size-complex="18pt" style:font-weight-complex="normal"/>
    </style:style>
    <style:style style:name="T138" style:family="text">
      <style:text-properties style:font-name="Liberation Sans" fo:font-size="18pt" fo:language="ru" fo:country="RU" style:text-underline-style="none" fo:font-weight="normal" officeooo:rsid="005e23f5" fo:background-color="transparent" style:font-size-asian="18pt" style:font-weight-asian="normal" style:font-size-complex="18pt" style:font-weight-complex="normal"/>
    </style:style>
    <style:style style:name="T139" style:family="text">
      <style:text-properties style:font-name="Liberation Sans" fo:font-size="18pt" fo:language="ru" fo:country="RU" style:text-underline-style="none" fo:font-weight="normal" officeooo:rsid="00594709" fo:background-color="transparent" style:font-size-asian="18pt" style:font-weight-asian="normal" style:font-size-complex="18pt" style:font-weight-complex="normal"/>
    </style:style>
    <style:style style:name="T140" style:family="text">
      <style:text-properties style:font-name="Liberation Sans" fo:font-size="18pt" fo:language="ru" fo:country="RU" style:text-underline-style="none" fo:font-weight="normal" officeooo:rsid="00605e18" fo:background-color="transparent" style:font-size-asian="18pt" style:font-weight-asian="normal" style:font-size-complex="18pt" style:font-weight-complex="normal"/>
    </style:style>
    <style:style style:name="T141" style:family="text">
      <style:text-properties style:font-name="Liberation Sans" fo:font-size="18pt" fo:language="ru" fo:country="RU" style:text-underline-style="none" fo:font-weight="normal" officeooo:rsid="0066094a" fo:background-color="transparent" style:font-size-asian="18pt" style:font-weight-asian="normal" style:font-size-complex="18pt" style:font-weight-complex="normal"/>
    </style:style>
    <style:style style:name="T142" style:family="text">
      <style:text-properties style:font-name="Liberation Sans" fo:font-size="18pt" fo:language="ru" fo:country="RU" style:text-underline-style="none" fo:font-weight="normal" officeooo:rsid="005f0c66" fo:background-color="transparent" style:font-size-asian="18pt" style:font-weight-asian="normal" style:font-size-complex="18pt" style:font-weight-complex="normal"/>
    </style:style>
    <style:style style:name="T143" style:family="text">
      <style:text-properties style:font-name="Liberation Sans" fo:font-size="18pt" fo:language="ru" fo:country="RU" style:text-underline-style="none" fo:font-weight="normal" officeooo:rsid="0056fca4" fo:background-color="transparent" style:font-size-asian="18pt" style:font-weight-asian="normal" style:font-size-complex="18pt" style:font-weight-complex="normal"/>
    </style:style>
    <style:style style:name="T144" style:family="text">
      <style:text-properties style:font-name="Liberation Sans" fo:font-size="18pt" fo:language="ru" fo:country="RU" style:text-underline-style="none" fo:font-weight="normal" officeooo:rsid="0060d74e" fo:background-color="transparent" style:font-size-asian="18pt" style:font-weight-asian="normal" style:font-size-complex="18pt" style:font-weight-complex="normal"/>
    </style:style>
    <style:style style:name="T145" style:family="text">
      <style:text-properties style:font-name="Liberation Sans" fo:font-size="18pt" fo:language="ru" fo:country="RU" style:text-underline-style="none" fo:font-weight="normal" officeooo:rsid="0062a2d7" fo:background-color="transparent" style:font-size-asian="18pt" style:font-weight-asian="normal" style:font-size-complex="18pt" style:font-weight-complex="normal"/>
    </style:style>
    <style:style style:name="T146" style:family="text">
      <style:text-properties style:font-name="Liberation Sans" fo:font-size="18pt" fo:language="ru" fo:country="RU" style:text-underline-style="none" fo:font-weight="normal" officeooo:rsid="00677bf1" fo:background-color="transparent" style:font-size-asian="18pt" style:font-weight-asian="normal" style:font-size-complex="18pt" style:font-weight-complex="normal"/>
    </style:style>
    <style:style style:name="T147" style:family="text">
      <style:text-properties style:font-name="Liberation Sans" fo:font-size="18pt" fo:language="ru" fo:country="RU" style:text-underline-style="none" fo:font-weight="normal" officeooo:rsid="006377ae" fo:background-color="transparent" style:font-size-asian="18pt" style:font-weight-asian="normal" style:font-size-complex="18pt" style:font-weight-complex="normal"/>
    </style:style>
    <style:style style:name="T148" style:family="text">
      <style:text-properties style:font-name="Liberation Sans" fo:font-size="18pt" fo:language="ru" fo:country="RU" style:text-underline-style="none" fo:font-weight="normal" officeooo:rsid="0064f774" fo:background-color="transparent" style:font-size-asian="18pt" style:font-weight-asian="normal" style:font-size-complex="18pt" style:font-weight-complex="normal"/>
    </style:style>
    <style:style style:name="T149" style:family="text">
      <style:text-properties style:font-name="Liberation Sans" fo:font-size="18pt" fo:language="ru" fo:country="RU" style:text-underline-style="none" fo:font-weight="normal" officeooo:rsid="0067384c" fo:background-color="transparent" style:font-size-asian="18pt" style:font-weight-asian="normal" style:font-size-complex="18pt" style:font-weight-complex="normal"/>
    </style:style>
    <style:style style:name="T150" style:family="text">
      <style:text-properties style:font-name="Liberation Sans" fo:font-size="18pt" fo:language="ru" fo:country="RU" style:text-underline-style="none" fo:font-weight="normal" officeooo:rsid="00689b37" fo:background-color="transparent" style:font-size-asian="18pt" style:font-weight-asian="normal" style:font-size-complex="18pt" style:font-weight-complex="normal"/>
    </style:style>
    <style:style style:name="T151" style:family="text">
      <style:text-properties style:font-name="Liberation Sans" fo:font-size="18pt" fo:language="ru" fo:country="RU" style:text-underline-style="none" fo:font-weight="normal" officeooo:rsid="006a529f" fo:background-color="transparent" style:font-size-asian="18pt" style:font-weight-asian="normal" style:font-size-complex="18pt" style:font-weight-complex="normal"/>
    </style:style>
    <style:style style:name="T152" style:family="text">
      <style:text-properties style:font-name="Liberation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53" style:family="text">
      <style:text-properties style:font-name="Liberation Sans" fo:font-size="18pt" fo:language="ru" fo:country="RU" style:text-underline-style="none" fo:font-weight="bold" officeooo:rsid="005f0c66" fo:background-color="transparent" style:font-size-asian="18pt" style:font-weight-asian="bold" style:font-size-complex="18pt" style:font-weight-complex="bold"/>
    </style:style>
    <style:style style:name="T154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49ece0" fo:background-color="transparent" style:font-size-asian="18pt" style:font-weight-asian="normal" style:font-size-complex="18pt" style:font-weight-complex="normal"/>
    </style:style>
    <style:style style:name="T155" style:family="text">
      <style:text-properties style:font-name="Liberation Sans" fo:font-size="18pt" fo:language="ru" fo:country="RU" style:text-underline-style="solid" style:text-underline-type="double" style:text-underline-width="auto" style:text-underline-color="font-color" fo:font-weight="normal" officeooo:rsid="005311a9" fo:background-color="transparent" style:font-size-asian="18pt" style:font-weight-asian="normal" style:font-size-complex="18pt" style:font-weight-complex="normal"/>
    </style:style>
    <style:style style:name="T156" style:family="text">
      <style:text-properties style:font-name="Liberation Sans" fo:font-size="18pt" fo:language="ru" fo:country="RU" style:text-underline-style="solid" style:text-underline-type="double" style:text-underline-width="auto" style:text-underline-color="font-color" fo:font-weight="normal" officeooo:rsid="004dae05" fo:background-color="transparent" style:font-size-asian="18pt" style:font-weight-asian="normal" style:font-size-complex="18pt" style:font-weight-complex="normal"/>
    </style:style>
    <style:style style:name="T157" style:family="text">
      <style:text-properties style:font-name="Liberation Sans" fo:language="ru" fo:country="RU" fo:font-weight="normal" style:font-weight-asian="normal" style:font-weight-complex="normal"/>
    </style:style>
    <style:style style:name="T15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15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16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16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62" style:family="text">
      <style:text-properties style:font-name="Liberation Sans" fo:language="ru" fo:country="RU" style:text-underline-style="solid" style:text-underline-width="auto" style:text-underline-color="font-color" fo:font-weight="normal" officeooo:rsid="0049ece0" fo:background-color="transparent" style:font-weight-asian="normal" style:font-weight-complex="normal"/>
    </style:style>
    <style:style style:name="T163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164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165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66" style:family="text">
      <style:text-properties style:font-name="Liberation Sans" fo:language="ru" fo:country="RU" style:text-underline-style="none" fo:font-weight="normal" officeooo:rsid="0043cd1e" fo:background-color="transparent" style:font-weight-asian="normal" style:font-weight-complex="normal"/>
    </style:style>
    <style:style style:name="T167" style:family="text">
      <style:text-properties style:font-name="Liberation Sans" fo:language="ru" fo:country="RU" style:text-underline-style="none" fo:font-weight="normal" officeooo:rsid="003b3e1f" fo:background-color="transparent" style:font-weight-asian="normal" style:font-weight-complex="normal"/>
    </style:style>
    <style:style style:name="T168" style:family="text">
      <style:text-properties style:font-name="Liberation Sans" fo:language="ru" fo:country="RU" style:text-underline-style="none" fo:font-weight="normal" officeooo:rsid="0045b602" fo:background-color="transparent" style:font-weight-asian="normal" style:font-weight-complex="normal"/>
    </style:style>
    <style:style style:name="T169" style:family="text">
      <style:text-properties style:font-name="Liberation Sans" fo:language="ru" fo:country="RU" style:text-underline-style="none" fo:font-weight="normal" officeooo:rsid="00479ce4" fo:background-color="transparent" style:font-weight-asian="normal" style:font-weight-complex="normal"/>
    </style:style>
    <style:style style:name="T170" style:family="text">
      <style:text-properties style:font-name="Liberation Sans" fo:language="ru" fo:country="RU" style:text-underline-style="none" fo:font-weight="normal" officeooo:rsid="0040f115" fo:background-color="transparent" style:font-weight-asian="normal" style:font-weight-complex="normal"/>
    </style:style>
    <style:style style:name="T171" style:family="text">
      <style:text-properties style:font-name="Liberation Sans" fo:language="ru" fo:country="RU" style:text-underline-style="none" fo:font-weight="normal" officeooo:rsid="00427ff9" fo:background-color="transparent" style:font-weight-asian="normal" style:font-weight-complex="normal"/>
    </style:style>
    <style:style style:name="T172" style:family="text">
      <style:text-properties style:font-name="Liberation Sans" fo:language="ru" fo:country="RU" style:text-underline-style="none" fo:font-weight="normal" officeooo:rsid="0047c402" fo:background-color="transparent" style:font-weight-asian="normal" style:font-weight-complex="normal"/>
    </style:style>
    <style:style style:name="T173" style:family="text">
      <style:text-properties style:font-name="Liberation Sans" fo:language="ru" fo:country="RU" style:text-underline-style="none" fo:font-weight="normal" officeooo:rsid="00270af5" fo:background-color="transparent" style:font-weight-asian="normal" style:font-weight-complex="normal"/>
    </style:style>
    <style:style style:name="T174" style:family="text">
      <style:text-properties style:font-name="Liberation Sans" fo:language="ru" fo:country="RU" style:text-underline-style="none" fo:font-weight="normal" officeooo:rsid="0047f462" fo:background-color="transparent" style:font-weight-asian="normal" style:font-weight-complex="normal"/>
    </style:style>
    <style:style style:name="T175" style:family="text">
      <style:text-properties style:font-name="Liberation Sans" fo:language="ru" fo:country="RU" style:text-underline-style="none" fo:font-weight="normal" officeooo:rsid="0049ece0" fo:background-color="transparent" style:font-weight-asian="normal" style:font-weight-complex="normal"/>
    </style:style>
    <style:style style:name="T176" style:family="text">
      <style:text-properties style:font-name="Liberation Sans" fo:language="ru" fo:country="RU" style:text-underline-style="none" fo:font-weight="normal" officeooo:rsid="004e41fb" fo:background-color="transparent" style:font-weight-asian="normal" style:font-weight-complex="normal"/>
    </style:style>
    <style:style style:name="T177" style:family="text">
      <style:text-properties style:font-name="Liberation Sans" fo:language="ru" fo:country="RU" style:text-underline-style="none" fo:font-weight="normal" officeooo:rsid="004bf6a4" fo:background-color="transparent" style:font-weight-asian="normal" style:font-weight-complex="normal"/>
    </style:style>
    <style:style style:name="T178" style:family="text">
      <style:text-properties style:font-name="Liberation Sans" fo:language="ru" fo:country="RU" style:text-underline-style="none" fo:font-weight="normal" officeooo:rsid="0050d0e3" fo:background-color="transparent" style:font-weight-asian="normal" style:font-weight-complex="normal"/>
    </style:style>
    <style:style style:name="T179" style:family="text">
      <style:text-properties style:font-name="Liberation Sans" fo:language="ru" fo:country="RU" style:text-underline-style="none" fo:font-weight="normal" officeooo:rsid="00503165" fo:background-color="transparent" style:font-weight-asian="normal" style:font-weight-complex="normal"/>
    </style:style>
    <style:style style:name="T180" style:family="text">
      <style:text-properties style:font-name="Liberation Sans" fo:language="ru" fo:country="RU" style:text-underline-style="none" fo:font-weight="normal" officeooo:rsid="004dae05" fo:background-color="transparent" style:font-weight-asian="normal" style:font-weight-complex="normal"/>
    </style:style>
    <style:style style:name="T181" style:family="text">
      <style:text-properties style:font-name="Liberation Sans" fo:language="ru" fo:country="RU" style:text-underline-style="none" fo:font-weight="normal" officeooo:rsid="005311a9" fo:background-color="transparent" style:font-weight-asian="normal" style:font-weight-complex="normal"/>
    </style:style>
    <style:style style:name="T182" style:family="text">
      <style:text-properties style:font-name="Liberation Sans" fo:language="ru" fo:country="RU" style:text-underline-style="none" fo:font-weight="normal" officeooo:rsid="00525378" fo:background-color="transparent" style:font-weight-asian="normal" style:font-weight-complex="normal"/>
    </style:style>
    <style:style style:name="T183" style:family="text">
      <style:text-properties style:font-name="Liberation Sans" fo:language="ru" fo:country="RU" style:text-underline-style="none" fo:font-weight="normal" officeooo:rsid="0053d142" fo:background-color="transparent" style:font-weight-asian="normal" style:font-weight-complex="normal"/>
    </style:style>
    <style:style style:name="T184" style:family="text">
      <style:text-properties style:font-name="Liberation Sans" fo:language="ru" fo:country="RU" style:text-underline-style="none" fo:font-weight="normal" officeooo:rsid="004bbb4e" fo:background-color="transparent" style:font-weight-asian="normal" style:font-weight-complex="normal"/>
    </style:style>
    <style:style style:name="T185" style:family="text">
      <style:text-properties style:font-name="Liberation Sans" fo:language="ru" fo:country="RU" style:text-underline-style="none" fo:font-weight="normal" officeooo:rsid="00535055" fo:background-color="transparent" style:font-weight-asian="normal" style:font-weight-complex="normal"/>
    </style:style>
    <style:style style:name="T186" style:family="text">
      <style:text-properties style:font-name="Liberation Sans" fo:language="ru" fo:country="RU" style:text-underline-style="none" fo:font-weight="normal" officeooo:rsid="0055bdd1" fo:background-color="transparent" style:font-weight-asian="normal" style:font-weight-complex="normal"/>
    </style:style>
    <style:style style:name="T187" style:family="text">
      <style:text-properties style:font-name="Liberation Sans" fo:language="ru" fo:country="RU" style:text-underline-style="none" fo:font-weight="normal" officeooo:rsid="005817b6" fo:background-color="transparent" style:font-weight-asian="normal" style:font-weight-complex="normal"/>
    </style:style>
    <style:style style:name="T188" style:family="text">
      <style:text-properties style:font-name="Liberation Sans" fo:language="ru" fo:country="RU" style:text-underline-style="none" fo:font-weight="normal" officeooo:rsid="00569e7c" fo:background-color="transparent" style:font-weight-asian="normal" style:font-weight-complex="normal"/>
    </style:style>
    <style:style style:name="T189" style:family="text">
      <style:text-properties style:font-name="Liberation Sans" fo:language="ru" fo:country="RU" style:text-underline-style="none" fo:font-weight="normal" officeooo:rsid="00590fe3" fo:background-color="transparent" style:font-weight-asian="normal" style:font-weight-complex="normal"/>
    </style:style>
    <style:style style:name="T190" style:family="text">
      <style:text-properties style:font-name="Liberation Sans" fo:language="ru" fo:country="RU" style:text-underline-style="none" fo:font-weight="normal" officeooo:rsid="005aff1a" fo:background-color="transparent" style:font-weight-asian="normal" style:font-weight-complex="normal"/>
    </style:style>
    <style:style style:name="T191" style:family="text">
      <style:text-properties style:font-name="Liberation Sans" fo:language="ru" fo:country="RU" style:text-underline-style="none" fo:font-weight="normal" officeooo:rsid="005b43c3" fo:background-color="transparent" style:font-weight-asian="normal" style:font-weight-complex="normal"/>
    </style:style>
    <style:style style:name="T192" style:family="text">
      <style:text-properties style:font-name="Liberation Sans" fo:language="ru" fo:country="RU" style:text-underline-style="none" fo:font-weight="normal" officeooo:rsid="005c46e8" fo:background-color="transparent" style:font-weight-asian="normal" style:font-weight-complex="normal"/>
    </style:style>
    <style:style style:name="T193" style:family="text">
      <style:text-properties style:font-name="Liberation Sans" fo:language="ru" fo:country="RU" style:text-underline-style="none" fo:font-weight="normal" officeooo:rsid="005e23f5" fo:background-color="transparent" style:font-weight-asian="normal" style:font-weight-complex="normal"/>
    </style:style>
    <style:style style:name="T194" style:family="text">
      <style:text-properties style:font-name="Liberation Sans" fo:language="ru" fo:country="RU" style:text-underline-style="none" fo:font-weight="normal" officeooo:rsid="00594709" fo:background-color="transparent" style:font-weight-asian="normal" style:font-weight-complex="normal"/>
    </style:style>
    <style:style style:name="T195" style:family="text">
      <style:text-properties style:font-name="Liberation Sans" fo:language="ru" fo:country="RU" style:text-underline-style="none" fo:font-weight="normal" officeooo:rsid="00605e18" fo:background-color="transparent" style:font-weight-asian="normal" style:font-weight-complex="normal"/>
    </style:style>
    <style:style style:name="T196" style:family="text">
      <style:text-properties style:font-name="Liberation Sans" fo:language="ru" fo:country="RU" style:text-underline-style="none" fo:font-weight="normal" officeooo:rsid="0066094a" fo:background-color="transparent" style:font-weight-asian="normal" style:font-weight-complex="normal"/>
    </style:style>
    <style:style style:name="T197" style:family="text">
      <style:text-properties style:font-name="Liberation Sans" fo:language="ru" fo:country="RU" style:text-underline-style="none" fo:font-weight="normal" officeooo:rsid="005f0c66" fo:background-color="transparent" style:font-weight-asian="normal" style:font-weight-complex="normal"/>
    </style:style>
    <style:style style:name="T198" style:family="text">
      <style:text-properties style:font-name="Liberation Sans" fo:language="ru" fo:country="RU" style:text-underline-style="none" fo:font-weight="normal" officeooo:rsid="0056fca4" fo:background-color="transparent" style:font-weight-asian="normal" style:font-weight-complex="normal"/>
    </style:style>
    <style:style style:name="T199" style:family="text">
      <style:text-properties style:font-name="Liberation Sans" fo:language="ru" fo:country="RU" style:text-underline-style="none" fo:font-weight="normal" officeooo:rsid="0060d74e" fo:background-color="transparent" style:font-weight-asian="normal" style:font-weight-complex="normal"/>
    </style:style>
    <style:style style:name="T200" style:family="text">
      <style:text-properties style:font-name="Liberation Sans" fo:language="ru" fo:country="RU" style:text-underline-style="none" fo:font-weight="normal" officeooo:rsid="0062a2d7" fo:background-color="transparent" style:font-weight-asian="normal" style:font-weight-complex="normal"/>
    </style:style>
    <style:style style:name="T201" style:family="text">
      <style:text-properties style:font-name="Liberation Sans" fo:language="ru" fo:country="RU" style:text-underline-style="none" fo:font-weight="normal" officeooo:rsid="00677bf1" fo:background-color="transparent" style:font-weight-asian="normal" style:font-weight-complex="normal"/>
    </style:style>
    <style:style style:name="T202" style:family="text">
      <style:text-properties style:font-name="Liberation Sans" fo:language="ru" fo:country="RU" style:text-underline-style="none" fo:font-weight="normal" officeooo:rsid="006377ae" fo:background-color="transparent" style:font-weight-asian="normal" style:font-weight-complex="normal"/>
    </style:style>
    <style:style style:name="T203" style:family="text">
      <style:text-properties style:font-name="Liberation Sans" fo:language="ru" fo:country="RU" style:text-underline-style="none" fo:font-weight="normal" officeooo:rsid="0064f774" fo:background-color="transparent" style:font-weight-asian="normal" style:font-weight-complex="normal"/>
    </style:style>
    <style:style style:name="T204" style:family="text">
      <style:text-properties style:font-name="Liberation Sans" fo:language="ru" fo:country="RU" style:text-underline-style="none" fo:font-weight="normal" officeooo:rsid="0067384c" fo:background-color="transparent" style:font-weight-asian="normal" style:font-weight-complex="normal"/>
    </style:style>
    <style:style style:name="T205" style:family="text">
      <style:text-properties style:font-name="Liberation Sans" fo:language="ru" fo:country="RU" style:text-underline-style="none" fo:font-weight="normal" officeooo:rsid="00689b37" fo:background-color="transparent" style:font-weight-asian="normal" style:font-weight-complex="normal"/>
    </style:style>
    <style:style style:name="T206" style:family="text">
      <style:text-properties style:font-name="Liberation Sans" fo:language="ru" fo:country="RU" style:text-underline-style="none" fo:font-weight="normal" officeooo:rsid="0037140b" fo:background-color="transparent" style:font-weight-asian="normal" style:font-weight-complex="normal"/>
    </style:style>
    <style:style style:name="T207" style:family="text">
      <style:text-properties style:font-name="Liberation Sans" fo:language="ru" fo:country="RU" style:text-underline-style="none" fo:font-weight="normal" officeooo:rsid="003ad13d" fo:background-color="transparent" style:font-weight-asian="normal" style:font-weight-complex="normal"/>
    </style:style>
    <style:style style:name="T208" style:family="text">
      <style:text-properties style:font-name="Liberation Sans" fo:language="ru" fo:country="RU" style:text-underline-style="none" fo:font-weight="normal" officeooo:rsid="006a529f" fo:background-color="transparent" style:font-weight-asian="normal" style:font-weight-complex="normal"/>
    </style:style>
    <style:style style:name="T209" style:family="text">
      <style:text-properties style:font-name="Liberation Sans" fo:language="ru" fo:country="RU" style:text-underline-style="none" fo:font-weight="bold" officeooo:rsid="005f0c66" fo:background-color="transparent" style:font-weight-asian="bold" style:font-weight-complex="bold"/>
    </style:style>
    <style:style style:name="T210" style:family="text">
      <style:text-properties style:font-name="Liberation Sans" fo:font-weight="normal" style:font-weight-asian="normal" style:font-weight-complex="normal"/>
    </style:style>
    <style:style style:name="T211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13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14" style:family="text">
      <style:text-properties fo:font-variant="normal" fo:text-transform="none" fo:color="#000000" fo:letter-spacing="normal" fo:font-style="normal" fo:font-weight="normal"/>
    </style:style>
    <style:style style:name="T215" style:family="text">
      <style:text-properties fo:font-variant="normal" fo:text-transform="none" fo:color="#000000" fo:letter-spacing="normal" fo:font-style="normal" fo:font-weight="normal" fo:background-color="#ffff00"/>
    </style:style>
    <style:style style:name="T21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17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18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19" style:family="text">
      <style:text-properties fo:font-style="italic" fo:background-color="#ffff00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background-color="#ffff00"/>
    </style:style>
    <style:style style:name="T222" style:family="text">
      <style:text-properties fo:color="#ff0000"/>
    </style:style>
    <style:style style:name="T223" style:family="text">
      <style:text-properties fo:color="#ff0000" fo:background-color="transparent"/>
    </style:style>
    <style:style style:name="T224" style:family="text">
      <style:text-properties fo:color="#00ff00"/>
    </style:style>
    <style:style style:name="T225" style:family="text">
      <style:text-properties style:use-window-font-color="true"/>
    </style:style>
    <style:style style:name="T226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227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228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229" style:family="text">
      <style:text-properties style:font-name-asian="Liberation Sans1" style:font-name-complex="Liberation Sans1"/>
    </style:style>
    <style:style style:name="T230" style:family="text">
      <style:text-properties fo:background-color="transparent"/>
    </style:style>
    <style:style style:name="T231" style:family="text">
      <style:text-properties fo:language="en" fo:country="US" fo:font-style="normal" style:text-underline-style="none" style:font-style-asian="normal" style:font-style-complex="normal"/>
    </style:style>
    <style:style style:name="T232" style:family="text">
      <style:text-properties style:text-underline-style="solid" style:text-underline-width="auto" style:text-underline-color="font-color"/>
    </style:style>
    <style:style style:name="T233" style:family="text">
      <style:text-properties style:text-underline-style="none"/>
    </style:style>
    <style:style style:name="T234" style:family="text">
      <style:text-properties style:font-name="Liberation Sans2"/>
    </style:style>
    <style:style style:name="T235" style:family="text">
      <style:text-properties style:font-name="Liberation Sans1" style:font-name-asian="Liberation Sans1" style:font-name-complex="Liberation Sans1"/>
    </style:style>
    <style:style style:name="T236" style:family="text">
      <style:text-properties fo:color="#ff00ff"/>
    </style:style>
    <style:style style:name="T237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238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39" style:family="text">
      <style:text-properties fo:font-style="normal" style:font-style-asian="normal" style:font-style-complex="normal"/>
    </style:style>
    <style:style style:name="T240" style:family="text">
      <style:text-properties officeooo:rsid="001a578b"/>
    </style:style>
    <style:style style:name="T241" style:family="text">
      <style:text-properties officeooo:rsid="00266416"/>
    </style:style>
    <style:style style:name="T242" style:family="text">
      <style:text-properties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Курс: программирование на Ruby для начинающих</text:p>
      <text:p text:style-name="P21">(версия 2, год 2013-2014)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2"/>
      <text:p text:style-name="P23">slides: environment.odp</text:p>
      <text:p text:style-name="P24"/>
      <text:p text:style-name="P24">Рабочая среда</text:p>
      <text:p text:style-name="P24"/>
      <text:p text:style-name="P9">Цель: запускать скрипты на руби из <text:span text:style-name="T1">командной строки</text:span>.</text:p>
      <text:p text:style-name="P9"/>
      <text:p text:style-name="P9">Linux:</text:p>
      <text:p text:style-name="P141">любой терминал (xterm, rxvt, mrxvt, ...)</text:p>
      <text:p text:style-name="P9"/>
      <text:p text:style-name="P9">Windows:</text:p>
      <text:list xml:id="list5604716295343018299" text:style-name="L1">
        <text:list-item>
          <text:p text:style-name="P227">установить Ruby для Windows, запускать через виндозный cmd</text:p>
          <text:p text:style-name="P227">&gt;&gt;&gt; показать Start/Run/cmd</text:p>
        </text:list-item>
        <text:list-item>
          <text:p text:style-name="P227">установить cygwin и получить линукс под виндой</text:p>
        </text:list-item>
        <text:list-item>
          <text:p text:style-name="P227">удаленная сессия на линукс машину через X-Win32, Minq</text:p>
        </text:list-item>
      </text:list>
      <text:p text:style-name="P9"/>
      <text:p text:style-name="P10">Установка Cygwin</text:p>
      <text:p text:style-name="P9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9"/>
      <text:p text:style-name="P9">дистрибутив сигвина включает огромное количество пакетов, не все из них нужны</text:p>
      <text:p text:style-name="P9"/>
      <text:p text:style-name="P9">управление пакетами через пакетный менеджер (setup.exe)</text:p>
      <text:list xml:id="list1491199776633550339" text:style-name="L2">
        <text:list-item>
          <text:p text:style-name="P228">установка</text:p>
        </text:list-item>
        <text:list-item>
          <text:p text:style-name="P228">удаление</text:p>
        </text:list-item>
        <text:list-item>
          <text:p text:style-name="P228">обновление</text:p>
        </text:list-item>
        <text:list-item>
          <text:p text:style-name="P228">автоматическое отслеживание зависимостей</text:p>
        </text:list-item>
      </text:list>
      <text:p text:style-name="P9"/>
      <text:p text:style-name="P9">Установка:</text:p>
      <text:p text:style-name="P9"/>
      <text:p text:style-name="P9">1) скачайте и запустите setup.exe (или запустите setup.exe из уже скачанного дистрибутива: \\BYM1В036\Installs\?????)</text:p>
      <text:p text:style-name="P9"/>
      <text:p text:style-name="P9">2) выберите нужные пакеты</text:p>
      <text:p text:style-name="P11"/>
      <text:p text:style-name="P11">*вся категория Base</text:p>
      <text:p text:style-name="P11">*Interpreters: ruby, gawk</text:p>
      <text:p text:style-name="P11">*Ruby: ruby, ruby-rdoc, ruby-doc (/usr/share/doc)</text:p>
      <text:p text:style-name="P11">*Text: less</text:p>
      <text:p text:style-name="P9">*Utils: bc, time, wdiff, which</text:p>
      <text:p text:style-name="P9"/>
      <text:p text:style-name="P11">Math: bc</text:p>
      <text:p text:style-name="P11">Net: ping</text:p>
      <text:p text:style-name="P11">System: ping</text:p>
      <text:p text:style-name="P9"><text:soft-page-break/></text:p>
      <text:p text:style-name="P10">Запуск терминала</text:p>
      <text:p text:style-name="P10"/>
      <text:p text:style-name="P9"/>
      <text:p text:style-name="P9">cygwin.bat</text:p>
      <text:p text:style-name="P9"/>
      <text:p text:style-name="P9">настройка размеров, шрифтов через меню по правой кнопке на titlebar</text:p>
      <text:p text:style-name="P9"/>
      <text:p text:style-name="P9">попробуйте команды:</text:p>
      <text:p text:style-name="P141">pwd</text:p>
      <text:p text:style-name="P141">ls</text:p>
      <text:p text:style-name="P141">ruby --version</text:p>
      <text:p text:style-name="P57"/>
      <text:p text:style-name="P57">Задание: выполните следующую команду в командной строке</text:p>
      <text:p text:style-name="P57"/>
      <text:p text:style-name="P141">&gt; ruby -e 'puts "Hello, world!"'</text:p>
      <text:p text:style-name="P9"/>
      <text:p text:style-name="P9"><text:tab/>&gt; ruby --help</text:p>
      <text:p text:style-name="P9"/>
      <text:p text:style-name="P9">Полезные опции:</text:p>
      <text:p text:style-name="P9"><text:tab/>-e<text:tab/>позволяет писать скрипт в командной строке, а не в отдельном файле</text:p>
      <text:p text:style-name="P9"><text:tab/>-E<text:tab/>установка внутренней (скрипта) и внешней (данных файлов) кодировки</text:p>
      <text:p text:style-name="P9"><text:tab/>-n<text:tab/>неявный цикл чтения файла построчно и выполнения ыуказанных команд для каждой строки</text:p>
      <text:p text:style-name="P9"/>
      <text:p text:style-name="P9"><text:tab/>&gt; cat somefile | ruby -ne 'puts $_.upcase'</text:p>
      <text:p text:style-name="P9"/>
      <text:p text:style-name="P9">NOTE: короткие опции (-e -n) можно комбинировать (-ne)</text:p>
      <text:p text:style-name="P9"/>
      <text:p text:style-name="P9">Задание: создайте рабочую директорию для наших занятий и перейдите туда</text:p>
      <text:p text:style-name="P9"/>
      <text:p text:style-name="P9"><text:tab/>&gt; mkdir rufsl</text:p>
      <text:p text:style-name="P9"><text:tab/>&gt; cd rufsl</text:p>
      <text:p text:style-name="P9"/>
      <text:p text:style-name="P9">&gt;&gt;&gt; Вопрос: где находится эта директория на файловой системе windows?</text:p>
      <text:p text:style-name="P9"/>
      <text:p text:style-name="P10">Текстовый редактор</text:p>
      <text:p text:style-name="P10"/>
      <text:p text:style-name="P9">Любой, способный сохранять в формате plain text и</text:p>
      <text:p text:style-name="P9"/>
      <text:list xml:id="list1900969115999897406" text:style-name="L3">
        <text:list-item>
          <text:p text:style-name="P229">имеющий подсветку синтаксиса для данного языка</text:p>
        </text:list-item>
        <text:list-item>
          <text:p text:style-name="P229">позволяющий задавать <text:span text:style-name="T1">формат конца строки</text:span>.</text:p>
        </text:list-item>
      </text:list>
      <text:p text:style-name="P9"/>
      <text:list xml:id="list6495657326508115891" text:style-name="L4">
        <text:list-item>
          <text:p text:style-name="P230">emacs (swiss army knife)</text:p>
        </text:list-item>
        <text:list-item>
          <text:p text:style-name="P230">sublime text (есть подсказки по языковым конструкциям!)</text:p>
        </text:list-item>
        <text:list-item>
          <text:p text:style-name="P230">Edit Plus</text:p>
        </text:list-item>
        <text:list-item>
          <text:p text:style-name="P230">wscite (устанавливается копированием)</text:p>
        </text:list-item>
      </text:list>
      <text:p text:style-name="P9"/>
      <text:p text:style-name="P10">Представление новой строки</text:p>
      <text:p text:style-name="P10"/>
      <text:p text:style-name="P9"><text:soft-page-break/># (слайды 19..23 из textutils)<text:tab/></text:p>
      <text:p text:style-name="P9"/>
      <text:p text:style-name="P149">Демонстрация \r</text:p>
      <text:p text:style-name="P9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59"/>
      <text:p text:style-name="P59">Задание: Запустите скрипт lesson.01/bad_eol</text:p>
      <text:p text:style-name="P59"/>
      <text:p text:style-name="P59"><text:tab/>&gt; ./bad_eol</text:p>
      <text:p text:style-name="P59"><text:tab/>&gt; ruby bad_eol</text:p>
      <text:p text:style-name="P59"/>
      <text:p text:style-name="P9">&gt;&gt;&gt; показать, какую ошибку выдаст баш, если shbang заканчивается на \r\n</text:p>
      <text:p text:style-name="P59"/>
      <text:p text:style-name="P59">Задание: (по аналогии) напишите и выполните свой скрипт hello_world.</text:p>
      <text:p text:style-name="P59"/>
      <text:p text:style-name="P59">&gt;&gt;&gt; Вопрос: получилось ли выполнить скрипт?</text:p>
      <text:p text:style-name="P59"/>
      <text:p text:style-name="P62">Способы запуска скрипта</text:p>
      <text:p text:style-name="P62"/>
      <text:p text:style-name="P59"># взять слайды shell/ pp.4,5</text:p>
      <text:p text:style-name="P59"/>
      <text:list xml:id="list5645690651222609646" text:style-name="L5">
        <text:list-header>
          <text:p text:style-name="P295">1. явно задав интерпертатор</text:p>
        </text:list-header>
      </text:list>
      <text:p text:style-name="P59"/>
      <text:p text:style-name="P59"><text:tab/>&gt; ruby hello_world</text:p>
      <text:p text:style-name="P59"/>
      <text:list xml:id="list5966552962321154088" text:style-name="L6">
        <text:list-header>
          <text:p text:style-name="P296">2. задав в первой строке скрипта she-bang (she обозначает решетку # (sharp sign); bang обозначает !) </text:p>
        </text:list-header>
      </text:list>
      <text:p text:style-name="P59"/>
      <text:p text:style-name="P59"><text:tab/>#!/path/to/interpreter</text:p>
      <text:p text:style-name="P59"/>
      <text:p text:style-name="P59">чтобы увидеть путь к интерпретатору:</text:p>
      <text:p text:style-name="P59"/>
      <text:p text:style-name="P59"><text:tab/>&gt; which ruby</text:p>
      <text:p text:style-name="P59"/>
      <text:p text:style-name="P59"><text:tab/>#!/usr/bin/ruby<text:tab/></text:p>
      <text:p text:style-name="P59"><text:tab/>#!/usr/bin/awk -f</text:p>
      <text:p text:style-name="P59"><text:tab/>#!/bin/sh</text:p>
      <text:p text:style-name="P59"/>
      <text:p text:style-name="P59">более гибкая альтернатива (если работает)</text:p>
      <text:p text:style-name="P59"/>
      <text:p text:style-name="P59"><text:tab/>#!/usr/bin/env ruby</text:p>
      <text:p text:style-name="P59"/>
      <text:p text:style-name="P59">Запуск через she-bang работает, если скрипт является <text:span text:style-name="T1">исполняемым</text:span>.</text:p>
      <text:p text:style-name="P59"/>
      <text:p text:style-name="P59"><text:soft-page-break/><text:tab/>&gt; chmod a+x hello_world</text:p>
      <text:p text:style-name="P59"><text:tab/>&gt; chmod u+x hello_world</text:p>
      <text:p text:style-name="P59"/>
      <text:p text:style-name="P59">Чтобы посмотреть права (атрибуты) файла:</text:p>
      <text:p text:style-name="P59"/>
      <text:p text:style-name="P59"><text:tab/>&gt; ls -l hello_world</text:p>
      <text:p text:style-name="P59"/>
      <text:p text:style-name="P59">&gt;&gt;&gt; Прокомментировать систему прав</text:p>
      <text:p text:style-name="P59"/>
      <text:p text:style-name="P59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5">происхождение Yukihiro Matsumoto (matz) с 1993, первая версия в 1995. </text:p>
      <text:p text:style-name="P25"/>
      <text:p text:style-name="P25">прекращена поддержка — 1.8.7</text:p>
      <text:p text:style-name="P25"/>
      <text:p text:style-name="P25">текущие версии = 1.9.x и 2.0.x</text:p>
      <text:p text:style-name="P25"/>
      <text:p text:style-name="P25">Примеры версий:</text:p>
      <text:p text:style-name="P25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5">где применяется ruby</text:p>
      <text:p text:style-name="P25"/>
      <text:list xml:id="list7506623840188251518" text:style-name="L7">
        <text:list-item>
          <text:p text:style-name="P264">консольные утилиты </text:p>
        </text:list-item>
      </text:list>
      <text:list xml:id="list5820275096590480336" text:style-name="L8">
        <text:list-item>
          <text:p text:style-name="P265">gui (tk) – Oh, no!</text:p>
        </text:list-item>
        <text:list-item>
          <text:p text:style-name="P265">killer app: вебпрограммирование на ruby on rails </text:p>
        </text:list-item>
      </text:list>
      <text:p text:style-name="P25"/>
      <text:p text:style-name="P25">Реализации руби</text:p>
      <text:p text:style-name="P25"/>
      <text:p text:style-name="P25">*ruby* <text:s text:c="4"/>:: MRI/YARV Ruby (The Gold Standard) {1.8.6,1.8.7,1.9.1,1.9.2...} </text:p>
      <text:p text:style-name="P25">jruby <text:s text:c="5"/>:: JRuby, Ruby interpreter on the Java Virtual Machine. </text:p>
      <text:p text:style-name="P25">rbx <text:s text:c="7"/>:: Rubinius </text:p>
      <text:p text:style-name="P25">ree <text:s text:c="7"/>:: Ruby Enterprise Edition, MRI Ruby with several custom </text:p>
      <text:p text:style-name="P25"><text:s text:c="14"/>patches for performance, stability, and memory. </text:p>
      <text:p text:style-name="P25">macruby <text:s text:c="3"/>:: MacRuby, insanely fast, can make real apps (Mac OS X Only). </text:p>
      <text:p text:style-name="P25">maglev <text:s text:c="4"/>:: GemStone Ruby, awesome persistent ruby object store. </text:p>
      <text:p text:style-name="P25"/>
      <text:p text:style-name="P26">Осторожно, несовместимость!</text:p>
      <text:p text:style-name="P26"/>
      <text:p text:style-name="P25">&gt;&gt;&gt; Как студенты понимают, что происходит? Какое поведение им кажется более логичным</text:p>
      <text:p text:style-name="P25">ruby 1.8.7</text:p>
      <text:p text:style-name="P30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5"/>
      <text:p text:style-name="P26">Полезные утилиты руби</text:p>
      <text:p text:style-name="P25"/>
      <text:p text:style-name="P30">irb – интерактивный руби (REPL - read, evaluate, print, loop)</text:p>
      <text:p text:style-name="P30"/>
      <text:p text:style-name="P30">&gt;&gt;&gt; Демонстрация, параллельно они выполняют то же самое</text:p>
      <text:p text:style-name="P30"/>
      <text:p text:style-name="P30">!!!Запустите irb и попробуйте выполнить следующие команды</text:p>
      <text:p text:style-name="P30"/>
      <text:p text:style-name="P137">3+6 <text:s text:c="13"/>#=&gt; 9 <text:s text:c="3"/>ОБЪЯСНИТЬ, что это такое</text:p>
      <text:p text:style-name="P30"/>
      <text:p text:style-name="P36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6"/>
      <text:p text:style-name="P36">!!! Задание: из слова “world” достать первую и последнюю буквы и объединить их так, чтобы получилось “wd”</text:p>
      <text:p text:style-name="P34"/>
      <text:p text:style-name="P30">Чтобы выйти, набрать quit</text:p>
      <text:p text:style-name="P30"/>
      <text:p text:style-name="P38">Полезные утилиты – ri</text:p>
      <text:p text:style-name="P38"/>
      <text:p text:style-name="P30">ri – (ruby information) – справочная система руби (в консоли)</text:p>
      <text:p text:style-name="P30"/>
      <text:p text:style-name="P137">&gt;ri --help</text:p>
      <text:p text:style-name="P137">&gt;ri --list # ДЕМОНСТРАЦИЯ, список классов</text:p>
      <text:p text:style-name="P30"/>
      <text:p text:style-name="P30">&gt;&gt;&gt; Запустить ri и в нем набрать String</text:p>
      <text:p text:style-name="P30"/>
      <text:p text:style-name="P30">!!! Задание: запустите</text:p>
      <text:p text:style-name="P30"/>
      <text:p text:style-name="P30"><text:tab/>&gt;ri String <text:s text:c="2"/># объяснить, что показано</text:p>
      <text:p text:style-name="P30">&gt;&gt;&gt; показать на примере String#[]</text:p>
      <text:p text:style-name="P30"><text:tab/>&gt;ri String#downcase</text:p>
      <text:p text:style-name="P30"><text:tab/>&gt;ri String.new</text:p>
      <text:p text:style-name="P30">&gt;&gt;&gt; показать синонимы</text:p>
      <text:p text:style-name="P30">&gt;&gt;&gt; <text:s text:c="3"/>str = String.new <text:s text:c="13"/>= <text:s text:c="2"/>str = “”</text:p>
      <text:p text:style-name="P30"><text:soft-page-break/><text:s text:c="10"/>arr = Array.new <text:s text:c="15"/>= <text:s text:c="2"/>arr = []</text:p>
      <text:p text:style-name="P30"><text:s text:c="10"/>hash = Hash.new <text:s text:c="11"/>= <text:s text:c="2"/>hash = {}</text:p>
      <text:p text:style-name="P30"/>
      <text:p text:style-name="P30"><text:tab/>&gt;ri String.downcase # покажет то же, что для String#downcase. </text:p>
      <text:p text:style-name="P30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30"/>
      <text:p text:style-name="P30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30"/>
      <text:p text:style-name="P30"><text:tab/>&gt; puts “hello”.xxx</text:p>
      <text:p text:style-name="P30"/>
      <text:p text:style-name="P30"/>
      <text:p text:style-name="P30">&gt;&gt;&gt; Объяснить, что они видят в следующем задании. один и тот же метод определен в разных классах.</text:p>
      <text:p text:style-name="P11">&gt;&gt;&gt; <text:span text:style-name="T214">запустите консоль ri. потом введите puts</text:span></text:p>
      <text:p text:style-name="P42"/>
      <text:p text:style-name="P29">Переменные vs. константы</text:p>
      <text:p text:style-name="P29"/>
      <text:p text:style-name="P27">Переменные (изменяемые) vs константы (неизменяемые)</text:p>
      <text:p text:style-name="P27"/>
      <text:p text:style-name="P27">(есть еще псевдопеременные: self, true, false, nil, __FILE__, __LINE__)</text:p>
      <text:p text:style-name="P27"/>
      <text:p text:style-name="P28">Имена переменных и констант состоят из:</text:p>
      <text:list xml:id="list6473018072052737749" text:style-name="L9">
        <text:list-item>
          <text:p text:style-name="P266">буквы</text:p>
        </text:list-item>
        <text:list-item>
          <text:p text:style-name="P266">цифры (не может быть первой)</text:p>
        </text:list-item>
        <text:list-item>
          <text:p text:style-name="P266">нижнее подчеркивание</text:p>
        </text:list-item>
      </text:list>
      <text:p text:style-name="P27"/>
      <text:p text:style-name="P27">Переменная не должна начинаться с большой буквы.</text:p>
      <text:p text:style-name="P27"/>
      <text:p text:style-name="P27">Вопрос: с чего может начинаться имя переменной?</text:p>
      <text:p text:style-name="P27">Ответ: _[a-z]</text:p>
      <text:p text:style-name="P27"/>
      <text:p text:style-name="P27">Константы начинаются с большой буквы.</text:p>
      <text:p text:style-name="P27"/>
      <text:p text:style-name="P27">!!! Задание: попробуйте в irb</text:p>
      <text:p text:style-name="P27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8"/>
      <text:p text:style-name="P27">!!! Задание: создайте свою константу</text:p>
      <text:p text:style-name="P27"><text:tab/>&gt;ZZZ = 123</text:p>
      <text:p text:style-name="P27"><text:tab/>&gt;Qqq = 666</text:p>
      <text:p text:style-name="P27"/>
      <text:p text:style-name="P27">Oops: руби позволяет изменить значение константы, но выдаст предупреждение</text:p>
      <text:p text:style-name="P27"/>
      <text:p text:style-name="P27"><text:tab/>&gt;ZZZ = "reassigned" </text:p>
      <text:p text:style-name="P27"><text:soft-page-break/><text:tab/>&gt;Qqq = 555</text:p>
      <text:p text:style-name="P27"/>
      <text:p text:style-name="P27">(irb):2: warning: already initialized constant ZZZ </text:p>
      <text:p text:style-name="P27">(irb):1: warning: previous definition of ZZZ was here </text:p>
      <text:p text:style-name="P27"><text:s/>=&gt; "reassigned" </text:p>
      <text:p text:style-name="P27"/>
      <text:p text:style-name="P27">Константами считаются имена классов и модулей</text:p>
      <text:p text:style-name="P27"/>
      <text:p text:style-name="P2"><text:span text:style-name="T214"><text:tab/></text:span><text:span text:style-name="T216">S</text:span><text:span text:style-name="T214">tring, Array</text:span><text:span text:style-name="T215">, Hash</text:span></text:p>
      <text:p text:style-name="P27"><text:tab/>Enumerable, Comparable</text:p>
      <text:p text:style-name="P2"><text:span text:style-name="T214"><text:tab/></text:span><text:span text:style-name="T216">M</text:span><text:span text:style-name="T214">yOwnClass, Myownclass, My_own_class</text:span></text:p>
      <text:p text:style-name="P27"/>
      <text:p text:style-name="P27">Демонстрация, все имена классов начинаются с большой буквы (в том числе после ::)</text:p>
      <text:p text:style-name="P27"/>
      <text:p text:style-name="P27"><text:tab/>&gt;ri --classes</text:p>
      <text:p text:style-name="P27"/>
      <text:p text:style-name="P27">!!!Вопрос: Чем являются _var и _Var, переменными или константами?</text:p>
      <text:p text:style-name="P27"/>
      <text:p text:style-name="P27"><text:tab/>_var = 9</text:p>
      <text:p text:style-name="P27"><text:tab/>_Var = 99</text:p>
      <text:p text:style-name="P27"/>
      <text:p text:style-name="P27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9"/>
      <text:p text:style-name="P29">Контрольные вопросы:</text:p>
      <text:p text:style-name="P29"/>
      <text:list xml:id="list2340870537198673226" text:style-name="L10">
        <text:list-item>
          <text:p text:style-name="P267">что такое irb и ri?</text:p>
        </text:list-item>
        <text:list-item>
          <text:p text:style-name="P267">в hello.upcase, как называется часть upcase (ответ: метод)</text:p>
        </text:list-item>
        <text:list-item>
          <text:p text:style-name="P267">какая разница между # и . перед названием метода при обращении в ri: например String#upcase и String.new</text:p>
        </text:list-item>
        <text:list-item>
          <text:p text:style-name="P267">Чем отличаются переменные от констант</text:p>
        </text:list-item>
        <text:list-item>
          <text:p text:style-name="P267">Как именуются переменные, каким регулярным выражением вы бы это описали. Ответ: [_a-z][A-Za-z_0-9]</text:p>
        </text:list-item>
        <text:list-item>
          <text:p text:style-name="P267">Как именуются константы, опишите это регулярным выражением. Ответ: [A-Z][A-Za-z_0-9]</text:p>
        </text:list-item>
        <text:list-item>
          <text:p text:style-name="P267">Назовите константы, используя которые можно вывести данные в поток ошибок или в поток вывода : STDERR, STDOUT</text:p>
        </text:list-item>
      </text:list>
      <text:p text:style-name="P29"/>
      <text:p text:style-name="P29">Типы данных</text:p>
      <text:p text:style-name="P27"/>
      <text:p text:style-name="P27">Тип определяет</text:p>
      <text:p text:style-name="P27"/>
      <text:list xml:id="list174307251807038253" text:style-name="L11">
        <text:list-item>
          <text:p text:style-name="P268">допустимые значения и свойства</text:p>
        </text:list-item>
        <text:list-item>
          <text:p text:style-name="P268">операции, применимые к значениям данного типа</text:p>
        </text:list-item>
      </text:list>
      <text:p text:style-name="P27"/>
      <text:p text:style-name="P27">&gt;&gt;&gt;Примеры: числа, светофор, цвета (в GUI), человек (в комп. играх – не может летать)</text:p>
      <text:p text:style-name="P27"/>
      <text:p text:style-name="P27">Некоторые типы</text:p>
      <text:p text:style-name="P27"/>
      <text:p text:style-name="P27">&gt;&gt;&gt; Вопрос: какие операции применимы к данным типам?</text:p>
      <text:p text:style-name="P27"/>
      <text:list xml:id="list3135001041036531191" text:style-name="L12">
        <text:list-item>
          <text:p text:style-name="P269">численные: Integer, Float, Fixnum (&lt;Integer), Bignum (&lt;Integer), Numeric</text:p>
        </text:list-item>
        <text:list-item>
          <text:p text:style-name="P269">строковые String</text:p>
        </text:list-item>
        <text:list-item>
          <text:p text:style-name="P269">логические (булевские = boolean): FalseClass, TrueClass</text:p>
        </text:list-item>
        <text:list-item>
          <text:p text:style-name="P274">File, IO, Symbol</text:p>
        </text:list-item>
        <text:list-item>
          <text:p text:style-name="P274">Array</text:p>
        </text:list-item>
        <text:list-item>
          <text:p text:style-name="P274">Hash</text:p>
        </text:list-item>
      </text:list>
      <text:p text:style-name="P27"/>
      <text:p text:style-name="P27">Языки (и Руби) позволяют задавать свои собственные типы (определять классы)</text:p>
      <text:list xml:id="list6461064533652897442" text:style-name="L13">
        <text:list-item>
          <text:p text:style-name="P270">Dictionary, PartOfSpeechDictionary</text:p>
        </text:list-item>
        <text:list-item>
          <text:p text:style-name="P270">Sentence</text:p>
        </text:list-item>
        <text:list-item>
          <text:p text:style-name="P270">Word, AnnotatedWord</text:p>
        </text:list-item>
      </text:list>
      <text:p text:style-name="P27"/>
      <text:p text:style-name="P29"><text:soft-page-break/>Типы данных</text:p>
      <text:p text:style-name="P27"/>
      <text:p text:style-name="P27">Языки делятся на языки с</text:p>
      <text:p text:style-name="P27"/>
      <text:list xml:id="list7155707397278069892" text:style-name="L14">
        <text:list-item>
          <text:p text:style-name="P271">динамическая типизация (shell, awk, ruby, python,...) /dynamically typed language/</text:p>
        </text:list-item>
        <text:list-item>
          <text:p text:style-name="P271">статическая типизация (С, Java)</text:p>
        </text:list-item>
      </text:list>
      <text:p text:style-name="P27"/>
      <text:p text:style-name="P27">При статической типизации</text:p>
      <text:list xml:id="list4499794083086238148" text:style-name="L15">
        <text:list-item>
          <text:p text:style-name="P272">тип переменной задается сразу</text:p>
          <text:p text:style-name="P301">пример в C: int a = 20</text:p>
        </text:list-item>
        <text:list-item>
          <text:p text:style-name="P272">тип переменной нельзя изменить в процессе работы</text:p>
        </text:list-item>
      </text:list>
      <text:p text:style-name="P151">пример: a = “now this is a string” </text:p>
      <text:list xml:id="list170833719009509" text:continue-numbering="true" text:style-name="L15">
        <text:list-header>
          <text:p text:style-name="P299"/>
        </text:list-header>
      </text:list>
      <text:p text:style-name="P27">Ruby – язык с динамической типизацией</text:p>
      <text:p text:style-name="P27"/>
      <text:p text:style-name="P27">!!! Задание: lesson.3/script_2.rb</text:p>
      <text:p text:style-name="P27"/>
      <text:p text:style-name="P27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7"/>
      <text:p text:style-name="P27">a = 10</text:p>
      <text:p text:style-name="P27">puts a, a.class</text:p>
      <text:p text:style-name="P27"/>
      <text:p text:style-name="P27">a = “hello”</text:p>
      <text:p text:style-name="P27">puts a, a.class</text:p>
      <text:p text:style-name="P27"/>
      <text:p text:style-name="P27">a = “10”</text:p>
      <text:p text:style-name="P27">puts a, a.class</text:p>
      <text:p text:style-name="P27"/>
      <text:p text:style-name="P27">!!! Задание: выясните, к какому типу принадлежат следующие значения</text:p>
      <text:p text:style-name="P27"><text:tab/></text:p>
      <text:list xml:id="list7706215518129069648" text:style-name="L16">
        <text:list-item>
          <text:list>
            <text:list-item>
              <text:p text:style-name="P273">#=&gt;Float</text:p>
            </text:list-item>
          </text:list>
        </text:list-item>
      </text:list>
      <text:p text:style-name="P27"><text:tab/>“3.15” <text:s text:c="5"/>#=&gt;String <text:s text:c="3"/>потому что в кавычках</text:p>
      <text:p text:style-name="P27"><text:tab/>[1,2,3] <text:s text:c="5"/>#=&gt;Array потому что в [ ]</text:p>
      <text:p text:style-name="P27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7"/>
      <text:p text:style-name="P27">!!! Задание: объясните, что происходит</text:p>
      <text:p text:style-name="P27">&gt;&gt;&gt; проверьте в irb</text:p>
      <text:p text:style-name="P27"/>
      <text:p text:style-name="P27"><text:tab/>20 + 30 <text:s text:c="7"/>#=&gt;50</text:p>
      <text:p text:style-name="P27"><text:tab/>“20” + “30” <text:s text:c="2"/>#=&gt; 2030 конкатенация строк</text:p>
      <text:p text:style-name="P27"/>
      <text:p text:style-name="P27"><text:tab/>20 * 3 <text:s text:c="7"/>#=&gt;50</text:p>
      <text:p text:style-name="P27"><text:tab/>“20” * 3 <text:s text:c="2"/>#=&gt; 202020</text:p>
      <text:p text:style-name="P27"><text:tab/>“20” * “3” #=&gt; TypeError: can't convert String into Integer</text:p>
      <text:p text:style-name="P27"/>
      <text:p text:style-name="P29"><text:soft-page-break/>Assignment</text:p>
      <text:p text:style-name="P27"/>
      <text:p text:style-name="P27">Оператор = служит для присвоения значения переменной</text:p>
      <text:p text:style-name="P27"/>
      <text:p text:style-name="P136">num = 42</text:p>
      <text:p text:style-name="P27"/>
      <text:p text:style-name="P27">Параллельное присваивание</text:p>
      <text:p text:style-name="P27"/>
      <text:p text:style-name="P27"><text:tab/>word, freq, tag = “apple”, 42, “noun”</text:p>
      <text:p text:style-name="P27"/>
      <text:p text:style-name="P27">!!! Задание: задайте две переменные (значение одной “Susan” а другой 25) и выведите текст</text:p>
      <text:p text:style-name="P27"/>
      <text:p text:style-name="P27"><text:tab/>“her name is Susan and she is 25 years old”</text:p>
      <text:p text:style-name="P27"/>
      <text:p text:style-name="P27">Подсказка: в скрипте использовать оператор конкатенации строк +</text:p>
      <text:p text:style-name="P27"/>
      <text:p text:style-name="P27"><text:tab/>name, age = “Susan”, 25</text:p>
      <text:p text:style-name="P27"/>
      <text:p text:style-name="P27"><text:tab/>puts “her name is ” + name + “ and she is ” + age + “ years old” #=&gt; oops</text:p>
      <text:p text:style-name="P27"/>
      <text:p text:style-name="P27">Как сделать, чтобы заработало?</text:p>
      <text:p text:style-name="P27"><text:tab/>интерполяция:</text:p>
      <text:p text:style-name="P27"><text:tab/>puts “her name is #{name} and she is #{age} years old”</text:p>
      <text:p text:style-name="P27"/>
      <text:p text:style-name="P27"><text:tab/>преобразование типов (привести к типу String)</text:p>
      <text:p text:style-name="P27"><text:tab/>puts “her name is ” + name + “ and she is ” + age.to_s + “ years old”</text:p>
      <text:p text:style-name="P30"/>
      <text:p text:style-name="P38">Еще один способ подстановки</text:p>
      <text:p text:style-name="P30"/>
      <text:p text:style-name="P30">lesson.03/test_puts.2.rb</text:p>
      <text:p text:style-name="P30"/>
      <text:p text:style-name="P30">template = "Her name is %s and she is %s years old" </text:p>
      <text:p text:style-name="P30">puts template % ["Susan", 25] </text:p>
      <text:p text:style-name="P30">Her name is Susan and she is 25 years old</text:p>
      <text:p text:style-name="P30"/>
      <text:p text:style-name="P38">Оператор ветвления if</text:p>
      <text:p text:style-name="P30"/>
      <text:p text:style-name="P30">слайд, показывающий формат if - then - end</text:p>
      <text:p text:style-name="P30"/>
      <text:p text:style-name="P38">if step-by-step</text:p>
      <text:p text:style-name="P38"/>
      <text:p text:style-name="P30">a, b = 10, 10</text:p>
      <text:p text:style-name="P30"/>
      <text:p text:style-name="P30">if a &gt; 0 &amp;&amp; a == b</text:p>
      <text:p text:style-name="P30"><text:s text:c="3"/>puts “hello”</text:p>
      <text:p text:style-name="P30">end</text:p>
      <text:p text:style-name="P30"/>
      <text:p text:style-name="P30">if true &amp;&amp; a == b</text:p>
      <text:p text:style-name="P30"><text:s text:c="3"/>puts “hello”</text:p>
      <text:p text:style-name="P30"><text:soft-page-break/>end</text:p>
      <text:p text:style-name="P30"/>
      <text:p text:style-name="P30">if true &amp;&amp; true</text:p>
      <text:p text:style-name="P30"><text:s text:c="3"/>puts “hello”</text:p>
      <text:p text:style-name="P30">end</text:p>
      <text:p text:style-name="P30"/>
      <text:p text:style-name="P30">if true</text:p>
      <text:p text:style-name="P30"><text:s text:c="3"/>puts “hello”</text:p>
      <text:p text:style-name="P30">end</text:p>
      <text:p text:style-name="P30"/>
      <text:p text:style-name="P30">puts “hello”</text:p>
      <text:p text:style-name="P30"/>
      <text:p text:style-name="P38">if / then/ else /end</text:p>
      <text:p text:style-name="P38"/>
      <text:p text:style-name="P30">слайд</text:p>
      <text:p text:style-name="P30"/>
      <text:p text:style-name="P38">if пошагово - 2</text:p>
      <text:p text:style-name="P38"/>
      <text:p text:style-name="P32">чему равны a и b после выполнения данного кода:</text:p>
      <text:p text:style-name="P32"/>
      <text:p text:style-name="P30">a, b = 10, 10</text:p>
      <text:p text:style-name="P30"/>
      <text:p text:style-name="P30">if a &gt; 0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b = b + 1</text:p>
      <text:p text:style-name="P30">b = 11</text:p>
      <text:p text:style-name="P30"/>
      <text:p text:style-name="P91">Здесь слайд 30: if-elsif-elsif-elsif-else-end</text:p>
      <text:p text:style-name="P91"><text:soft-page-break/></text:p>
      <text:p text:style-name="P14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6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2"/>
      <text:p text:style-name="P145"/>
      <text:p text:style-name="P66">Циклы</text:p>
      <text:p text:style-name="P51"/>
      <text:p text:style-name="P51">Циклы позволяют выполнить какое-то действие/действия <text:span text:style-name="T1">несколько раз</text:span>.</text:p>
      <text:p text:style-name="P51"/>
      <text:p text:style-name="P51">Сравните, сколько раз выполнится блок (lesson.3/while/test_while_1.rb)</text:p>
      <text:p text:style-name="P5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1">a = 2</text:p>
            <text:p text:style-name="P51">if a &lt; 5</text:p>
            <text:p text:style-name="P51"><text:s text:c="2"/>b = a ** 2</text:p>
            <text:p text:style-name="P51"><text:s text:c="2"/>print b</text:p>
            <text:p text:style-name="P51">end</text:p>
          </table:table-cell>
          <table:table-cell table:style-name="Table36.B1" office:value-type="string">
            <text:p text:style-name="P51">a = 2</text:p>
            <text:p text:style-name="P51">while a &lt; 5</text:p>
            <text:p text:style-name="P51"><text:s text:c="2"/>b = a ** 2</text:p>
            <text:p text:style-name="P51"><text:s text:c="2"/>print b, ", <text:s/>"</text:p>
            <text:p text:style-name="P51"><text:s text:c="2"/>a += 1</text:p>
            <text:p text:style-name="P51">end</text:p>
          </table:table-cell>
        </table:table-row>
        <table:table-row>
          <table:table-cell table:style-name="Table36.A2" office:value-type="string">
            <text:p text:style-name="P51">#=&gt;4</text:p>
          </table:table-cell>
          <table:table-cell table:style-name="Table36.B2" office:value-type="string">
            <text:p text:style-name="P51">#=&gt; 4, 9, 16</text:p>
          </table:table-cell>
        </table:table-row>
      </table:table>
      <text:p text:style-name="P51"/>
      <text:p text:style-name="P51">&gt;&gt;&gt; Для каких значений a выполняется цикл? =&gt; 2, 3, 4</text:p>
      <text:p text:style-name="P88"/>
      <text:p text:style-name="P66">Цикл while</text:p>
      <text:p text:style-name="P51"/>
      <text:p text:style-name="P51">Цикл while выполняется, пока условие истинно </text:p>
      <text:p text:style-name="P51"/>
      <text:p text:style-name="P51">while <text:span text:style-name="T221">expression-that-is-</text:span><text:span text:style-name="T219">TRUE</text:span> [do]</text:p>
      <text:p text:style-name="P51"><text:s text:c="2"/># ....</text:p>
      <text:p text:style-name="P51">end</text:p>
      <text:p text:style-name="P51"/>
      <text:p text:style-name="P51">!!! Вопрос: сколько раз выполниться следующий цикл (lesson.26/loops/test_while_2.rb)? Расскажите, как он выполняется:</text:p>
      <text:p text:style-name="P51"/>
      <text:p text:style-name="P51">i = j = 0</text:p>
      <text:p text:style-name="P51">while i &lt; 5 &amp;&amp; j &lt; 5</text:p>
      <text:p text:style-name="P51"><text:s text:c="2"/>puts "i=#{i}, j=#{j}"</text:p>
      <text:p text:style-name="P51"><text:s text:c="2"/>i += 1</text:p>
      <text:p text:style-name="P51"><text:s text:c="2"/>j += i</text:p>
      <text:p text:style-name="P51">end</text:p>
      <text:p text:style-name="P51">puts ""</text:p>
      <text:p text:style-name="P51"/>
      <text:p text:style-name="P51">Ответ: будет напечатано</text:p>
      <text:p text:style-name="P144">i=0, j=0 </text:p>
      <text:p text:style-name="P144">i=1, j=1 </text:p>
      <text:p text:style-name="P144">i=2, j=3 </text:p>
      <text:p text:style-name="P51"><text:soft-page-break/>&gt;&gt;&gt; Почему цикл не пошел на следующую итерацию?</text:p>
      <text:p text:style-name="P144">i=3, j=6</text:p>
      <text:p text:style-name="P51"/>
      <text:p text:style-name="P51">Вопрос: объясните, как работает следующий цикл?</text:p>
      <text:p text:style-name="P51"/>
      <text:p text:style-name="P51">например, обрабатывается файл, в котором одна строка "hello"</text:p>
      <text:p text:style-name="P5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1">while line = gets</text:p>
            <text:p text:style-name="P51"><text:s text:c="2"/># <text:s text:c="2"/>какие-то действия</text:p>
            <text:p text:style-name="P51"><text:s text:c="2"/># <text:s text:c="2"/>line.chomp!</text:p>
            <text:p text:style-name="P51">end</text:p>
          </table:table-cell>
          <table:table-cell table:style-name="Table37.A1" office:value-type="string">
            <text:p text:style-name="P51">while line = "hello"</text:p>
            <text:p text:style-name="P51"><text:s text:c="2"/># <text:s/>...</text:p>
            <text:p text:style-name="P51">end</text:p>
          </table:table-cell>
          <table:table-cell table:style-name="Table37.A1" office:value-type="string">
            <text:p text:style-name="P51">while "hello"</text:p>
            <text:p text:style-name="P51"><text:s text:c="2"/># <text:s/>...</text:p>
            <text:p text:style-name="P51">end</text:p>
          </table:table-cell>
          <table:table-cell table:style-name="Table37.D1" office:value-type="string">
            <text:p text:style-name="P51">while true</text:p>
            <text:p text:style-name="P51"><text:s text:c="2"/># <text:s/>...</text:p>
            <text:p text:style-name="P51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1"/>
      <text:p text:style-name="P51">!!! Вопрос: В какой момент этот цикл остановится?</text:p>
      <text:p text:style-name="P51">читать: IO#gets</text:p>
      <text:p text:style-name="P51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2">IO#gets</text:p>
      <text:p text:style-name="P52">выполните скрипт lesson.03/gets/test_gets.1.rb</text:p>
      <text:p text:style-name="P52"/>
      <text:p text:style-name="P52">&gt;&gt;&gt; ввести строку, нажать ввод</text:p>
      <text:p text:style-name="P52"/>
      <text:p text:style-name="P52">Прочитайте скрипт и скажите, то ли выводится, что “хотел” сказать программист.</text:p>
      <text:p text:style-name="P52"/>
      <text:p text:style-name="P52">Исправьте скрипт</text:p>
      <text:p text:style-name="P52"/>
      <text:p text:style-name="P52">Ответ: lesson.03/gets/test_gets.2.rb</text:p>
      <text:p text:style-name="P68"/>
      <text:p text:style-name="P52">Знать отличия между:</text:p>
      <text:p text:style-name="P52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4"/>
      <text:p text:style-name="P14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23">user</text:span>/bin/ruby</text:p>
      <text:p text:style-name="P2"><text:soft-page-break/></text:p>
      <text:p text:style-name="P2">while line = gets</text:p>
      <text:p text:style-name="P2"><text:s text:c="4"/><text:span text:style-name="T221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23">elseif</text:span> line &lt; 0 <text:s/><text:span text:style-name="T222"># line is a string</text:span></text:p>
      <text:p text:style-name="P2"><text:s text:c="7"/>puts line + “ is a negative number”</text:p>
      <text:p text:style-name="P2"><text:s text:c="4"/><text:span text:style-name="T222">elseif</text:span> line == “0”</text:p>
      <text:p text:style-name="P2"><text:s text:c="7"/>puts line + “ is zero”</text:p>
      <text:p text:style-name="P2"><text:s text:c="4"/><text:span text:style-name="T222">elseif</text:span> # should be else</text:p>
      <text:p text:style-name="P2"><text:s text:c="7"/>puts “#{line} is a negative number”</text:p>
      <text:p text:style-name="P2"><text:s text:c="4"/># <text:span text:style-name="T222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30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30"/>
      <text:p text:style-name="P30">Вопросы:</text:p>
      <text:p text:style-name="P30"/>
      <text:list xml:id="list2503393256484164892" text:style-name="L17">
        <text:list-item>
          <text:p text:style-name="P275">На что влияет тип данных?</text:p>
        </text:list-item>
        <text:list-item>
          <text:p text:style-name="P275">Как Руби знает, к какому типу относится тот или иной программный объект?</text:p>
        </text:list-item>
      </text:list>
      <text:list xml:id="list7556830901733338774" text:style-name="L18">
        <text:list-item>
          <text:p text:style-name="P302">В двойных/одинарных кавычках это … ? – String</text:p>
        </text:list-item>
        <text:list-item>
          <text:p text:style-name="P302">В квадратных скобках это … ? – Array</text:p>
        </text:list-item>
        <text:list-item>
          <text:p text:style-name="P302">В фигурный скобках это ... ? -- Hash</text:p>
        </text:list-item>
        <text:list-item>
          <text:p text:style-name="P302">Как задать диапазон? – .. или ...</text:p>
        </text:list-item>
      </text:list>
      <text:list xml:id="list170833783482409" text:continue-list="list2503393256484164892" text:style-name="L17">
        <text:list-item>
          <text:p text:style-name="P275">Можно ли изменить тип переменной в программе?</text:p>
        </text:list-item>
        <text:list-item>
          <text:p text:style-name="P275">Назовите некоторые методы, которые преобразуют объект к другому типу? – (to_s, to_i, to_f, to_a)</text:p>
        </text:list-item>
        <text:list-item>
          <text:p text:style-name="P27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75">Что такое интерполяция и где ее использовать?</text:p>
        </text:list-item>
        <text:list-item>
          <text:p text:style-name="P275">Почему оператор условия if называется оператором ветвления?</text:p>
        </text:list-item>
        <text:list-item>
          <text:p text:style-name="P275">Сколько веток и какие могут быть в if?</text:p>
        </text:list-item>
        <text:list-item>
          <text:p text:style-name="P275">Имеет ли значение порядок ветвей в if?</text:p>
        </text:list-item>
        <text:list-item>
          <text:p text:style-name="P275">Назовите операторы сравнения: </text:p>
        </text:list-item>
      </text:list>
      <text:list xml:id="list8578709385358221860" text:style-name="L19">
        <text:list-item>
          <text:p text:style-name="P303">ответ: &lt; &gt; == !=</text:p>
        </text:list-item>
      </text:list>
      <text:list xml:id="list170833249030848" text:continue-list="list170833783482409" text:style-name="L17">
        <text:list-item>
          <text:p text:style-name="P27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75">Почему то, что возвращает оператор =~ , можно использовать в условии?</text:p>
        </text:list-item>
        <text:list-item>
          <text:p text:style-name="P275">Что у руби является true и что false?</text:p>
        </text:list-item>
        <text:list-item>
          <text:p text:style-name="P275">Зачем нужны циклы?</text:p>
        </text:list-item>
        <text:list-item>
          <text:p text:style-name="P275">При каком условии выполняется тело цикла while? Сколько раз он выполняется?</text:p>
        </text:list-item>
        <text:list-item>
          <text:p text:style-name="P275">Когда заканчивается цикл while?</text:p>
        </text:list-item>
        <text:list-item>
          <text:p text:style-name="P275"><text:s/>Как построчно читать файл?</text:p>
        </text:list-item>
      </text:list>
      <text:p text:style-name="P30"/>
      <text:p text:style-name="P30"/>
      <text:p text:style-name="P38">Разбор задания</text:p>
      <text:p text:style-name="P38"/>
      <text:p text:style-name="P30">lesson.03/test_numbers_buggy.rb → lesson.03/test_numbers_correct.rb</text:p>
      <text:p text:style-name="P30"/>
      <text:p text:style-name="P38">Задание</text:p>
      <text:p text:style-name="P30"/>
      <text:p text:style-name="P30">на материале файла data/words.txt, подсчитайте скриптом, сколько</text:p>
      <text:p text:style-name="P30"/>
      <text:p text:style-name="P30">в файле строк</text:p>
      <text:p text:style-name="P30">сколько слов, начинающихся с большой буквы (одно слово = одна строка)</text:p>
      <text:p text:style-name="P30">сколько слов, начинающихся с маленькой буквы</text:p>
      <text:p text:style-name="P30"/>
      <text:p text:style-name="P30">ожидаемый выход как выход скрипта:</text:p>
      <text:p text:style-name="P30"/>
      <text:p text:style-name="P30"><text:tab/>ответ: lesson.04/simple/count_words.rb</text:p>
      <text:p text:style-name="P30"><text:soft-page-break/></text:p>
      <text:p text:style-name="P30">Совпадает ли количество слово 1. с суммой 2. и 3. ?</text:p>
      <text:p text:style-name="P30">Если нет, то выведите строку/и, которая/ые не была/и подсчитана/ы?</text:p>
      <text:p text:style-name="P30"/>
      <text:p text:style-name="P38">Задание</text:p>
      <text:p text:style-name="P38"/>
      <text:p text:style-name="P30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30"/>
      <text:p text:style-name="P30">&gt;&gt;&gt; Обсудить, какие операции нужны</text:p>
      <text:p text:style-name="P30">&gt;&gt;&gt; чтение while gets</text:p>
      <text:p text:style-name="P30">&gt;&gt;&gt; как проверить строку на пустоту? String#length или String#empty?</text:p>
      <text:p text:style-name="P30">&gt;&gt;&gt; как посчитать количество токенов – разбить на токены (String#split) и замерять длину массива (Array#length)</text:p>
      <text:p text:style-name="P30"/>
      <text:p text:style-name="P30">Ожидаемый выход как выход скрипта:</text:p>
      <text:p text:style-name="P30"><text:tab/>lesson.04/simple/short_paragraphs.rb</text:p>
      <text:p text:style-name="P30"/>
      <text:p text:style-name="P30">начальный скрипт:</text:p>
      <text:p text:style-name="P30"><text:tab/>lesson.04/simple/short_paragraphs_stub.rb</text:p>
      <text:p text:style-name="P30"/>
      <text:p text:style-name="P38">Задание, качество NER</text:p>
      <text:p text:style-name="P30"/>
      <text:p text:style-name="P30">Оценка качества работа NERа. Рабочие материалы в lesson.04/precision/</text:p>
      <text:p text:style-name="P30"/>
      <text:p text:style-name="P30">corpus_np.gold.txt – эталонный корпус</text:p>
      <text:p text:style-name="P30">corpus_np.auto.txt – аннотированные автоматически</text:p>
      <text:p text:style-name="P30">corpus_gold_vs_auto.txt – пословное сравнение эталонного корпуса и автоматической аннотации (скрипт на шеле combine_files)</text:p>
      <text:p text:style-name="P30"/>
      <text:p text:style-name="P30">Задание: подсчитайте количество слов, теггированных как NP и не-NP.</text:p>
      <text:p text:style-name="P30"/>
      <text:p text:style-name="P30">Варианты ответа:</text:p>
      <text:p text:style-name="P30"/>
      <text:p text:style-name="P30">1) с использованием shell</text:p>
      <text:p text:style-name="P30"/>
      <text:p text:style-name="P30">cat file | tr -s ' ' '\n' | count_nps.rb</text:p>
      <text:p text:style-name="P30"/>
      <text:p text:style-name="P30">2) count_nps.2.rb</text:p>
      <text:p text:style-name="P30"/>
      <text:p text:style-name="P30">Ожидаемый ответ:</text:p>
      <text:p text:style-name="P30">Words with NP: 4</text:p>
      <text:p text:style-name="P30">Words with non-NP: 11</text:p>
      <text:p text:style-name="P30"/>
      <text:p text:style-name="P38"/>
      <text:p text:style-name="P185">Accuracy/Precision/Recall</text:p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224">NP</text:span>)</text:p>
          </table:table-cell>
          <table:table-cell table:style-name="Table3.C2" office:value-type="string">
            <text:p text:style-name="P154">False (<text:span text:style-name="T224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222">NP</text:span>)</text:p>
          </table:table-cell>
          <table:table-cell table:style-name="Table3.C2" office:value-type="string">
            <text:p text:style-name="P153">tp: <text:span text:style-name="T222">NP</text:span> = <text:span text:style-name="T224">NP</text:span></text:p>
          </table:table-cell>
          <table:table-cell table:style-name="Table3.C2" office:value-type="string">
            <text:p text:style-name="P153">fp: <text:span text:style-name="T222">NP</text:span> != <text:span text:style-name="T224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222">non-NP</text:span>)</text:p>
          </table:table-cell>
          <table:table-cell table:style-name="Table3.C2" office:value-type="string">
            <text:p text:style-name="P153">fn: <text:span text:style-name="T222">non-NP </text:span><text:span text:style-name="T225">!= </text:span><text:span text:style-name="T224">NP</text:span></text:p>
          </table:table-cell>
          <table:table-cell table:style-name="Table3.C2" office:value-type="string">
            <text:p text:style-name="P153"><text:span text:style-name="T225">tn: </text:span><text:span text:style-name="T222">non-NP</text:span> = <text:span text:style-name="T224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30"/>
      <text:p text:style-name="P30">tp - true positive</text:p>
      <text:p text:style-name="P30">fp - false positive</text:p>
      <text:p text:style-name="P30">fn - false negatve</text:p>
      <text:p text:style-name="P30">tn - true negative</text:p>
      <text:p text:style-name="P30"/>
      <text:p text:style-name="P30">Задание: расставьте - и = классифицируйте на: tp, tn, fp, fn</text:p>
      <text:p text:style-name="P30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wns_ZZ</text:p>
          </table:table-cell>
          <table:table-cell table:style-name="Table4.A2" office:value-type="string">
            <text:p text:style-name="P30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Microsoft_ZZ</text:p>
          </table:table-cell>
          <table:table-cell table:style-name="Table4.A2" office:value-type="string">
            <text:p text:style-name="P30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pened_ZZ</text:p>
          </table:table-cell>
          <table:table-cell table:style-name="Table4.A2" office:value-type="string">
            <text:p text:style-name="P30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slowly_ZZ</text:p>
          </table:table-cell>
          <table:table-cell table:style-name="Table4.A2" office:value-type="string">
            <text:p text:style-name="P30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kicked_ZZ</text:p>
          </table:table-cell>
          <table:table-cell table:style-name="Table4.A2" office:value-type="string">
            <text:p text:style-name="P30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paid_ZZ</text:p>
          </table:table-cell>
          <table:table-cell table:style-name="Table4.A2" office:value-type="string">
            <text:p text:style-name="P30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ZZ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30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30">Задание: на основании файла corpus_gold_vs_auto.txt подсчитайте accuracy</text:p>
      <text:p text:style-name="P30"/>
      <text:p text:style-name="P30">&gt;&gt;&gt; нет необходимости различать tp и tn; нет необходимости различать fp и fn</text:p>
      <text:p text:style-name="P30"/>
      <text:p text:style-name="P30">ответ: precision/compute_accuracy.rb</text:p>
      <text:p text:style-name="P30"/>
      <text:p text:style-name="P30"/>
      <text:p text:style-name="P30">Задание: посчитайте точность распознавания NP. Дополнительно: округлите результат до двух знаков после запятой.</text:p>
      <text:p text:style-name="P30"/>
      <text:p text:style-name="P30">начальный скрипт: precision/compute_precision_stub.rb</text:p>
      <text:p text:style-name="P30"/>
      <text:p text:style-name="P30">ответ: precision/compute_precision.rb</text:p>
      <text:p text:style-name="P30"/>
      <text:p text:style-name="P30"/>
      <text:p text:style-name="P30">Задание: посчитайте racall</text:p>
      <text:p text:style-name="P30"/>
      <text:p text:style-name="P30">ответ: precision/compute_recall.rb</text:p>
      <text:p text:style-name="P30"/>
      <text:p text:style-name="P30">Задание: объединить в одни скрипт вычисление всех метрик: accuracy, precision, recall</text:p>
      <text:p text:style-name="P30"/>
      <text:p text:style-name="P30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30"/>
      <text:p text:style-name="P30">Раздаточный материал:</text:p>
      <text:list xml:id="list1525680866937004756" text:style-name="L20">
        <text:list-item>
          <text:p text:style-name="P276">lesson.06.tar.bz2</text:p>
        </text:list-item>
        <text:list-item>
          <text:p text:style-name="P276"/>
        </text:list-item>
        <text:list-item>
          <text:p text:style-name="P276"/>
        </text:list-item>
      </text:list>
      <text:p text:style-name="P30"/>
      <text:p text:style-name="P30"/>
      <text:p text:style-name="P30">!!! <text:s/>Задание: измените скрипт find_jj_with_jjr.rb так, чтобы выход имел следующий вид:</text:p>
      <text:p text:style-name="P30"/>
      <text:p text:style-name="P30"><text:tab/>NICE<text:tab/>JJ<text:tab/>--&gt;<text:tab/>JJR<text:tab/>NICER</text:p>
      <text:p text:style-name="P30"/>
      <text:p text:style-name="P30"><text:tab/>(пять полей разделенных табуляцией)</text:p>
      <text:p text:style-name="P30"/>
      <text:p text:style-name="P30">ответ: lesson.06/find_jj_with_jjr.2.rb</text:p>
      <text:p text:style-name="P30"/>
      <text:p text:style-name="P31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30"/>
      <text:p text:style-name="P30"><text:tab/>GIVE<text:tab/>VB<text:tab/>--&gt;<text:tab/>VBD<text:tab/>GAVE</text:p>
      <text:p text:style-name="P30"><text:tab/>SHED<text:tab/>VB<text:tab/>--&gt;<text:tab/>VBD<text:tab/>SHED</text:p>
      <text:p text:style-name="P30"/>
      <text:p text:style-name="P30"><text:tab/>(пять полей разделенных табуляцией)</text:p>
      <text:p text:style-name="P30"/>
      <text:p text:style-name="P30">Используйте DicTester как источник данных. см. пример выхода DicTester в файле</text:p>
      <text:p text:style-name="P30"/>
      <text:p text:style-name="P30"><text:tab/>lesson.06/irrverbs/dictester.txt</text:p>
      <text:p text:style-name="P30"/>
      <text:p text:style-name="P30">ответ: lesson.07/irrverbs/find_vb_irrvbd.rb</text:p>
      <text:p text:style-name="P30"/>
      <text:p text:style-name="P30"/>
      <text:p text:style-name="P30"/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30"/>
      <text:p text:style-name="P39">Раздаточный материал</text:p>
      <text:p text:style-name="P39"/>
      <text:list xml:id="list1041512850701905257" text:style-name="L21">
        <text:list-item>
          <text:p text:style-name="P282">lesson.07.tar.bz2</text:p>
        </text:list-item>
        <text:list-item>
          <text:p text:style-name="P284">dictester.all.tar.bz2 (дапм всего DicTester --all)</text:p>
        </text:list-item>
        <text:list-item>
          <text:p text:style-name="P284">колода карт (для объяснения итераторов)</text:p>
        </text:list-item>
      </text:list>
      <text:p text:style-name="P39"/>
      <text:p text:style-name="P37">Начало со слайда 45</text:p>
      <text:p text:style-name="P39"/>
      <text:p text:style-name="P39">Code review</text:p>
      <text:p text:style-name="P39"/>
      <text:p text:style-name="P35">Посмотреть код тех, кто прислал свои скрипты, и дать комментарии.</text:p>
      <text:p text:style-name="P39"/>
      <text:p text:style-name="P39">Комментарии к find_jj_with_jjr.rb</text:p>
      <text:p text:style-name="P39"/>
      <text:p text:style-name="P32">Показать, как влияет место обнуления word_jj на появление этих строк в выходе</text:p>
      <text:p text:style-name="P32"/>
      <text:p text:style-name="P32">FAR<text:tab/>JJ<text:tab/>--&gt;<text:tab/>JJR<text:tab/>FARTHER </text:p>
      <text:p text:style-name="P32">FAR<text:tab/>JJ<text:tab/>--&gt;<text:tab/>JJR<text:tab/>FURTHER </text:p>
      <text:p text:style-name="P32"/>
      <text:p text:style-name="P38">Разбор задания find_vb_irrvbd.rb</text:p>
      <text:p text:style-name="P38"/>
      <text:p text:style-name="P30">Как отличить правильное VBD от неправильного?</text:p>
      <text:list xml:id="list2187234953944847489" text:style-name="L22">
        <text:list-item>
          <text:p text:style-name="P277">правильное VBD заканчиватся на ED: confuse -&gt; confused</text:p>
        </text:list-item>
        <text:list-item>
          <text:p text:style-name="P277">и это ED является окончанием (то есть, не корнем). cf. shed -&gt; shed</text:p>
        </text:list-item>
      </text:list>
      <text:p text:style-name="P30"/>
      <text:p text:style-name="P30">продемонстрировать --help</text:p>
      <text:p text:style-name="P30"/>
      <text:p text:style-name="P30">ответ в lesson.07/irrverbs/find_vb_irrvbd.rb</text:p>
      <text:p text:style-name="P30">выход скрипта в: lesson.07/irrverbs/<text:span text:style-name="T1">find_vb_irrvbd.out</text:span></text:p>
      <text:p text:style-name="P30"/>
      <text:p text:style-name="P30">Сравнить выход с моим:</text:p>
      <text:p text:style-name="P30"/>
      <text:p text:style-name="P137">Verbs (VB) in dictionary: 11785 </text:p>
      <text:p text:style-name="P137">Regular/irregular VBD: 8948/280 (= 9228 в сумме)</text:p>
      <text:p text:style-name="P30"/>
      <text:p text:style-name="P30">Если есть отличия,</text:p>
      <text:list xml:id="list99976394513082978" text:style-name="L23">
        <text:list-item>
          <text:p text:style-name="P278">что выдает grep DID и grep HAUL?</text:p>
        </text:list-item>
      </text:list>
      <text:p text:style-name="P30"/>
      <text:p text:style-name="P30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30">Следующее ДЗ -- найти такие глаголы (вставить слайд во ссылкой на lesson.07/irrverbs/README.2)</text:span></text:p>
      <text:p text:style-name="P30"/>
      <text:p text:style-name="P30">grep -C5 -Ee 'MISSPEL(T|LED)' ../../dictester/dictester.all.txt</text:p>
      <text:p text:style-name="P30"/>
      <text:p text:style-name="P38">Вопросы:</text:p>
      <text:p text:style-name="P38"><text:soft-page-break/></text:p>
      <text:p text:style-name="P30">1. Правильный ли это способ получить форму VB?</text:p>
      <text:p text:style-name="P30"/>
      <text:p text:style-name="P30"><text:tab/>vb = line.split.first</text:p>
      <text:p text:style-name="P30"/>
      <text:p text:style-name="P30"><text:tab/>см. файл dict.takeplace.txt</text:p>
      <text:p text:style-name="P30"/>
      <text:p text:style-name="P30">2. Что изменится, если изменить регулярное выражение</text:p>
      <text:p text:style-name="P30"/>
      <text:p text:style-name="P30"><text:tab/>с <text:s text:c="3"/>/^(.+[^\s])\s+classes:/</text:p>
      <text:p text:style-name="P30"><text:tab/>на <text:s/>/^(.+)\s+classes:/</text:p>
      <text:p text:style-name="P30"/>
      <text:p text:style-name="P30">Работает ли ваш скрипт? Сравните значения переменной vb в обеих реализациях.</text:p>
      <text:p text:style-name="P30"/>
      <text:p text:style-name="P30">3. Что если изменить порядок проверок условий?</text:p>
      <text:p text:style-name="P30"/>
      <text:p text:style-name="P30"><text:tab/>&lt; line =~ /VB-/ &amp;&amp; line =~ /^(.+)\s+classes:/</text:p>
      <text:p text:style-name="P30"/>
      <text:p text:style-name="P30"><text:tab/>&gt; line =~ /^(.+)\s+classes:/ &amp;&amp; line =~ /VB-/</text:p>
      <text:p text:style-name="P30"/>
      <text:p text:style-name="P30">Чему равно vb в каждом из случаев?</text:p>
      <text:p text:style-name="P30"/>
      <text:p text:style-name="P30">4. Нужна ли проверка &amp;&amp; vb ? Сравните выход скрипта с и без этой проверки</text:p>
      <text:p text:style-name="P30"/>
      <text:p text:style-name="P30"><text:tab/>if line =~ /VB-.+--&gt; VBD-\d+ (.+)/ &amp;&amp; vb</text:p>
      <text:p text:style-name="P30"/>
      <text:p text:style-name="P30"><text:tab/>см. файл dict.do.txt</text:p>
      <text:p text:style-name="P30"/>
      <text:p text:style-name="P30"><text:tab/>&gt;&gt;&gt; grep -C5 -Ee '\bDID\b' ../../dictester/dictester.all.txt </text:p>
      <text:p text:style-name="P30"><text:tab/>&gt;&gt;&gt; paradigm of DO has no VB but has VBD</text:p>
      <text:p text:style-name="P30"/>
      <text:p text:style-name="P41">Новая тема "Массивы"</text:p>
      <text:p text:style-name="P41"/>
      <text:p text:style-name="P188">p.55 и lesson.14 в старом курсе, можно взять без изменений</text:p>
      <text:p text:style-name="P188"/>
      <text:p text:style-name="P66">Массивы</text:p>
      <text:p text:style-name="P66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6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6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6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220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229">Вопрос: 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229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08"/>
      <text:p text:style-name="P30">Задать вопрос: сколько времени в неделю вы тратить на rufsl (ДЗ, повторение слайдов).</text:p>
      <text:p text:style-name="P30"/>
      <text:p text:style-name="P43">Раздаточный материал</text:p>
      <text:p text:style-name="P43"/>
      <text:list xml:id="list4319010347268420897" text:style-name="L24">
        <text:list-item>
          <text:p text:style-name="P279">lesson.08.tar.bz2</text:p>
        </text:list-item>
        <text:list-item>
          <text:p text:style-name="P279">колода карт (для объяснения итераторов)</text:p>
        </text:list-item>
      </text:list>
      <text:p text:style-name="P30"/>
      <text:p text:style-name="P43">Вопросы для контроля</text:p>
      <text:p text:style-name="P43"/>
      <text:list xml:id="list1655681310075732754" text:style-name="L25">
        <text:list-item>
          <text:p text:style-name="P283">Что есть массив и в чем его отличие от просто переменной?</text:p>
        </text:list-item>
        <text:list-item>
          <text:p text:style-name="P283">Как объявить массив? Зачем объявлять массив?</text:p>
        </text:list-item>
        <text:list-item>
          <text:p text:style-name="P283">Как создать массив? Как создать массив строк?</text:p>
        </text:list-item>
        <text:list-item>
          <text:p text:style-name="P28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83">Как получить содержимое какой-то ячейки массива? И как положить значение в ячейку?</text:p>
        </text:list-item>
        <text:list-item>
          <text:p text:style-name="P283">Можно ли получать или назначать значения сразу нескольким элементам массива?</text:p>
        </text:list-item>
        <text:list-item>
          <text:p text:style-name="P28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8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83">Как можно добавить один элемент в хвост массива? А несколько?</text:p>
        </text:list-item>
      </text:list>
      <text:p text:style-name="P30"/>
      <text:p text:style-name="P38">Разбор find_vb_multivbd.rb</text:p>
      <text:p text:style-name="P38"/>
      <text:p text:style-name="P32">первое решение:</text:p>
      <text:p text:style-name="P32"/>
      <text:p text:style-name="P32">find_vb_vbd.rb -- использует массивы, работает для любого количества VBD</text:p>
      <text:p text:style-name="P32"/>
      <text:p text:style-name="P30">if line.empty? &amp;&amp; vb</text:p>
      <text:p text:style-name="P30"><text:s text:c="4"/>if vbds.length &gt; 1</text:p>
      <text:p text:style-name="P30"><text:s text:c="6"/>puts "#{vb}\tVB\t--&gt;\tVBD\t#{vbds.join("\t")}"</text:p>
      <text:p text:style-name="P30"><text:s text:c="4"/>end</text:p>
      <text:p text:style-name="P34"><text:s text:c="4"/>vb = nil</text:p>
      <text:p text:style-name="P34"><text:s text:c="4"/>vbds.clear</text:p>
      <text:p text:style-name="P30"><text:s text:c="2"/>end</text:p>
      <text:p text:style-name="P30">end</text:p>
      <text:p text:style-name="P30"/>
      <text:p text:style-name="P30">экономит немного времени по сравнению с двумя следующими вариантами</text:p>
      <text:p text:style-name="P30"/>
      <text:p text:style-name="P30">if line.empty?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<text:soft-page-break/>if line =~ /classes/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Альтернативное решение</text:p>
      <text:p text:style-name="P32">find_vb_vbd.2.rb -- не использует массив, работает только для двух VBD</text:p>
      <text:p text:style-name="P32"/>
      <text:p text:style-name="P32">!!! Попросить Юлю рассказать о ее алгоритме (find_vb_vbd.2.rb) и попросить других его реализовать</text:p>
      <text:p text:style-name="P32"/>
      <text:p text:style-name="P40">Разбор задания find_vb_incomplete_pdg.rb</text:p>
      <text:p text:style-name="P32"/>
      <text:p text:style-name="P32">Первое решение:</text:p>
      <text:p text:style-name="P33"/>
      <text:p text:style-name="P33">find_vb_incomplete_pdg.rb -- использует флаги для всех тегов и массив для вывода</text:p>
      <text:p text:style-name="P33"/>
      <text:p text:style-name="P33">Второе решение:</text:p>
      <text:p text:style-name="P33"/>
      <text:p text:style-name="P33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3">Раздаточный материал</text:p>
      <text:p text:style-name="P43"/>
      <text:list xml:id="list6415656570076765239" text:style-name="L26">
        <text:list-item>
          <text:p text:style-name="P280">lesson.09.tar.bz2</text:p>
        </text:list-item>
        <text:list-item>
          <text:p text:style-name="P28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661885137658930739" text:style-name="L27">
        <text:list-item>
          <text:p text:style-name="P281">Сколько времени в неделю вы тратить на rufsl (ДЗ, повторение слайдов).</text:p>
        </text:list-item>
      </text:list>
      <text:p text:style-name="P89"/>
      <text:p text:style-name="P66">Итераторы</text:p>
      <text:p text:style-name="P50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0">Array#each_index</text:p>
      <text:p text:style-name="P50">Array#each</text:p>
      <text:p text:style-name="P50">Array#reverse_each</text:p>
      <text:p text:style-name="P50"/>
      <text:p text:style-name="P50">Array#reverse.each_with_index – последовательное применение методов</text:p>
      <text:p text:style-name="P50"/>
      <text:p text:style-name="P84">Синонимичный цикл for</text:p>
      <text:p text:style-name="P69"/>
      <text:p text:style-name="P54">Цикл for синономичен Array#each</text:p>
      <text:p text:style-name="P54"/>
      <text:p text:style-name="P54">letters = %w{a b c d e}</text:p>
      <text:p text:style-name="P54"/>
      <text:p text:style-name="P54">for i in letters</text:p>
      <text:p text:style-name="P54"><text:s text:c="2"/>puts i</text:p>
      <text:p text:style-name="P54">end</text:p>
      <text:p text:style-name="P54"/>
      <text:p text:style-name="P54">Страшная тайна: for вызывает each, for можно использовать с любым объектом, для которого определен метод each</text:p>
      <text:p text:style-name="P54"/>
      <text:p text:style-name="P54">Доказательство. Замените массив на строку.</text:p>
      <text:p text:style-name="P54"/>
      <text:p text:style-name="P54">for i in "hello"</text:p>
      <text:p text:style-name="P54"><text:soft-page-break/><text:s text:c="2"/>puts i</text:p>
      <text:p text:style-name="P54">end</text:p>
      <text:p text:style-name="P54"/>
      <text:p text:style-name="P54">Сообщение об ошибке NoMethodError: undefined method `<text:span text:style-name="T1">each</text:span>' for "hello":String</text:p>
      <text:p text:style-name="P50"/>
      <text:p text:style-name="P66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221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0">= Class methods: </text:p>
      <text:p text:style-name="P50"/>
      <text:p text:style-name="P50"><text:s text:c="2"/>[], new, try_convert </text:p>
      <text:p text:style-name="P50"/>
      <text:p text:style-name="P50">= Instance methods: </text:p>
      <text:p text:style-name="P83"/>
      <text:p text:style-name="P5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0"><text:s text:c="2"/><text:span text:style-name="T1">collect, collect!</text:span>, combination, <text:span text:style-name="T1">compact, compact!</text:span>, <text:span text:style-name="T1">concat, count</text:span>, cycle, </text:p>
      <text:p text:style-name="P50"><text:s text:c="2"/>dclone, <text:span text:style-name="T1">delete, delete_at, delete_if</text:span>, drop, drop_while, <text:span text:style-name="T1">each, each_index, </text:span></text:p>
      <text:p text:style-name="P50"><text:span text:style-name="T1"><text:s text:c="2"/>empty?</text:span>, eql?, fetch, fill, find_index, f<text:span text:style-name="T1">irst, flatten, flatten!</text:span>, frozen?, </text:p>
      <text:p text:style-name="P50"><text:s text:c="2"/>hash, <text:span text:style-name="T1">include?, index</text:span>, initialize_copy, i<text:span text:style-name="T1">nsert, inspect, join, keep_if, </text:span></text:p>
      <text:p text:style-name="P50"><text:span text:style-name="T1"><text:s text:c="2"/>last, length, map, map!</text:span>, pack, permutation, <text:span text:style-name="T1">pop</text:span>, <text:span text:style-name="T1">pretty_print</text:span>, </text:p>
      <text:p text:style-name="P50"><text:s text:c="2"/>pretty_print_cycle, product, <text:span text:style-name="T1">push</text:span>, rassoc, <text:span text:style-name="T1">reject, reject!</text:span>, </text:p>
      <text:p text:style-name="P50"><text:s text:c="2"/>repeated_combination, repeated_permutation, <text:span text:style-name="T1">replace</text:span>, <text:span text:style-name="T1">reverse, reverse!</text:span>, </text:p>
      <text:p text:style-name="P50"><text:s text:c="2"/><text:span text:style-name="T1">reverse_each</text:span>, <text:span text:style-name="T1">rindex</text:span>, rotate, rotate!, <text:span text:style-name="T1">sample, select, select!</text:span>, shelljoin, </text:p>
      <text:p text:style-name="P5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0"><text:s text:c="2"/>take_while, to_a, to_ary, <text:span text:style-name="T1">to_s</text:span>, transpose, <text:span text:style-name="T1">uniq, uniq!, unshift, values_at</text:span>, </text:p>
      <text:p text:style-name="P50"><text:s text:c="2"/>zip, | </text:p>
      <text:p text:style-name="P50"/>
      <text:p text:style-name="P50">&gt;&gt;&gt; Задание: прочитайте этот список и выберите методы, о котрых вы что-то можете сказать из названия.</text:p>
      <text:p text:style-name="P50"><text:soft-page-break/></text:p>
      <text:p text:style-name="P50">&gt;&gt;&gt; Вопрос, что такое оператор | </text:p>
      <text:p text:style-name="P50">&gt;&gt;&gt; ri 'Array#|'</text:p>
      <text:p text:style-name="P50"/>
      <text:p text:style-name="P50">Домашнее задание: почитать ri Array</text:p>
      <text:p text:style-name="P73"/>
      <text:p text:style-name="P66">Получение нескольких <text:span text:style-name="T230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5510263942135010386" text:style-name="L28">
        <text:list-item>
          <text:p text:style-name="P231">метод Kernel#load</text:p>
        </text:list-item>
        <text:list-item>
          <text:p text:style-name="P231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6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6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220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6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221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6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6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8624202322082201811" text:style-name="L29">
        <text:list-item>
          <text:p text:style-name="P215">lesson.10.tar.bz2</text:p>
        </text:list-item>
      </text:list>
      <text:p text:style-name="P157"/>
      <text:p text:style-name="P160">Вопросы</text:p>
      <text:p text:style-name="P160"/>
      <text:list xml:id="list3894101253555431460" text:style-name="L30">
        <text:list-item>
          <text:p text:style-name="P219">Сколько времени ушло на ДЗ на этой неделе?</text:p>
        </text:list-item>
        <text:list-item>
          <text:p text:style-name="P219">Просмотрели ли презентацию до конца и есть ли вопросы? Что стоит рассмотреть сейчас?</text:p>
        </text:list-item>
        <text:list-item>
          <text:p text:style-name="P219">Что общего в методах, имена которых оканчиваются на знак вопроса?</text:p>
        </text:list-item>
        <text:list-item>
          <text:p text:style-name="P219">О чем говорит знак ! в имени метода?</text:p>
        </text:list-item>
        <text:list-item>
          <text:p text:style-name="P219">Все ли методы, оканчивающиеся на ! изменяют объект, к которому применяются?</text:p>
        </text:list-item>
        <text:list-item>
          <text:p text:style-name="P219">Назовите какие-нибудь методы объектов класса Array? И что они делают?</text:p>
        </text:list-item>
        <text:list-item>
          <text:p text:style-name="P219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3400003598320477570" text:style-name="L31">
        <text:list-item>
          <text:p text:style-name="P220">lengths.with_cp1252 - <text:s/>длины вычислены неправильно</text:p>
        </text:list-item>
        <text:list-item>
          <text:p text:style-name="P22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9170686103590993300" text:style-name="L32">
        <text:list-item>
          <text:p text:style-name="P222">Как определить каждое 10е предложение в тексте?</text:p>
        </text:list-item>
        <text:list-item>
          <text:p text:style-name="P222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161458559484512273" text:style-name="L33">
        <text:list-item>
          <text:p text:style-name="P216">глобальная переменная @nth</text:p>
        </text:list-item>
        <text:list-item>
          <text:p text:style-name="P216">внешняя библиотека optparse</text:p>
        </text:list-item>
        <text:list-item>
          <text:p text:style-name="P216">опция --help</text:p>
        </text:list-item>
        <text:list-item>
          <text:p text:style-name="P216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9">upchars = chars.map { |char|</text:p>
      <text:p text:style-name="P19"><text:tab/>char.upcase</text:p>
      <text:p text:style-name="P13">}</text:p>
      <text:p text:style-name="P13"/>
      <text:p text:style-name="P18">Вопрос: Какие значения находятся в массивах?</text:p>
      <text:p text:style-name="P18"/>
      <text:p text:style-name="P18"><text:tab/>chars – не изменился</text:p>
      <text:p text:style-name="P13"><text:tab/>upchars =&gt; [“A”, “B”, “C”, “D”]</text:p>
      <text:p text:style-name="P13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9">words.map {|word|</text:p>
      <text:p text:style-name="P19"><text:tab/>word.length</text:p>
      <text:p text:style-name="P13">}</text:p>
      <text:p text:style-name="P13"/>
      <text:p text:style-name="P13">=&gt; [5, 4, 5, 5, 7]</text:p>
      <text:p text:style-name="P13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02"/>
      <text:list xml:id="list4952420867122497520" text:style-name="L34">
        <text:list-item>
          <text:p text:style-name="P306">map <text:s text:c="5"/><text:span text:style-name="T231">map!</text:span></text:p>
        </text:list-item>
        <text:list-item>
          <text:p text:style-name="P306">collect <text:s text:c="2"/><text:span text:style-name="T231">collect!</text:span></text:p>
        </text:list-item>
      </text:list>
      <text:p text:style-name="P203"/>
      <text:p text:style-name="P18">В блоке может быть больше одного действия.</text:p>
      <text:p text:style-name="P18"/>
      <text:p text:style-name="P18"><text:tab/>см. lesson.10/test_map_1.rb</text:p>
      <text:p text:style-name="P18"/>
      <text:p text:style-name="P18">Результат <text:span text:style-name="T220">последней</text:span> операции есть результат всего блока и именно это значение <text:soft-page-break/>помещается в новый массив</text:p>
      <text:p text:style-name="P18"/>
      <text:p text:style-name="P19">Что будет результатом выполнения этого кода?</text:p>
      <text:p text:style-name="P19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8">!!! Задание: измените скрипт test_map_1.rb таким образом, чтобы получить из массива @numbers двумерный массив вот такого вида:</text:p>
      <text:p text:style-name="P18"/>
      <text:p text:style-name="P18"><text:tab/>[["uno", "UNO"], ["dos", "DOS"], ["tres", "TRES"], ...]</text:p>
      <text:p text:style-name="P18"/>
      <text:p text:style-name="P18">Ответ: lesson.10/test_map_2.rb</text:p>
      <text:p text:style-name="P117"/>
      <text:p text:style-name="P14">Задание</text:p>
      <text:p text:style-name="P18"/>
      <text:p text:style-name="P18">!!! Задание: Найдите максимальную и минимальную длину слов из @numbers</text:p>
      <text:p text:style-name="P18"/>
      <text:p text:style-name="P18">ожидаемый результат</text:p>
      <text:p text:style-name="P18"><text:tab/>min: 3 </text:p>
      <text:p text:style-name="P18"><text:tab/>max: 6 </text:p>
      <text:p text:style-name="P18"/>
      <text:p text:style-name="P18">Инструменты:</text:p>
      <text:p text:style-name="P18"><text:tab/>Array#max</text:p>
      <text:p text:style-name="P18"><text:tab/>Array#min</text:p>
      <text:p text:style-name="P18"/>
      <text:p text:style-name="P18">Ответ: lesson.10/test_map_3.rb</text:p>
      <text:p text:style-name="P18"/>
      <text:p text:style-name="P18">Вот так это выглядит после <text:span text:style-name="T221">отображения</text:span></text:p>
      <text:p text:style-name="P18"/>
      <text:p text:style-name="P18"><text:tab/>@numbers.map {|item| item.length}</text:p>
      <text:p text:style-name="P18"><text:tab/>#=&gt; [<text:span text:style-name="T1">3</text:span>, 3, 4, <text:span text:style-name="T1">6</text:span>, 5, 4, 5, 4, 5, 4]</text:p>
      <text:p text:style-name="P18"/>
      <text:p text:style-name="P18">&gt;&gt;&gt; выделить цветом максимальный и минимальный</text:p>
      <text:p text:style-name="P18"/>
      <text:p text:style-name="P18">!!! Вопрос: как еще получить максимальное и минимальное значения, не используя методы min/max?</text:p>
      <text:p text:style-name="P18"/>
      <text:p text:style-name="P18"><text:tab/>@numbers.map {|item| item.length}.sort</text:p>
      <text:p text:style-name="P18"><text:tab/>#=&gt; [3, 3, 4, 4, 4, 4, 5, 5, 5, 6]</text:p>
      <text:p text:style-name="P18"/>
      <text:p text:style-name="P18"><text:tab/>и потом Array#first Array#last или метод []</text:p>
      <text:p text:style-name="P18"/>
      <text:p text:style-name="P18"><text:tab/>или</text:p>
      <text:p text:style-name="P18"><text:soft-page-break/><text:tab/>min, max = res.<text:span text:style-name="T1">values_at</text:span>(0,-1)</text:p>
      <text:p text:style-name="P189"/>
      <text:p text:style-name="P201"/>
      <text:p text:style-name="P204">Задания на Array#map</text:p>
      <text:p text:style-name="P204"/>
      <text:p text:style-name="P206">Задание: Дано теггированное предложение. Как вывести его без тегов? Как вывести только теги (только цепочка тегов, без слов)?</text:p>
      <text:p text:style-name="P205"/>
      <text:p text:style-name="P206"><text:tab/>не используя String#gsub на всем предложении</text:p>
      <text:p text:style-name="P201"><text:tab/>можно использовать String#match, Array#index, Array#split, String#gsub</text:p>
      <text:p text:style-name="P201"/>
      <text:p text:style-name="P201"><text:tab/>Что есть в тексте есть фразы as_ well_RB ?</text:p>
      <text:p text:style-name="P201"/>
      <text:p text:style-name="P201">ответ: lesson.10/untag.rb</text:p>
      <text:p text:style-name="P201"/>
      <text:p text:style-name="P201"><text:span text:style-name="T230">Домашнее</text:span><text:span text:style-name="T221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70833098851896" text:continue-list="list8624202322082201811" text:style-name="L29">
        <text:list-item>
          <text:p text:style-name="P215">lesson.11.tar.bz2</text:p>
        </text:list-item>
      </text:list>
      <text:p text:style-name="P157"/>
      <text:p text:style-name="P160">Вопросы</text:p>
      <text:p text:style-name="P160"/>
      <text:list xml:id="list3569817123525760389" text:style-name="L35">
        <text:list-item>
          <text:p text:style-name="P221">Сколько времени ушло на ДЗ на этой неделе?</text:p>
        </text:list-item>
        <text:list-item>
          <text:p text:style-name="P221">Для чего предназначен Array#map?</text:p>
        </text:list-item>
        <text:list-item>
          <text:p text:style-name="P221">Есть ли парный опасный метод Array#map! ?</text:p>
        </text:list-item>
        <text:list-item>
          <text:p text:style-name="P221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20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207"><text:span text:style-name="T230">Даны среднемесячные температуры в г. Надыме. Как</text:span> <text:span text:style-name="T230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1"><text:s/>temperatures.find {|el| el &gt; 0} <text:s/>#=&gt; 1.2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1"><text:s/>temperatures.select {|temp| temp &gt; 0} </text:p>
      <text:p text:style-name="P171"><text:s/>#=&gt; [1.2, 10.6, 16.0, 12.1, 4.9]</text:p>
      <text:p text:style-name="P172"><text:span text:style-name="T230">то есть, </text:span><text:span text:style-name="T2">массив</text:span><text:span text:style-name="T230"> всех подходящих значений</text:span></text:p>
      <text:p text:style-name="P171"/>
      <text:p text:style-name="P171">см. также Array#grep</text:p>
      <text:p text:style-name="P178"/>
      <text:p text:style-name="P66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6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5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5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2"/>
      <text:p text:style-name="P160">Раздаточный материал</text:p>
      <text:p text:style-name="P160"/>
      <text:list xml:id="list170833401248631" text:continue-list="list170833098851896" text:style-name="L29">
        <text:list-item>
          <text:p text:style-name="P215">lesson.12.tar.bz2</text:p>
        </text:list-item>
      </text:list>
      <text:p text:style-name="P157"/>
      <text:p text:style-name="P161">Вопросы</text:p>
      <text:list xml:id="list2407545192203684580" text:style-name="L36">
        <text:list-header>
          <text:p text:style-name="P223"/>
        </text:list-header>
        <text:list-item>
          <text:p text:style-name="P217">Зачем методу Array#sort нужен блок? Как работает (какой результат) sort без блока?</text:p>
        </text:list-item>
        <text:list-item>
          <text:p text:style-name="P217">Метод sort оперирует двумя аргументами (они в |a,b|). Что это за аргументы?</text:p>
        </text:list-item>
        <text:list-item>
          <text:p text:style-name="P21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17">Как Array#sort отсортирует массив массивов?</text:p>
        </text:list-item>
        <text:list-item>
          <text:p text:style-name="P217">Чем отличается Array#sort_by от Array#sort ?</text:p>
        </text:list-item>
        <text:list-item>
          <text:p text:style-name="P217">Чем отличаются методы Array#all? и Array#any?</text:p>
        </text:list-item>
        <text:list-item>
          <text:p text:style-name="P217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217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217">Правда ли, что метод index есть только у массивов? - нет, он есть и у String (см. ri index)</text:p>
        </text:list-item>
        <text:list-item>
          <text:p text:style-name="P217">Почему Array#index/rindex/find можно использовать в условиях? - они возвращают nil, если ничего не найдено</text:p>
        </text:list-item>
        <text:list-item>
          <text:p text:style-name="P217">Чем отличается Array#find от Array#select?</text:p>
        </text:list-item>
        <text:list-item>
          <text:p text:style-name="P21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6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7256769311536183066" text:style-name="L37">
        <text:list-item>
          <text:p text:style-name="P232">возможность абстрагироваться от деталей реализации</text:p>
        </text:list-item>
        <text:list-item>
          <text:p text:style-name="P232">более читабельный и более легко управляемый код</text:p>
        </text:list-item>
        <text:list-item>
          <text:p text:style-name="P232">возможность повторного использования (code reuse)</text:p>
          <text:p text:style-name="P232"/>
        </text:list-item>
      </text:list>
      <text:p text:style-name="P72">синонимы: подпрограммы, функции, процедуры</text:p>
      <text:p text:style-name="P51"/>
      <text:p text:style-name="P51">Метод должен быть определен до его использования</text:p>
      <text:p text:style-name="P51"/>
      <text:p text:style-name="P51">Определение метода:</text:p>
      <text:p text:style-name="P51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1">Использование (вызов) метода:</text:p>
      <text:p text:style-name="P51"/>
      <text:p text:style-name="P51"><text:tab/>method_name(arg1, arg2...)</text:p>
      <text:p text:style-name="P51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6">Аргументы в методах</text:p>
      <text:p text:style-name="P51"/>
      <text:p text:style-name="P51">Имена аргументов это локальные названия для внешних (по отношению к методу) переменных и литералов</text:p>
      <text:p text:style-name="P51"/>
      <text:p text:style-name="P51">&gt;&gt;&gt; не только внешних. если метод вызывает другой метод...</text:p>
      <text:p text:style-name="P51"/>
      <text:p text:style-name="P51"><text:tab/>def unvowel(word)</text:p>
      <text:p text:style-name="P51"><text:tab/><text:tab/>word.delete(‘ieaou’)</text:p>
      <text:p text:style-name="P51"><text:tab/>end</text:p>
      <text:p text:style-name="P51"/>
      <text:p text:style-name="P51"><text:tab/>unvowel(“hello”)</text:p>
      <text:p text:style-name="P51"><text:tab/># внутри unvowel, переменная word становиться равной hello</text:p>
      <text:p text:style-name="P51"/>
      <text:p text:style-name="P51"><text:tab/>w = “hello”</text:p>
      <text:p text:style-name="P51"><text:tab/>unvowel(w)</text:p>
      <text:p text:style-name="P51"/>
      <text:p text:style-name="P51">Аргументы передаются позиционно</text:p>
      <text:p text:style-name="P51"/>
      <text:p text:style-name="P51"><text:tab/>def max_of_three(a, b, c)</text:p>
      <text:p text:style-name="P51"><text:tab/><text:tab/>if a &gt; b &amp;&amp; a &gt; c</text:p>
      <text:p text:style-name="P51"><text:tab/><text:tab/><text:tab/>return a</text:p>
      <text:p text:style-name="P51"><text:tab/><text:tab/>elsif …</text:p>
      <text:p text:style-name="P51"><text:tab/><text:tab/><text:tab/>...</text:p>
      <text:p text:style-name="P51"><text:tab/><text:tab/>end</text:p>
      <text:p text:style-name="P51"><text:tab/>end</text:p>
      <text:p text:style-name="P51"/>
      <text:p text:style-name="P51"><text:tab/>x, y = 1, 20</text:p>
      <text:p text:style-name="P51"><text:tab/>max_of_three(x, y, 10)</text:p>
      <text:p text:style-name="P51"/>
      <text:p text:style-name="P51">Вопрос: Что внутри метода?</text:p>
      <text:p text:style-name="P51">Ответ: внутри метода имеем</text:p>
      <text:p text:style-name="P51"><text:tab/>a = x = 1</text:p>
      <text:p text:style-name="P51"><text:tab/>b = y = 20</text:p>
      <text:p text:style-name="P51"><text:tab/>c = 10</text:p>
      <text:p text:style-name="P51"/>
      <text:p text:style-name="P54">Задание: реализуйте метод max_of_three иначе</text:p>
      <text:p text:style-name="P54">ответ: methods/max_of_three.2.rb</text:p>
      <text:p text:style-name="P54"><text:soft-page-break/>ответ: methods/max_of_three.3.rb</text:p>
      <text:p text:style-name="P55"/>
      <text:p text:style-name="P66">Передача объектов в метод</text:p>
      <text:p text:style-name="P51"/>
      <text:p text:style-name="P51">Объекты, передаваемые в метод через аргументы, передаются</text:p>
      <text:list xml:id="list5932476629547347677" text:style-name="L38">
        <text:list-item>
          <text:p text:style-name="P233">по значению (по копии)</text:p>
        </text:list-item>
        <text:list-item>
          <text:p text:style-name="P233">по ссылке</text:p>
        </text:list-item>
      </text:list>
      <text:p text:style-name="P51"/>
      <text:p text:style-name="P51">!!! Задание: исследуйте скрипт methods/test_args_2.rb. Что произошло со строкой в str и почему?</text:p>
      <text:p text:style-name="P51"/>
      <text:p text:style-name="P51">Метод object_id применяется к любой сущности в руби, возвращает идентификатор этой сущности (объекта) в памяти.</text:p>
      <text:p text:style-name="P51"/>
      <text:p text:style-name="P5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5"/>
      <text:p text:style-name="P51">Простые объекты (числа, true, false, nil) передаются по копии (в руби – при попытке их изменить, делается копия).</text:p>
      <text:p text:style-name="P51">Сложные объекты (String, Array, Hash, etc) передаются по ссылке – такой объект можно изменить (в том числе по неосторожности).</text:p>
      <text:p text:style-name="P51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5"/>
      <text:p text:style-name="P54">это две ссылки aa и bb на один объект</text:p>
      <text:p text:style-name="P54"/>
      <text:p text:style-name="P54"><text:tab/>aa = bb = [1,2,3,4]</text:p>
      <text:p text:style-name="P54"><text:tab/></text:p>
      <text:p text:style-name="P54"><text:tab/>aa &lt;&lt; 5</text:p>
      <text:p text:style-name="P54"><text:tab/>изменится и aa и bb</text:p>
      <text:p text:style-name="P55"/>
      <text:p text:style-name="P55"/>
      <text:p text:style-name="P66">Область видимости переменных</text:p>
      <text:p text:style-name="P51"/>
      <text:p text:style-name="P51">Область видимости (visibility scope) фрагмент(ы) программы, где переменная видна (то есть, ее можно использовать)</text:p>
      <text:p text:style-name="P51"/>
      <text:p text:style-name="P51">Виды переменных</text:p>
      <text:p text:style-name="P51"><text:tab/>глобальные ($name) – доступны везде. $stdout, $stderr</text:p>
      <text:p text:style-name="P51"><text:tab/>локальные (бeз @ в начале)</text:p>
      <text:p text:style-name="P51"><text:tab/>переменные объекта класса (начинаются с @).</text:p>
      <text:p text:style-name="P51"><text:tab/>переменные класса (начинаются с @@)</text:p>
      <text:p text:style-name="P51"/>
      <text:p text:style-name="P51">Локальная переменная видна только в локальном контексте</text:p>
      <text:p text:style-name="P51"/>
      <text:p text:style-name="P51"><text:soft-page-break/><text:tab/>def increment(a)</text:p>
      <text:p text:style-name="P51"><text:tab/><text:tab/>a += 1</text:p>
      <text:p text:style-name="P51"><text:tab/>end</text:p>
      <text:p text:style-name="P51"/>
      <text:p text:style-name="P51">Вопрос: Чему равно a до и после вызова метода ? Чему равно a во время вызова</text:p>
      <text:p text:style-name="P51"/>
      <text:p text:style-name="P51"><text:tab/>a = 10</text:p>
      <text:p text:style-name="P51"><text:tab/>puts increment(a)</text:p>
      <text:p text:style-name="P51"><text:tab/>puts a <text:s text:c="24"/>#=&gt; 10</text:p>
      <text:p text:style-name="P51"/>
      <text:p text:style-name="P51">Это разные переменные а! Они находятся в разных пространствах имен, поэтому не конфликтуют</text:p>
      <text:p text:style-name="P51"/>
      <text:p text:style-name="P51"><text:tab/>def incr2</text:p>
      <text:p text:style-name="P51"><text:tab/><text:tab/>@a += 1</text:p>
      <text:p text:style-name="P51"><text:tab/>end</text:p>
      <text:p text:style-name="P51"/>
      <text:p text:style-name="P51">Вопрос: Чему будет равно @a до, во время и после вызова метода</text:p>
      <text:p text:style-name="P51"/>
      <text:p text:style-name="P51"><text:tab/>@a = 10 <text:s text:c="9"/>#=&gt;</text:p>
      <text:p text:style-name="P51"><text:tab/>incr2</text:p>
      <text:p text:style-name="P51"><text:tab/>@a</text:p>
      <text:p text:style-name="P51"/>
      <text:p text:style-name="P51">Переменная с @ является глобальной для скрипта</text:p>
      <text:p text:style-name="P51"/>
      <text:p text:style-name="P54">Задание: <text:s/>в скрипте methods/extract_random_subcorpus.3.rb сделайте переменную pct видимой внутри метода.</text:p>
      <text:p text:style-name="P54"/>
      <text:p text:style-name="P54">ответ: <text:s/>methods/extract_random_subcorpus.5.rb</text:p>
      <text:p text:style-name="P54"/>
      <text:p text:style-name="P5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4"/>
      <text:p text:style-name="P55"/>
      <text:p text:style-name="P66">Return</text:p>
      <text:p text:style-name="P51"/>
      <text:p text:style-name="P51">Метод может возвращать какое-либо значение. Для этого используется ключевое слово <text:span text:style-name="T1">return</text:span></text:p>
      <text:p text:style-name="P51"/>
      <text:p text:style-name="P51"><text:tab/>возвращает указанное значение</text:p>
      <text:p text:style-name="P51"><text:tab/>и выходит из метода</text:p>
      <text:p text:style-name="P51"/>
      <text:p text:style-name="P51"><text:tab/>def longer_word(word1, word2)</text:p>
      <text:p text:style-name="P51"><text:tab/><text:tab/>if word1.length &gt; word2.length</text:p>
      <text:p text:style-name="P51"><text:tab/><text:tab/><text:tab/><text:span text:style-name="T1">return</text:span> word1</text:p>
      <text:p text:style-name="P51"><text:tab/><text:tab/>else</text:p>
      <text:p text:style-name="P51"><text:tab/><text:tab/><text:tab/>return word2</text:p>
      <text:p text:style-name="P51"><text:tab/><text:tab/>end</text:p>
      <text:p text:style-name="P51"/>
      <text:p text:style-name="P51"><text:tab/><text:tab/>puts “hello” <text:s/># this never happens</text:p>
      <text:p text:style-name="P51"><text:soft-page-break/><text:tab/>end</text:p>
      <text:p text:style-name="P51"/>
      <text:p text:style-name="P51">В руби при помощи return можно вернуть любое количество любых объектов</text:p>
      <text:p text:style-name="P51"/>
      <text:p text:style-name="P51"><text:tab/>w = “books”</text:p>
      <text:p text:style-name="P51"><text:tab/>puts longer_word(“book”, w)</text:p>
      <text:p text:style-name="P51"><text:tab/>#=&gt; books</text:p>
      <text:p text:style-name="P51"/>
      <text:p text:style-name="P51">В руби при определении и вызове метода скобки можно опускать</text:p>
      <text:p text:style-name="P51"/>
      <text:p text:style-name="P51">Вопрос: чему равно res ?</text:p>
      <text:p text:style-name="P51"/>
      <text:p text:style-name="P51"><text:tab/>w = “burn”</text:p>
      <text:p text:style-name="P51"><text:tab/>res = longer_word “book”, w</text:p>
      <text:p text:style-name="P51"><text:tab/>#=&gt; res = burn</text:p>
      <text:p text:style-name="P51"/>
      <text:p text:style-name="P51">Чтобы вернуть несколько значений</text:p>
      <text:p text:style-name="P51"/>
      <text:p text:style-name="P51"><text:tab/>return val1, val2, val3</text:p>
      <text:p text:style-name="P51"/>
      <text:p text:style-name="P51">&gt;&gt;&gt; Руби просто возвращает массив</text:p>
      <text:p text:style-name="P51"/>
      <text:p text:style-name="P51">!!!! Задание: напишите метод, который принимает массив чисел и возвращает минимальное и максимальное значения</text:p>
      <text:p text:style-name="P51"/>
      <text:p text:style-name="P51"><text:tab/>values = [3,2,5,9,1,-7]</text:p>
      <text:p text:style-name="P51"/>
      <text:p text:style-name="P51">Ожидаемый выход</text:p>
      <text:p text:style-name="P51"/>
      <text:p text:style-name="P51"><text:tab/>min = -7 </text:p>
      <text:p text:style-name="P51"><text:tab/>max = 9 </text:p>
      <text:p text:style-name="P51"/>
      <text:p text:style-name="P51">см. methods/min_max.1.rb</text:p>
      <text:p text:style-name="P51"/>
      <text:p text:style-name="P51">Вопрос: что вы видите в methods/min_max.2.rb?</text:p>
      <text:p text:style-name="P51"/>
      <text:p text:style-name="P51">&gt;&gt;&gt; два значения возвращаются одним массивом</text:p>
      <text:p text:style-name="P51"/>
      <text:p text:style-name="P66">Задания</text:p>
      <text:p text:style-name="P51"/>
      <text:p text:style-name="P51">!!!! Задание: напишите свой метод, который будет из данного массива выбирать слова заданной длины</text:p>
      <text:p text:style-name="P51"/>
      <text:p text:style-name="P51"><text:tab/>dict = %w{cat act book teacher Ruby} </text:p>
      <text:p text:style-name="P51"><text:tab/>res = select_by_length(dict, 4) </text:p>
      <text:p text:style-name="P51"/>
      <text:p text:style-name="P51">Ожидаемый результат</text:p>
      <text:p text:style-name="P51"><text:tab/></text:p>
      <text:p text:style-name="P51"><text:tab/>["book", "Ruby"]</text:p>
      <text:p text:style-name="P51"/>
      <text:p text:style-name="P58"><text:soft-page-break/>ответ: methods/select_by_length.rb</text:p>
      <text:p text:style-name="P5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2"/>
      <text:p text:style-name="P71">Раздаточный материал</text:p>
      <text:p text:style-name="P71"/>
      <text:list xml:id="list5589209029775616827" text:style-name="L39">
        <text:list-item>
          <text:p text:style-name="P253">lesson.13.tar.bz2</text:p>
        </text:list-item>
      </text:list>
      <text:p text:style-name="P5"/>
      <text:p text:style-name="P16">Вопросы</text:p>
      <text:p text:style-name="P5"/>
      <text:list xml:id="list5429445730739853001" text:style-name="L40">
        <text:list-item>
          <text:p text:style-name="P254">зачем нужны методы?</text:p>
        </text:list-item>
        <text:list-item>
          <text:p text:style-name="P254">что возвращает метод и как он это делает?</text:p>
        </text:list-item>
        <text:list-item>
          <text:p text:style-name="P254">сколько значений может вернуть метод в руби?</text:p>
        </text:list-item>
      </text:list>
      <text:list xml:id="list2700477164415885139" text:style-name="L41">
        <text:list-item>
          <text:p text:style-name="P25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70833552516706" text:continue-list="list5429445730739853001" text:style-name="L40">
        <text:list-item>
          <text:p text:style-name="P25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54">как взаимодействуют ОДНОИМЕННЫЕ переменные внутри метода с переменными вне этого метода?</text:p>
        </text:list-item>
        <text:list-item>
          <text:p text:style-name="P25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59692645543736540" text:style-name="L42">
        <text:list-item>
          <text:p text:style-name="P256">как задать глобальную переменную (для данного скрипта)? -- $name @name или константа</text:p>
        </text:list-item>
      </text:list>
      <text:list xml:id="list170832986021089" text:continue-list="list170833552516706" text:style-name="L40">
        <text:list-item>
          <text:p text:style-name="P254">можно ли определить метод, который не принимает никаких аргументов?</text:p>
        </text:list-item>
        <text:list-item>
          <text:p text:style-name="P254">как передаются аргументы в метод?</text:p>
        </text:list-item>
      </text:list>
      <text:list xml:id="list7283034511116869067" text:style-name="L43">
        <text:list-item>
          <text:p text:style-name="P257">позиционно</text:p>
        </text:list-item>
        <text:list-item>
          <text:p text:style-name="P257">по значению / по ссылке</text:p>
        </text:list-item>
      </text:list>
      <text:p text:style-name="P5"/>
      <text:p text:style-name="P16">Разбор задания syn_mtag2ts_max_freq.rb</text:p>
      <text:p text:style-name="P54"/>
      <text:p text:style-name="P54">lesson.13/01.maxfreqtag/ALGO</text:p>
      <text:p text:style-name="P54"/>
      <text:p text:style-name="P54">Пошагово, syn_mtag2ts_max_freq.rb:</text:p>
      <text:p text:style-name="P54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4"/>
      <text:p text:style-name="P54">Варианты скрипта</text:p>
      <text:p text:style-name="P54"/>
      <text:p text:style-name="P54"><text:soft-page-break/>syn_mtag2ts_max_freq.2.rb</text:p>
      <text:p text:style-name="P54"/>
      <text:list xml:id="list1908497025260245608" text:style-name="L44">
        <text:list-item>
          <text:p text:style-name="P258">использует Array#max_by (см. также Array#max_by)</text:p>
        </text:list-item>
        <text:list-item>
          <text:p text:style-name="P25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4"/>
      <text:p text:style-name="P54">syn_mtag2ts_max_freq.3.rb</text:p>
      <text:p text:style-name="P54"/>
      <text:list xml:id="list5252063574695076084" text:style-name="L45">
        <text:list-item>
          <text:p text:style-name="P259">использует авторазложение массива на составляющие в | |</text:p>
        </text:list-item>
      </text:list>
      <text:p text:style-name="P54"/>
      <text:p text:style-name="P54">!!! Задание: Выделите функциональность выбора лучшего тега <text:s/>в метод.</text:p>
      <text:p text:style-name="P54"/>
      <text:p text:style-name="P54"><text:tab/>tag = tag_with_max_freq(tfs_as_string)</text:p>
      <text:p text:style-name="P54">или</text:p>
      <text:p text:style-name="P54"><text:tab/>tag = tag_with_max_freq(tfs_as_array)</text:p>
      <text:p text:style-name="P54"/>
      <text:p text:style-name="P54">ответ: syn_mtag2ts_max_freq.4.rb</text:p>
      <text:p text:style-name="P54"/>
      <text:p text:style-name="P71">Другие варианты этого же скрипта</text:p>
      <text:p text:style-name="P71"/>
      <text:p text:style-name="P54">syn_mtag2ts_max_freq.5.rb</text:p>
      <text:list xml:id="list408523803033754512" text:style-name="L46">
        <text:list-item>
          <text:p text:style-name="P260">использует Array#map</text:p>
        </text:list-item>
      </text:list>
      <text:p text:style-name="P54"/>
      <text:p text:style-name="P54">syn_mtag2ts_max_freq.6.rb</text:p>
      <text:p text:style-name="P54">syn_mtag2ts_max_freq.6_fails.rb</text:p>
      <text:list xml:id="list5044135506110164495" text:style-name="L47">
        <text:list-item>
          <text:p text:style-name="P261">все сжато в одну операцию. так писать нельзя</text:p>
        </text:list-item>
        <text:list-item>
          <text:p text:style-name="P261">надо использовать {} вместо do..end, потому что разная сила связывания</text:p>
        </text:list-item>
      </text:list>
      <text:p text:style-name="P54"/>
      <text:p text:style-name="P54">syn_mtag2ts_max_freq.7.rb</text:p>
      <text:list xml:id="list2382251723392980312" text:style-name="L48">
        <text:list-item>
          <text:p text:style-name="P262">вся функциональность выбора лучших тегов вынесена в отдельный метод</text:p>
        </text:list-item>
      </text:list>
      <text:p text:style-name="P54"/>
      <text:p text:style-name="P71">Разбор задания syn_mtag2mtag_cstfilter.rb</text:p>
      <text:p text:style-name="P71"/>
      <text:p text:style-name="P54">самостоятельно</text:p>
      <text:p text:style-name="P54"/>
      <text:p text:style-name="P54">lesson.13/02/cstfilter/</text:p>
      <text:p text:style-name="P54"/>
      <text:p text:style-name="P54">syn_mtag2mtag_cstfilter.2.rb</text:p>
      <text:list xml:id="list2688119617459232503" text:style-name="L49">
        <text:list-item>
          <text:p text:style-name="P263">использует метод title?</text:p>
        </text:list-item>
        <text:list-item>
          <text:p text:style-name="P263">использует тернарную операцию</text:p>
        </text:list-item>
      </text:list>
      <text:p text:style-name="P54"/>
      <text:p text:style-name="P71">Метод, который ничего не возвращает</text:p>
      <text:p text:style-name="P51"/>
      <text:p text:style-name="P51">Метод не обязательно должен что-либо возвращать</text:p>
      <text:p text:style-name="P51"/>
      <text:list xml:id="list3374111415421481523" text:style-name="L50">
        <text:list-item>
          <text:p text:style-name="P234">метод изменяет сам объект</text:p>
        </text:list-item>
        <text:list-item>
          <text:p text:style-name="P234">метод выполняет какое-то действие, результат которого не важен</text:p>
          <text:p text:style-name="P234"/>
        </text:list-item>
      </text:list>
      <text:p text:style-name="P51"><text:tab/>def greet(name)</text:p>
      <text:p text:style-name="P51"><text:soft-page-break/><text:tab/><text:tab/>puts “Hello, #{name}.”</text:p>
      <text:p text:style-name="P51"><text:tab/>end</text:p>
      <text:p text:style-name="P51"/>
      <text:p text:style-name="P51"><text:tab/>greet(“Zeus”)</text:p>
      <text:p text:style-name="P51"><text:tab/>greet(‘Apollo’)</text:p>
      <text:p text:style-name="P51"/>
      <text:p text:style-name="P51">В руби метод без явного return возвращает результат последней операции!</text:p>
      <text:p text:style-name="P51"/>
      <text:p text:style-name="P51">Вопрос: будет ли напечатан вопрос?</text:p>
      <text:p text:style-name="P51"/>
      <text:p text:style-name="P51">if greet(“Zeus”) <text:s text:c="2"/>#=&gt; nil, т.к. это то, что возвращает puts.</text:p>
      <text:p text:style-name="P51"><text:tab/>puts “How is the life on the Mount Olympus?” # не будет напечатано</text:p>
      <text:p text:style-name="P51">end</text:p>
      <text:p text:style-name="P51"/>
      <text:p text:style-name="P51">if greet(“Zeus”)</text:p>
      <text:p text:style-name="P51"><text:tab/>puts “How is the life on the Mount Olympus?”</text:p>
      <text:p text:style-name="P51">end</text:p>
      <text:p text:style-name="P58"/>
      <text:p text:style-name="P66">Параметры по умолчанию</text:p>
      <text:p text:style-name="P51"/>
      <text:p text:style-name="P51">Аргументам метода можно задавать значение по умолчанию</text:p>
      <text:p text:style-name="P51"/>
      <text:p text:style-name="P144">Array#join(sep=$,)</text:p>
      <text:p text:style-name="P51"/>
      <text:p text:style-name="P72">arr = %w{uno dos tres}</text:p>
      <text:p text:style-name="P72"/>
      <text:p text:style-name="P72"><text:tab/>puts arr.join <text:s text:c="7"/>#=&gt; unodostres</text:p>
      <text:p text:style-name="P51"><text:tab/>puts arr.join(', ') <text:s text:c="2"/>#=&gt; uno, dos, tres</text:p>
      <text:p text:style-name="P51"/>
      <text:p text:style-name="P51">Допускается любое количество опциональных аргументов при условии, что они являются последними аргументами</text:p>
      <text:p text:style-name="P51"/>
      <text:p text:style-name="P51">&gt;&gt;&gt;Что делает этот метод?</text:p>
      <text:p text:style-name="P51"/>
      <text:p text:style-name="P51"><text:tab/>def strjoin(a, b, c=nil, s=” ”)</text:p>
      <text:p text:style-name="P51"><text:tab/><text:tab/>[a,b,c].compact.join(s)</text:p>
      <text:p text:style-name="P51"><text:tab/>end</text:p>
      <text:p text:style-name="P51"/>
      <text:p text:style-name="P51">неверно!</text:p>
      <text:p text:style-name="P51"/>
      <text:p text:style-name="P51"><text:tab/>def strjoin(a, b, c=nil, s)</text:p>
      <text:p text:style-name="P51"><text:tab/><text:tab/>[a,b,c].compact.join(s)</text:p>
      <text:p text:style-name="P51"><text:tab/>end</text:p>
      <text:p text:style-name="P51"/>
      <text:p text:style-name="P51">!!!Вопрос: Что напечатают следующие команды?</text:p>
      <text:p text:style-name="P51"/>
      <text:p text:style-name="P51"><text:tab/>puts strjoin("aa", "bb", "cc", "\t") <text:s text:c="3"/>#=&gt; aa<text:tab/>bb<text:tab/>cc</text:p>
      <text:p text:style-name="P51"><text:tab/>puts strjoin("aa", "bb", "cc") + “!” <text:s text:c="2"/>#=&gt; aa bb cc!</text:p>
      <text:p text:style-name="P51"><text:tab/>puts strjoin("aa", "bb") + “!” <text:s text:c="10"/>#=&gt; aa bb!</text:p>
      <text:p text:style-name="P51"><text:tab/>puts strjoin("aa", "bb", "\t") <text:s/>+ “!” <text:s text:c="3"/>#=&gt; aa bb \t!</text:p>
      <text:p text:style-name="P51"><text:soft-page-break/></text:p>
      <text:p text:style-name="P51">!!!Вопрос: как напечатать “aa<text:tab/>bb” разделенные табуляцей?</text:p>
      <text:p text:style-name="P51"/>
      <text:p text:style-name="P51"><text:tab/>puts strjoin("aa", "bb", nil, "\t") <text:s/>#=&gt;”aa<text:tab/>bb”</text:p>
      <text:p text:style-name="P58"/>
      <text:p text:style-name="P66">Переменное количество аргументов (*)</text:p>
      <text:p text:style-name="P51"/>
      <text:p text:style-name="P51">def method_name(*args)</text:p>
      <text:p text:style-name="P51"><text:tab/># args[0], args[1] ...</text:p>
      <text:p text:style-name="P51">end</text:p>
      <text:p text:style-name="P51"/>
      <text:p text:style-name="P51">method_name(1, “aa”, x, y)</text:p>
      <text:p text:style-name="P51"/>
      <text:p text:style-name="P51">!!! Задание: напишите strjoin, который принимает любое количество аргументов для конкатенации.</text:p>
      <text:p text:style-name="P51"/>
      <text:p text:style-name="P51"><text:tab/>puts strjoin("aa", "bb", "cc", "\t")</text:p>
      <text:p text:style-name="P51"><text:tab/>#=&gt;aa<text:tab/>bb<text:tab/>cc</text:p>
      <text:p text:style-name="P51"/>
      <text:p text:style-name="P51">ответ: test_splat.rb</text:p>
      <text:p text:style-name="P51"/>
      <text:p text:style-name="P51">def strjoin(*args, sep)</text:p>
      <text:p text:style-name="P51"><text:s text:c="2"/>args.join(sep)</text:p>
      <text:p text:style-name="P51">end</text:p>
      <text:p text:style-name="P51"/>
      <text:p text:style-name="P51">Вопрос: почему здесь происходит ошибка?</text:p>
      <text:p text:style-name="P51"/>
      <text:p text:style-name="P51">def strjoin(*args, sep=”\t”)</text:p>
      <text:p text:style-name="P51">end</text:p>
      <text:p text:style-name="P51"/>
      <text:p text:style-name="P51">Ответ: при таком вызове – strjoin("aa", "bb", "cc", "\t") – непонятно, отнести “\t” к args или к sep?</text:p>
      <text:p text:style-name="P58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3"/>
      <text:p text:style-name="P63">Циклы upto/downto</text:p>
      <text:p text:style-name="P63"/>
      <text:p text:style-name="P61">Как пробежаться по масcиву?</text:p>
      <text:p text:style-name="P61">Array#each, Array#reverse_each, while, for … in </text:p>
      <text:p text:style-name="P61"/>
      <text:p text:style-name="P61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1"/>
      <text:p text:style-name="P61">Используя диапазон:</text:p>
      <text:p text:style-name="P61"/>
      <text:p text:style-name="P61">(3..7).each {|i| puts i} </text:p>
      <text:p text:style-name="P61"/>
      <text:p text:style-name="P61">выход:</text:p>
      <text:p text:style-name="P61">3</text:p>
      <text:p text:style-name="P61">4 </text:p>
      <text:p text:style-name="P61">5</text:p>
      <text:p text:style-name="P61">6 </text:p>
      <text:p text:style-name="P61">7</text:p>
      <text:p text:style-name="P61"/>
      <text:p text:style-name="P61">Задание: как вывести числа в обратном порядке?</text:p>
      <text:p text:style-name="P61"/>
      <text:p text:style-name="P61">см loops/test_range_each.rb</text:p>
      <text:p text:style-name="P61"/>
      <text:p text:style-name="P61">Используя методы класса Integer : upto и downto</text:p>
      <text:p text:style-name="P5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4">3.upto(7) do |n|</text:p>
            <text:p text:style-name="P54"><text:s text:c="2"/>puts "Current number is #{n}"</text:p>
            <text:p text:style-name="P54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4"/>
      <text:p text:style-name="P54">Определены для классов Integer, String, Date</text:p>
      <text:p text:style-name="P54"/>
      <text:p text:style-name="P54">см. loops/test_upto_1.rb</text:p>
      <text:p text:style-name="P54"/>
      <text:p text:style-name="P54">Пример для дат в loops/test_upto_date.rb</text:p>
      <text:p text:style-name="P54">&gt;&gt; показывает (и считает дни) между 23 февраля и 8 марта 2012 г (15 дней) т 2013 г (14 дней)</text:p>
      <text:p text:style-name="P54"/>
      <text:p text:style-name="P60">Задание: исследуйте скрипт loops/test_downto.2.rb. Нужно ли брать в скобки (если да, то зачем)</text:p>
      <text:p text:style-name="P60"/>
      <text:p text:style-name="P60"><text:tab/>(words.length-3).downto ….</text:p>
      <text:p text:style-name="P61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220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4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3"/>
      <text:p text:style-name="P53">!!! Задание: Реализуйте сортировку вставкой на месте (то есть, переупорядочивается сам массив непосредственно)</text:p>
      <text:p text:style-name="P53"/>
      <text:p text:style-name="P53">Алгоритм и псевдокод: <text:a xlink:type="simple" xlink:href="http://ru.wikipedia.org/wiki/Сортировка_вставкой">http://ru.wikipedia.org/wiki/</text:a>Сортировка_вставкой</text:p>
      <text:p text:style-name="P53"/>
      <text:p text:style-name="P53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70834494579953" text:continue-list="list5589209029775616827" text:style-name="L39">
        <text:list-item>
          <text:p text:style-name="P253">lesson.15.tar.bz2</text:p>
        </text:list-item>
      </text:list>
      <text:p text:style-name="P5"/>
      <text:p text:style-name="P16">Вопросы</text:p>
      <text:p text:style-name="P106"/>
      <text:list xml:id="list900261639857918218" text:style-name="L51">
        <text:list-item>
          <text:p text:style-name="P285">какой/ие из методой более универсальны: upto/downto/step?</text:p>
        </text:list-item>
        <text:list-item>
          <text:p text:style-name="P28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85">как сделать методы еще более пригодными для повторного использования?</text:p>
        </text:list-item>
        <text:list-item>
          <text:p text:style-name="P285">как объявить модуль и методы в нем?</text:p>
        </text:list-item>
        <text:list-item>
          <text:p text:style-name="P285">как использовать модуль? – как загрузить модуль</text:p>
        </text:list-item>
        <text:list-item>
          <text:p text:style-name="P285">когда мы используем require, то что мы указываем, это имя файла или имя модуля?</text:p>
        </text:list-item>
        <text:list-item>
          <text:p text:style-name="P285">одно ли это и то же, использовать в команде require имя файла с расширением и без расширения?</text:p>
        </text:list-item>
        <text:list-item>
          <text:p text:style-name="P285">можно ли указывать в require путь к файлу? Нужно ли?</text:p>
        </text:list-item>
        <text:list-item>
          <text:p text:style-name="P28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1">Хэш (ассоциативный массив) <text:span text:style-name="T220">неупорядоченная (?)</text:span> коллекция пар "ключ-значение".</text:p>
      <text:p text:style-name="P51"/>
      <text:p text:style-name="P51">Ключи в массиве (индексы) это целочисленный значения (от 0 и выше).</text:p>
      <text:p text:style-name="P51"/>
      <text:p text:style-name="P51"><text:tab/>arr_months = ["Jan", "Feb", "Mar"]</text:p>
      <text:p text:style-name="P51"/>
      <text:p text:style-name="P55">Объявление: arr = []</text:p>
      <text:p text:style-name="P51"/>
      <text:p text:style-name="P51">Ключом в хэше может быть любой объект (строки, числа, символы, массивы...), но ключ должен быть уникальным.</text:p>
      <text:p text:style-name="P51"/>
      <text:p text:style-name="P51"><text:tab/>hash_months = { "Jan" =&gt; "January", "Feb" =&gt; "February", "Mar" =&gt; "March"}</text:p>
      <text:p text:style-name="P51"/>
      <text:p text:style-name="P55">Объявление: hsh = {} или hsh = Hash.new</text:p>
      <text:p text:style-name="P51"><text:tab/></text:p>
      <text:p text:style-name="P51"><text:tab/>hash_months["Jan"] <text:s text:c="5"/>#=&gt; "January"</text:p>
      <text:p text:style-name="P51"/>
      <text:p text:style-name="P51">ri Hash#[]</text:p>
      <text:p text:style-name="P51"/>
      <text:p text:style-name="P51">ключами являются числа:</text:p>
      <text:p text:style-name="P51"><text:tab/>hash_months = { 1 =&gt; "January", 2 =&gt; "February", 3 =&gt; "March" }</text:p>
      <text:p text:style-name="P51"><text:tab/>hash_months[2] <text:s text:c="5"/>#=&gt; "February"</text:p>
      <text:p text:style-name="P51"/>
      <text:p text:style-name="P51"><text:soft-page-break/>&gt;&gt;&gt; не путать в %w{ ... } для задания массивов</text:p>
      <text:p text:style-name="P51"/>
      <text:p text:style-name="P51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6">Изменение хэша</text:p>
      <text:p text:style-name="P51"/>
      <text:p text:style-name="P51">Метод []= добавляет или замещает пару ключ-значение</text:p>
      <text:p text:style-name="P51"/>
      <text:p text:style-name="P51"><text:tab/>hash_months["Apr"] = "April"</text:p>
      <text:p text:style-name="P51"><text:tab/>hash_months["May"] = "May"</text:p>
      <text:p text:style-name="P51"/>
      <text:p text:style-name="P51">&gt;&gt;&gt; Здесь обычный оператор присваивания = , а не =&gt; (fat arrow)</text:p>
      <text:p text:style-name="P51"/>
      <text:p text:style-name="P51">Синоним: метод Hash#store</text:p>
      <text:p text:style-name="P51"/>
      <text:p text:style-name="P51"><text:tab/>hash_months.store("Jun", "June")</text:p>
      <text:p text:style-name="P51"><text:tab/>hash_months.store("Jul", "July")</text:p>
      <text:p text:style-name="P51"/>
      <text:p text:style-name="P66">Вопросы к хэшу</text:p>
      <text:p text:style-name="P66"/>
      <text:p text:style-name="P51">!!! Вопрос: какой метод позволяет узнать, есть ли в хэше данные?</text:p>
      <text:p text:style-name="P51"/>
      <text:p text:style-name="P51"><text:tab/>empty?</text:p>
      <text:p text:style-name="P51"/>
      <text:p text:style-name="P51"><text:tab/>hash_months.empty? <text:s text:c="2"/>#=&gt;false</text:p>
      <text:p text:style-name="P51"/>
      <text:p text:style-name="P51"><text:soft-page-break/>Узнать, есть ли в хэше некоторый ключ:</text:p>
      <text:p text:style-name="P51"/>
      <text:p text:style-name="P51">синонимы</text:p>
      <text:p text:style-name="P51"><text:tab/>has_key?(k)</text:p>
      <text:p text:style-name="P51"><text:tab/><text:span text:style-name="T1">key?(k)</text:span></text:p>
      <text:p text:style-name="P51"><text:tab/>include?(k)</text:p>
      <text:p text:style-name="P51"><text:tab/>member?(k)</text:p>
      <text:p text:style-name="P51"/>
      <text:p text:style-name="P51">Узнать, есть ли в хэше некоторое значение</text:p>
      <text:p text:style-name="P51"/>
      <text:p text:style-name="P51"><text:tab/>value?(v)</text:p>
      <text:p text:style-name="P51"/>
      <text:p text:style-name="P66">Получение данных из хэша</text:p>
      <text:p text:style-name="P51"/>
      <text:p text:style-name="P51">Метод [] позволяет получить значение по указанному ключу</text:p>
      <text:p text:style-name="P51"/>
      <text:p text:style-name="P51"><text:tab/>hash_months["Jan"] <text:s text:c="3"/>#=&gt; "January"</text:p>
      <text:p text:style-name="P51"/>
      <text:p text:style-name="P51">Чтобы получить значения по нескольким ключам Hash#values_at</text:p>
      <text:p text:style-name="P51"/>
      <text:p text:style-name="P51">!!! Вопрос: что вернет следующая команд?</text:p>
      <text:p text:style-name="P51"/>
      <text:p text:style-name="P51"><text:tab/>hash_months.values_at "Feb", "apple", "Jan"</text:p>
      <text:p text:style-name="P51"/>
      <text:p text:style-name="P51">!!! Ответ: массив значений (nil, если ключа нет) в порядке, соответствующем аргументам в values_at</text:p>
      <text:p text:style-name="P51"><text:tab/>#=&gt; ["February", nil, "January"]</text:p>
      <text:p text:style-name="P51"/>
      <text:p text:style-name="P51">см. lesson.15/test_values_at</text:p>
      <text:p text:style-name="P51">&gt;&gt;&gt; ключи чувствительны к регистру</text:p>
      <text:p text:style-name="P51"/>
      <text:p text:style-name="P51">!!! Задание: исследуйте скрипт lesson.15/test_values_at.2</text:p>
      <text:p text:style-name="P5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1"/>
      <text:p text:style-name="P51">!!! Вопрос: как получить список всех ключей, которые есть в хэше? проверьте ваши идеи в irb на данных из файла lesson.15/loadme</text:p>
      <text:p text:style-name="P51"><text:tab/>&gt;load 'loadme'</text:p>
      <text:p text:style-name="P51">Ответ: Hash#keys</text:p>
      <text:p text:style-name="P51"/>
      <text:p text:style-name="P51">в руби 1.8 порядок неопределен</text:p>
      <text:p text:style-name="P51"><text:tab/>hash_months.keys <text:s text:c="2"/>#=&gt; ["Jul", "Apr" , "Jan", "Feb", "Mar", "Jun", "May"]</text:p>
      <text:p text:style-name="P51">в руби 1.9 в порядке добавления</text:p>
      <text:p text:style-name="P51"><text:tab/>hash_months.keys <text:s/>#=&gt; ["Jan", "Feb", "Mar", "Apr", "May", "Jun", "Jul"]</text:p>
      <text:p text:style-name="P51"/>
      <text:p text:style-name="P51">Вопрос: как получить все значения, хранимые в хэше</text:p>
      <text:p text:style-name="P51"/>
      <text:p text:style-name="P51"><text:tab/>hash_months.values #=&gt; ["January", "February", "March", "April", "May", "June", "July"]</text:p>
      <text:p text:style-name="P51"/>
      <text:p text:style-name="P51"><text:soft-page-break/>Элементы упорядочены по тем же правилам, что и ключи (то есть, нет порядка в 1.8 и в порядке добавления в 1.9)</text:p>
      <text:p text:style-name="P51"/>
      <text:p text:style-name="P66">Дефолтные значения</text:p>
      <text:p text:style-name="P66"/>
      <text:p text:style-name="P51">Обращение к несуществующему ключу возвращает nil</text:p>
      <text:p text:style-name="P51"/>
      <text:p text:style-name="P51"><text:tab/>hash_months ['term'] <text:s text:c="2"/>#=&gt; nil <text:s/>(а не термидор)</text:p>
      <text:p text:style-name="P51"/>
      <text:p text:style-name="P51">Как побороть проблему?</text:p>
      <text:p text:style-name="P51"/>
      <text:p text:style-name="P51"><text:tab/>counts = {}</text:p>
      <text:p text:style-name="P51"><text:tab/>counts['apple'] += 1</text:p>
      <text:p text:style-name="P51"/>
      <text:p text:style-name="P51">известный способ</text:p>
      <text:p text:style-name="P51"><text:tab/>counts ['apple'] ||= 0</text:p>
      <text:p text:style-name="P51"/>
      <text:p text:style-name="P51">Другой способ</text:p>
      <text:p text:style-name="P51"/>
      <text:p text:style-name="P51">1) метод Hash#default=</text:p>
      <text:p text:style-name="P51"/>
      <text:p text:style-name="P51"><text:tab/>counts = {}</text:p>
      <text:p text:style-name="P51"><text:tab/>counts.default = 0</text:p>
      <text:p text:style-name="P51"><text:tab/>counts['apple'] += 1</text:p>
      <text:p text:style-name="P51"/>
      <text:p text:style-name="P51">см. также Hash#default</text:p>
      <text:p text:style-name="P51"/>
      <text:p text:style-name="P51">2) в момент инициализации можно указать значение по умолчанию</text:p>
      <text:p text:style-name="P51"/>
      <text:p text:style-name="P51"><text:tab/>counts = Hash.new(0)</text:p>
      <text:p text:style-name="P51"><text:tab/>counts['apple'] += 1</text:p>
      <text:p text:style-name="P51"/>
      <text:p text:style-name="P51">ri Hash.new </text:p>
      <text:p text:style-name="P51"/>
      <text:p text:style-name="P51">!!! Вопрос: что будет напечатано в двух случаях?</text:p>
      <text:p text:style-name="P51"/>
      <text:p text:style-name="P51"><text:tab/>data = Hash.new("hello")</text:p>
      <text:p text:style-name="P51"><text:tab/>puts data[9] <text:s/>#=&gt; "hello"</text:p>
      <text:p text:style-name="P51"><text:tab/>data[9].upcase!</text:p>
      <text:p text:style-name="P51"><text:tab/>puts data[10] #=&gt; "HELLO"</text:p>
      <text:p text:style-name="P51"/>
      <text:p text:style-name="P66">Итерирование по хэшу</text:p>
      <text:p text:style-name="P51"/>
      <text:p text:style-name="P51">Хэш – <text:span text:style-name="T1">неупорядоченная (?)</text:span> коллекция.</text:p>
      <text:p text:style-name="P51"><text:tab/>в руби 1.8 – неупорядоченная</text:p>
      <text:p text:style-name="P51"><text:tab/>в руби 1.9 – упорядоченная в порядке добавления</text:p>
      <text:p text:style-name="P51"/>
      <text:p text:style-name="P51">Задание: какие есть итераторы в хэшах?</text:p>
      <text:p text:style-name="P51"/>
      <text:p text:style-name="P51"><text:tab/>each = each_pair</text:p>
      <text:p text:style-name="P51"><text:soft-page-break/><text:tab/>each_key</text:p>
      <text:p text:style-name="P51"><text:tab/>each_value</text:p>
      <text:p text:style-name="P51"/>
      <text:p text:style-name="P51">Итераторы each и each_pair возвращают пары ключ-значение</text:p>
      <text:p text:style-name="P51"/>
      <text:p text:style-name="P51">hash_months.each {|abbr, full|</text:p>
      <text:p text:style-name="P51"><text:tab/>puts "#{abbr} means #{full}"</text:p>
      <text:p text:style-name="P51">}</text:p>
      <text:p text:style-name="P66"/>
      <text:p text:style-name="P51">!!! Вопрос: Можно ли получать значение в одну переменную?</text:p>
      <text:p text:style-name="P51"/>
      <text:p text:style-name="P51">hash_months.each {|a|</text:p>
      <text:p text:style-name="P51"><text:tab/>puts a.inspect <text:s text:c="2"/>#=&gt; ["Jan", "January"]</text:p>
      <text:p text:style-name="P51">}</text:p>
      <text:p text:style-name="P66"/>
      <text:p text:style-name="P51">Вопрос:</text:p>
      <text:p text:style-name="P51">чем отличается</text:p>
      <text:p text:style-name="P51">hash.each_key {}</text:p>
      <text:p text:style-name="P51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4690215006127456229" text:style-name="L52">
        <text:list-item>
          <text:p text:style-name="P235">lesson.16.tar.bz2</text:p>
        </text:list-item>
      </text:list>
      <text:p text:style-name="P51"/>
      <text:p text:style-name="P66">Повторение материала предыдущего занятия</text:p>
      <text:p text:style-name="P66"/>
      <text:p text:style-name="P52">на предыдущем занятии были: Саша, Маша, Марина, Вадим, Тоня</text:p>
      <text:p text:style-name="P52">попросить их прокомментировать слайды.</text:p>
      <text:p text:style-name="P52"/>
      <text:p text:style-name="P68">Разбор задания find_anagrams_of</text:p>
      <text:p text:style-name="P66"/>
      <text:p text:style-name="P51">вычислить хэшкод слова-запроса достаточно только один раз</text:p>
      <text:p text:style-name="P51"/>
      <text:p text:style-name="P51">раннее отсечение: слова-анаграммы имеют один и тот же набор символов, значит онги одной длины. Отсечение по длине</text:p>
      <text:p text:style-name="P51"/>
      <text:p text:style-name="P51">&gt;&gt;&gt; Можно сравнить, насколько медленнее выполняетс скрипт без этих оптимизаций</text:p>
      <text:p text:style-name="P51"/>
      <text:p text:style-name="P66">Подготовка к решению задачи find_words</text:p>
      <text:p text:style-name="P51"/>
      <text:p text:style-name="P51">Для решения предстоящей задачи могжет быть полезно.</text:p>
      <text:p text:style-name="P51"/>
      <text:p text:style-name="P66">Массив ARGV</text:p>
      <text:p text:style-name="P66"/>
      <text:p text:style-name="P51">Массив ARGV содержит все аргументы, с которыми вызывается скрипт, в том же порядке, в каком они указаны в командной строке.</text:p>
      <text:p text:style-name="P51"/>
      <text:p text:style-name="P51"><text:tab/>&gt; find_anagrams_of reward filename1 filename2 </text:p>
      <text:p text:style-name="P51"/>
      <text:p text:style-name="P51">то массив ARGV содержит следующие <text:span text:style-name="T1">строки</text:span></text:p>
      <text:p text:style-name="P51"/>
      <text:p text:style-name="P51"><text:tab/>[“reward”, <text:s/>“filename1”, <text:s/>“filename2”]</text:p>
      <text:p text:style-name="P51"/>
      <text:p text:style-name="P51">Важно: “reward” не является файлом, поэтому попытка его читать вызовет ошибку</text:p>
      <text:p text:style-name="P51"/>
      <text:p text:style-name="P51"><text:tab/>./test_argv:5:in `gets': No such file or directory - reward (Errno::ENOENT)</text:p>
      <text:p text:style-name="P51"/>
      <text:p text:style-name="P51">см. lesson.16/test_argv.sh</text:p>
      <text:p text:style-name="P51"/>
      <text:p text:style-name="P51">Аргументы не-файлы нужно удалить из массива ARGV</text:p>
      <text:p text:style-name="P51"/>
      <text:p text:style-name="P51"><text:tab/>ri Array#shift</text:p>
      <text:p text:style-name="P51"/>
      <text:p text:style-name="P51"><text:tab/>query = ARGV.shift</text:p>
      <text:p text:style-name="P51"><text:tab/>=&gt; query = “reward”</text:p>
      <text:p text:style-name="P51"><text:tab/>ARGV = [“filename1”, <text:s/>“filename2”]</text:p>
      <text:p text:style-name="P51"/>
      <text:p text:style-name="P51"><text:soft-page-break/>Другие возможности: Array#delete_at, Array#[1..-1]</text:p>
      <text:p text:style-name="P51"/>
      <text:p text:style-name="P66">File.readlines</text:p>
      <text:p text:style-name="P66"/>
      <text:p text:style-name="P51">Метод класса File.readlines(filename) позволяет зачитать весь файл целиком в массив.</text:p>
      <text:p text:style-name="P51"/>
      <text:p text:style-name="P51"><text:tab/>ri File.readlines</text:p>
      <text:p text:style-name="P51"/>
      <text:p text:style-name="P51">&gt;&gt;&gt; на самом деле, метод определен в суперклассе IO</text:p>
      <text:p text:style-name="P51"><text:tab/>File.readlines(fname) <text:s/>зачитает с разделителем по умолчанию, то есть \n</text:p>
      <text:p text:style-name="P51"/>
      <text:p text:style-name="P51">см. lesson.16/test_file_readlines</text:p>
      <text:p text:style-name="P51"/>
      <text:p text:style-name="P51">Задание: попробуйте указать в скрипте test_file_readlines в качестве разделителя пустую строку</text:p>
      <text:p text:style-name="P51"/>
      <text:p text:style-name="P51"><text:tab/>File.readlines(fname, “”)</text:p>
      <text:p text:style-name="P51"/>
      <text:p text:style-name="P51">Выдача:</text:p>
      <text:p text:style-name="P51"><text:tab/>The file shortfile.txt contains the following 2 lines: </text:p>
      <text:p text:style-name="P51"><text:tab/>["warder is a volvogram\n\n", "deified is a palindrom\n\n"]</text:p>
      <text:p text:style-name="P51"/>
      <text:p text:style-name="P51">Разделитель “” позволяет читать файл фрагментами, разделенными как минимум одной пустой строкой.</text:p>
      <text:p text:style-name="P51"/>
      <text:p text:style-name="P51">Это же справедливо для IO#gets</text:p>
      <text:p text:style-name="P51"/>
      <text:p text:style-name="P51"><text:tab/>while line = gets(“”) ...</text:p>
      <text:p text:style-name="P51"/>
      <text:p text:style-name="P51">&gt;&gt;&gt; еще один полезный метод класса File</text:p>
      <text:p text:style-name="P51">&gt;&gt;&gt; FIle.basename($0)</text:p>
      <text:p text:style-name="P51">&gt;&gt;&gt; $0 имя запускаемого скрипта</text:p>
      <text:p text:style-name="P51"/>
      <text:p text:style-name="P66">Инициализация Хэша из Массива</text:p>
      <text:p text:style-name="P66"/>
      <text:p text:style-name="P51">Хэши быстрее массивов -&gt; лучше использовать хэши</text:p>
      <text:p text:style-name="P51"/>
      <text:p text:style-name="P51">Массив массивов вида</text:p>
      <text:p text:style-name="P51"/>
      <text:p text:style-name="P51"><text:tab/>[ [k1, v1], [k2, v2], [k3, v3] ]</text:p>
      <text:p text:style-name="P51"/>
      <text:p text:style-name="P51">можно интерпретировать как массив пар ключ-значение и преобразовать в хэш.</text:p>
      <text:p text:style-name="P51"/>
      <text:p text:style-name="P51"><text:tab/>keys_and_values = [[1, 'one'], [2, 'two'], [3, 'san']]</text:p>
      <text:p text:style-name="P51"><text:tab/>h = Hash[keys_and_values]</text:p>
      <text:p text:style-name="P51"/>
      <text:p text:style-name="P51"><text:tab/>#=&gt; {1=&gt;"one", 2=&gt;"two", 3=&gt;"san"}</text:p>
      <text:p text:style-name="P51"/>
      <text:p text:style-name="P51"><text:tab/>ri Hash.[]</text:p>
      <text:p text:style-name="P51"><text:soft-page-break/></text:p>
      <text:p text:style-name="P51">см. lesson.16/test_hash_from_array</text:p>
      <text:p text:style-name="P51"/>
      <text:p text:style-name="P51">Преобразование хэша в массив</text:p>
      <text:p text:style-name="P51"/>
      <text:p text:style-name="P51"><text:tab/>ri Hash#to_a</text:p>
      <text:p text:style-name="P51"/>
      <text:p text:style-name="P51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1456864807049292336" text:style-name="L53">
        <text:list-item>
          <text:p text:style-name="P236">lesson.17.tar.bz2</text:p>
        </text:list-item>
      </text:list>
      <text:list xml:id="list170833160658260" text:continue-list="list4690215006127456229" text:style-name="L52">
        <text:list-header>
          <text:p text:style-name="P297"/>
        </text:list-header>
      </text:list>
      <text:p text:style-name="P66">Cортировка хэша -- старые слайды из урока 24+25</text:p>
      <text:p text:style-name="P66"/>
      <text:p text:style-name="P51">sort, sort_by – работают как в массивах, потому что происходят из модуля-примеси Enumerable</text:p>
      <text:p text:style-name="P51"/>
      <text:p text:style-name="P51">Эти методы возвращают массив, потому что хэш не считается упорядоченной структурой данных.</text:p>
      <text:p text:style-name="P51"/>
      <text:p text:style-name="P51">выполните lesson.17/hashsort/test_sort_1.rb</text:p>
      <text:p text:style-name="P51"/>
      <text:p text:style-name="P51">результат <text:span text:style-name="T217">@eng_numerals.sort:</text:span></text:p>
      <text:p text:style-name="P51"/>
      <text:p text:style-name="P51">[["0", "zero"], ["1", "one"], ["10", "ten"], ["11", "eleven"], ["12", "twelve"], ["2", "two"], .... ]</text:p>
      <text:p text:style-name="P51"/>
      <text:p text:style-name="P51">Вопрос: по какому принципу были упорядочены элементы хэша?</text:p>
      <text:p text:style-name="P51">Ответ: в порядке увеличения строкового значения ключей</text:p>
      <text:p text:style-name="P51"/>
      <text:p text:style-name="P51">Метод sort применяет вот такой блок по умолчанию:</text:p>
      <text:p text:style-name="P51"/>
      <text:p text:style-name="P51">hash.sort {|a, b|</text:p>
      <text:p text:style-name="P51"><text:s text:c="4"/>a &lt;=&gt; b</text:p>
      <text:p text:style-name="P51">}</text:p>
      <text:p text:style-name="P51"/>
      <text:p text:style-name="P51">&gt;&gt;&gt; Вопрос: чем являются a и b?</text:p>
      <text:p text:style-name="P51">&gt;&gt;&gt; Что такое &lt;=&gt; space ship operator? Как он работает?</text:p>
      <text:p text:style-name="P51"/>
      <text:p text:style-name="P51">На самом деле сначала хэш преобразуется в массив и потом сортируется массив:</text:p>
      <text:p text:style-name="P51">hash.to_a.sort {|a, b|</text:p>
      <text:p text:style-name="P51"><text:s text:c="4"/>a &lt;=&gt; b <text:s text:c="3"/># ["0", "zero"] &lt;=&gt; <text:s/>["10", "ten"]</text:p>
      <text:p text:style-name="P51">}</text:p>
      <text:p text:style-name="P51"/>
      <text:p text:style-name="P51">!!! Задание: Выполните и проанализируйте скрипт hashsort/test_sort_2.rb</text:p>
      <text:p text:style-name="P51"/>
      <text:p text:style-name="P51">&gt;&gt;&gt; попросить объяснить, что происходит</text:p>
      <text:p text:style-name="P51">&gt;&gt;&gt; a будет расположено раньше b, но не обязательно контактно! конечном массиве видно, что неконтактно.</text:p>
      <text:p text:style-name="P51"/>
      <text:p text:style-name="P51"><text:tab/>a=["12", "twelve"] </text:p>
      <text:p text:style-name="P51"><text:tab/>b=["5", "five"] </text:p>
      <text:p text:style-name="P51"><text:tab/>result of comparison: -1</text:p>
      <text:p text:style-name="P51"/>
      <text:p text:style-name="P51">!!! Задание: измените test_sort_2.rb так. чтобы хэш был отсортирован в <text:span text:style-name="T220">нисходящем</text:span> <text:soft-page-break/>порядке по <text:span text:style-name="T220">численному</text:span> значению ключа.</text:p>
      <text:p text:style-name="P51"/>
      <text:p text:style-name="P51">ожидаемый выход: [["12", "twelve"], ["11", "eleven"], ["10", "ten"], ["9", "nine"], ["8", "eight"], ["7", "seven"], ["6", "six"], ["5", "five"], ["4", "four"], ["3", "three"], ["2", "two"], ["1", "one"], ["0", "zero"]]</text:p>
      <text:p text:style-name="P51">ответ: hashsort/test_sort_3.rb</text:p>
      <text:p text:style-name="P51"/>
      <text:p text:style-name="P51">!!! Задание: отсортируйте хэш @numerals (определен в файле data) по испанским числительным <text:span text:style-name="T221">в алфавитном порядке</text:span>.</text:p>
      <text:p text:style-name="P51">Ожидаемый выход:</text:p>
      <text:p text:style-name="P5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1"/>
      <text:p text:style-name="P51">ответ: hashsort/test_sort_4.rb</text:p>
      <text:p text:style-name="P51"/>
      <text:p text:style-name="P51">!!! Вопрос: почему нет метода Hash#sort! (и Hash#sort_by!)</text:p>
      <text:p text:style-name="P51">Ответ: метод sort меняет сущность объекта: результат сортировки -- объект класса Array, а не Hash.</text:p>
      <text:p text:style-name="P51"/>
      <text:p text:style-name="P66">Сортировка Hash#sort_by</text:p>
      <text:p text:style-name="P51"/>
      <text:p text:style-name="P51">&gt;&gt;&gt; Что вы помните об Array#sort_by?</text:p>
      <text:p text:style-name="P51"/>
      <text:p text:style-name="P5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1"/>
      <text:p text:style-name="P51">@eng_numerals.sort_by do <text:span text:style-name="T221">|key, val|</text:span></text:p>
      <text:p text:style-name="P51"><text:tab/><text:span text:style-name="T221">key</text:span>.to_i</text:p>
      <text:p text:style-name="P51">end</text:p>
      <text:p text:style-name="P51"/>
      <text:p text:style-name="P51">[["0", "zero"], ["1", "one"], ["2", "two"], ["3", "three"], ["4", "four"], ["5", "five"], ["6", "six"], ["7", "seven"], ["8", "eight"], ["9", "nine"], ["10", "ten"], ["11", "eleven"], ["12", "twelve"]]</text:p>
      <text:p text:style-name="P51"/>
      <text:p text:style-name="P51">см. hashsort/test_sort_5.rb</text:p>
      <text:p text:style-name="P51"/>
      <text:p text:style-name="P51">!!! Вопрос на сообразительность: как изменить порядок сортировки на нисходящий</text:p>
      <text:p text:style-name="P51">Ответ: -<text:span text:style-name="T221">key</text:span>.to_i. только для чисел</text:p>
      <text:p text:style-name="P51"/>
      <text:p text:style-name="P5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1"/>
      <text:p text:style-name="P51">ожидаемый выход:</text:p>
      <text:p text:style-name="P5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1"/>
      <text:p text:style-name="P51"><text:soft-page-break/>&gt;&gt;&gt; так как: ee &lt; eni &lt; eno &lt; evi ...</text:p>
      <text:p text:style-name="P51"/>
      <text:p text:style-name="P51">ответ: hashsort/test_sort_6.rb</text:p>
      <text:p text:style-name="P51"/>
      <text:p text:style-name="P71">Метод класса Hash#sort_by_value</text:p>
      <text:p text:style-name="P71"/>
      <text:p text:style-name="P54">class Hash </text:p>
      <text:p text:style-name="P54"><text:s text:c="2"/>def sort_by_value </text:p>
      <text:p text:style-name="P54"><text:s text:c="4"/>self.sort_by {|k,v| v} </text:p>
      <text:p text:style-name="P54"><text:s text:c="2"/>end </text:p>
      <text:p text:style-name="P54">end </text:p>
      <text:p text:style-name="P54"/>
      <text:p text:style-name="P54">Использование:</text:p>
      <text:p text:style-name="P54"/>
      <text:p text:style-name="P54"><text:tab/>puts @eng_numerals.<text:span text:style-name="T1">sort_by_value</text:span>.inspect</text:p>
      <text:p text:style-name="P54"/>
      <text:p text:style-name="P54">Выход:</text:p>
      <text:p text:style-name="P5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4"/>
      <text:p text:style-name="P54">см. hashsort/test_sort_7.rb</text:p>
      <text:p text:style-name="P54"/>
      <text:p text:style-name="P54">&gt;&gt;&gt; прокомментировать метод respond_to?, methods, Duck typing</text:p>
      <text:p text:style-name="P54"/>
      <text:p text:style-name="P71">Задание</text:p>
      <text:p text:style-name="P71"/>
      <text:p text:style-name="P54">Полная формулировка в lesson.17/cmpsort/README</text:p>
      <text:p text:style-name="P54"/>
      <text:p text:style-name="P5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4">- CCSplitter опирается на теги входной цепочки -&gt; сгруппировать записи разницы по входной цепочке </text:p>
      <text:p text:style-name="P54">- есть более частотные явления, есть менее частотные. Эту информацию можно учитывать, решая, что тестировать и что нет. </text:p>
      <text:p text:style-name="P54"/>
      <text:p text:style-name="P54">Входной файл: </text:p>
      <text:p text:style-name="P54"><text:s text:c="2"/>английский: cmp_ccsplitter_1.out </text:p>
      <text:p text:style-name="P54"><text:s text:c="2"/>немецкий: german/cmp_ccsplitter_1.out</text:p>
      <text:p text:style-name="P54"/>
      <text:p text:style-name="P54">скрипт: cmp_ccs_sort_by_tagseq </text:p>
      <text:p text:style-name="P54">ожидаемый выход: <text:s/>sorted </text:p>
      <text:p text:style-name="P51"/>
      <text:p text:style-name="P66">Задание find_words</text:p>
      <text:p text:style-name="P66"/>
      <text:p text:style-name="P5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1">см. lesson.17/find_words/README</text:p>
      <text:p text:style-name="P51"><text:soft-page-break/></text:p>
      <text:p text:style-name="P51">Задание: разработать скрипт, который находит в текстовых файлах указанные слова (или фразы) и выводит их в формате</text:p>
      <text:p text:style-name="P51"/>
      <text:p text:style-name="P51"><text:tab/>слово \tab позиция_в_предложении \tab предложение</text:p>
      <text:p text:style-name="P51"/>
      <text:p text:style-name="P51">Если указана опция -i или --ignore-case, то поиск осуществляется без учета регистра и вывод имеет вид:</text:p>
      <text:p text:style-name="P51"/>
      <text:p text:style-name="P51"><text:tab/>СЛОВО \tab позиция_в_предложении \tab предложение</text:p>
      <text:p text:style-name="P51"/>
      <text:p text:style-name="P5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1"/>
      <text:p text:style-name="P51"><text:tab/>develop<text:tab/>120 </text:p>
      <text:p text:style-name="P51"><text:tab/>Although<text:tab/>96 </text:p>
      <text:p text:style-name="P51"><text:tab/>December<text:tab/>56 </text:p>
      <text:p text:style-name="P51"><text:tab/>Bill Gates<text:tab/>22 </text:p>
      <text:p text:style-name="P51"><text:tab/>Extensible Markup Language<text:tab/>1 </text:p>
      <text:p text:style-name="P51"><text:tab/>U.S. Public Interest Research Group<text:tab/>1 </text:p>
      <text:p text:style-name="P51"/>
      <text:p text:style-name="P5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1"/>
      <text:p text:style-name="P51"><text:tab/>&gt; find_words queries.txt ../../data/corpus.tok.txt</text:p>
      <text:p text:style-name="P51"/>
      <text:p text:style-name="P51">Задание необходимо выполнять пошагово, как описано в README</text:p>
      <text:p text:style-name="P51"/>
      <text:p text:style-name="P5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10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10">time -p user=0.24</text:p>
      <text:p text:style-name="P171"/>
      <text:p text:style-name="P171">finding_queries_2</text:p>
      <text:p text:style-name="P211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11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11">time -p user=2215.42 (36min) (на words.txt)</text:p>
      <text:p text:style-name="P211"/>
      <text:p text:style-name="P110">finding_queries_3</text:p>
      <text:p text:style-name="P212">решение основано на finding_queries_2, но итерирование происходит по массиву слов предложения.</text:p>
      <text:p text:style-name="P212">time -p user=1232.39 (20min) (на words.txt)</text:p>
      <text:p text:style-name="P171"/>
      <text:p text:style-name="P171"><text:soft-page-break/>finding_queries_4</text:p>
      <text:p text:style-name="P209">хорошее решение, использующее хэш вместо массива. итерирование по словам предложения.</text:p>
      <text:p text:style-name="P209">time -p user=0.97 (1.5sec) (на words.txt)</text:p>
      <text:p text:style-name="P209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9">построение подстрок от заданной позиции, используя string[start, end]</text:p>
      <text:p text:style-name="P209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9">ответ: all_substrings_2</text:p>
      <text:p text:style-name="P171"/>
      <text:p text:style-name="P171">all_substrings_3</text:p>
      <text:p text:style-name="P213">генерация всех подстрок длин 3 из заданного слова, начиная от начала слова.</text:p>
      <text:p text:style-name="P21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4486902689768402417" text:style-name="L54">
        <text:list-item>
          <text:p text:style-name="P237">lesson.19.tar.bz2</text:p>
        </text:list-item>
        <text:list-item>
          <text:p text:style-name="P237">lesson.18.tasks.tar.bz2</text:p>
        </text:list-item>
      </text:list>
      <text:p text:style-name="P51"/>
      <text:p text:style-name="P66">Слайд о CRF</text:p>
      <text:p text:style-name="P66"/>
      <text:p text:style-name="P51">порядок использования</text:p>
      <text:p text:style-name="P66"/>
      <text:p text:style-name="P66">Домашнее здание</text:p>
      <text:p text:style-name="P66"/>
      <text:p text:style-name="P51">рефакторинг lesson.18.tasks/assign_properties</text:p>
      <text:p text:style-name="P51"/>
      <text:p text:style-name="P5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1"/>
      <text:p text:style-name="P66">Раздаточный материал</text:p>
      <text:p text:style-name="P66"/>
      <text:list xml:id="list170834552976483" text:continue-numbering="true" text:style-name="L54">
        <text:list-item>
          <text:p text:style-name="P237">lesson.20.tar.bz2</text:p>
        </text:list-item>
      </text:list>
      <text:p text:style-name="P51"/>
      <text:p text:style-name="P51"><text:span text:style-name="T1">презентация lectures/sorting.{odp,pdf</text:span>}</text:p>
      <text:p text:style-name="P51"/>
      <text:p text:style-name="P66">Поразрядная сортировка</text:p>
      <text:p text:style-name="P66"/>
      <text:p text:style-name="P51">radix sort = поразрядная сортировка = цифровая сортировка</text:p>
      <text:p text:style-name="P51"/>
      <text:p text:style-name="P51">класс distribution sorting, не производящих сравнений</text:p>
      <text:p text:style-name="P51"/>
      <text:p text:style-name="P51">пошаговое объяснение алгоритма на примере массива чисел, например</text:p>
      <text:p text:style-name="P51"/>
      <text:p text:style-name="P51"><text:tab/>12 <text:s/>11 <text:s/>0 <text:s/>92 <text:s/>3 <text:s/>133</text:p>
      <text:p text:style-name="P51"/>
      <text:p text:style-name="P66">Структура данных</text:p>
      <text:p text:style-name="P51"/>
      <text:p text:style-name="P51">bucket - (корзина, ведро) массив, содержащий числа, у которых одинаковый корень (одна и та же цифра в текущей позиции)</text:p>
      <text:p text:style-name="P51"/>
      <text:p text:style-name="P51">buckets - массив, содержащий все отдельные корзины</text:p>
      <text:p text:style-name="P51"/>
      <text:p text:style-name="P51">например, после второй итерации числа раскиданы в корзины по разряду десятков</text:p>
      <text:p text:style-name="P51"/>
      <text:p text:style-name="P51">buckets = [</text:p>
      <text:p text:style-name="P51"><text:s text:c="2"/>[ 0, <text:s/>3, 9 ], <text:s/>#0</text:p>
      <text:p text:style-name="P51"><text:s text:c="2"/>[ 11 , 12 ], <text:s/>#1</text:p>
      <text:p text:style-name="P51"><text:s text:c="2"/>[ ], <text:s text:c="13"/>#2</text:p>
      <text:p text:style-name="P51"><text:s text:c="2"/>[ 133 ], <text:s text:c="6"/>#3</text:p>
      <text:p text:style-name="P51"><text:s text:c="2"/>[ ], <text:s text:c="13"/>#4</text:p>
      <text:p text:style-name="P51"><text:s text:c="2"/>[ ], <text:s text:c="13"/>#5</text:p>
      <text:p text:style-name="P51"><text:s text:c="2"/>[ ], <text:s text:c="13"/>#6</text:p>
      <text:p text:style-name="P51"><text:s text:c="2"/>[ ], <text:s text:c="13"/>#7</text:p>
      <text:p text:style-name="P51"><text:s text:c="2"/>[ ], <text:s text:c="13"/>#8</text:p>
      <text:p text:style-name="P51"><text:s text:c="2"/>[ 92 ], <text:s text:c="8"/>#9</text:p>
      <text:p text:style-name="P51">]</text:p>
      <text:p text:style-name="P51"/>
      <text:p text:style-name="P66">Получение цифры в определенном разряде числа</text:p>
      <text:p text:style-name="P66"/>
      <text:p text:style-name="P51">Способ 1: преобразовать в строку и получить нужную позицию из строки</text:p>
      <text:p text:style-name="P51"/>
      <text:p text:style-name="P51"><text:tab/>num = 12<text:span text:style-name="T1">3</text:span>45</text:p>
      <text:p text:style-name="P51"><text:tab/>num.to_s[2,1] <text:s text:c="2"/>#=&gt; 3</text:p>
      <text:p text:style-name="P51"/>
      <text:p text:style-name="P51">Способ 2: математический</text:p>
      <text:p text:style-name="P51"/>
      <text:p text:style-name="P51"><text:soft-page-break/><text:tab/>num = 12345</text:p>
      <text:p text:style-name="P51">чтобы получить разряд единиц (1234<text:span text:style-name="T1">5</text:span>)</text:p>
      <text:p text:style-name="P51"/>
      <text:p text:style-name="P51"><text:tab/>12345 : 10 = 1234.5 и взять часть после запятой</text:p>
      <text:p text:style-name="P51"><text:tab/>12345 % 10 = 5 <text:s text:c="3"/># остаток от деления</text:p>
      <text:p text:style-name="P51"/>
      <text:p text:style-name="P51">чтобы получить разряд десятков (123<text:span text:style-name="T1">4</text:span>5)</text:p>
      <text:p text:style-name="P51"/>
      <text:p text:style-name="P51"><text:tab/>12345 : 100 = 123.45</text:p>
      <text:p text:style-name="P51"><text:tab/>12345 % 100 = 45 # остаток от деления</text:p>
      <text:p text:style-name="P51"><text:tab/>45 / 10 = 4 # целочисленное деление</text:p>
      <text:p text:style-name="P51"><text:tab/>12345 % 100 / 10 = 4</text:p>
      <text:p text:style-name="P66"/>
      <text:p text:style-name="P51">чтобы получить разряд сотен (12<text:span text:style-name="T1">3</text:span>45)</text:p>
      <text:p text:style-name="P51"/>
      <text:p text:style-name="P51"><text:tab/>12345 : 1000 = 12.345</text:p>
      <text:p text:style-name="P51"><text:tab/>12345 % 1000 = 345 # остаток от деления</text:p>
      <text:p text:style-name="P51"><text:tab/>345 / 100 = 3 # целочисленное деление</text:p>
      <text:p text:style-name="P51"><text:tab/>12345 % 1000 / 100 = 3</text:p>
      <text:p text:style-name="P66"/>
      <text:p text:style-name="P51">Можно ли сформулировать закономерность?</text:p>
      <text:p text:style-name="P51"/>
      <text:p text:style-name="P51">!!! Задание: Заполните серые ячейки во второй колонке</text:p>
      <text:p text:style-name="P5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1">n % 100 / 10</text:p>
          </table:table-cell>
          <table:table-cell table:style-name="Таблица8.C4" office:value-type="string">
            <text:p text:style-name="P51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233">% 1000 / 10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1"/>
      <text:p text:style-name="P51">Как перейти от номера позиции к 10, 100, 1000 и тд?</text:p>
      <text:p text:style-name="P51"/>
      <text:p text:style-name="P51">!!! Задание: заполните серое в третьей колонке </text:p>
      <text:p text:style-name="P51"/>
      <text:p text:style-name="P51">!!! Задание: введите переменную p – номер разряда и выведите формулу</text:p>
      <text:p text:style-name="P51"/>
      <text:p text:style-name="P51"><text:tab/>n % 10 ^ p / 10 ^ (p-1)</text:p>
      <text:p text:style-name="P51"/>
      <text:p text:style-name="P51">!!! Задание: разработайте метод, возвращающий цифру в заданной позиции в заданном числе. И напишите для него тесткейсы.</text:p>
      <text:p text:style-name="P51"/>
      <text:p text:style-name="P51"><text:tab/>начальный скрипт lesson.20/radix_sort/radix_sort_stub</text:p>
      <text:p text:style-name="P51"/>
      <text:p text:style-name="P51">!!! Задание: реализуйте поразрядную сортировку для чисел произвольной длины.\</text:p>
      <text:p text:style-name="P51"/>
      <text:p text:style-name="P51"><text:tab/>продолжайте lesson.20/radix_sort/radix_sort_stub</text:p>
      <text:p text:style-name="P51"/>
      <text:p text:style-name="P51"><text:tab/>ответ: <text:s/>lesson.20/radix_sort/radix_sort</text:p>
      <text:p text:style-name="P51"/>
      <text:p text:style-name="P51">!!! Необязательное задание: реализуйте метод radix_sort_strings, сортирующий <text:soft-page-break/>строки в словарном порядке.</text:p>
      <text:p text:style-name="P51"/>
      <text:p text:style-name="P51"><text:tab/>ответ: нет</text:p>
      <text:p text:style-name="P51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51"/>
      <text:list xml:id="list3056262481102279117" text:style-name="L55">
        <text:list-item>
          <text:p text:style-name="P238">lesson.21.tar.bz2</text:p>
        </text:list-item>
      </text:list>
      <text:p text:style-name="P2"/>
      <text:p text:style-name="P14">Вопросы:</text:p>
      <text:p text:style-name="P14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6">презентация: sorting.odp</text:p>
      <text:p text:style-name="P17"/>
      <text:p text:style-name="P14">Поразрядная сортировка для строк</text:p>
      <text:p text:style-name="P14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3764037631991161721" text:style-name="L56">
        <text:list-item>
          <text:p text:style-name="P23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4">Полезные методы (презентация <text:span text:style-name="T1">basic_ruby.odp</text:span>)</text:p>
      <text:p text:style-name="P14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8">сортировка LC_ALL=C сортирует именно по таблице, используя коды: меньшее <text:s/>численное значение - сортируется раньше.</text:p>
      <text:p text:style-name="P8">Сортировки с соответствии с локалью могут давать другие результаты сортировки.</text:p>
      <text:p text:style-name="P8"/>
      <text:p text:style-name="P8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8"/>
      <text:p text:style-name="P8">&gt;&gt;&gt; Попросить прокомментировать, что они видят. </text:p>
      <text:p text:style-name="P8">&gt;&gt;&gt; Вопрос: Почему при C локали, прописная Ö все же после строчных a b</text:p>
      <text:p text:style-name="P8">&gt;&gt;&gt; Ответ: <text:s/>Ö из верхней части кодовой таблицы.</text:p>
      <text:p text:style-name="P8"/>
      <text:p text:style-name="P8">&gt; cat chars.txt | sort</text:p>
      <text:p text:style-name="P8">&gt; cat chars.txt | LC_ALL=C sort</text:p>
      <text:p text:style-name="P2"><text:s/></text:p>
      <text:p text:style-name="P2">String#ord</text:p>
      <text:p text:style-name="P2">Integer#chr</text:p>
      <text:p text:style-name="P8"/>
      <text:p text:style-name="P2">“A”.ord #=&gt; 65</text:p>
      <text:p text:style-name="P2">“a”.ord #=&gt; 97</text:p>
      <text:p text:style-name="P2"><text:s/></text:p>
      <text:p text:style-name="P8">65.chr #=&gt; “A”</text:p>
      <text:p text:style-name="P8">97.chr #=&gt; “a”</text:p>
      <text:p text:style-name="P8"/>
      <text:p text:style-name="P8">!!! Задание: какой код имеют символы пробел, табуляция, \n \r и пустая строка?</text:p>
      <text:p text:style-name="P8"/>
      <text:p text:style-name="P8">!!! Задание: какой код имеет символ Ö</text:p>
      <text:p text:style-name="P8">#=&gt;214, как в windows-1252</text:p>
      <text:p text:style-name="P8"/>
      <text:p text:style-name="P8">В какой кодировке Руби воспринимает эту строку?</text:p>
      <text:p text:style-name="P8"/>
      <text:p text:style-name="P8">ri String#encoding</text:p>
      <text:p text:style-name="P8"/>
      <text:p text:style-name="P6">дальше: презентация sorting.odp</text:p>
      <text:p text:style-name="P6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3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66"/>
      <text:list xml:id="list170832922910744" text:continue-list="list170834552976483" text:style-name="L54">
        <text:list-item>
          <text:p text:style-name="P298">lesson.22.tar.bz2</text:p>
        </text:list-item>
      </text:list>
      <text:p text:style-name="P51"/>
      <text:p text:style-name="P66">Работа с юникодом</text:p>
      <text:p text:style-name="P66"/>
      <text:p text:style-name="P51">Показать, зачем нужно устанавливать default_external</text:p>
      <text:p text:style-name="P51"/>
      <text:p text:style-name="P51">&gt; test_russian_utf8 test_russian_utf8.txt</text:p>
      <text:p text:style-name="P51"/>
      <text:p text:style-name="P51">&gt;&gt;&gt; Закоментировать установку кодировки и увидеть</text:p>
      <text:p text:style-name="P51">&gt;&gt;&gt; слово разбивается на байты</text:p>
      <text:p text:style-name="P51">&gt;&gt;&gt; количество разбиений - в два раза больше</text:p>
      <text:p text:style-name="P51"/>
      <text:p text:style-name="P66">Преобразование регистра написания</text:p>
      <text:p text:style-name="P66"/>
      <text:p text:style-name="P51">&gt; test_russian_utf8_2 test_russian_utf8.txt</text:p>
      <text:p text:style-name="P51"/>
      <text:p text:style-name="P51">Разработчиками было принято решение не поддерживать регистровые преобразования в ядре языка.</text:p>
      <text:p text:style-name="P66"/>
      <text:p text:style-name="P51">1) потому что оно локаль-зависимое (пример с турецким I). Выполение программы не должно зависеть от локали.</text:p>
      <text:p text:style-name="P51"/>
      <text:p text:style-name="P51">2) некоторые преобразования не биективны (не взаимно-однозначны)</text:p>
      <text:p text:style-name="P51"><text:tab/>e.g. German <text:span text:style-name="T234">ß</text:span> --&gt; SS но не всякое SS -&gt; <text:span text:style-name="T234">ß</text:span></text:p>
      <text:p text:style-name="P51"/>
      <text:p text:style-name="P51">&gt;&gt;&gt; переписка Мацумото: http://blade.nagaokaut.ac.jp/cgi-bin/scat.rb/ruby/ruby-core/19384</text:p>
      <text:p text:style-name="P51"/>
      <text:p text:style-name="P51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1"/>
      <text:p text:style-name="P51">Преобразование регистра: Решение</text:p>
      <text:p text:style-name="P51"/>
      <text:p text:style-name="P51">1. Использовать механизм Multibyte из ActiveSupport</text:p>
      <text:p text:style-name="P51"/>
      <text:p text:style-name="P51">shell &gt; gem install active_support i18n</text:p>
      <text:p text:style-name="P51"/>
      <text:p text:style-name="P51">ruby&gt; require 'active_support/lazy_load_hooks' # may not be necessary</text:p>
      <text:p text:style-name="P51">ruby&gt; require 'active_support/core_ext/string'</text:p>
      <text:p text:style-name="P51">ruby&gt; 'ящериц'.mb_chars.upcase<text:span text:style-name="T1">.to_s</text:span></text:p>
      <text:p text:style-name="P51">=&gt; "ЯЩЕРИЦ"</text:p>
      <text:p text:style-name="P51"/>
      <text:p text:style-name="P51">2. или gem (пакет) unicode_utils (http://unicode-utils.rubyforge.org/)</text:p>
      <text:p text:style-name="P51"/>
      <text:p text:style-name="P51">shell&gt; gem install unicode_utils</text:p>
      <text:p text:style-name="P51"><text:soft-page-break/></text:p>
      <text:p text:style-name="P51">&gt; require 'unicode_utils'</text:p>
      <text:p text:style-name="P51">&gt; UnicodeUtils.upcase('ящериц') </text:p>
      <text:p text:style-name="P51"><text:s/>=&gt; "ЯЩЕРИЦ"</text:p>
      <text:p text:style-name="P51"/>
      <text:p text:style-name="P66">Установка гемов в пользовательскую директорию</text:p>
      <text:p text:style-name="P66"/>
      <text:p text:style-name="P51">1. установить при помощи пакетного менеджера gem</text:p>
      <text:p text:style-name="P51"/>
      <text:p text:style-name="P51">см. http://guides.rubygems.org/faqs/#user-install</text:p>
      <text:p text:style-name="P51"/>
      <text:p text:style-name="P51">&gt; gem1.9.1 install <text:span text:style-name="T1">--user-install</text:span> active_support i18n</text:p>
      <text:p text:style-name="P51"/>
      <text:p text:style-name="P51">2. настроить окружение (.bashrc) и перестартовать терминал</text:p>
      <text:p text:style-name="P51"/>
      <text:p text:style-name="P51">if which ruby &gt;/dev/null &amp;&amp; which gem &gt;/dev/null; then </text:p>
      <text:p text:style-name="P51"><text:s text:c="4"/>PATH="$(ruby -rubygems -e 'puts Gem.user_dir')/bin:$PATH" </text:p>
      <text:p text:style-name="P51">fi</text:p>
      <text:p text:style-name="P51"/>
      <text:p text:style-name="P51">&gt;&gt;&gt; Вопрос: что делает вышеуказанная команда?</text:p>
      <text:p text:style-name="P51"/>
      <text:p text:style-name="P51">3. добавляет в переменную PATH новый путь</text:p>
      <text:p text:style-name="P51"/>
      <text:p text:style-name="P51">&gt;echo $(ruby -rubygems -e 'puts Gem.user_dir') <text:s text:c="10"/></text:p>
      <text:p text:style-name="P51">#=&gt; /home/krot/.gem/ruby/1.9.1 </text:p>
      <text:p text:style-name="P51"/>
      <text:p text:style-name="P56">Задание по CRF вставлено сразу после первого слайда по CRF (стр. 165+)</text:p>
      <text:p text:style-name="P56"/>
      <text:p text:style-name="P51">&gt;&gt;&gt; Для запускания скриптов использовать версию: /shared/syntagma2/krot/prosaos/prosao1_2013_11_19.crf/bin/work.textspacer</text:p>
      <text:p text:style-name="P51"/>
      <text:p text:style-name="P66">Стадии выполнения задания по TextSpacer</text:p>
      <text:p text:style-name="P66"/>
      <text:p text:style-name="P51">1. решить, какой нужен тагсет для решения задачи.</text:p>
      <text:p text:style-name="P51"/>
      <text:p text:style-name="P51">&gt;&gt;&gt; изучить входные данные из train и test</text:p>
      <text:p text:style-name="P51"/>
      <text:p text:style-name="P51"><text:tab/>test.txt -- в таком виде будут приходить данные в момент использования модели.</text:p>
      <text:p text:style-name="P51"><text:tab/>Видно, что это не задача токенизации (знаки препинания отрывать не надо)</text:p>
      <text:p text:style-name="P51"/>
      <text:p text:style-name="P51">Тагсет должен быть таким, чтобы он позволял выполнить задачу - вставить пробелы. Он должен сообщать, куда вставляется пробел.</text:p>
      <text:p text:style-name="P51"/>
      <text:p text:style-name="P51">SL<text:tab/>пробел слева</text:p>
      <text:p text:style-name="P51">SR<text:tab/>пробел справа</text:p>
      <text:p text:style-name="P51">SB<text:tab/>пробелы по обе стороны от символа</text:p>
      <text:p text:style-name="P51"/>
      <text:p text:style-name="P51">или, глядя со стороны слов, другие теги</text:p>
      <text:p text:style-name="P51"/>
      <text:p text:style-name="P51"><text:soft-page-break/>SI<text:tab/>начальный символ слова</text:p>
      <text:p text:style-name="P51">SM<text:tab/>серединный символ слова</text:p>
      <text:p text:style-name="P51">SL<text:tab/>последний символ слова</text:p>
      <text:p text:style-name="P51">SW<text:tab/>символ-слово</text:p>
      <text:p text:style-name="P51"/>
      <text:p text:style-name="P51">!!! Задание: заполните необходимые секции в конфигурационном файле</text:p>
      <text:p text:style-name="P51"/>
      <text:p text:style-name="P51">Начальный скрипт: crf_text_spacer_stub.cfg</text:p>
      <text:p text:style-name="P51"/>
      <text:p text:style-name="P51">описание: http://syn-proc5/wiki/crf/</text:p>
      <text:p text:style-name="P51"/>
      <text:p text:style-name="P51">2. подготовить корпусов (test и train)</text:p>
      <text:p text:style-name="P51"/>
      <text:p text:style-name="P51">Требования:</text:p>
      <text:p text:style-name="P51"/>
      <text:p text:style-name="P51">а) реальные данные будут приходить в том виде, как дано в тестировочном корпусе -- пляшем от тестировочного корпуса</text:p>
      <text:p text:style-name="P51"/>
      <text:p text:style-name="P51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1"/>
      <text:p text:style-name="P51">в) формат, понятный утилитам syn{ll,b}_crf</text:p>
      <text:p text:style-name="P51"/>
      <text:p text:style-name="P51"><text:tab/>слово \tab тег</text:p>
      <text:p text:style-name="P51"><text:tab/>слово \tab тег</text:p>
      <text:p text:style-name="P51"><text:tab/>[между параграфами - одна или более пустых строк]</text:p>
      <text:p text:style-name="P51"><text:tab/>слово \tab тег</text:p>
      <text:p text:style-name="P51"><text:tab/>слово \tab тег</text:p>
      <text:p text:style-name="P51"><text:tab/>...</text:p>
      <text:p text:style-name="P51"/>
      <text:p text:style-name="P51">Вопрос: Что будет "словом" в данной задаче?</text:p>
      <text:p text:style-name="P51">Ответ: один символ</text:p>
      <text:p text:style-name="P51"/>
      <text:p text:style-name="P51">Итого, необходимые действия</text:p>
      <text:p text:style-name="P51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1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6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1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1"/>
      <text:p text:style-name="P51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1"/>
      <text:p text:style-name="P51">Причем, можно сделать один скрип для обработки двух файлов</text:p>
      <text:p text:style-name="P51"><text:soft-page-break/>&gt;&gt;&gt; Вопрос: должен ли скрипт различать, с каким файлом он работает, с train или с test?</text:p>
      <text:p text:style-name="P51">&gt;&gt;&gt; Ответ: да.</text:p>
      <text:p text:style-name="P51">&gt;&gt;&gt; Вопрос: нужна ли опция, чтобы различать корпуса?</text:p>
      <text:p text:style-name="P51">&gt;&gt;&gt; Ответ: да, увы</text:p>
      <text:p text:style-name="P51"><text:tab/>Можно было бы распознать текст без пробелов, но одной - первой строки - для этого может быть недостаточно.</text:p>
      <text:p text:style-name="P51"/>
      <text:p text:style-name="P51">&gt;&gt;&gt; Действие 3 - удаление пробелов из test.txt - не повредит, даже если будет выполнено.</text:p>
      <text:p text:style-name="P51"/>
      <text:p text:style-name="P51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1"/>
      <text:p text:style-name="P51">Опция --label-empty-lines уже реализована, по ней пустые строки в выдаче заменяются на #!#EMPTYLINE</text:p>
      <text:p text:style-name="P51"/>
      <text:p text:style-name="P51"><text:span text:style-name="T230">Начальный скрипт: v</text:span>erticalize_stub</text:p>
      <text:p text:style-name="P51"/>
      <text:p text:style-name="P51">Возможная реализация: verticalize</text:p>
      <text:p text:style-name="P51"/>
      <text:p text:style-name="P51">Ожидаемый выход:</text:p>
      <text:p text:style-name="P51"><text:tab/>test_short.txt <text:s text:c="2"/>-&gt; <text:s/>test_short.vert</text:p>
      <text:p text:style-name="P51"><text:tab/>train_short.txt <text:s/>-&gt; <text:s/>train_short.vert</text:p>
      <text:p text:style-name="P51"/>
      <text:p text:style-name="P51">&gt; cat train_short.vert | grep -v SM</text:p>
      <text:p text:style-name="P51"/>
      <text:p text:style-name="P51">3. Конфигурирование CRFа и навешивание фич при помощи шаблонизатора</text:p>
      <text:p text:style-name="P51"/>
      <text:p text:style-name="P51">Сам по себе символ уже является property, и из него можно создать ряд фич.</text:p>
      <text:p text:style-name="P51"/>
      <text:p text:style-name="P51">Общий вид шаблона для униграмных фич:</text:p>
      <text:p text:style-name="P51">UG<text:tab/>NAME<text:tab/><text:tab/>LINENUM,FIELDNUM<text:tab/>[LINENUM,FIELDNUM]</text:p>
      <text:p text:style-name="P51"/>
      <text:p text:style-name="P51">Например:</text:p>
      <text:p text:style-name="P51"># current character text</text:p>
      <text:p text:style-name="P51">UG<text:tab/>CW<text:tab/>0,0</text:p>
      <text:p text:style-name="P51"># previous character text</text:p>
      <text:p text:style-name="P51">UG<text:tab/>PW<text:tab/>-1,0</text:p>
      <text:p text:style-name="P51"># previous character combined with the current character</text:p>
      <text:p text:style-name="P51">UG<text:tab/>PCW<text:tab/>-1,0<text:tab/>0,0</text:p>
      <text:p text:style-name="P51"/>
      <text:p text:style-name="P51">Задание: добавьте шаблоны для генерации следующих фич</text:p>
      <text:p text:style-name="P51"/>
      <text:p text:style-name="P51"><text:tab/>current character</text:p>
      <text:p text:style-name="P51"><text:tab/>previous character</text:p>
      <text:p text:style-name="P51"><text:tab/>next character</text:p>
      <text:p text:style-name="P51"><text:tab/>previous character + current character</text:p>
      <text:p text:style-name="P51"><text:tab/>current character + next character</text:p>
      <text:p text:style-name="P51"><text:soft-page-break/><text:tab/>previous character + current character + next character</text:p>
      <text:p text:style-name="P51"/>
      <text:p text:style-name="P51">Вопрос: какие значения должны иметь переменные</text:p>
      <text:p text:style-name="P51"><text:tab/>STR_WORD_FIELDS_COUNT</text:p>
      <text:p text:style-name="P51"><text:tab/>INT_WORD_FIELDS_COUNT</text:p>
      <text:p text:style-name="P51">Ответ: 1 и 0 соответственно</text:p>
      <text:p text:style-name="P51"/>
      <text:p text:style-name="P51">Задание: включите бинарную фичу, которая бы использовала соседние теги.</text:p>
      <text:p text:style-name="P51"/>
      <text:p text:style-name="P51">4. Навешивание properties</text:p>
      <text:p text:style-name="P51"/>
      <text:p text:style-name="P51">Если нужны дополнительные свойства, то их можно добавить в файл, который идет на вход утилитам CRF</text:p>
      <text:p text:style-name="P51"/>
      <text:p text:style-name="P51"><text:tab/>слово \tab PROP1 \tab PROP2 \tab тег</text:p>
      <text:p text:style-name="P51"><text:tab/>слово \tab PROP1 \tab PROP2 \tab тег</text:p>
      <text:p text:style-name="P51"/>
      <text:p text:style-name="P51">Дополнительно, в конфигурационном файле необходимо:</text:p>
      <text:p text:style-name="P51">1) изменить значения переменных STR_WORD_FIELDS_COUNT и INT_WORD_FIELDS_COUNT</text:p>
      <text:p text:style-name="P51">2) написать шаблоны для преобразования свойств в фичи</text:p>
      <text:p text:style-name="P51"/>
      <text:p text:style-name="P51">Задание: используйте скрипт assign_properties, чтобы добавить как отдельное свойство текст символа в нижнем регистре.</text:p>
      <text:p text:style-name="P51">&gt;&gt;&gt; символ в оригинаальном регистре полезен, чтобы распознавать начало предложения</text:p>
      <text:p text:style-name="P51">&gt;&gt;&gt; может быть полезным для того, чтобы модель тренировалась узнавать приставки. тут уже регистр не важен.</text:p>
      <text:p text:style-name="P51"/>
      <text:p text:style-name="P51">5. Запуск тренировки</text:p>
      <text:p text:style-name="P51"/>
      <text:p text:style-name="P51">корпус статичен, его изменять на надо</text:p>
      <text:p text:style-name="P51">корпус -&gt; файл-с-пропертями -&gt; synll_crf</text:p>
      <text:p text:style-name="P51"/>
      <text:p text:style-name="P51">cat train.txt | assign_properties | synb_crf --bin=model.bin --min-feat=2 --config=crf_text_spacer.cfg</text:p>
      <text:p text:style-name="P51"/>
      <text:p text:style-name="P51">см. пайп в скрипте train_crf</text:p>
      <text:p text:style-name="P51"/>
      <text:p text:style-name="P54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1"/>
      <text:p text:style-name="P51">пример вывода в процессе тренировки: synb_crf.log</text:p>
      <text:p text:style-name="P51">1) Exit code of training procedure: 1 -- это хорошо</text:p>
      <text:p text:style-name="P51">2) err=0.0642554 -- значение cost function. чем меньше, тем лучше. CRF тренируется пока ему удается уменьшать это значение.</text:p>
      <text:p text:style-name="P51"><text:soft-page-break/></text:p>
      <text:p text:style-name="P51">Если synb_crf выдает такое сообщение, то надо уменьшать корпус</text:p>
      <text:p text:style-name="P51">terminate called after throwing an instance of 'std::bad_alloc' </text:p>
      <text:p text:style-name="P51"><text:s text:c="2"/>what(): <text:s/>std::bad_alloc</text:p>
      <text:p text:style-name="P51"/>
      <text:p text:style-name="P54">6. Тестирование на test.txt или применение в боевых условиях</text:p>
      <text:p text:style-name="P54"/>
      <text:p text:style-name="P54">cat test.txt | assign_properties <text:s/>| synll_crf --bin=model.bin</text:p>
      <text:p text:style-name="P54"/>
      <text:p text:style-name="P51"/>
      <text:p text:style-name="P51">7. Вставка пробелов по вычисленным тегам.</text:p>
      <text:p text:style-name="P51"/>
      <text:p text:style-name="P51">Задание: разработайте скрипт, вставляющий пробелы в текст согласно тегов, вычисленных моделью.</text:p>
      <text:p text:style-name="P51"/>
      <text:p text:style-name="P51">Скрипт должен уметь принимать данные с любым количеством полей:</text:p>
      <text:p text:style-name="P51"><text:tab/>restore_spaces.1.in</text:p>
      <text:p text:style-name="P51"><text:tab/>restore_spac<text:tab/>es.2.in</text:p>
      <text:p text:style-name="P51">Ожидаемых выход для обоих входных файлов одинаковый:</text:p>
      <text:p text:style-name="P51"><text:tab/>restore_spaces.all.out</text:p>
      <text:p text:style-name="P51"/>
      <text:p text:style-name="P51">Скрипт должен распознавать метку #!#EMPTYLINE и вставлять вместо нее пустую строку. Эта логика уже реализована.</text:p>
      <text:p text:style-name="P51"/>
      <text:p text:style-name="P51">Начальный скрипт: restores_spaces_stub</text:p>
      <text:p text:style-name="P51">Возможная реализация: restores_spaces</text:p>
      <text:p text:style-name="P51"/>
      <text:p text:style-name="P54">Now you can submit the test.txt file with restored spaces to the contest by copying it into predefined directory.</text:p>
      <text:p text:style-name="P55"/>
      <text:p text:style-name="P55"/>
      <text:p text:style-name="P55"/>
      <text:p text:style-name="P55"/>
      <text:p text:style-name="P5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170833376892911" text:continue-numbering="true" text:style-name="L54">
        <text:list-item>
          <text:p text:style-name="P237">lesson.23.tar.bz2</text:p>
        </text:list-item>
      </text:list>
      <text:p text:style-name="P51"/>
      <text:p text:style-name="P66">Running commands from Ruby script</text:p>
      <text:p text:style-name="P66"/>
      <text:p text:style-name="P56">http://stackoverflow.com/questions/2232/calling-bash-commands-from-ruby</text:p>
      <text:p text:style-name="P56"/>
      <text:p text:style-name="P5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4">Some things to think about when choosing between these mechanisms are:</text:p>
            <text:list xml:id="list1132573667153763959" text:style-name="L57">
              <text:list-item>
                <text:p text:style-name="P225">Do you just want stdout or do you need stderr as well? or even separated out? </text:p>
              </text:list-item>
              <text:list-item>
                <text:p text:style-name="P225">How big is your output? Do you want to hold the entire result in memory? </text:p>
              </text:list-item>
              <text:list-item>
                <text:p text:style-name="P225">Do you want to read some of your output while the subprocess is still running? </text:p>
              </text:list-item>
              <text:list-item>
                <text:p text:style-name="P225">Do you need result codes? </text:p>
              </text:list-item>
              <text:list-item>
                <text:p text:style-name="P226">Do you need a ruby object that represents the process and lets you kill it on demand? </text:p>
              </text:list-item>
            </text:list>
            <text:p text:style-name="P214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14">You may also want to throw timeouts into the mix if a subprocess takes too long to execute.</text:p>
          </table:table-cell>
        </table:table-row>
      </table:table>
      <text:p text:style-name="P6"/>
      <text:p text:style-name="P18">1. exec - создает новый процесс для выполняемой системной команды и замещает им текущий (в котором выполняется команда exec)</text:p>
      <text:p text:style-name="P18"/>
      <text:p text:style-name="P18"><text:tab/>exec “ls -1 | wc -l”</text:p>
      <text:p text:style-name="P18"/>
      <text:p text:style-name="P18">см. test_exec</text:p>
      <text:p text:style-name="P18">&gt;&gt;&gt;посмотреть внуть скрипта. команды ниже exec не выполнились</text:p>
      <text:p text:style-name="P18"/>
      <text:p text:style-name="P18">это может быть как одной командой, так и последовательностью команд или конвейером.</text:p>
      <text:p text:style-name="P18"/>
      <text:p text:style-name="P18">задание: выполните команду с exec в irb</text:p>
      <text:p text:style-name="P18">&gt;&gt;&gt; сессия irb закроется</text:p>
      <text:p text:style-name="P18"/>
      <text:p text:style-name="P18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8"/>
      <text:p text:style-name="P18"><text:tab/>system “ls -1 | wc -l”</text:p>
      <text:p text:style-name="P18"/>
      <text:p text:style-name="P18">см. test_system</text:p>
      <text:p text:style-name="P18"/>
      <text:p text:style-name="P18">кроме того</text:p>
      <text:p text:style-name="P18"><text:tab/>можно использовать в условиях, так как system возвращает true, если команда была выполнена успешно.</text:p>
      <text:p text:style-name="P18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8"/>
      <text:p text:style-name="P18">см. ri Process::Status</text:p>
      <text:p text:style-name="P18"/>
      <text:p text:style-name="P18">Отличия $? в баше и в руби:</text:p>
      <text:p text:style-name="P18"><text:tab/>в баше в этой переменной число - код возврата, любая команда устанавливает $?</text:p>
      <text:p text:style-name="P18"><text:tab/>в руби $? это объект Process::Status, устанавливается вследствие выполнения команды system</text:p>
      <text:p text:style-name="P18"/>
      <text:p text:style-name="P18">3. Backticks (`) -- выполняет внешнюю команду и возвращает ее STDOUT. Устанавливает $?</text:p>
      <text:p text:style-name="P18"/>
      <text:p text:style-name="P18"><text:s/><text:tab/>today = `date` #=&gt; “Thu Jan 32 12:20:61 UTC 2034”</text:p>
      <text:p text:style-name="P18"/>
      <text:p text:style-name="P18">ri Kernel#`</text:p>
      <text:p text:style-name="P18"/>
      <text:p text:style-name="P18">см. test_backticks</text:p>
      <text:p text:style-name="P18"/>
      <text:p text:style-name="P18">Надо знать:</text:p>
      <text:p text:style-name="P18"><text:tab/>- нет возможности дать данные на STDIN</text:p>
      <text:p text:style-name="P18"><text:tab/>- нельзя использовать как пайп (дать вход-забрать выход-взять вход-забрать выход)</text:p>
      <text:p text:style-name="P18"><text:tab/>- возвращается сразу весь STDOUT</text:p>
      <text:p text:style-name="P18"><text:tab/>- можно использовать #{ ... }</text:p>
      <text:p text:style-name="P18"/>
      <text:p text:style-name="P18">Удобно использовать для разовых действий: </text:p>
      <text:p text:style-name="P18"/>
      <text:p text:style-name="P18"><text:tab/>ts = `echo Der Tisch steht da | TextTagger` </text:p>
      <text:p text:style-name="P18"/>
      <text:p text:style-name="P18"><text:tab/>см. test_backticks_2</text:p>
      <text:p text:style-name="P18"/>
      <text:p text:style-name="P18">4. встроенная команда %x { ... }. Работает аналогично Kernel#`</text:p>
      <text:p text:style-name="P18"/>
      <text:p text:style-name="P18"><text:tab/>%x{ echo tags macht | syn_ldb --output-data } </text:p>
      <text:p text:style-name="P18"><text:tab/>#=&gt; "macht\tVLPI2P VLPI3S VLPM2P NCFSN NCFSG NCFSD NCFSA\n"</text:p>
      <text:p text:style-name="P18"/>
      <text:p text:style-name="P18">можно использовать любой парный знак препинания { } <text:s/>[ ] <text:s/>( ) <text:s/>&lt;&gt;</text:p>
      <text:p text:style-name="P18"/>
      <text:p text:style-name="P18">см. test_x</text:p>
      <text:p text:style-name="P18"/>
      <text:p text:style-name="P18">if lang == “Japanese”</text:p>
      <text:p text:style-name="P18"><text:tab/>cmd = “echo $text | syn_rs2ts_jap”</text:p>
      <text:p text:style-name="P18">else</text:p>
      <text:p text:style-name="P18"><text:tab/>cmd = “echo $text | TextTagger”</text:p>
      <text:p text:style-name="P18">end</text:p>
      <text:p text:style-name="P18"/>
      <text:p text:style-name="P18">res = %x[ #{cmd} ]</text:p>
      <text:p text:style-name="P18"><text:soft-page-break/></text:p>
      <text:p text:style-name="P18">5. IO.popen - выполняет команду в дочернем процессе. Команда работает как пайп: в нее можно писать и читать одновременно.</text:p>
      <text:p text:style-name="P18"/>
      <text:p text:style-name="P18"><text:tab/>ri IO.popen</text:p>
      <text:p text:style-name="P18"/>
      <text:p text:style-name="P18">&gt;&gt;&gt; простой пример. разобрать скрипт rev, обратить внимание на шебанг и опции в нем -nl и на $_. не будет работать с /usr/bin/env</text:p>
      <text:p text:style-name="P18"/>
      <text:p text:style-name="P18"><text:tab/>cat words.txt | ./test_popen_1</text:p>
      <text:p text:style-name="P18"/>
      <text:p text:style-name="P18">Запись в пайп/чтение из пайпа:</text:p>
      <text:p text:style-name="P18"/>
      <text:p text:style-name="P18"><text:tab/>IO.puts<text:tab/>pipe.puts “hello”</text:p>
      <text:p text:style-name="P18"><text:tab/>IO.gets<text:tab/>pipe.gets</text:p>
      <text:p text:style-name="P18"/>
      <text:p text:style-name="P18">Неизбежное зло - буферизация.</text:p>
      <text:p text:style-name="P18"/>
      <text:p text:style-name="P18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8"/>
      <text:p text:style-name="P18">!!! Задание: исследуйте, что произойдет, если в test_popen_1 убрать строку:</text:p>
      <text:p text:style-name="P18"/>
      <text:p text:style-name="P18"><text:tab/>STDOUT.flush</text:p>
      <text:p text:style-name="P18"/>
      <text:p text:style-name="P18">Многие утилиты просао имеют опцию --flush для принудительного сброса выходных данных.</text:p>
      <text:p text:style-name="P18"/>
      <text:p text:style-name="P18">??? Объект класс IO, созданный при помощи IO.popen, тоже имеет метод flush. см в test_popen_1 -- ПОХОЖЕ, ЭТО НИ НА ЧТО НЕ ВЛИЯЕТ</text:p>
      <text:p text:style-name="P18">???<text:tab/>ruby cmd.flush</text:p>
      <text:p text:style-name="P18"/>
      <text:p text:style-name="P18">!!! Задание: Исследуйте скрипт test_popen_2. Что происходит, если раскомментировать команду exit в скрипте repeat?</text:p>
      <text:p text:style-name="P18"/>
      <text:p text:style-name="P18">./test_popen_2:9:in `write': Broken pipe (Errno::EPIPE) </text:p>
      <text:p text:style-name="P18"><text:tab/>from ./test_popen_2:9:in `puts' </text:p>
      <text:p text:style-name="P18"><text:tab/>from ./test_popen_2:9:in `&lt;main&gt;'</text:p>
      <text:p text:style-name="P18"/>
      <text:p text:style-name="P18">И наконец, хорошим тоном считается закрывать явно открытые объекты IO</text:p>
      <text:p text:style-name="P18"/>
      <text:p text:style-name="P18"><text:tab/>IO#close</text:p>
      <text:p text:style-name="P18"/>
      <text:p text:style-name="P18">??? пример с пайпом, есть ли буферизация в том месте, где | -- вроде нет</text:p>
      <text:p text:style-name="P18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8"/>
      <text:p text:style-name="P18"><text:soft-page-break/>IO.popen с блоком</text:p>
      <text:p text:style-name="P18"/>
      <text:p text:style-name="P18">аргументом блока становиться созданный объект класса IO</text:p>
      <text:p text:style-name="P18"/>
      <text:p text:style-name="P18">Что напечатает эта команда?</text:p>
      <text:p text:style-name="P18"/>
      <text:p text:style-name="P18"><text:span text:style-name="T230"><text:tab/>IO</text:span>.<text:span text:style-name="T230">popen</text:span>("date") { <text:span text:style-name="T230">|io|</text:span> <text:span text:style-name="T230">puts</text:span> <text:span text:style-name="T230">io</text:span>.<text:span text:style-name="T230">gets</text:span> }</text:p>
      <text:p text:style-name="P18"/>
      <text:p text:style-name="P18">Ответ: сегдняшнюю дату</text:p>
      <text:p text:style-name="P18"/>
      <text:p text:style-name="P18">Эта команда аналогична</text:p>
      <text:p text:style-name="P18"/>
      <text:p text:style-name="P18"><text:tab/>puts `date`</text:p>
      <text:p text:style-name="P18"/>
      <text:p text:style-name="P18"><text:span text:style-name="T230"><text:tab/>io = IO</text:span>.<text:span text:style-name="T230">popen</text:span>("date")</text:p>
      <text:p text:style-name="P18"><text:tab/>puts io.gets</text:p>
      <text:p text:style-name="P18"><text:tab/>io.close</text:p>
      <text:p text:style-name="P18"/>
      <text:p text:style-name="P18">Блочная форма не требует явно закрывать созданный объект IO. Он закрывается сам, когда блок заканчивает.</text:p>
      <text:p text:style-name="P18"/>
      <text:p text:style-name="P18">Вопрос: что напечатает следующая команда и сколько будет напечатано строк? см test_popen_3.</text:p>
      <text:p text:style-name="P18"/>
      <text:p text:style-name="P18">IO.popen("ls -l") do |cmd|</text:p>
      <text:p text:style-name="P18"><text:s text:c="2"/>puts cmd.gets</text:p>
      <text:p text:style-name="P18">end</text:p>
      <text:p text:style-name="P18"/>
      <text:p text:style-name="P18">Ответ: одну строку (IO#gets читает только одну строку). суммарный размер всех файлов в полукилобайтах</text:p>
      <text:p text:style-name="P18"/>
      <text:p text:style-name="P18">см. test_popen_4, вариант написания test_popen_2</text:p>
      <text:p text:style-name="P18"/>
      <text:p text:style-name="P18">&gt;&gt;&gt; while gets цикл работает и внутри блока IO.popen</text:p>
      <text:p text:style-name="P18"/>
      <text:p text:style-name="P18">Режим открывания файлов/команд</text:p>
      <text:p text:style-name="P18"/>
      <text:p text:style-name="P18">Сравните</text:p>
      <text:p text:style-name="P18"/>
      <text:p text:style-name="P18"><text:tab/>cmd = IO.popen(“date”)<text:tab/># DEFAULT: mode=”r”</text:p>
      <text:p text:style-name="P18"/>
      <text:p text:style-name="P18"><text:tab/>cmd = IO.popen("./rev", "w+")</text:p>
      <text:p text:style-name="P18"/>
      <text:p text:style-name="P18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8"/>
      <text:p text:style-name="P18">r открывает на чтение, ругнуться, есть файла нет</text:p>
      <text:p text:style-name="P18">r+ открывает на чтение и запись</text:p>
      <text:p text:style-name="P18"/>
      <text:p text:style-name="P18">см. File.new и режим “r” или “r+” в test_popen_5</text:p>
      <text:p text:style-name="P18"><text:soft-page-break/><text:tab/>No such file or directory - file_that_never_existed_5 (Errno::ENOENT)</text:p>
      <text:p text:style-name="P18"/>
      <text:p text:style-name="P18">w открывает на запись, truncates to zero length, создает новый файл, если файл не существовал</text:p>
      <text:p text:style-name="P18">w+ открывает на чтение и запись</text:p>
      <text:p text:style-name="P18"/>
      <text:p text:style-name="P18">см. File.new и режим “w” в test_popen_6</text:p>
      <text:p text:style-name="P18"><text:tab/>`gets': not opened for reading (IOError)</text:p>
      <text:p text:style-name="P18"/>
      <text:p text:style-name="P18">Задание: что, надо сделать, чтобы ошибка пропала</text:p>
      <text:p text:style-name="P18">Ответ: использовать режим w+</text:p>
      <text:p text:style-name="P18"/>
      <text:p text:style-name="P18">a и a+ аналогично w и w+, но не обнуляет файл, а дописывает в конец</text:p>
      <text:p text:style-name="P18"/>
      <text:p text:style-name="P18">!!! Задание: исследуйте, какие из режимов открытия пайпа будут работать?</text:p>
      <text:p text:style-name="P18"><text:tab/>используйте скрипт: test_open_7_stub</text:p>
      <text:p text:style-name="P18"><text:tab/>ответ: test_open_7</text:p>
      <text:p text:style-name="P18"/>
      <text:p text:style-name="P18">рабочими являются только 1, 2, 4, 7. правильными - только 1 и 7.</text:p>
      <text:p text:style-name="P18"/>
      <text:p text:style-name="P18">Tip of the day: с пайпами всегда будет работать w+</text:p>
      <text:p text:style-name="P18"/>
      <text:p text:style-name="P18">Открытие файла с указанием кодировки</text:p>
      <text:p text:style-name="P18"/>
      <text:p text:style-name="P18">ri File.new</text:p>
      <text:p text:style-name="P18"/>
      <text:p text:style-name="P18"><text:tab/>File.new(filename, mode="r" [, opt])</text:p>
      <text:p text:style-name="P18"/>
      <text:p text:style-name="P18">Параметр opt может использоваться, чтобы задавать кодировки (внешнюю и внутренюю).</text:p>
      <text:p text:style-name="P18"/>
      <text:p text:style-name="P18">file = File.new(fname, "r", external_encoding:'UTF-8', internal_encoding:'Windows-1251')</text:p>
      <text:p text:style-name="P18"/>
      <text:p text:style-name="P18">или еще короче</text:p>
      <text:p text:style-name="P18"/>
      <text:p text:style-name="P18">file = File.new(fname, "r:UTF-8:Windows-1251")</text:p>
      <text:p text:style-name="P18"/>
      <text:p text:style-name="P18">см. test_file_new_enc</text:p>
      <text:p text:style-name="P18"/>
      <text:p text:style-name="P18">При выводе (puts) используется внутренняя кодировка.</text:p>
      <text:p text:style-name="P18"/>
      <text:p text:style-name="P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7725031656831979044" text:style-name="L58">
        <text:list-item>
          <text:p text:style-name="P24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40">какие способы позволяют забрать выход выполненной программы? - `cmd`, <text:s/>%x{cmd}, IO.popen</text:p>
        </text:list-item>
        <text:list-item>
          <text:p text:style-name="P24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4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4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40">Годиться ли IO.popen для запуска только лишь одиночных команд? – нет, и для пайпов тоже</text:p>
        </text:list-item>
        <text:list-item>
          <text:p text:style-name="P240">Как передать данные на вход команде/пайпу, открытому при помощи IO.popen – IO#puts</text:p>
        </text:list-item>
        <text:list-item>
          <text:p text:style-name="P240">Как забрать данные? – IO#gets</text:p>
        </text:list-item>
        <text:list-item>
          <text:p text:style-name="P24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40"><text:s/>Как бороться с буферизацией? – stdbuf, --flush</text:p>
        </text:list-item>
        <text:list-item>
          <text:p text:style-name="P24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40">Какие режимы открывания файла/пайпа есть - r, w, a и r+, w+, a+</text:p>
        </text:list-item>
        <text:list-item>
          <text:p text:style-name="P240">чем отличается w от a?</text:p>
        </text:list-item>
        <text:list-item>
          <text:p text:style-name="P240">Как нужно открыть пайп, чтобы иметь возможность как писать в него, так и читать? – r+ или w+</text:p>
        </text:list-item>
        <text:list-item>
          <text:p text:style-name="P240">В чем отличие r+ от w+ – при открытии файла, r+ ругнется, если файла нет. w+ просто его создаст</text:p>
        </text:list-item>
        <text:list-item>
          <text:p text:style-name="P24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4">добавить слайды о том, как создавать окружение для пайпов</text:p>
      <text:p text:style-name="P4">для неокторых слайдов должно быть добавлено описание здесь, в этом документе</text:p>
      <text:p text:style-name="P4"/>
      <text:p text:style-name="P66">По CRF можно сделать</text:p>
      <text:p text:style-name="P66"/>
      <text:p text:style-name="P55">Нужны слайды</text:p>
      <text:p text:style-name="P55"/>
      <text:list xml:id="list4770963483673742387" text:style-name="L59">
        <text:list-item>
          <text:p text:style-name="P241">еще раз рассказать, что assign_properties необязателен (изменен слайд 175)</text:p>
        </text:list-item>
        <text:list-item>
          <text:p text:style-name="P241">разбор assign_properties</text:p>
        </text:list-item>
        <text:list-item>
          <text:p text:style-name="P241"><text:soft-page-break/>разобрать скрипт verticalize</text:p>
        </text:list-item>
        <text:list-item>
          <text:p text:style-name="P241">объяснить: word, *tmp, tag = line.split</text:p>
        </text:list-item>
        <text:list-item>
          <text:p text:style-name="P241">реализовать restore_spaces (slide 178). показать, как его тестировать на исходном train.vert с эталонными тегами.</text:p>
          <text:p text:style-name="P241"/>
        </text:list-item>
      </text:list>
      <text:p text:style-name="P51">моя рабочая директория с пробелизатором:</text:p>
      <text:p text:style-name="P51">/shared/syntagma2/krot/prosaos/prosao1_2013_11_19.crf/bin/work.textspacer</text:p>
      <text:p text:style-name="P51"/>
      <text:p text:style-name="P66">Нужны слайды</text:p>
      <text:p text:style-name="P66"/>
      <text:p text:style-name="P55">Можно ли задать пайп через массив – нет</text:p>
      <text:p text:style-name="P55"><text:span text:style-name="T229">Если задать одной строкой, то как передать </text:span>окружение?</text:p>
      <text:p text:style-name="P55">Работает ли механизм env в 2.0</text:p>
      <text:p text:style-name="P55">Работает ли механизм cmd-на-массиве в 1.9</text:p>
      <text:p text:style-name="P55"/>
      <text:p text:style-name="P55"><text:span text:style-name="T229">Передается ли env на все команды? А как в </text:span>баше?</text:p>
      <text:p text:style-name="P55"/>
      <text:p text:style-name="P51"/>
      <text:p text:style-name="P14">Установка пользовательского окружения</text:p>
      <text:p text:style-name="P2"/>
      <text:p text:style-name="P2">параметр env в ruby 2.0</text:p>
      <text:p text:style-name="P49"/>
      <text:p text:style-name="P48"><text:span text:style-name="T235"><text:tab/>IO.popen([</text:span><text:span text:style-name="T236">env</text:span>,] cmd, mode="r" [, opt])</text:p>
      <text:p text:style-name="P2"/>
      <text:p text:style-name="P18"><text:span text:style-name="T229">Команду можно запустить, установив ей окружение, через параметр env, </text:span>который представляет из себя Hash</text:p>
      <text:p text:style-name="P2"/>
      <text:p text:style-name="P20"><text:tab/>env = { 'LDBPATH' =&gt; '/path/to/bin/ldb' }</text:p>
      <text:p text:style-name="P20"><text:tab/>tagger = IO.popen(env, “TextTagger”, “w+”)</text:p>
      <text:p text:style-name="P20"><text:tab/>tagger.puts sentence</text:p>
      <text:p text:style-name="P20"><text:tab/>tagger.flush</text:p>
      <text:p text:style-name="P2"/>
      <text:p text:style-name="P20">Демо: скрипт lesson.24/test_open_9</text:p>
      <text:p text:style-name="P14"/>
      <text:p text:style-name="P18">Проблема - Сколько данных на выходе?</text:p>
      <text:p text:style-name="P18"/>
      <text:p text:style-name="P18">&gt;&gt;&gt; до сих пор нам везло - на одну строку входа приходилась одна строка выхода.</text:p>
      <text:p text:style-name="P18">&gt;&gt;&gt; если на одну строку входа приходится две строки вывода, два раза делаем gets</text:p>
      <text:p text:style-name="P18"/>
      <text:p text:style-name="P18">Как читать выход команды, если неизвестно, сколько строк она возвращает на единицу входа?</text:p>
      <text:p text:style-name="P18"/>
      <text:p text:style-name="P18">clever_echo - выводит каждую зачитанную строку столько раз, сколько символов в строке, завершая вывод пустой строкой</text:p>
      <text:p text:style-name="P18"/>
      <text:p text:style-name="P18">Задание: исследуйте, что происходит, если выполнить test_popen_8_hangs, использующий внутри пайп с clever_echo</text:p>
      <text:p text:style-name="P18">Ответ: скрипт зависает на gets</text:p>
      <text:p text:style-name="P18"/>
      <text:p text:style-name="P18"><text:soft-page-break/>Задание: решите проблему, обозначенную в test_popen_8_hangs</text:p>
      <text:p text:style-name="P18">Ответ: test_popen_8</text:p>
      <text:p text:style-name="P18"/>
      <text:p text:style-name="P18">Необходимо найти признак, указывающий на окончание вывода:</text:p>
      <text:p text:style-name="P18"><text:tab/>некоторые утилиты просао завершают вывод пустой строкой.</text:p>
      <text:p text:style-name="P18">&gt;&gt;&gt; но релейшны NGCE многострочные, и отдельные релейшны разделены пустой строкой - пустая строка не признал окончания блока</text:p>
      <text:p text:style-name="P18"/>
      <text:p text:style-name="P18"><text:tab/>многие утилиты просао поддерживают опцию --skip-line.</text:p>
      <text:p text:style-name="P18">через --skip-line можно передать утилите какую-нибудь строку-маркер, и потом вылавливать эту строку в выходе этой утилиты</text:p>
      <text:p text:style-name="P18"/>
      <text:p text:style-name="P18">Пример</text:p>
      <text:p text:style-name="P18">(echo "Want a (delicious) cookie?";</text:p>
      <text:p text:style-name="P18"><text:s/>echo "ENDOFSENTENCE";</text:p>
      <text:p text:style-name="P18"><text:s/>echo "Yes, please") |</text:p>
      <text:p text:style-name="P18"><text:s/>TextTagger --skip-line=ENDOFSENTENCE </text:p>
      <text:p text:style-name="P18">Want_VB a_AT cookie_NN ?_?</text:p>
      <text:p text:style-name="P18">delicious_JJ </text:p>
      <text:p text:style-name="P18">ENDOFSENTENCE </text:p>
      <text:p text:style-name="P18">Yes_UH ,_, please_VB</text:p>
      <text:p text:style-name="P18"/>
      <text:p text:style-name="P18"/>
      <text:p text:style-name="P18">6. Новое поколение IO.popen</text:p>
      <text:p text:style-name="P18"/>
      <text:p text:style-name="P18">библиотеки open3 и open4 <text:s/>позволяют более гибко контролировать stdout/stderr/stdin</text:p>
      <text:p text:style-name="P18"/>
      <text:p text:style-name="P18"><text:tab/>Open3.popen3(...)</text:p>
      <text:p text:style-name="P18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8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8046438235922247960" text:style-name="L60">
        <text:list-item>
          <text:p text:style-name="P286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54037432764135396" text:style-name="L61">
        <text:list-item>
          <text:p text:style-name="P287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8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8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8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8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8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8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87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7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227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227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7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!!! Вопрос: в какую скобку попадает год в следующем РВ?</text:span></text:span></text:p>
      <text:p text:style-name="P187"><text:span text:style-name="Source_20_Text"><text:span text:style-name="T8"/></text:span></text:p>
      <text:p text:style-name="P187"><text:soft-page-break/><text:span text:style-name="Source_20_Text"><text:span text:style-name="T8"><text:tab/>months = "((Jan|Feb|Mar|Apr|Jun|Jul|Aug|Sept?|Oct|Nov|Dec)[.]|May)"</text:span></text:span></text:p>
      <text:p text:style-name="P18"><text:tab/>md = str.match /(#{months})( \d+)?, (\d+)/</text:p>
      <text:p text:style-name="P18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869448380218038204" text:style-name="L62">
        <text:list-item>
          <text:p text:style-name="P288"><text:span text:style-name="Source_20_Text"><text:span text:style-name="T5">lesson.29.tar.bz2</text:span></text:span></text:p>
          <text:p text:style-name="P28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70833593669669" text:continue-numbering="true" text:style-name="L62">
        <text:list-item>
          <text:p text:style-name="P289"><text:span text:style-name="Source_20_Text"><text:span text:style-name="T4">lesson.30.tar.bz2 (тест)</text:span></text:span></text:p>
        </text:list-item>
        <text:list-item>
          <text:p text:style-name="P289"><text:span text:style-name="Source_20_Text"><text:span text:style-name="T4">lesson.31.tar.bz2 (рекурсия)</text:span></text:span></text:p>
        </text:list-item>
      </text:list>
      <text:p text:style-name="P46"/>
      <text:p text:style-name="P46"><text:span text:style-name="Source_20_Text"><text:span text:style-name="T14">Вопросы</text:span></text:span></text:p>
      <text:p text:style-name="P46"><text:span text:style-name="Source_20_Text"><text:span text:style-name="T14"/></text:span></text:p>
      <text:p text:style-name="P46"><text:span text:style-name="Source_20_Text"><text:span text:style-name="T11">Эти же вопросы без ответов здесь: lectures/Test.30.odp</text:span></text:span></text:p>
      <text:p text:style-name="P47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237">Переделайте пример выше так, чтобы одна из скобок стала незахватывающей</text:span></text:span><text:span text:style-name="Source_20_Text"><text:span text:style-name="T238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03">m i x</text:span></text:span><text:span text:style-name="Source_20_Text"><text:span text:style-name="T5"> (NB: опция </text:span></text:span><text:span text:style-name="Source_20_Text"><text:span text:style-name="T103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237">Можно ли выключить опцию для конкретной скобки? </text:span></text:span><text:span text:style-name="Source_20_Text"><text:span text:style-name="T238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37"><text:tab/>&gt; "apple".match /(?:PP)l/i</text:span></text:span></text:p>
      <text:p text:style-name="Standard"><text:span text:style-name="Source_20_Text"><text:span text:style-name="T238"><text:tab/></text:span></text:span><text:span text:style-name="Source_20_Text"><text:span text:style-name="T237">&gt; "apple".match</text:span></text:span></text:p>
      <text:p text:style-name="Standard"><text:span text:style-name="Source_20_Text"><text:span text:style-name="T237"/></text:span></text:p>
      <text:p text:style-name="Standard"><text:span text:style-name="Source_20_Text"><text:span text:style-name="T237">Ответ:</text:span></text:span></text:p>
      <text:p text:style-name="Standard"><text:span text:style-name="Source_20_Text"><text:span text:style-name="T237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7"><text:span text:style-name="Source_20_Text"><text:span text:style-name="T5">13. </text:span></text:span><text:span text:style-name="Source_20_Text"><text:span text:style-name="T237">Что заметчит следующее РВ? И почему</text:span></text:span><text:span text:style-name="Source_20_Text"><text:span text:style-name="T238"> (опишите словами или подчеркните в </text:span></text:span><text:span text:style-name="Source_20_Text"><text:span text:style-name="T237">str</text:span></text:span><text:span text:style-name="Source_20_Text"><text:span text:style-name="T238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237">lesson.30/test_re_13</text:span></text:span><text:span text:style-name="Source_20_Text"><text:span text:style-name="T238">.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<text:tab/>&gt; str = "S p RING\nHas\nCome" </text:span></text:span></text:p>
      <text:p text:style-name="P187"><text:span text:style-name="Source_20_Text"><text:span text:style-name="T5"><text:tab/>&gt; re = /(?mx-i:[A-Z] .+ [A-Z])/</text:span></text:span></text:p>
      <text:p text:style-name="P187"><text:span text:style-name="Source_20_Text"><text:span text:style-name="T5"><text:tab/>&gt; str.match 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см. lesson.30/test_re_13</text:span></text:span></text:p>
      <text:p text:style-name="P187"><text:span text:style-name="Source_20_Text"><text:span text:style-name="T6"/></text:span></text:p>
      <text:p text:style-name="P187"><text:span text:style-name="Source_20_Text"><text:span text:style-name="T226">Ответ:</text:span></text:span></text:p>
      <text:p text:style-name="P187"><text:span text:style-name="Source_20_Text"><text:span text:style-name="T226"><text:tab/>1) /[A-Z]/ метчит “S”</text:span></text:span></text:p>
      <text:p text:style-name="P187"><text:span text:style-name="Source_20_Text"><text:span text:style-name="T226"><text:tab/>2) пробелы вокруг .+ игнорируются, так как включени режим /x</text:span></text:span></text:p>
      <text:p text:style-name="P187"><text:span text:style-name="Source_20_Text"><text:span text:style-name="T226"><text:tab/>3) /.+/ метчит “ p RING\nHas\n” так как включени /m которая позволяет метчить \s метасимволом /./</text:span></text:span></text:p>
      <text:p text:style-name="P187"><text:span text:style-name="Source_20_Text"><text:span text:style-name="T226"><text:tab/>4) [A-Z] метчит “C”</text:span></text:span></text:p>
      <text:p text:style-name="P187"><text:span text:style-name="Source_20_Text"><text:span text:style-name="T226"/></text:span></text:p>
      <text:p text:style-name="P187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6">Разделяй и властвуй</text:p>
      <text:p text:style-name="P66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1"/>
      <text:p text:style-name="P124"><text:span text:style-name="Source_20_Text"><text:span text:style-name="T15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158"/></text:span></text:p>
      <text:p text:style-name="P66">Рекурсия в работе и в быту</text:p>
      <text:p text:style-name="P66"/>
      <text:p text:style-name="P51">Рекурсия - повторение самоподобным образом</text:p>
      <text:p text:style-name="P51"/>
      <text:p text:style-name="P51">Рекурсивная картинка</text:p>
      <text:p text:style-name="P51">lectures/monalisa_recursion.jpg -- вставить в презентацию</text:p>
      <text:p text:style-name="P51">lesson.30/recursion/pink_floyd.jpg</text:p>
      <text:p text:style-name="P51"/>
      <text:p text:style-name="P51">Рекурсивные акронимы</text:p>
      <text:p text:style-name="P51"><text:tab/>VISA: VISA international Service Association</text:p>
      <text:p text:style-name="P51"><text:tab/>GNU : GNU is not Unix</text:p>
      <text:p text:style-name="P51"/>
      <text:p text:style-name="P51">Рекурсивная процедура - процедура, вызывающая саму себя.</text:p>
      <text:list xml:id="list1382429449971317583" text:style-name="L63">
        <text:list-item>
          <text:p text:style-name="P242">простая - вызывает себя непосредственно</text:p>
        </text:list-item>
        <text:list-item>
          <text:p text:style-name="P242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157">родитель </text:span></text:span><text:span text:style-name="Source_20_Text"><text:span text:style-name="T210">-&gt; </text:span></text:span><text:span text:style-name="Source_20_Text"><text:span text:style-name="T157">дочерние узлы, дочерние узлы в свою очередь являются родительскими для других узлов</text:span></text:span></text:p>
      <text:list xml:id="list170832893608036" text:continue-numbering="true" text:style-name="L63">
        <text:list-header>
          <text:p text:style-name="P307"><text:span text:style-name="Source_20_Text"><text:span text:style-name="T15"/></text:span></text:p>
        </text:list-header>
      </text:list>
      <text:p text:style-name="P66">В математике</text:p>
      <text:p text:style-name="P66"/>
      <text:p text:style-name="P51">Функция может быть задана рекурсивно, при помощи так называемой рекуррентной формулы</text:p>
      <text:p text:style-name="P51"/>
      <text:list xml:id="list3096219961412491276" text:style-name="L64">
        <text:list-item>
          <text:p text:style-name="P243">функция задана для некоторого начального значения a (base case)</text:p>
        </text:list-item>
        <text:list-item>
          <text:p text:style-name="P243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0"><text:span text:style-name="Source_20_Text"><text:span text:style-name="T157"><text:s text:c="5"/>{ <text:s text:c="2"/>f(k+1) = a * f(k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7">Вычисление a^5</text:span></text:span></text:p>
      <text:p text:style-name="P190"><text:span text:style-name="Source_20_Text"><text:span text:style-name="T102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&gt;&gt;&gt; рекуррентное определение - это forward recursion. </text:span></text:span></text:p>
      <text:p text:style-name="P187"><text:span text:style-name="Source_20_Text"><text:span text:style-name="T5">&gt;&gt;&gt; Дополнительно надо знать, когда остановиться (k стало равным n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Вопрос: Можно ли эту задачу решить используя цикл?</text:span></text:span></text:p>
      <text:p text:style-name="P187"><text:span text:style-name="Source_20_Text"><text:span text:style-name="T5">Ответ: да, см. power_loop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7"><text:span text:style-name="Source_20_Text"><text:span text:style-name="T5"/></text:span></text:p>
      <text:p text:style-name="P121"><text:span text:style-name="Source_20_Text"><text:span text:style-name="T210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15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157"/></text:span></text:p>
      <text:p text:style-name="P124"><text:span text:style-name="Source_20_Text"><text:span text:style-name="T161">Разделяй и властвуй</text:span></text:span><text:span text:style-name="Source_20_Text"><text:span text:style-name="T15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159"/></text:span></text:p>
      <text:p text:style-name="P124"><text:span text:style-name="Source_20_Text"><text:span text:style-name="T157">Backward recursion - от большей задачи через меньшие задачи мы приходим к base case.</text:span></text:span></text:p>
      <text:p text:style-name="P124"><text:span text:style-name="Source_20_Text"><text:span text:style-name="T102"/></text:span></text:p>
      <text:p text:style-name="P124"><text:span text:style-name="Source_20_Text"><text:span text:style-name="T157">f(n) = a^n для n&gt;=0</text:span></text:span></text:p>
      <text:p text:style-name="P124"><text:span text:style-name="Source_20_Text"><text:span text:style-name="T102"/></text:span></text:p>
      <text:p text:style-name="P2"><text:s text:c="5"/>{ <text:s text:c="2"/>f(0) = 1</text:p>
      <text:p text:style-name="P124"><text:span text:style-name="Source_20_Text"><text:span text:style-name="T157"><text:s text:c="5"/>{ <text:s text:c="2"/>f(k) = a * f(k-1)</text:span></text:span></text:p>
      <text:p text:style-name="P124"><text:span text:style-name="Source_20_Text"><text:span text:style-name="T102"/></text:span></text:p>
      <text:p text:style-name="P124"><text:span text:style-name="Source_20_Text"><text:span text:style-name="T15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102"/></text:span></text:p>
      <text:p text:style-name="P187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def power a, n</text:span></text:span></text:p>
      <text:p text:style-name="P187"><text:span text:style-name="Source_20_Text"><text:span text:style-name="T5"><text:tab/>if n == 0</text:span></text:span></text:p>
      <text:p text:style-name="P187"><text:span text:style-name="Source_20_Text"><text:span text:style-name="T5"><text:tab/><text:tab/>return 1</text:span></text:span></text:p>
      <text:p text:style-name="P187"><text:span text:style-name="Source_20_Text"><text:span text:style-name="T5"><text:tab/>else</text:span></text:span></text:p>
      <text:p text:style-name="P187"><text:span text:style-name="Source_20_Text"><text:span text:style-name="T5"><text:tab/><text:tab/>return a * power(a, n-1)</text:span></text:span></text:p>
      <text:p text:style-name="P187"><text:span text:style-name="Source_20_Text"><text:span text:style-name="T5"><text:tab/>end</text:span></text:span></text:p>
      <text:p text:style-name="P187"><text:soft-page-break/><text:span text:style-name="Source_20_Text"><text:span text:style-name="T5">end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puts </text:span></text:span><text:span text:style-name="Source_20_Text"><text:span text:style-name="T5">power(2,5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казать как трассировать рекурсию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Распечатать lectures/TracingRecursion.odp</text:span></text:span></text:p>
      <text:p text:style-name="P187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7"><text:span text:style-name="Source_20_Text"><text:span text:style-name="T5">power(2,5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  <table:table-cell table:style-name="Table43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4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3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2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1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0)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Задание: воспроизведите трассировку рекурсии для случая power(2,6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к таблице добавиться строка сверху, </text:span></text:span></text:p>
      <text:p text:style-name="P187"><text:span text:style-name="Source_20_Text"><text:span text:style-name="T5">&gt;&gt;&gt; power(2,6) | 2 | 32 | 64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7"><text:span text:style-name="Source_20_Text"><text:span text:style-name="T5"><text:tab/>if x == 1</text:span></text:span></text:p>
      <text:p text:style-name="P187"><text:span text:style-name="Source_20_Text"><text:span text:style-name="T5"><text:tab/><text:tab/>return a</text:span></text:span></text:p>
      <text:p text:style-name="P187"><text:span text:style-name="Source_20_Text"><text:span text:style-name="T5"><text:tab/>end</text:span></text:span></text:p>
      <text:p text:style-name="P187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5">Base cases can be multiple.</text:span></text:span></text:p>
      <text:p text:style-name="P187"><text:span text:style-name="Source_20_Text"><text:span text:style-name="T5">Recursive calls can be multiple and different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http://en.wikipedia.org/wiki/Collatz_conjectu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7"><text:span text:style-name="Source_20_Text"><text:span text:style-name="T5">def power a, n</text:span></text:span></text:p>
            <text:p text:style-name="P187"><text:span text:style-name="Source_20_Text"><text:span text:style-name="T5"><text:tab/>if n == 0</text:span></text:span></text:p>
            <text:p text:style-name="P187"><text:span text:style-name="Source_20_Text"><text:span text:style-name="T5"><text:tab/><text:tab/>return 1</text:span></text:span></text:p>
            <text:p text:style-name="P187"><text:span text:style-name="Source_20_Text"><text:span text:style-name="T5"><text:tab/>elsif n == 1</text:span></text:span></text:p>
            <text:p text:style-name="P187"><text:span text:style-name="Source_20_Text"><text:span text:style-name="T5"><text:tab/><text:tab/>return a </text:span></text:span></text:p>
            <text:p text:style-name="P187"><text:span text:style-name="Source_20_Text"><text:span text:style-name="T5"><text:tab/>else</text:span></text:span></text:p>
            <text:p text:style-name="P187"><text:span text:style-name="Source_20_Text"><text:span text:style-name="T5"><text:tab/><text:tab/>return a * power(a, n-1)</text:span></text:span></text:p>
            <text:p text:style-name="P187"><text:span text:style-name="Source_20_Text"><text:span text:style-name="T5"><text:tab/>end</text:span></text:span></text:p>
            <text:p text:style-name="P187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7"><text:span text:style-name="Source_20_Text"><text:span text:style-name="T15">if (test for simple case) {</text:span></text:span></text:p>
            <text:p text:style-name="P187"><text:span text:style-name="Source_20_Text"><text:span text:style-name="T15"><text:tab/>Compute a simple solution without using recursion.</text:span></text:span></text:p>
            <text:p text:style-name="P187"><text:span text:style-name="Source_20_Text"><text:span text:style-name="T15">} else {</text:span></text:span></text:p>
            <text:p text:style-name="P187"><text:span text:style-name="Source_20_Text"><text:span text:style-name="T15"><text:tab/>Break the problem down into subproblems of the same form.</text:span></text:span></text:p>
            <text:p text:style-name="P187"><text:span text:style-name="Source_20_Text"><text:span text:style-name="T15"><text:tab/>Solve each of the subproblems by calling this function recursively.</text:span></text:span></text:p>
            <text:p text:style-name="P187"><text:span text:style-name="Source_20_Text"><text:span text:style-name="T15"><text:tab/>Reassemble the solutions to the subproblems into a solution for the whole.</text:span></text:span></text:p>
            <text:p text:style-name="P187"><text:span text:style-name="Source_20_Text"><text:span text:style-name="T15">}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/></text:span></text:p>
      <text:p text:style-name="P187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reverse(“bamboo”) #=&gt; oobmab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дсказка:</text:span></text:span></text:p>
      <text:p text:style-name="P187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7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7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7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  <table:table-cell table:style-name="Table44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7"><text:span text:style-name="Source_20_Text"><text:span text:style-name="T5">a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7"><text:span text:style-name="Source_20_Text"><text:span text:style-name="T5">m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  <table:table-cell table:style-name="Table44.A1" office:value-type="string">
            <text:p text:style-name="P187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Ответ: recursion/reverse_string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3">Задания</text:span></text:span></text:p>
      <text:p text:style-name="P187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1"/>
      <text:p text:style-name="P124"><text:span text:style-name="Source_20_Text"><text:span text:style-name="T210">ответ: lesson.31/recursion/factorial</text:span></text:span></text:p>
      <text:p text:style-name="P124"><text:span text:style-name="Source_20_Text"><text:span text:style-name="T5"/></text:span></text:p>
      <text:p text:style-name="P187"><text:span text:style-name="Source_20_Text"><text:span text:style-name="T96">Задания</text:span></text:span></text:p>
      <text:p text:style-name="P187"><text:span text:style-name="Source_20_Text"><text:span text:style-name="T96"/></text:span></text:p>
      <text:list xml:id="list3194998194002342579" text:style-name="WWNum72">
        <text:list-header>
          <text:p text:style-name="P300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97">Раздаточный материал</text:span></text:span></text:p>
      <text:p text:style-name="P114"><text:span text:style-name="Source_20_Text"><text:span text:style-name="T97"/></text:span></text:p>
      <text:list xml:id="list7261597662225061161" text:style-name="L65">
        <text:list-item>
          <text:p text:style-name="P308"><text:span text:style-name="Source_20_Text"><text:span text:style-name="T18">lesson.32.tar.bz2</text:span></text:span></text:p>
        </text:list-item>
        <text:list-item>
          <text:p text:style-name="P308"><text:span text:style-name="Source_20_Text"><text:span text:style-name="T18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6">Call Stack (стек вызовов)</text:p>
      <text:p text:style-name="P51"/>
      <text:p text:style-name="P51">см. lesson.31/recursion/power_rec_failing</text:p>
      <text:p text:style-name="P51"/>
      <text:p text:style-name="P51">Стэк вызовов - механизм реализации рекурсии в языках программирования.</text:p>
      <text:p text:style-name="P51"/>
      <text:p text:style-name="P51">&gt;&gt;&gt; картинка стек-фреймов на примере возведения в степень power(2,3)</text:p>
      <text:p text:style-name="P51"/>
      <text:p text:style-name="P51">Количество вызовов называется глубиной рекурсии</text:p>
      <text:p text:style-name="P51"/>
      <text:p text:style-name="P51">При большой глубине рекурсии может произойти переполнение стэка вызовов.</text:p>
      <text:p text:style-name="P51"><text:tab/>&gt; stack level too deep</text:p>
      <text:p text:style-name="P51"/>
      <text:p text:style-name="P51">Рекурсия - дорогая операция:</text:p>
      <text:list xml:id="list7053558935519170716" text:style-name="L66">
        <text:list-item>
          <text:p text:style-name="P244">каждый stack frame требует памяти</text:p>
        </text:list-item>
        <text:list-item>
          <text:p text:style-name="P244">создание stack frame требует времени</text:p>
        </text:list-item>
      </text:list>
      <text:p text:style-name="P124"><text:span text:style-name="Source_20_Text"><text:span text:style-name="T108"/></text:span></text:p>
      <text:p text:style-name="P124"><text:span text:style-name="Source_20_Text"><text:span text:style-name="T160">&gt;&gt;&gt; здесь разобрать/сделать задания с предыдущих слайдов</text:span></text:span></text:p>
      <text:p text:style-name="P124"><text:span text:style-name="Source_20_Text"><text:span text:style-name="T160"/></text:span></text:p>
      <text:p text:style-name="P124"><text:span text:style-name="Source_20_Text"><text:span text:style-name="T163">Хвостовая рекурсия</text:span></text:span></text:p>
      <text:p text:style-name="P124"><text:span text:style-name="Source_20_Text"><text:span text:style-name="T164"/></text:span></text:p>
      <text:p text:style-name="P51">Хвостовая рекурсия (tail recursion) - такой способ задания рекурсивной процедуры, при котором рекурсивный вызов является <text:span text:style-name="T220">последним и единственным</text:span> действием процедуры.</text:p>
      <text:p text:style-name="P51"/>
      <text:p text:style-name="P51">пример: lesson.32/recursion/power_tailrec</text:p>
      <text:p text:style-name="P51"/>
      <text:p text:style-name="P51">не хвостовая рекурсия</text:p>
      <text:p text:style-name="P51"/>
      <text:p text:style-name="P51">def power(base, exp)</text:p>
      <text:p text:style-name="P51"><text:s text:c="2"/>if exp == 0</text:p>
      <text:p text:style-name="P51"><text:s text:c="4"/>1</text:p>
      <text:p text:style-name="P51"><text:s text:c="2"/>else</text:p>
      <text:p text:style-name="P51"><text:s text:c="4"/>base * power(base, exp-1)</text:p>
      <text:p text:style-name="P51"><text:s text:c="2"/>end</text:p>
      <text:p text:style-name="P51">end</text:p>
      <text:p text:style-name="P51"/>
      <text:p text:style-name="P51">хвостовая рекурсия</text:p>
      <text:p text:style-name="P51"/>
      <text:p text:style-name="P51">def power(base, exp, accum=1)</text:p>
      <text:p text:style-name="P51"><text:s text:c="2"/>if exp == 0</text:p>
      <text:p text:style-name="P51"><text:soft-page-break/><text:s text:c="4"/>accum # когда наступает base case, необходимо вернуть аккумулированное значение</text:p>
      <text:p text:style-name="P51"><text:s text:c="2"/>else</text:p>
      <text:p text:style-name="P51"><text:s text:c="4"/>power(base, exp-1, accum*base)</text:p>
      <text:p text:style-name="P51"><text:s text:c="2"/>end</text:p>
      <text:p text:style-name="P51">end</text:p>
      <text:p text:style-name="P51"/>
      <text:p text:style-name="P51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2"/>
          </table:table-cell>
          <table:table-cell table:style-name="Table42.A1" office:value-type="string">
            <text:p text:style-name="P192">ждущее</text:p>
            <text:p text:style-name="P192">значение</text:p>
          </table:table-cell>
          <table:table-cell table:style-name="Table42.A1" office:value-type="string">
            <text:p text:style-name="P191">значение, пришедшее на возврате</text:p>
          </table:table-cell>
          <table:table-cell table:style-name="Table42.A1" office:value-type="string">
            <text:p text:style-name="P192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10">power(2,5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10">power(2,4, 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10">power(2,3, 4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10">power(2,2, 8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10">power(2,1, 16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10">power(2,0, 3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</table:table>
      <text:p text:style-name="P51"/>
      <text:p text:style-name="P51">&gt;&gt;&gt; вычесленное промежуточное значение помещается в переменную-аккумулятор. это может быть переменная любого типа данных</text:p>
      <text:p text:style-name="P51"/>
      <text:p text:style-name="P51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1"/>
      <text:p text:style-name="P51">Руби по умолчанию не поддерживает tail recursion optimization, но может быть перекомпелирован с поддержкой хвостовой рекурсии.</text:p>
      <text:p text:style-name="P51"/>
      <text:p text:style-name="P51">!!! Задание: реализуйте вычисление факториала в виде хвостовой рекурсии</text:p>
      <text:p text:style-name="P51"/>
      <text:p text:style-name="P51">ответ: lesson.32/recursion/factorial_tailrec</text:p>
      <text:p text:style-name="P51"/>
      <text:p text:style-name="P51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157">def reverse(str, res="") </text:span></text:span></text:p>
      <text:p text:style-name="P124"><text:span text:style-name="Source_20_Text"><text:span text:style-name="T157"><text:s text:c="2"/>if str.empty? </text:span></text:span></text:p>
      <text:p text:style-name="P124"><text:span text:style-name="Source_20_Text"><text:span text:style-name="T157"><text:s text:c="4"/>res </text:span></text:span></text:p>
      <text:p text:style-name="P124"><text:span text:style-name="Source_20_Text"><text:span text:style-name="T157"><text:s text:c="2"/>else </text:span></text:span></text:p>
      <text:p text:style-name="P124"><text:span text:style-name="Source_20_Text"><text:span text:style-name="T157"><text:s text:c="4"/>reverse(str[0..-2], res &lt;&lt; str[-1,1]) </text:span></text:span></text:p>
      <text:p text:style-name="P124"><text:span text:style-name="Source_20_Text"><text:span text:style-name="T157"><text:s text:c="2"/>end </text:span></text:span></text:p>
      <text:p text:style-name="P124"><text:span text:style-name="Source_20_Text"><text:span text:style-name="T157">end</text:span></text:span></text:p>
      <text:p text:style-name="P124"><text:span text:style-name="Source_20_Text"><text:span text:style-name="T102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2"/>
          </table:table-cell>
          <table:table-cell table:style-name="Table40.A1" office:value-type="string">
            <text:p text:style-name="P192">ждущее</text:p>
            <text:p text:style-name="P192">значение</text:p>
          </table:table-cell>
          <table:table-cell table:style-name="Table40.A1" office:value-type="string">
            <text:p text:style-name="P191">значение, пришедшее на возврате (берется из 4)</text:p>
          </table:table-cell>
          <table:table-cell table:style-name="Table40.A1" office:value-type="string">
            <text:p text:style-name="P192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7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96"/></text:span></text:p>
      <text:p text:style-name="P124"><text:span text:style-name="Source_20_Text"><text:span text:style-name="T165">Задания</text:span></text:span></text:p>
      <text:p text:style-name="P124"><text:span text:style-name="Source_20_Text"><text:span text:style-name="T96"/></text:span></text:p>
      <text:p text:style-name="P124"><text:span text:style-name="Source_20_Text"><text:span text:style-name="T157">Реализуйте метод, проверяющий, является ли данная строка палиндромом.</text:span></text:span></text:p>
      <text:p text:style-name="P124"><text:span text:style-name="Source_20_Text"><text:span text:style-name="T102"/></text:span></text:p>
      <text:p text:style-name="P124"><text:span text:style-name="Source_20_Text"><text:span text:style-name="T157"><text:tab/>palindrome?I(«civic») #=&gt; true</text:span></text:span></text:p>
      <text:p text:style-name="P124"><text:span text:style-name="Source_20_Text"><text:span text:style-name="T102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15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15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15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102"/></text:span></text:p>
      <text:p text:style-name="P124"><text:span text:style-name="Source_20_Text"><text:span text:style-name="T15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157">Сформулируйте базис рекурсии?</text:span></text:span></text:p>
      <text:p text:style-name="P190"><text:span text:style-name="Source_20_Text"><text:span text:style-name="T157">для какой строки задачу не нужно уменьшать, а можно сразу принять решение?</text:span></text:span></text:p>
      <text:p text:style-name="P190"><text:span text:style-name="Source_20_Text"><text:span text:style-name="T157">является ли палиндромом пустая строка? -- да,</text:span></text:span></text:p>
      <text:p text:style-name="P190"><text:span text:style-name="Source_20_Text"><text:span text:style-name="T157">является ли палиндромом строка, состоящая из одного символа? -- да</text:span></text:span></text:p>
      <text:p text:style-name="P190"><text:span text:style-name="Source_20_Text"><text:span text:style-name="T15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102"/></text:span></text:p>
      <text:p text:style-name="P124"><text:span text:style-name="Source_20_Text"><text:span text:style-name="T102"/></text:span></text:p>
      <text:p text:style-name="P124"><text:span text:style-name="Source_20_Text"><text:span text:style-name="T157">ответ: lesson.32/recursion/palindrome</text:span></text:span></text:p>
      <text:p text:style-name="P124"><text:span text:style-name="Source_20_Text"><text:span text:style-name="T157">слова для тестирования: palindrome.in</text:span></text:span></text:p>
      <text:p text:style-name="P124"><text:span text:style-name="Source_20_Text"><text:span text:style-name="T102"/></text:span></text:p>
      <text:p text:style-name="P124"><text:span text:style-name="Source_20_Text"><text:span text:style-name="T157">def palindrome? str </text:span></text:span></text:p>
      <text:p text:style-name="P124"><text:span text:style-name="Source_20_Text"><text:span text:style-name="T157"><text:s text:c="2"/>if str.length &lt; 2 </text:span></text:span></text:p>
      <text:p text:style-name="P124"><text:span text:style-name="Source_20_Text"><text:span text:style-name="T157"><text:s text:c="4"/>true </text:span></text:span></text:p>
      <text:p text:style-name="P124"><text:span text:style-name="Source_20_Text"><text:span text:style-name="T157"><text:s text:c="2"/>else </text:span></text:span></text:p>
      <text:p text:style-name="P124"><text:span text:style-name="Source_20_Text"><text:span text:style-name="T157"><text:s text:c="4"/>str.match /^(.)(.*)(.)$/ </text:span></text:span></text:p>
      <text:p text:style-name="P124"><text:span text:style-name="Source_20_Text"><text:span text:style-name="T157"><text:s text:c="4"/>head, body, tail = $~.captures </text:span></text:span></text:p>
      <text:p text:style-name="P124"><text:span text:style-name="Source_20_Text"><text:span text:style-name="T157"><text:s text:c="4"/>head == tail &amp;&amp; palindrome?(body) </text:span></text:span></text:p>
      <text:p text:style-name="P124"><text:span text:style-name="Source_20_Text"><text:span text:style-name="T157"><text:s text:c="2"/>end </text:span></text:span></text:p>
      <text:p text:style-name="P124"><text:span text:style-name="Source_20_Text"><text:span text:style-name="T157">end</text:span></text:span></text:p>
      <text:p text:style-name="P124"><text:span text:style-name="Source_20_Text"><text:span text:style-name="T102"/></text:span></text:p>
      <text:p text:style-name="P124"><text:span text:style-name="Source_20_Text"><text:span text:style-name="T159">Заполните таблицу трассировки для этой задачи на примере слова civic и trust</text:span></text:span></text:p>
      <text:p text:style-name="P124"><text:span text:style-name="Source_20_Text"><text:span text:style-name="T102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7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7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7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</table:table>
      <text:p text:style-name="P187"><text:span text:style-name="Source_20_Text"><text:span text:style-name="T96"/></text:span></text:p>
      <text:p text:style-name="P124"><text:span text:style-name="Source_20_Text"><text:span text:style-name="T159">Таблица трассировки для слова trust</text:span></text:span></text:p>
      <text:p text:style-name="P187"><text:span text:style-name="Source_20_Text"><text:span text:style-name="T96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7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7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7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7"><text:span text:style-name="Source_20_Text"><text:span text:style-name="T5">-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7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7"><text:span text:style-name="Source_20_Text"><text:span text:style-name="T96"/></text:span></text:p>
      <text:p text:style-name="P187"><text:span text:style-name="Source_20_Text"><text:span text:style-name="T96">Задание</text:span></text:span></text:p>
      <text:p text:style-name="P187"><text:soft-page-break/><text:span text:style-name="Source_20_Text"><text:span text:style-name="T96"/></text:span></text:p>
      <text:p text:style-name="P187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um_digits(2014) #=&gt; 7 # т.к. <text:s/>2+0+1+4 = 7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2/recursion/sum_digit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&gt;&gt;&gt; Нарисовать в виде дерева:</text:span></text:span></text:p>
      <text:p text:style-name="P187"><text:span text:style-name="Source_20_Text"><text:span text:style-name="T15"><text:s text:c="3"/>2014</text:span></text:span></text:p>
      <text:p text:style-name="P187"><text:span text:style-name="Source_20_Text"><text:span text:style-name="T15"><text:s text:c="3"/>| <text:s text:c="5"/>|</text:span></text:span></text:p>
      <text:p text:style-name="P187"><text:span text:style-name="Source_20_Text"><text:span text:style-name="T15">201 <text:s/>| 4</text:span></text:span></text:p>
      <text:p text:style-name="P187"><text:span text:style-name="Source_20_Text"><text:span text:style-name="T15"><text:s text:c="2"/>| <text:s text:c="2"/>\</text:span></text:span></text:p>
      <text:p text:style-name="P187"><text:span text:style-name="Source_20_Text"><text:span text:style-name="T15">20 | 1</text:span></text:span></text:p>
      <text:p text:style-name="P187"><text:span text:style-name="Source_20_Text"><text:span text:style-name="T15"><text:s/>| <text:s/>\</text:span></text:span></text:p>
      <text:p text:style-name="P187"><text:span text:style-name="Source_20_Text"><text:span text:style-name="T15">2 | 0</text:span></text:span></text:p>
      <text:p text:style-name="P187"><text:span text:style-name="Source_20_Text"><text:span text:style-name="T15"><text:s/>|</text:span></text:span></text:p>
      <text:p text:style-name="P187"><text:span text:style-name="Source_20_Text"><text:span text:style-name="T15">2 = base cas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ак получить значение последнего разряда? см. radix_sor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96">(домашнее) Задание*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шаг 1: 1 + 7 + 2 + 9 #=&gt; 19</text:span></text:span></text:p>
      <text:p text:style-name="P187"><text:span text:style-name="Source_20_Text"><text:span text:style-name="T15"><text:tab/>шаг 2: 1 + 9 <text:s text:c="12"/>#=&gt; 10</text:span></text:span></text:p>
      <text:p text:style-name="P187"><text:span text:style-name="Source_20_Text"><text:span text:style-name="T15"><text:tab/>шаг 3: 1 + 0 <text:s text:c="12"/>#=&gt; 1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решении нельзя использовать циклы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3/recursion/digital_root_stub</text:span></text:span></text:p>
      <text:p text:style-name="P187"><text:span text:style-name="Source_20_Text"><text:span text:style-name="T15">ответ: lesson.33/recursion/digital_roo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ариация попроще: можно использовать цикл и sum_digits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97">Задание</text:span></text:span></text:p>
      <text:p text:style-name="P187"><text:span text:style-name="Source_20_Text"><text:span text:style-name="T97"/></text:span></text:p>
      <text:p text:style-name="P187"><text:span text:style-name="Source_20_Text"><text:span text:style-name="T18">Взаимная рекурс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число является четным, если предшественник числа - нечетное число</text:span></text:span></text:p>
      <text:p text:style-name="P187"><text:span text:style-name="Source_20_Text"><text:span text:style-name="T18">число является нечетным, если оно не является четным</text:span></text:span></text:p>
      <text:p text:style-name="P187"><text:span text:style-name="Source_20_Text"><text:span text:style-name="T18">число 0 является четным</text:span></text:span></text:p>
      <text:list xml:id="list4138236645783553047" text:style-name="L67">
        <text:list-header>
          <text:p text:style-name="P309"><text:span text:style-name="Source_20_Text"><text:span text:style-name="T18"/></text:span></text:p>
        </text:list-header>
      </text:list>
      <text:p text:style-name="P187"><text:span text:style-name="Source_20_Text"><text:span text:style-name="T18">начальный скрипт: lesson.32/recursion/odd_or_even_stub</text:span></text:span></text:p>
      <text:p text:style-name="P187"><text:span text:style-name="Source_20_Text"><text:span text:style-name="T18">ответ: lesson.32/recursion/odd_or_eve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even? n</text:span></text:span></text:p>
      <text:p text:style-name="P187"><text:span text:style-name="Source_20_Text"><text:span text:style-name="T18"><text:s text:c="2"/>if n == 0</text:span></text:span></text:p>
      <text:p text:style-name="P187"><text:span text:style-name="Source_20_Text"><text:span text:style-name="T18"><text:s text:c="6"/>return true</text:span></text:span></text:p>
      <text:p text:style-name="P187"><text:span text:style-name="Source_20_Text"><text:span text:style-name="T18"><text:s text:c="3"/>else</text:span></text:span></text:p>
      <text:p text:style-name="P187"><text:span text:style-name="Source_20_Text"><text:span text:style-name="T18"><text:s text:c="6"/>return odd? n-1</text:span></text:span></text:p>
      <text:p text:style-name="P187"><text:span text:style-name="Source_20_Text"><text:span text:style-name="T18"><text:s text:c="3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odd? n</text:span></text:span></text:p>
      <text:p text:style-name="P187"><text:span text:style-name="Source_20_Text"><text:span text:style-name="T18"><text:s text:c="2"/>if n == 1</text:span></text:span></text:p>
      <text:p text:style-name="P187"><text:span text:style-name="Source_20_Text"><text:span text:style-name="T18"><text:s text:c="4"/>return true</text:span></text:span></text:p>
      <text:p text:style-name="P187"><text:span text:style-name="Source_20_Text"><text:span text:style-name="T18"><text:s text:c="2"/>else</text:span></text:span></text:p>
      <text:p text:style-name="P187"><text:span text:style-name="Source_20_Text"><text:span text:style-name="T18"><text:s text:c="4"/>return even? n-1</text:span></text:span></text:p>
      <text:p text:style-name="P187"><text:span text:style-name="Source_20_Text"><text:span text:style-name="T18"><text:s text:c="2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lesson.32/recursion/odd_or_even_2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7">Задание</text:span></text:span></text:p>
      <text:p text:style-name="P187"><text:span text:style-name="Source_20_Text"><text:span text:style-name="T97"/></text:span></text:p>
      <text:p text:style-name="P187"><text:span text:style-name="Source_20_Text"><text:span text:style-name="T18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7"><text:span text:style-name="Source_20_Text"><text:span text:style-name="T18"/></text:span></text:p>
      <text:list xml:id="list4152079003379062734" text:style-name="L68">
        <text:list-item>
          <text:p text:style-name="P310"><text:span text:style-name="Source_20_Text"><text:span text:style-name="T18">если x делится без остатка на y, то y и есть НОД -- (базис рекурсии)</text:span></text:span></text:p>
        </text:list-item>
      </text:list>
      <text:p text:style-name="P187"><text:span text:style-name="Source_20_Text"><text:span text:style-name="T18"><text:tab/><text:tab/>x = k*y + 0</text:span></text:span></text:p>
      <text:p text:style-name="P187"><text:span text:style-name="Source_20_Text"><text:span text:style-name="T18"/></text:span></text:p>
      <text:list xml:id="list170833569223778" text:continue-numbering="true" text:style-name="L68">
        <text:list-item>
          <text:p text:style-name="P310"><text:span text:style-name="Source_20_Text"><text:span text:style-name="T18">в противном случае, НОД чисел x и y равен НОДелителю чисел y и остатка от деления x на y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18"><text:tab/><text:tab/>x = k*y + r, где r &gt; 0</text:span></text:span></text:p>
      <text:p text:style-name="P187"><text:span text:style-name="Source_20_Text"><text:span text:style-name="T18"><text:tab/><text:tab/>надо искать НОД чисел y и r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2/recursion/euclid_gc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http://en.wikipedia.org/wiki/Euclidean_algorithm</text:span></text:span></text:p>
      <text:p text:style-name="P187"><text:span text:style-name="Source_20_Text"><text:span text:style-name="T18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97">Раздаточный материал</text:span></text:span></text:p>
      <text:p text:style-name="P187"><text:span text:style-name="Source_20_Text"><text:span text:style-name="T97"/></text:span></text:p>
      <text:list xml:id="list570967140648380790" text:style-name="L69">
        <text:list-item>
          <text:p text:style-name="P311"><text:span text:style-name="Source_20_Text"><text:span text:style-name="T18">lesson.33.tar.bz2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97">План занятия</text:span></text:span></text:p>
      <text:p text:style-name="P187"><text:span text:style-name="Source_20_Text"><text:span text:style-name="T97"/></text:span></text:p>
      <text:list xml:id="list1888347223329927296" text:style-name="L70">
        <text:list-item>
          <text:p text:style-name="P312"><text:span text:style-name="Source_20_Text"><text:span text:style-name="T18">Объявить сбор заданий от студентов!!! Иначе расстрел</text:span></text:span></text:p>
        </text:list-item>
      </text:list>
      <text:list xml:id="list3835532280626658830" text:style-name="L71">
        <text:list-item>
          <text:p text:style-name="P313"><text:span text:style-name="Source_20_Text"><text:span text:style-name="T18">Разбор задания про определение четного/нечетного. + вопрос для lesson.32/recursion/odd_or_even_2</text:span></text:span></text:p>
        </text:list-item>
        <text:list-item>
          <text:p text:style-name="P313"><text:span text:style-name="Source_20_Text"><text:span text:style-name="T18">Фибоначчи и мемоизация</text:span></text:span></text:p>
        </text:list-item>
        <text:list-item>
          <text:p text:style-name="P313"><text:span text:style-name="Source_20_Text"><text:span text:style-name="T18">Решение остальных задач по теме рекурсия со слайдов, которые не были решены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97">Вопросы</text:span></text:span></text:p>
      <text:p text:style-name="P187"><text:span text:style-name="Source_20_Text"><text:span text:style-name="T97"/></text:span></text:p>
      <text:p text:style-name="P187"><text:span text:style-name="Source_20_Text"><text:span text:style-name="T18">попросить показать как вычисляется факториал на примере колоды карты. Каждая карта это stack fr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TODO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6">Задание: Кролики Фибоначчи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1202 год, Leonardo Fibonacci в трактате Liber Abbaci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7"><text:span text:style-name="Source_20_Text"><text:span text:style-name="T15">молодые кролики приобретают способность размножаться на 2 месяц от роду</text:span></text:span></text:p>
      <text:p text:style-name="P187"><text:span text:style-name="Source_20_Text"><text:span text:style-name="T15">кролики не умирают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чет на начало месяца!</text:span></text:span></text:p>
      <text:p text:style-name="P187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3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7"><text:span text:style-name="Source_20_Text"><text:span text:style-name="T15"/></text:span></text:p>
      <text:p text:style-name="P187"><text:span text:style-name="Source_20_Text"><text:span text:style-name="T15">сколько будет кроликов в январе следующего года?</text:span></text:span></text:p>
      <text:p text:style-name="P187"><text:span text:style-name="Source_20_Text"><text:span text:style-name="T15">t13 = 144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личество кроликов в этом месяце =</text:span></text:span></text:p>
      <text:p text:style-name="P187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7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tn = tn-1 + tn-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96">Задание</text:span></text:span></text:p>
      <text:p text:style-name="P187"><text:span text:style-name="Source_20_Text"><text:span text:style-name="T96"/></text:span></text:p>
      <text:p text:style-name="Standard"><text:span text:style-name="Source_20_Text"><text:span text:style-name="T228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96"/></text:span></text:p>
      <text:p text:style-name="P18"><text:tab/>0, 1, 1, 2, 3, 5, 8, 13, 21, 34, 55, 89, 144</text:p>
      <text:p text:style-name="P18"/>
      <text:p text:style-name="P18">&gt;&gt;&gt; Попросить самостоятельно сформулировать рекуррентное определение.</text:p>
      <text:p text:style-name="P18"/>
      <text:p text:style-name="P18">Рекуррентое определение:</text:p>
      <text:p text:style-name="P18"/>
      <text:p text:style-name="P18"><text:tab/>Фибоначчи(0) = 0</text:p>
      <text:p text:style-name="P18"><text:tab/>Фибоначчи(1) = 1</text:p>
      <text:p text:style-name="P18"><text:tab/>Фибоначчи(2) = 1 &lt;&lt;&lt; Это лишнее</text:p>
      <text:p text:style-name="P18"><text:tab/>Фибоначчи(k+1) = Фибоначчи(k) + Фибоначчи(k-1)</text:p>
      <text:p text:style-name="P18"/>
      <text:p text:style-name="P18">Задание: реализуйте процедуру, вычисляющую n-ное число в ряду фибоначчи</text:p>
      <text:p text:style-name="P18"/>
      <text:p text:style-name="P18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6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8">Мемоизация - кэширование промежуточных результатов, чтобы избежать их повторного вычисления.</text:p>
      <text:p text:style-name="P18"/>
      <text:p text:style-name="P18">def fibo_nth(n)</text:p>
      <text:p text:style-name="P18"><text:s text:c="4"/>if есть в кэше</text:p>
      <text:p text:style-name="P18"><text:s text:c="9"/>вернуть кэшированное значение</text:p>
      <text:p text:style-name="P18"><text:s text:c="4"/>else</text:p>
      <text:p text:style-name="P18"><text:s text:c="9"/>вычислить и занести в кэш</text:p>
      <text:p text:style-name="P18"><text:s text:c="4"/>end</text:p>
      <text:p text:style-name="P18">end</text:p>
      <text:p text:style-name="Standard"><text:span text:style-name="Source_20_Text"><text:span text:style-name="T15"/></text:span></text:p>
      <text:p text:style-name="P18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108"/></text:span></text:p>
      <text:p text:style-name="Standard"><text:span text:style-name="Source_20_Text"><text:span text:style-name="T211">&gt;&gt;&gt; Это неправильно, так как этот кэш не очищается</text:span></text:span></text:p>
      <text:p text:style-name="Standard"><text:span text:style-name="Source_20_Text"><text:span text:style-name="T211">def fibo_nth(n)</text:span></text:span></text:p>
      <text:p text:style-name="Standard"><text:span text:style-name="Source_20_Text"><text:span text:style-name="T211"><text:s text:c="2"/>@fibo_numbers ||= {0 =&gt; 0, 1 =&gt; 1}</text:span></text:span></text:p>
      <text:p text:style-name="Standard"><text:span text:style-name="Source_20_Text"><text:span text:style-name="T211"><text:s text:c="2"/>@fibo_numbers[n] ||= fibo_nth(n-2) + fibo_nth(n-1)</text:span></text:span></text:p>
      <text:p text:style-name="Standard"><text:span text:style-name="Source_20_Text"><text:span text:style-name="T211">end</text:span></text:span></text:p>
      <text:p text:style-name="Standard"><text:span text:style-name="Source_20_Text"><text:span text:style-name="T211">fibo_nth(20) #=&gt; 6765</text:span></text:span></text:p>
      <text:p text:style-name="Standard"><text:span text:style-name="Source_20_Text"><text:span text:style-name="T108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6">Задание</text:span></text:span></text:p>
      <text:p text:style-name="Standard"><text:soft-page-break/><text:span text:style-name="Source_20_Text"><text:span text:style-name="T96"/></text:span></text:p>
      <text:p text:style-name="P18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7"><text:span text:style-name="Source_20_Text"><text:span text:style-name="T96">(домашнее) Задание </text:span></text:span><text:span text:style-name="Source_20_Text"><text:span text:style-name="T16">нет на слайдах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8">(вариации на тему http://en.wikipedia.org/wiki/Caesar_cipher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 b c d e f g h i j k l m n o p q r s t u v w x y z</text:span></text:span></text:p>
      <text:p text:style-name="P187"><text:span text:style-name="Source_20_Text"><text:span text:style-name="T15"><text:tab/>d e f g h i j k l m n o p q r s t u v w x y z { <text:s/>| <text:s/>}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hift_cipher('abcdef', 3) #=&gt; 'defghi'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Проблемы:</text:span></text:span></text:p>
      <text:p text:style-name="P187"><text:span text:style-name="Source_20_Text"><text:span text:style-name="T15">у пробела нет предыдущего печатаемого символа http://en.wikipedia.org/wiki/Latin-1</text:span></text:span></text:p>
      <text:p text:style-name="P187"><text:span text:style-name="Source_20_Text"><text:span text:style-name="T15"><text:tab/>&gt; ' '.ord #=&gt; 32</text:span></text:span></text:p>
      <text:p text:style-name="P187"><text:span text:style-name="Source_20_Text"><text:span text:style-name="T15"><text:tab/>&gt; 31.chr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2/recursion/cipher_machine_stub</text:span></text:span></text:p>
      <text:p text:style-name="P187"><text:span text:style-name="Source_20_Text"><text:span text:style-name="T15">ответ: lesson.32/recursion/cipher_machin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Base case - сдвиг пустой строки дает пустую строку</text:span></text:span></text:p>
      <text:p text:style-name="P187"><text:span text:style-name="Source_20_Text"><text:span text:style-name="T18">Индукция - сдвинуть первый символ и присоединить к нему сдвинутую оставшуюся подстроку без первого символа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8">Рекурсивные структуры данных</text:p>
            <text:p text:style-name="P158">Задания на вывод парсингового дерева</text:p>
            <text:p text:style-name="P158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97">Раздаточный материал</text:span></text:span></text:p>
      <text:p text:style-name="P187"><text:span text:style-name="Source_20_Text"><text:span text:style-name="T97"/></text:span></text:p>
      <text:list xml:id="list170833279958934" text:continue-list="list570967140648380790" text:style-name="L69">
        <text:list-item>
          <text:p text:style-name="P311"><text:span text:style-name="Source_20_Text"><text:span text:style-name="T18">lesson.34.tar.bz2</text:span></text:span></text:p>
        </text:list-item>
        <text:list-item>
          <text:p text:style-name="P311"><text:span text:style-name="Source_20_Text"><text:span text:style-name="T18">lesson.35.tar.bz2</text:span></text:span></text:p>
          <text:p text:style-name="P311"><text:span text:style-name="Source_20_Text"><text:span text:style-name="T18"/></text:span></text:p>
        </text:list-item>
      </text:list>
      <text:p text:style-name="P187"><text:span text:style-name="Source_20_Text"><text:span text:style-name="T96">Разбор digital_root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см. lesson.35/recursion/digital_root_tonya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96">Рекурсивные структуры данных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см. слайд с красивыми картинками-тучками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просао используется скобочная форма записи дерева:</text:span></text:span></text:p>
      <text:p text:style-name="P187"><text:span text:style-name="Source_20_Text"><text:span text:style-name="T15"><text:tab/>lesson.34/recursion/sent.en.parsed</text:span></text:span></text:p>
      <text:p text:style-name="P187"><text:span text:style-name="Source_20_Text"><text:span text:style-name="T15"><text:tab/>lesson.34/recursion/sent.de.parsed</text:span></text:span></text:p>
      <text:p text:style-name="P187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7"><text:span text:style-name="Source_20_Text"><text:span text:style-name="T15"><text:tab/>&gt; cat sent.en.parsed | syn_ps2tree</text:span></text:span></text:p>
      <text:p text:style-name="P187"><text:span text:style-name="Source_20_Text"><text:span text:style-name="T15">получится как в файле:</text:span></text:span></text:p>
      <text:p text:style-name="P187"><text:span text:style-name="Source_20_Text"><text:span text:style-name="T15"><text:tab/>lesson.34/recursion/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ереве можно представить в виде вложенных массивов.</text:span></text:span></text:p>
      <text:p text:style-name="P187"><text:span text:style-name="Source_20_Text"><text:span text:style-name="T15">1) каждый уровень это массив узлов</text:span></text:span></text:p>
      <text:p text:style-name="P187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7"><text:span text:style-name="Source_20_Text"><text:span text:style-name="T15"><text:tab/>ответ: 1 11 111 12 13 131 132 <text:s text:c="4"/># в порядке обхода графа в глубину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где располагались бы дочерние узлы (например 1311, 1312) узла 131?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см. массивы, заданные в файле display_parse_tree_stub</text:span></text:span></text:p>
      <text:p text:style-name="P187"><text:span text:style-name="Source_20_Text"><text:span text:style-name="T15"><text:tab/>parsing1 - дерево немецкого предложения</text:span></text:span></text:p>
      <text:p text:style-name="P187"><text:span text:style-name="Source_20_Text"><text:span text:style-name="T15"><text:tab/>parsing2 - дерево английского предложения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 как его создать такой массив из скобочной записи:</text:span></text:span></text:p>
      <text:list xml:id="list7582360333824141160" text:style-name="L72">
        <text:list-item>
          <text:p text:style-name="P314"><text:span text:style-name="Source_20_Text"><text:span text:style-name="T15">заменить (( на [ и )) на ]</text:span></text:span></text:p>
        </text:list-item>
      </text:list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, как из дерева создать такой массив:</text:span></text:span></text:p>
      <text:list xml:id="list6759513710666338095" text:style-name="L73">
        <text:list-item>
          <text:p text:style-name="P315"><text:span text:style-name="Source_20_Text"><text:span text:style-name="T15">каждый </text:span></text:span><text:span text:style-name="Source_20_Text"><text:span text:style-name="T96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315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315"><text:soft-page-break/><text:span text:style-name="Source_20_Text"><text:span text:style-name="T15"/></text:span></text:p>
        </text:list-item>
      </text:list>
      <text:p text:style-name="P187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4/recursion/display_parse_tree</text:span></text:span></text:p>
      <text:p text:style-name="P187"><text:span text:style-name="Source_20_Text"><text:span text:style-name="T15">начальный скрипт: lesson.34/recursion/display_parse_tre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ля сравнения используйте команду (отличия должны быть минимальны)</text:span></text:span></text:p>
      <text:p text:style-name="P187"><text:span text:style-name="Source_20_Text"><text:span text:style-name="T15"><text:tab/>display_parse_tree_stub | diff -Z -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) реализация без рекурсии</text:span></text:span></text:p>
      <text:p text:style-name="P187"><text:span text:style-name="Source_20_Text"><text:span text:style-name="T15"><text:tab/><text:tab/>ответ: scripts/syntagma.awk функция print_p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6">TODO: Сделать то же самое при помощи Hash, положить в lesson.35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8">Merge sort</text:p>
            <text:p text:style-name="P158">Задание от Полины: dict_intersect</text:p>
          </table:table-cell>
          <table:table-cell table:style-name="Table46.A1" office:value-type="string">
            <text:p text:style-name="P159">Занятие 36+37</text:p>
            <text:p text:style-name="P159">(90 минут)</text:p>
          </table:table-cell>
        </table:table-row>
      </table:table>
      <text:p text:style-name="P187"><text:span text:style-name="Source_20_Text"><text:span text:style-name="T96"/></text:span></text:p>
      <text:p text:style-name="P187"><text:span text:style-name="Source_20_Text"><text:span text:style-name="T96">Раздаточный материал</text:span></text:span></text:p>
      <text:p text:style-name="P187"><text:span text:style-name="Source_20_Text"><text:span text:style-name="T96"/></text:span></text:p>
      <text:list xml:id="list8856444883419800315" text:style-name="L74">
        <text:list-item>
          <text:p text:style-name="P316"><text:span text:style-name="Source_20_Text"><text:span text:style-name="T15">lesson.36.tar.bz2 -- ОБНОВЛЕН!!</text:span></text:span></text:p>
        </text:list-item>
        <text:list-item>
          <text:p text:style-name="P316"><text:span text:style-name="Source_20_Text"><text:span text:style-name="T15">lesson.37.tar.bz2</text:span></text:span></text:p>
        </text:list-item>
      </text:list>
      <text:p text:style-name="P187"><text:span text:style-name="Source_20_Text"><text:span text:style-name="T96"/></text:span></text:p>
      <text:p text:style-name="P187"><text:span text:style-name="Source_20_Text"><text:span text:style-name="T96">Обсудить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Какую задачу на bruteforcing with стоит решить?</text:span></text:span></text:p>
      <text:list xml:id="list2021502952309979987" text:style-name="L75">
        <text:list-item>
          <text:p text:style-name="P317"><text:span text:style-name="Source_20_Text"><text:span text:style-name="T15">расставить на доске 8 ферзей так, чтобы они не атаковали друг друга</text:span></text:span></text:p>
        </text:list-item>
        <text:list-item>
          <text:p text:style-name="P317"><text:span text:style-name="Source_20_Text"><text:span text:style-name="T15">magic square (расставить числа так, чтобы сумма по всем строкам, колонкам и диагоналям была равно. в квадрате 3x3 сумма = 15, в квадрате 4x4 сумма равна 34)</text:span></text:span></text:p>
        </text:list-item>
        <text:list-item>
          <text:p text:style-name="P317"><text:span text:style-name="Source_20_Text"><text:span text:style-name="T15">sudoku (похожа на magic square)</text:span></text:span></text:p>
        </text:list-item>
      </text:list>
      <text:p text:style-name="P187"><text:span text:style-name="Source_20_Text"><text:span text:style-name="T96"/></text:span></text:p>
      <text:p text:style-name="P187"><text:span text:style-name="Source_20_Text"><text:span text:style-name="T96">Merge sort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см. презентацию sorting.odp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explanation: https://www.youtube.com/watch?v=TzeBrDU-JaY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explained in a dance: https://www.youtube.com/watch?v=XaqR3G_NVoo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айте процедуру слияния двух отсортированных массивов в один (новый) массив.</text:span></text:span></text:p>
      <text:p text:style-name="P187"><text:span text:style-name="Source_20_Text"><text:span text:style-name="T15"><text:tab/>начальный скрипт: lesson.36/merge_sort/merging_stub</text:span></text:span></text:p>
      <text:p text:style-name="P187"><text:span text:style-name="Source_20_Text"><text:span text:style-name="T15"><text:tab/>ответ: <text:s/>lesson.36/merge_sort/merg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Инструменты:</text:span></text:span></text:p>
      <text:p text:style-name="P187"><text:span text:style-name="Source_20_Text"><text:span text:style-name="T18"><text:tab/>цикл </text:span></text:span></text:p>
      <text:p text:style-name="P187"><text:span text:style-name="Source_20_Text"><text:span text:style-name="T18"><text:tab/>Array#shift - деструктивный способ, нельзя использовать для сортировки на месте</text:span></text:span></text:p>
      <text:p text:style-name="P187"><text:span text:style-name="Source_20_Text"><text:span text:style-name="T18"><text:tab/>Array[lind..-1] - получение остатка массива начиная с позиции lind</text:span></text:span></text:p>
      <text:p text:style-name="P187"><text:span text:style-name="Source_20_Text"><text:span text:style-name="T18"><text:tab/>Array#+ - объединение массивов</text:span></text:span></text:p>
      <text:p text:style-name="P187"><text:span text:style-name="Source_20_Text"><text:span text:style-name="T18"><text:tab/>Array#con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: merge sort to new</text:span></text:span></text:p>
      <text:p text:style-name="P187"><text:span text:style-name="Source_20_Text"><text:span text:style-name="T18">см. решения ивана</text:span></text:span></text:p>
      <text:p text:style-name="P187"><text:span text:style-name="Source_20_Text"><text:span text:style-name="T18"><text:tab/>lesson.36/merge_sort_ivan/merge_sort.rb – </text:span></text:span><text:span text:style-name="Source_20_Text"><text:span text:style-name="T92">СМ мой комментарий в скрипте!</text:span></text:span></text:p>
      <text:p text:style-name="P187"><text:span text:style-name="Source_20_Text"><text:span text:style-name="T18"><text:tab/>lesson.36/merge_sort_ivan/mergesort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 «побыть скриптом»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187"><text:soft-page-break/><text:span text:style-name="Source_20_Text"><text:span text:style-name="T18"/></text:span></text:p>
      <text:p text:style-name="P187"><text:span text:style-name="Source_20_Text"><text:span text:style-name="T18">&gt;&gt;&gt; Проиграйте на карточках то, что делает скрипт, согласно выведенной дебаговой информации (можно изменить сортируемый массив, чтобы соответствовал карточкам)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lesson.36/merge_sort_ivan/merge_sort_verbose.rb</text:span></text:span></text:p>
      <text:p text:style-name="P187"><text:span text:style-name="Source_20_Text"><text:span text:style-name="T18"><text:tab/>пример выхода: merge_sort_verbose.out</text:span></text:span></text:p>
      <text:p text:style-name="P187"><text:span text:style-name="Source_20_Text"><text:span text:style-name="T16"/></text:span></text:p>
      <text:p text:style-name="P195"><text:span text:style-name="Source_20_Text"><text:span text:style-name="T18">!!! Задание: добавить в скрипт вывод дебаговой информации и увидеть, как разбивается массив на части и как он сортируется по частям. 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@debug = true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verboser msg, level=0 </text:span></text:span></text:p>
      <text:p text:style-name="P187"><text:span text:style-name="Source_20_Text"><text:span text:style-name="T18"><text:s text:c="2"/>if @debug </text:span></text:span></text:p>
      <text:p text:style-name="P187"><text:span text:style-name="Source_20_Text"><text:span text:style-name="T18"><text:s text:c="4"/>puts " <text:s text:c="2"/>" * level + msg </text:span></text:span></text:p>
      <text:p text:style-name="P187"><text:span text:style-name="Source_20_Text"><text:span text:style-name="T18"><text:s text:c="2"/>end </text:span></text:span></text:p>
      <text:p text:style-name="P187"><text:span text:style-name="Source_20_Text"><text:span text:style-name="T18">end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6/merge_sort_ivan/merge_sort_verbose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подсчитайте, сколько раз вызывается метод mergesort и исследуйте, как меняется количество вызовов метода mergesort, если делить массив не на равные части, а , например, 2:1. Что меняется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mid = array.size*2 / 3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начальный скрипт: lesson.36/merge_sort_ivan/merge_sort_verbose.rb</text:span></text:span></text:p>
      <text:p text:style-name="P187"><text:span text:style-name="Source_20_Text"><text:span text:style-name="T18"><text:tab/>ответ: lesson.36/merge_sort_ivan/merge_sort_verbose_with_counts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merge sort in plac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лайд 23</text:span></text:span></text:p>
      <text:p text:style-name="P187"><text:span text:style-name="Source_20_Text"><text:span text:style-name="T108"/></text:span></text:p>
      <text:p text:style-name="P187"><text:span text:style-name="Source_20_Text"><text:span text:style-name="T94">далее снова презентация basic_ruby.rb</text:span></text:span></text:p>
      <text:p text:style-name="P187"><text:span text:style-name="Source_20_Text"><text:span text:style-name="T94"/></text:span></text:p>
      <text:p text:style-name="P187"><text:span text:style-name="Source_20_Text"><text:span text:style-name="T96">Задание dict_intersect (от Полины)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5">lesson.37/dict_intersect/</text:span></text:span></text:p>
      <text:p text:style-name="P187"><text:span text:style-name="Source_20_Text"><text:span text:style-name="T96"/></text:span></text:p>
      <text:p text:style-name="P194"><text:span text:style-name="Source_20_Text"><text:span text:style-name="T15">Разработайте скрипт, который удалит слова, перечисленные в сем. словаре (файл noun_negative.srcsmd ) из файла, содержащего англо-китайские соответствия (файл eng_negative_effect_translated_ch ). Результирующий файл должен содержать сокращенный набор англо-китайских соответствий в первоначальном формате (в том числе, с тем же порядком слов).</text:span></text:span></text:p>
      <text:p text:style-name="P194"><text:span text:style-name="Source_20_Text"><text:span text:style-name="T15"/></text:span></text:p>
      <text:p text:style-name="P187"><text:span text:style-name="Source_20_Text"><text:span text:style-name="T15">&gt; dict_intersect noun_negative.srcsmd eng_negative_effect_translated_ch </text:span></text:span></text:p>
      <text:p text:style-name="P187"><text:span text:style-name="Source_20_Text"><text:span text:style-name="T96"/></text:span></text:p>
      <text:p text:style-name="P187"><text:soft-page-break/><text:span text:style-name="Source_20_Text"><text:span text:style-name="T15">ожидаемый выход:</text:span></text:span></text:p>
      <text:p text:style-name="P187"><text:span text:style-name="Source_20_Text"><text:span text:style-name="T15">eng_negative_effect_translated_ch.out.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нет. хаха</text:span></text:span></text:p>
      <text:p text:style-name="P187"><text:span text:style-name="Source_20_Text"><text:span text:style-name="T15">ответ: dict_intersect_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ополнительное задание: исследуйте отличия в выходе двух скриптов:</text:span></text:span></text:p>
      <text:p text:style-name="P187"><text:span text:style-name="Source_20_Text"><text:span text:style-name="T15"><text:tab/>eng_negative_effect_translated_ch.out.polina 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diff -b file1 file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Измените ваш скрипт так, чтобы выход был как в файле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 2: dict_intersect_krot </text:span></text:span></text:p>
      <text:p text:style-name="P187"><text:span text:style-name="Source_20_Text"><text:span text:style-name="T152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58">Сериализация</text:p>
            <text:p text:style-name="P158">Задания на обработку тесткейсов в формате LUT</text:p>
          </table:table-cell>
          <table:table-cell table:style-name="Таблица16.A1" office:value-type="string">
            <text:p text:style-name="P159">Занятие 38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a xlink:type="simple" xlink:href="http://rubylearning.com/satishtalim/object_serialization.html"><text:span text:style-name="Source_20_Text"><text:span text:style-name="T16">http://rubylearning.com/satishtalim/object_serialization.html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97">Сериализац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редставление объектов в виде строк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Цель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. сохранить данные в файле или передать данные другой программе (даже по сети, даже на другом языке программирования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2. глубокое копирование сложных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 - восстановление объекта из строчного (сериализованного) представления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>Чтение: </text:span></text:span><text:a xlink:type="simple" xlink:href="http://www.skorks.com/2010/04/serializing-and-deserializing-objects-with-ruby/"><text:span text:style-name="Source_20_Text"><text:span text:style-name="T97">http://www.skorks.com/2010/04/serializing-and-deserializing-objects-with-ruby/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18">Механизмы в Ruby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) Marshal - самый быстрый, самый не human readable (бинарный), не cross-language, работает для любых объектов</text:span></text:span></text:p>
      <text:p text:style-name="P187"><text:span text:style-name="Source_20_Text"><text:span text:style-name="T18">2) YAML - самый медленный, human readable, cross-language,</text:span></text:span></text:p>
      <text:p text:style-name="P187"><text:span text:style-name="Source_20_Text"><text:span text:style-name="T18">3) JSON - среднебыстрый, human readable, cross-language, из коробки пригоден только для сериализации Hash/Array/String/Numeric..., но легко расширяем до пользовательский класс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6">TODO: может ли YAML сериализовать пользовательский объекты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97">Marshal и глубокое копирование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оверхностное копирование - копирование только самого верхнего уровня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dup</text:span></text:span></text:p>
      <text:p text:style-name="P187"><text:span text:style-name="Source_20_Text"><text:span text:style-name="T18"><text:tab/>ri Object#clon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a = ["hello", {"one"=&gt;"uno", "two"=&gt;"dos", "three"=&gt;"tres"}, 42]</text:span></text:span></text:p>
      <text:p text:style-name="P187"><text:span text:style-name="Source_20_Text"><text:span text:style-name="T18">b = a.dup</text:span></text:span></text:p>
      <text:p text:style-name="P187"><text:span text:style-name="Source_20_Text"><text:span text:style-name="T18">b = ["hello", {"one"=&gt;"uno", "two"=&gt;"dos", "three"=&gt;"tres"}, 42]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здесь строка "hello" это один и тот же объект. same about the hash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ханизм Marshal позволяет сделать глубокую (полную) копию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ed = Marshal.dump(a)</text:span></text:span></text:p>
      <text:p text:style-name="P187"><text:soft-page-break/><text:span text:style-name="Source_20_Text"><text:span text:style-name="T18"><text:tab/>b = Marshal.load(serialized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или короче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b = Marshal.load(Marshal.dump(a)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marshal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Аналогично работает для пользовательских классов:</text:span></text:span></text:p>
      <text:p text:style-name="P187"><text:span text:style-name="Source_20_Text"><text:span text:style-name="T18"><text:tab/>serialization/test_dup_with_user_class</text:span></text:span></text:p>
      <text:p text:style-name="P187"><text:span text:style-name="Source_20_Text"><text:span text:style-name="T18"><text:tab/>serialization/test_marshal_with_user_class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Есть другие подходы с грубокому копированию: сложный объект обходит все свои внутренние объекты и копирует их. Те в свою очередь также создают копии своих внутренних объектов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ation/test_deep_with_user_class</text:span></text:span></text:p>
      <text:p text:style-name="P187"><text:span text:style-name="Source_20_Text"><text:span text:style-name="T18"><text:tab/>см. метод deep_dup и его альтернатива локальный Parson#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</text:span></text:span></text:p>
      <text:p text:style-name="P187"><text:span text:style-name="Source_20_Text"><text:span text:style-name="T18">данные в двоичном коде, полученные при помощи Marshal.dum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 serialization/test_deserialize.dump</text:span></text:span></text:p>
      <text:p text:style-name="P187"><text:span text:style-name="Source_20_Text"><text:span text:style-name="T18">serialization/test_deserializ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NB: работает ли это для нескольких объектов одновременно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7">JSON</text:span></text:span></text:p>
      <text:p text:style-name="P187"><text:span text:style-name="Source_20_Text"><text:span text:style-name="T97"/></text:span></text:p>
      <text:p text:style-name="P187"><text:span text:style-name="Source_20_Text"><text:span text:style-name="T18">human readable</text:span></text:span></text:p>
      <text:p text:style-name="P187"><text:span text:style-name="Source_20_Text"><text:span text:style-name="T18">cross-language</text:span></text:span></text:p>
      <text:p text:style-name="P187"><text:span text:style-name="Source_20_Text"><text:span text:style-name="T18">медленнее, чем Marshal</text:span></text:span></text:p>
      <text:p text:style-name="P187"><text:span text:style-name="Source_20_Text"><text:span text:style-name="T18">из коробки работает только для простых типов данных и Array/Hash/String. не работает для Symbol, Range (?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ri 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.dump</text:span></text:span></text:p>
      <text:p text:style-name="P187"><text:span text:style-name="Source_20_Text"><text:span text:style-name="T18">JSON.load</text:span></text:span></text:p>
      <text:p text:style-name="P187"><text:span text:style-name="Source_20_Text"><text:span text:style-name="T18">JSON.pars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 внешняя библиотек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equire 'json'</text:span></text:span></text:p>
      <text:p text:style-name="P187"><text:span text:style-name="Source_20_Text"><text:span text:style-name="T97"/></text:span></text:p>
      <text:p text:style-name="P187"><text:span text:style-name="Source_20_Text"><text:span text:style-name="T18">см serialization/test_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тод JSON.parse понимает результат метода inspect для некоторых типов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serialization/test_json_2 </text:span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8">Классы (начальные сведения)</text:p>
            <text:p text:style-name="P158"/>
          </table:table-cell>
          <table:table-cell table:style-name="Table47.A1" office:value-type="string">
            <text:p text:style-name="P159">Занятие 39</text:p>
            <text:p text:style-name="P159">(90 минут)</text:p>
          </table:table-cell>
        </table:table-row>
      </table:table>
      <text:p text:style-name="P187"><text:span text:style-name="Source_20_Text"><text:span text:style-name="T18"/></text:span></text:p>
      <text:p text:style-name="P66">Раздаточный материал:</text:p>
      <text:p text:style-name="P66"/>
      <text:list xml:id="list6094169068947117284" text:style-name="L76">
        <text:list-item>
          <text:p text:style-name="P245">lesson.39.tar.bz2</text:p>
        </text:list-item>
      </text:list>
      <text:p text:style-name="P66"/>
      <text:p text:style-name="P67">Вопросы:</text:p>
      <text:p text:style-name="P67"/>
      <text:list xml:id="list5857928756477468599" text:style-name="L77">
        <text:list-item>
          <text:p text:style-name="P246">Как сделать копию объекта?</text:p>
        </text:list-item>
        <text:list-item>
          <text:p text:style-name="P246">Что такое shallow copy (неглубокая копия)</text:p>
        </text:list-item>
        <text:list-item>
          <text:p text:style-name="P246">Что такое сериализация и для чего она нужна?</text:p>
        </text:list-item>
        <text:list-item>
          <text:p text:style-name="P246">Чем хорош способ сериализации, использующий Marshal?</text:p>
        </text:list-item>
        <text:list-item>
          <text:p text:style-name="P246">Чем хороши YAML и JSON?</text:p>
        </text:list-item>
      </text:list>
      <text:p text:style-name="P15"/>
      <text:p text:style-name="P66">Разбор задания tc_sync_reqstate</text:p>
      <text:list xml:id="list4614535542189827231" text:style-name="L78">
        <text:list-header>
          <text:p text:style-name="P247"/>
        </text:list-header>
        <text:list-item>
          <text:p text:style-name="P247">Маша расскажет про свою реализацию</text:p>
        </text:list-item>
        <text:list-item>
          <text:p text:style-name="P247">потом я расскажу о своей, более сложной и абстрактной, реализации</text:p>
        </text:list-item>
        <text:list-item>
          <text:p text:style-name="P247">Решить, кто опубликует скрипты в testutils/ldb_unit_testing.</text:p>
        </text:list-item>
      </text:list>
      <text:list xml:id="list1700155379918890782" text:style-name="L79">
        <text:list-item>
          <text:p text:style-name="P304">Скрипт необходимо снабдить описанием по --help</text:p>
        </text:list-item>
      </text:list>
      <text:p text:style-name="P51"/>
      <text:p text:style-name="P66">Классы: что это и зачем?</text:p>
      <text:p text:style-name="P51"/>
      <text:p text:style-name="P51">Что такое типы данных и чем они характеризуются?</text:p>
      <text:p text:style-name="P51"/>
      <text:p text:style-name="P51"><text:tab/>s = “hello world”</text:p>
      <text:p text:style-name="P51"><text:tab/>a = [“hello”, “world”]</text:p>
      <text:p text:style-name="P51"/>
      <text:p text:style-name="P51">&gt;&gt;&gt; Какова length объектов s и a?</text:p>
      <text:p text:style-name="P51"/>
      <text:p text:style-name="P51"><text:tab/>a = Array.new</text:p>
      <text:p text:style-name="P51"><text:tab/>p = Person.new</text:p>
      <text:p text:style-name="P51"/>
      <text:p text:style-name="P51">&gt;&gt;&gt; Чтобы заработало второе, надо класс определить.</text:p>
      <text:p text:style-name="P51"/>
      <text:p text:style-name="P51">Класс это <text:span text:style-name="T220">модель</text:span> объекта, задающая общие свойства и поведение для группы объектов. То есть, две составляющие класса </text:p>
      <text:list xml:id="list820851548724581232" text:style-name="L80">
        <text:list-item>
          <text:p text:style-name="P248">структурная (данные и состояние) -- свойства (поля, атрибуты) объекта – напр. Array#length</text:p>
        </text:list-item>
        <text:list-item>
          <text:p text:style-name="P248">поведенческая (способность выполнять какие-то действия) – методы – напр. Array#delete</text:p>
        </text:list-item>
      </text:list>
      <text:p text:style-name="P2"/>
      <text:p text:style-name="P2">В руби все является методами :)</text:p>
      <text:p text:style-name="P2"/>
      <text:p text:style-name="P2">&gt;&gt;&gt; Какие общие свойства и поведения можно было бы придать Person-у?</text:p>
      <text:p text:style-name="P2"/>
      <text:p text:style-name="P51">Альтернативы классу:</text:p>
      <text:list xml:id="list3100839537655350729" text:style-name="L81">
        <text:list-item>
          <text:p text:style-name="P249">поведение без состояния -- можно сгруппировать методы в модуле (Module)</text:p>
        </text:list-item>
        <text:list-item>
          <text:p text:style-name="P249">состояние без поведения -- можно сгруппировать данные в структуре (Struct)</text:p>
        </text:list-item>
      </text:list>
      <text:p text:style-name="P2"><text:soft-page-break/></text:p>
      <text:p text:style-name="P2">&gt;&gt;&gt; попросить описать типичный адрес (страна, область, город, улица, номер дома, квартиры, почтовый индекс)</text:p>
      <text:p text:style-name="P2"/>
      <text:p text:style-name="P2">Выгоды</text:p>
      <text:list xml:id="list5420536922225357732" text:style-name="L82">
        <text:list-item>
          <text:p text:style-name="P250">логическая группировка связанных данных/методов (<text:span text:style-name="T1">абстрагировение</text:span>)</text:p>
        </text:list-item>
        <text:list-item>
          <text:p text:style-name="P250">изоляция данных/функциональности (<text:span text:style-name="T1">инкапсуляция</text:span>)</text:p>
        </text:list-item>
        <text:list-item>
          <text:p text:style-name="P290"><text:span text:style-name="T104">возможность повторного использования (несколько объектов одного класса; </text:span><text:span text:style-name="T106">наследование</text:span><text:span text:style-name="T104">; библиотеки)</text:span></text:p>
          <text:p text:style-name="P250"/>
        </text:list-item>
      </text:list>
      <text:p text:style-name="P66">Пример класса</text:p>
      <text:p text:style-name="P66"/>
      <text:p text:style-name="P51">см. lesson.39/classes/person_1.rb</text:p>
      <text:p text:style-name="P5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51">Как работать с классами</text:p>
            <text:p text:style-name="P3">определить (описать) класс</text:p>
            <text:p text:style-name="P3">создать объект(ы) этого класса</text:p>
            <text:p text:style-name="P3">использовать созданный объект</text:p>
            <text:p text:style-name="P3">(не надо в руби) удалить объект</text:p>
          </table:table-cell>
          <table:table-cell table:style-name="Таблица18.B1" office:value-type="string">
            <text:p text:style-name="P153"><text:span text:style-name="T1">class</text:span> Person</text:p>
            <text:p text:style-name="P153"/>
            <text:p text:style-name="P153"><text:s text:c="2"/>def initialize(name, sex, age)</text:p>
            <text:p text:style-name="P153"><text:s text:c="4"/>@name = name</text:p>
            <text:p text:style-name="P153"><text:s text:c="4"/>@sex = sex</text:p>
            <text:p text:style-name="P153"><text:s text:c="4"/>@age = age</text:p>
            <text:p text:style-name="P153"><text:s text:c="2"/>end</text:p>
            <text:p text:style-name="P153"/>
            <text:p text:style-name="P153"><text:s text:c="2"/>def introduce_yourself</text:p>
            <text:p text:style-name="P153"><text:s text:c="4"/>puts "Hello, my name is #{@name}, I am a #{@age} years old #{@sex}"</text:p>
            <text:p text:style-name="P153"><text:s text:c="2"/>end</text:p>
            <text:p text:style-name="P176">end</text:p>
            <text:p text:style-name="P153"/>
            <text:p text:style-name="P153">vasya = Person.new("Vasya", :male, 40)</text:p>
            <text:p text:style-name="P153">vasya.introduce_yourself</text:p>
            <text:p text:style-name="P153"/>
            <text:p text:style-name="P153">#puts vasya.age #=&gt; undefined method `age'</text:p>
          </table:table-cell>
        </table:table-row>
        <table:table-row>
          <table:table-cell table:style-name="Таблица18.A2" office:value-type="string">
            <text:p text:style-name="P153"/>
          </table:table-cell>
          <table:table-cell table:style-name="Таблица18.B2" office:value-type="string">
            <text:p text:style-name="P153"/>
          </table:table-cell>
        </table:table-row>
      </table:table>
      <text:p text:style-name="P51"/>
      <text:p text:style-name="P2">имя класса должно начинаться с большой буквы</text:p>
      <text:p text:style-name="P2">метод initialize вызывается при конструировании (Person.new)</text:p>
      <text:p text:style-name="P51">@name – переменные <text:span text:style-name="T220">экземпляра класса. </text:span><text:span text:style-name="T239">Видны в любом методе объекта.</text:span></text:p>
      <text:p text:style-name="P51"/>
      <text:p text:style-name="P51">&gt;&gt;&gt; показать, где поля данных (атрибуты, @name, @sex, @age) и где методы</text:p>
      <text:p text:style-name="P51"/>
      <text:p text:style-name="P55">Задание:</text:p>
      <text:p text:style-name="P55">попробовать: раскоментарить в person_1.rb строку vasya.age</text:p>
      <text:p text:style-name="P55">undefined method age – данные инкапсулированы</text:p>
      <text:p text:style-name="P55"/>
      <text:p text:style-name="P66">Определение доступа к данным</text:p>
      <text:p text:style-name="P51"/>
      <text:p text:style-name="P51">Класс управляет доступом к своим атрибутам (полям).</text:p>
      <text:p text:style-name="P51"/>
      <text:p text:style-name="P51">Способ #1 – создание специальных методов, которые читают и/или устанавливают <text:soft-page-break/>значения атрибутов (getters/setters)</text:p>
      <text:p text:style-name="P51"/>
      <text:p text:style-name="P51"><text:s text:c="2"/># getter</text:p>
      <text:p text:style-name="P51"><text:s text:c="2"/>def name</text:p>
      <text:p text:style-name="P51"><text:s text:c="4"/>@name</text:p>
      <text:p text:style-name="P51"><text:s text:c="2"/>end</text:p>
      <text:p text:style-name="P51"/>
      <text:p text:style-name="P51"><text:s text:c="2"/># setter</text:p>
      <text:p text:style-name="P51"><text:s text:c="2"/>def name=(val)</text:p>
      <text:p text:style-name="P51"><text:s text:c="4"/>@name = val</text:p>
      <text:p text:style-name="P51"><text:s text:c="2"/>end</text:p>
      <text:p text:style-name="P51"/>
      <text:p text:style-name="P51">&gt;&gt;&gt; теперь работает</text:p>
      <text:p text:style-name="P51">puts vasya.name</text:p>
      <text:p text:style-name="P51"/>
      <text:p text:style-name="P51">см. lesson.39/classes/person_2.rb</text:p>
      <text:p text:style-name="P51"/>
      <text:p text:style-name="P51">!!! Задание: добавьте атрибут marital_status и напишите cеттеры и геттеры для всех атрибутов</text:p>
      <text:p text:style-name="P51"/>
      <text:p text:style-name="P51">начальный скрипт: lesson.39/classes/person_3_stub.rb</text:p>
      <text:p text:style-name="P51">ответ: lesson.39/classes/person_3.rb</text:p>
      <text:p text:style-name="P66"/>
      <text:p text:style-name="P66">Определение доступа к данным - 2</text:p>
      <text:p text:style-name="P66"/>
      <text:p text:style-name="P51">Более лаконичный способ, используя директивы, которые автоматически создают нужные методы</text:p>
      <text:list xml:id="list6773837733253874233" text:style-name="L83">
        <text:list-item>
          <text:p text:style-name="P251">attr_reader – создает геттеры</text:p>
        </text:list-item>
        <text:list-item>
          <text:p text:style-name="P251">attr_writer – создает сеттеры</text:p>
        </text:list-item>
        <text:list-item>
          <text:p text:style-name="P251">attr_accessor – создает геттеры и сеттеры</text:p>
        </text:list-item>
        <text:list-item>
          <text:p text:style-name="P251">attr</text:p>
        </text:list-item>
      </text:list>
      <text:p text:style-name="P51"/>
      <text:p text:style-name="P51">lesson.39/classes/person_4.rb:</text:p>
      <text:p text:style-name="P51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51"/>
          </table:table-cell>
          <table:table-cell table:style-name="Таблица19.B1" office:value-type="string">
            <text:p text:style-name="P154">автоматически создаются</text:p>
          </table:table-cell>
        </table:table-row>
        <table:table-row>
          <table:table-cell table:style-name="Таблица19.A2" office:value-type="string">
            <text:p text:style-name="P51">class Person</text:p>
            <text:p text:style-name="P51"/>
            <text:p text:style-name="P51"><text:s text:c="2"/>attr_reader :age</text:p>
            <text:p text:style-name="P51"><text:s text:c="2"/>attr_accessor :name</text:p>
            <text:p text:style-name="P51"># <text:s/>attr_writer :age</text:p>
            <text:p text:style-name="P51"><text:s text:c="2"/>attr :sex <text:s text:c="25"/># = attr_reader</text:p>
            <text:p text:style-name="P51"><text:s text:c="2"/>attr :marital_status, true # = attr_accessor</text:p>
            <text:p text:style-name="P51"/>
            <text:p text:style-name="P51"><text:s text:c="2"/>def initialize(name, sex, age)</text:p>
            <text:p text:style-name="P51"><text:s text:c="4"/>@name = name</text:p>
            <text:p text:style-name="P51"><text:s text:c="4"/>@sex = sex</text:p>
            <text:p text:style-name="P51"><text:s text:c="4"/>@age = age</text:p>
            <text:p text:style-name="P51"/>
            <text:p text:style-name="P51"><text:s text:c="4"/>@marital_status = "single"</text:p>
            <text:p text:style-name="P51"><text:soft-page-break/><text:s text:c="2"/>end</text:p>
            <text:p text:style-name="P51">end</text:p>
          </table:table-cell>
          <table:table-cell table:style-name="Таблица19.B2" office:value-type="string">
            <text:p text:style-name="P153">def age</text:p>
            <text:p text:style-name="P153"><text:s text:c="3"/>@age</text:p>
            <text:p text:style-name="P153">end</text:p>
            <text:p text:style-name="P153"/>
            <text:p text:style-name="P153">#def age=(v) <text:s text:c="3"/>&lt;-- не создается</text:p>
            <text:p text:style-name="P153"># <text:s/>@age = v</text:p>
            <text:p text:style-name="P153">#end</text:p>
            <text:p text:style-name="P153"/>
            <text:p text:style-name="P153">def name</text:p>
            <text:p text:style-name="P153"><text:s text:c="2"/>@name</text:p>
            <text:p text:style-name="P153">end</text:p>
            <text:p text:style-name="P153"/>
            <text:p text:style-name="P153">def name=(n)</text:p>
            <text:p text:style-name="P153"><text:s text:c="2"/>@name = n</text:p>
            <text:p text:style-name="P153"><text:soft-page-break/>end</text:p>
          </table:table-cell>
        </table:table-row>
      </table:table>
      <text:p text:style-name="P51"/>
      <text:p text:style-name="P51">Имена методов являются символами и задаются списком через запятую</text:p>
      <text:p text:style-name="P51"/>
      <text:p text:style-name="P51"><text:tab/>attr_accessor :name, :age</text:p>
      <text:p text:style-name="P51"/>
      <text:p text:style-name="P51">Использование attr_reader часто сопровождается тем, что сеттер пишется явно (если логика установки значения более сложная, чем просто @var = value)</text:p>
      <text:p text:style-name="P51"/>
      <text:p text:style-name="P66">Задание</text:p>
      <text:p text:style-name="P66"/>
      <text:p text:style-name="P51">!!! Задание: упорядочьте доступ к атрибутам объекта: для каких из атрибутов можно использовать стандартные сеттеры/геттеры, а для каких нужна более сложная логика, например, чтобы избежать ситуации</text:p>
      <text:p text:style-name="P51"/>
      <text:p text:style-name="P51"><text:s text:c="4"/>mahmud.age = 300</text:p>
      <text:p text:style-name="P51"><text:s text:c="4"/>mahmud.sex = "with camel"</text:p>
      <text:p text:style-name="P51"/>
      <text:p text:style-name="P51">При попытке установить неправильные значения, класс должен реагировать возбуждением исключения (Exception):</text:p>
      <text:p text:style-name="P51"/>
      <text:p text:style-name="P51"><text:tab/>raise "Invalid value: #{val}"</text:p>
      <text:p text:style-name="P86"/>
      <text:p text:style-name="P51">начальный скрипт: person.4.rb</text:p>
      <text:p text:style-name="P51">ответ: lesson.39/classes/person_5.rb</text:p>
      <text:p text:style-name="P51"/>
      <text:p text:style-name="P51">Допускает ли ваш класс инстанциирование следующим образом?</text:p>
      <text:p text:style-name="P51"/>
      <text:p text:style-name="P51"><text:s text:c="2"/>vasya = Person.new("Vasya", :male, 140)</text:p>
      <text:p text:style-name="P51"/>
      <text:p text:style-name="P120">Управление доступом к методам</text:p>
      <text:p text:style-name="P51"/>
      <text:p text:style-name="P51">В классе могут быть (вспомогательные) методы, вызывать которые извне класса нет необходимости.</text:p>
      <text:p text:style-name="P51"/>
      <text:p text:style-name="P51">Контроль области видимости методов при помощи директив (методы класса Module):</text:p>
      <text:p text:style-name="P51"/>
      <text:list xml:id="list5841278491504160004" text:style-name="L84">
        <text:list-item>
          <text:p text:style-name="P252">public – доступен всем</text:p>
        </text:list-item>
        <text:list-item>
          <text:p text:style-name="P252">private – доступен только самому объекту</text:p>
        </text:list-item>
        <text:list-item>
          <text:p text:style-name="P252">protected – доступен самому объекту, другим объектам этого же класса и объектам подклассов.</text:p>
        </text:list-item>
      </text:list>
      <text:p text:style-name="P2"/>
      <text:p text:style-name="P2"/>
      <text:p text:style-name="P2">Например: если класс <text:span text:style-name="T240">Child</text:span> определен как подкласс класса Person, то объект класса <text:span text:style-name="T240">Child</text:span> может вызвать защищенный метод</text:p>
      <text:list xml:id="list170833849939582" text:continue-numbering="true" text:style-name="L84">
        <text:list-item>
          <text:p text:style-name="P305">другого объекта класса Student</text:p>
        </text:list-item>
        <text:list-item>
          <text:p text:style-name="P305">объекта класса Person</text:p>
        </text:list-item>
      </text:list>
      <text:p text:style-name="P2">см. lesson.39/classes/test_protected.rb</text:p>
      <text:p text:style-name="P2"><text:soft-page-break/></text:p>
      <text:p text:style-name="P2">Обычно защищенные методы применяются для того, чтобы дать объектам одного класса возможность взаимодействовать.</text:p>
      <text:p text:style-name="P2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class Person</text:p>
            <text:p text:style-name="P2"><text:s text:c="2"/># ...</text:p>
            <text:p text:style-name="P2"/>
            <text:p text:style-name="P2"><text:s text:c="2"/>def age=(v)</text:p>
            <text:p text:style-name="P2"><text:s text:c="4"/>validate_age(v) # без self</text:p>
            <text:p text:style-name="P2"><text:s text:c="3"/>@age = v</text:p>
            <text:p text:style-name="P2"><text:s text:c="2"/>end</text:p>
            <text:p text:style-name="P2"/>
            <text:p text:style-name="P2"><text:s text:c="2"/>private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>end</text:p>
          </table:table-cell>
          <table:table-cell table:style-name="Таблица20.B1" office:value-type="string">
            <text:p text:style-name="P2">class Person</text:p>
            <text:p text:style-name="P2"><text:s text:c="2"/># ...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/>
            <text:p text:style-name="P2"><text:s text:c="2"/>private :validate_age, :another_method</text:p>
            <text:p text:style-name="P2">end</text:p>
          </table:table-cell>
        </table:table-row>
      </table:table>
      <text:p text:style-name="P2"/>
      <text:p text:style-name="P2">Любой метод по умолчанию является public</text:p>
      <text:p text:style-name="P2"/>
      <text:p text:style-name="P2">private методы вызываются без получателя (self)</text:p>
      <text:p text:style-name="P2"/>
      <text:p text:style-name="P2">!!! Задание: вынесите валидацию допустимых значений в приватные методы. В результате, попытка вызвать приватный метод должна привести к ошибке</text:p>
      <text:p text:style-name="P2"/>
      <text:p text:style-name="P2"><text:tab/>person = Person.new("Vasya", :male, :20)</text:p>
      <text:p text:style-name="P2"><text:tab/>person.validate_age(30) #=&gt; private method `validate_age' called for #&lt;Person</text:p>
      <text:p text:style-name="P2"/>
      <text:p text:style-name="P2">ответ: lesson.39/classes/lesson_6.rb</text:p>
      <text:p text:style-name="P190"><text:span text:style-name="Source_20_Text"><text:span text:style-name="T159"/></text:span></text:p>
      <text:p text:style-name="P190"><text:span text:style-name="Source_20_Text"><text:span text:style-name="T161">Задания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метод greet(Person) который реагирует на возраст и приветствует, различая <text:s/>по имени и полу.</text:span></text:span></text:p>
      <text:p text:style-name="P187"><text:span text:style-name="Source_20_Text"><text:span text:style-name="T18">К ребенку (возраст &lt;= 15 лет)</text:span></text:span></text:p>
      <text:p text:style-name="P187"><text:span text:style-name="Source_20_Text"><text:span text:style-name="T18"><text:tab/>Hi, little NAME</text:span></text:span></text:p>
      <text:p text:style-name="P187"><text:span text:style-name="Source_20_Text"><text:span text:style-name="T18">К остальным</text:span></text:span></text:p>
      <text:p text:style-name="P187"><text:span text:style-name="Source_20_Text"><text:span text:style-name="T18"><text:tab/>Hello, Mister/Miss N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возможность хранить список детей. Метод для добавления детей должен проверять возраст :). Если ребенок младше родителя менее чем на 13 лет, то выдать ошибку: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s text:c="6"/>raise "Can not add #{p.name}/#{p.age} yrs old as a child of #{name}/#{age} yrs old"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делайте возможность узнать количество детей следующим образом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<text:tab/>john.children.coun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9/classes/person_7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Задание: Исследуйте, изменится ли количество детей при таком действи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john.children &lt;&lt; Person.new('</text:span></text:span><text:span text:style-name="Source_20_Text"><text:span text:style-name="T19">Thor</text:span></text:span><text:span text:style-name="Source_20_Text"><text:span text:style-name="T18">', 'male', 10</text:span></text:span><text:span text:style-name="Source_20_Text"><text:span text:style-name="T19">0</text:span></text:span><text:span text:style-name="Source_20_Text"><text:span text:style-name="T18">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Это проблема! Объект является mutable. Чтобы решить эту проблему, нельзя предоставлять доступ к массиву @children. Выход такой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def children</text:span></text:span></text:p>
      <text:p text:style-name="P187"><text:span text:style-name="Source_20_Text"><text:span text:style-name="T18"><text:tab/></text:span></text:span><text:span text:style-name="Source_20_Text"><text:span text:style-name="T23"> <text:s text:c="3"/></text:span></text:span><text:span text:style-name="Source_20_Text"><text:span text:style-name="T18">@children.dup</text:span></text:span></text:p>
      <text:p text:style-name="P187"><text:span text:style-name="Source_20_Text"><text:span text:style-name="T18"><text:tab/>end</text:span></text:span></text:p>
      <text:p text:style-name="P187"><text:span text:style-name="Source_20_Text"><text:span text:style-name="T18"/></text:span></text:p>
      <text:p text:style-name="P196"><text:span text:style-name="Source_20_Text"><text:span text:style-name="T98">Интроспекция</text:span></text:span></text:p>
      <text:p text:style-name="P196"><text:span text:style-name="Source_20_Text"><text:span text:style-name="T98"/></text:span></text:p>
      <text:p text:style-name="P196"><text:span text:style-name="Source_20_Text"><text:span text:style-name="T20">есть на слайдах</text:span></text:span></text:p>
      <text:p text:style-name="P196"><text:span text:style-name="Source_20_Text"><text:span text:style-name="T20"/></text:span></text:p>
      <text:p text:style-name="P198"><text:span text:style-name="Source_20_Text"><text:span text:style-name="T22">Object#instance_of?</text:span></text:span></text:p>
      <text:p text:style-name="P198"><text:span text:style-name="Source_20_Text"><text:span text:style-name="T22">Object#is_a? Object#kind_of?</text:span></text:span></text:p>
      <text:p text:style-name="P198"><text:span text:style-name="Source_20_Text"><text:span text:style-name="T22"/></text:span></text:p>
      <text:p text:style-name="P200"><text:span text:style-name="Source_20_Text"><text:span text:style-name="T25">&gt;&gt;&gt; в чем отличия instance_of? и is_a?</text:span></text:span><text:span text:style-name="Source_20_Text"><text:span text:style-name="T26">/</text:span></text:span><text:span text:style-name="Source_20_Text"><text:span text:style-name="T25">kind_of?, показано на слайде</text:span></text:span></text:p>
      <text:p text:style-name="P200"><text:span text:style-name="Source_20_Text"><text:span text:style-name="T25"/></text:span></text:p>
      <text:p text:style-name="P199"><text:span text:style-name="Source_20_Text"><text:span text:style-name="T23">Object#</text:span></text:span><text:span text:style-name="Source_20_Text"><text:span text:style-name="T24">methods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7">Задание:</text:span></text:span></text:p>
      <text:p text:style-name="P187"><text:span text:style-name="Source_20_Text"><text:span text:style-name="T97"/></text:span></text:p>
      <text:p text:style-name="P187"><text:span text:style-name="Source_20_Text"><text:span text:style-name="T18">Определите класс Cat, с атрибутами name, age (поместите его в </text:span></text:span><text:span text:style-name="Source_20_Text"><text:span text:style-name="T21">файл </text:span></text:span><text:span text:style-name="Source_20_Text"><text:span text:style-name="T18">cat.rb). Сделайте так, чтобы метод Person#greet приветствовал кота сообщением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«Hello, kitty. You are so cute!»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охраните прежнее приветствие для других случаев. Напишите демо-скрипт, который бы работал как скрипт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9/classes/john_meets_a_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Как отличить человека от кота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instance_of?</text:span></text:span></text:p>
      <text:p text:style-name="P187"><text:span text:style-name="Source_20_Text"><text:span text:style-name="T18"><text:tab/>ri Object#is_a? Или kind_of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Разобрать мой скрипт, там есть интересное</text:span></text:span></text:p>
      <text:list xml:id="list3647868381072799554" text:style-name="L85">
        <text:list-item>
          <text:p text:style-name="P318"><text:span text:style-name="Source_20_Text"><text:span text:style-name="T18">пер</text:span></text:span><text:span text:style-name="Source_20_Text"><text:span text:style-name="T19">е</text:span></text:span><text:span text:style-name="Source_20_Text"><text:span text:style-name="T18">открытие класса и переопределение метода</text:span></text:span></text:p>
        </text:list-item>
        <text:list-item>
          <text:p text:style-name="P318"><text:span text:style-name="Source_20_Text"><text:span text:style-name="T18">сохранение старого метода при помощи alias</text:span></text:span></text:p>
        </text:list-item>
      </text:list>
      <text:p text:style-name="P187"><text:span text:style-name="Source_20_Text"><text:span text:style-name="T18">&gt;&gt;&gt; </text:span></text:span><text:span text:style-name="Source_20_Text"><text:span text:style-name="T27">Р</text:span></text:span><text:span text:style-name="Source_20_Text"><text:span text:style-name="T18">азобрать cat.rb</text:span></text:span></text:p>
      <text:list xml:id="list4635851260801296948" text:style-name="L86">
        <text:list-item>
          <text:p text:style-name="P319"><text:span text:style-name="Source_20_Text"><text:span text:style-name="T18">почему age = age не работает</text:span></text:span></text:p>
        </text:list-item>
        <text:list-item>
          <text:p text:style-name="P319"><text:span text:style-name="Source_20_Text"><text:span text:style-name="T18">а надо @age = age или self.age = age</text:span></text:span></text:p>
        </text:list-item>
      </text:list>
      <text:p text:style-name="P187"><text:span text:style-name="Source_20_Text"><text:span text:style-name="T18"/></text:span></text:p>
      <text:p text:style-name="P187"><text:soft-page-break/><text:span text:style-name="Source_20_Text"><text:span text:style-name="T18">Как ваш скрипт отреагирует на следующее. Согласны ли вы с таким поведением? Если нет, исправьте его.</text:span></text:span></text:p>
      <text:p text:style-name="P187"><text:span text:style-name="Source_20_Text"><text:span text:style-name="T18"><text:tab/>john.add_child Cat.new('Barsik', 3)</text:span></text:span></text:p>
      <text:p text:style-name="P187"><text:span text:style-name="Source_20_Text"><text:span text:style-name="T18"/></text:span></text:p>
      <text:p text:style-name="P197"><text:span text:style-name="Source_20_Text"><text:span text:style-name="T17">Нет на слайдах</text:span></text:span></text:p>
      <text:p text:style-name="P197"><text:span text:style-name="Source_20_Text"><text:span text:style-name="T17"/></text:span></text:p>
      <text:p text:style-name="P187"><text:span text:style-name="Source_20_Text"><text:span text:style-name="T16">Задание</text:span></text:span></text:p>
      <text:p text:style-name="P187"><text:span text:style-name="Source_20_Text"><text:span text:style-name="T16">Добавить метод older_than?(Person)</text:span></text:span>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218">Классы</text:p>
          </table:table-cell>
          <table:table-cell table:style-name="Table49.A1" office:value-type="string">
            <text:p text:style-name="P224">Занятие <text:span text:style-name="T241">41</text:span></text:p>
            <text:p text:style-name="P224">(90 минут)</text:p>
          </table:table-cell>
        </table:table-row>
      </table:table>
      <text:p text:style-name="P321"><text:span text:style-name="Source_20_Text"><text:span text:style-name="T28"/></text:span></text:p>
      <text:p text:style-name="P321"><text:span text:style-name="Source_20_Text"><text:span text:style-name="T28"/></text:span></text:p>
      <text:p text:style-name="P321"><text:span text:style-name="Source_20_Text"><text:span text:style-name="T28">Вопросы:</text:span></text:span></text:p>
      <text:p text:style-name="P321"><text:span text:style-name="Source_20_Text"><text:span text:style-name="T28"/></text:span></text:p>
      <text:p text:style-name="P321"><text:span text:style-name="Source_20_Text"><text:span text:style-name="T28">1. Назовите стандартные классы в Руби? Как мы пользуемся стандартными классами?</text:span></text:span></text:p>
      <text:p text:style-name="P321"><text:span text:style-name="Source_20_Text"><text:span text:style-name="T28">2. Представьте, что классов в Руби нет. </text:span></text:span><text:span text:style-name="Source_20_Text"><text:span text:style-name="T29">Какие варианты, как узнать длину массива</text:span></text:span><text:span text:style-name="Source_20_Text"><text:span text:style-name="T30">? А </text:span></text:span><text:span text:style-name="Source_20_Text"><text:span text:style-name="T31">д</text:span></text:span><text:span text:style-name="Source_20_Text"><text:span text:style-name="T30">лину строки?</text:span></text:span></text:p>
      <text:p text:style-name="P327"><text:span text:style-name="Source_20_Text"><text:span text:style-name="T39"><text:tab/>&gt; </text:span></text:span><text:span text:style-name="Source_20_Text"><text:span text:style-name="T38">см. lesson.41/classless_ruby</text:span></text:span></text:p>
      <text:p text:style-name="P322"><text:span text:style-name="Source_20_Text"><text:span text:style-name="T39"><text:tab/>=</text:span></text:span><text:span text:style-name="Source_20_Text"><text:span text:style-name="T32">&gt; интерпретатор языка все равно оперирует понятиями класс</text:span></text:span></text:p>
      <text:p text:style-name="P323"><text:span text:style-name="Source_20_Text"><text:span text:style-name="T33">3. Какие удобства предоставляют классы?</text:span></text:span></text:p>
      <text:p text:style-name="P324"><text:span text:style-name="Source_20_Text"><text:span text:style-name="T39"><text:tab/></text:span></text:span><text:span text:style-name="Source_20_Text"><text:span text:style-name="T34">=&gt; группировка данных и поведения (абстрагирование)</text:span></text:span></text:p>
      <text:p text:style-name="P324"><text:span text:style-name="Source_20_Text"><text:span text:style-name="T39"><text:tab/></text:span></text:span><text:span text:style-name="Source_20_Text"><text:span text:style-name="T34">=&gt; инкапсуляция</text:span></text:span></text:p>
      <text:p text:style-name="P322"><text:span text:style-name="Source_20_Text"><text:span text:style-name="T33">4</text:span></text:span><text:span text:style-name="Source_20_Text"><text:span text:style-name="T28">. Что такое класс?</text:span></text:span></text:p>
      <text:p text:style-name="P324"><text:span text:style-name="Source_20_Text"><text:span text:style-name="T34">5. Как </text:span></text:span><text:span text:style-name="Source_20_Text"><text:span text:style-name="T35">в</text:span></text:span><text:span text:style-name="Source_20_Text"><text:span text:style-name="T34"> классе хранятся данные и как реализуется поведение?</text:span></text:span></text:p>
      <text:p text:style-name="P326"><text:span text:style-name="Source_20_Text"><text:span text:style-name="T36">6. Какой доступ предоставляет класс к своим данным по умолчанию?</text:span></text:span></text:p>
      <text:p text:style-name="P326"><text:span text:style-name="Source_20_Text"><text:span text:style-name="T36">7. Какой доступ предоставляет класс к своим методам по умолчанию?</text:span></text:span></text:p>
      <text:p text:style-name="P325"><text:span text:style-name="Source_20_Text"><text:span text:style-name="T37">8</text:span></text:span><text:span text:style-name="Source_20_Text"><text:span text:style-name="T36">. Что дает @ перед именем переменной? а что дает @@?</text:span></text:span></text:p>
      <text:p text:style-name="P328"><text:span text:style-name="Source_20_Text"><text:span text:style-name="T39"><text:tab/>&gt; см. lesson.41/variables.rb</text:span></text:span></text:p>
      <text:p text:style-name="P325"><text:span text:style-name="Source_20_Text"><text:span text:style-name="T36"/></text:span></text:p>
      <text:p text:style-name="P329"><text:span text:style-name="Source_20_Text"><text:span text:style-name="T40">Задани</text:span></text:span><text:span text:style-name="Source_20_Text"><text:span text:style-name="T42">я</text:span></text:span><text:span text:style-name="Source_20_Text"><text:span text:style-name="T40">:</text:span></text:span></text:p>
      <text:p text:style-name="P329"><text:span text:style-name="Source_20_Text"><text:span text:style-name="T40"/></text:span></text:p>
      <text:p text:style-name="P329"><text:span text:style-name="Source_20_Text"><text:span text:style-name="T41">1.</text:span></text:span><text:span text:style-name="Source_20_Text"><text:span text:style-name="T42"> </text:span></text:span><text:span text:style-name="Source_20_Text"><text:span text:style-name="T41">добавьте в класс Person возможность хранить возраст</text:span></text:span><text:span text:style-name="Source_20_Text"><text:span text:style-name="T51">.</text:span></text:span></text:p>
      <text:p text:style-name="P329"><text:span text:style-name="Source_20_Text"><text:span text:style-name="T42">2. добавьте метод, который позволит сравнить двух человек по возрасту</text:span></text:span></text:p>
      <text:p text:style-name="P329"><text:span text:style-name="Source_20_Text"><text:span text:style-name="T42"/></text:span></text:p>
      <text:p text:style-name="P330"><text:span text:style-name="Source_20_Text"><text:span text:style-name="T44"><text:tab/>alice = Person.new "Alice", 10</text:span></text:span></text:p>
      <text:p text:style-name="P330"><text:span text:style-name="Source_20_Text"><text:span text:style-name="T44"><text:tab/>bob = Person.new "Bob", 11</text:span></text:span></text:p>
      <text:p text:style-name="P330"><text:span text:style-name="Source_20_Text"><text:span text:style-name="T44"/></text:span></text:p>
      <text:p text:style-name="P331"><text:span text:style-name="Source_20_Text"><text:span text:style-name="T46"><text:tab/></text:span></text:span><text:span text:style-name="Source_20_Text"><text:span text:style-name="T91">alice</text:span></text:span><text:span text:style-name="Source_20_Text"><text:span text:style-name="T46">.older_than(</text:span></text:span><text:span text:style-name="Source_20_Text"><text:span text:style-name="T91">bob</text:span></text:span><text:span text:style-name="Source_20_Text"><text:span text:style-name="T46">) #=&gt; false</text:span></text:span></text:p>
      <text:p text:style-name="P329"><text:span text:style-name="Source_20_Text"><text:span text:style-name="T42"><text:tab/></text:span></text:span><text:span text:style-name="Source_20_Text"><text:span text:style-name="T91">alice</text:span></text:span><text:span text:style-name="Source_20_Text"><text:span text:style-name="T42"> &gt; </text:span></text:span><text:span text:style-name="Source_20_Text"><text:span text:style-name="T91">bob</text:span></text:span><text:span text:style-name="Source_20_Text"><text:span text:style-name="T45"> #=&gt; false</text:span></text:span></text:p>
      <text:p text:style-name="P329"><text:span text:style-name="Source_20_Text"><text:span text:style-name="T42"/></text:span></text:p>
      <text:p text:style-name="P332"><text:span text:style-name="Source_20_Text"><text:span text:style-name="T48">нач</text:span></text:span><text:span text:style-name="Source_20_Text"><text:span text:style-name="T49">а</text:span></text:span><text:span text:style-name="Source_20_Text"><text:span text:style-name="T48">л</text:span></text:span><text:span text:style-name="Source_20_Text"><text:span text:style-name="T50">ь</text:span></text:span><text:span text:style-name="Source_20_Text"><text:span text:style-name="T48">ный скрипт: person_age_stub.rb</text:span></text:span></text:p>
      <text:p text:style-name="P335"><text:span text:style-name="Source_20_Text"><text:span text:style-name="T43">ответ: <text:s/>person_age</text:span></text:span><text:span text:style-name="Source_20_Text"><text:span text:style-name="T47">.rb</text:span></text:span></text:p>
      <text:p text:style-name="P335"><text:span text:style-name="Source_20_Text"><text:span text:style-name="T53">более интересный ответ: </text:span></text:span><text:span text:style-name="Source_20_Text"><text:span text:style-name="T48">person_age.2.rb</text:span></text:span><text:span text:style-name="Source_20_Text"><text:span text:style-name="T54"> -- Comparable, alias</text:span></text:span></text:p>
      <text:p text:style-name="P335"><text:span text:style-name="Source_20_Text"><text:span text:style-name="T54"/></text:span></text:p>
      <text:p text:style-name="P336"><text:span text:style-name="Source_20_Text"><text:span text:style-name="T55">задание: ра</text:span></text:span><text:span text:style-name="Source_20_Text"><text:span text:style-name="T90">с</text:span></text:span><text:span text:style-name="Source_20_Text"><text:span text:style-name="T55">комментируйте строки внизу person_age.2.rb и сделайте так, чтобы они работали</text:span></text:span></text:p>
      <text:p text:style-name="P332"><text:span text:style-name="Source_20_Text"><text:span text:style-name="T53"/></text:span></text:p>
      <text:p text:style-name="P333"><text:span text:style-name="Source_20_Text"><text:span text:style-name="T51">Вопрос: как сделать так, чтобы возраст нельзя было изменить снаружи?</text:span></text:span></text:p>
      <text:p text:style-name="P333"><text:span text:style-name="Source_20_Text"><text:span text:style-name="T51"/></text:span></text:p>
      <text:p text:style-name="P333"><text:span text:style-name="Source_20_Text"><text:span text:style-name="T52">начальный скрипт:</text:span></text:span><text:span text:style-name="Source_20_Text"><text:span text:style-name="T56"> change_age_stub.rb</text:span></text:span></text:p>
      <text:p text:style-name="P334"><text:span text:style-name="Source_20_Text"><text:span text:style-name="T52">ответ:</text:span></text:span><text:span text:style-name="Source_20_Text"><text:span text:style-name="T56"> change_age.rb</text:span></text:span></text:p>
      <text:p text:style-name="P321"><text:span text:style-name="Source_20_Text"><text:span text:style-name="T28"/></text:span></text:p>
      <text:p text:style-name="P337"><text:span text:style-name="Source_20_Text"><text:span text:style-name="T57">после изменения скрипт change_age_stub.rb должен работать как change_age.rb</text:span></text:span></text:p>
      <text:p text:style-name="P337"><text:span text:style-name="Source_20_Text"><text:span text:style-name="T57"/></text:span></text:p>
      <text:p text:style-name="P338"><text:span text:style-name="Source_20_Text"><text:span text:style-name="T99">класс FatWord</text:span></text:span></text:p>
      <text:p text:style-name="P338"><text:span text:style-name="Source_20_Text"><text:span text:style-name="T99"/></text:span></text:p>
      <text:p text:style-name="P338"><text:span text:style-name="Source_20_Text"><text:span text:style-name="T58">входной файл fatword/sent.p2</text:span></text:span></text:p>
      <text:p text:style-name="P338"><text:soft-page-break/><text:span text:style-name="Source_20_Text"><text:span text:style-name="T58">последовательность выполнения</text:span></text:span></text:p>
      <text:p text:style-name="P338"><text:span text:style-name="Source_20_Text"><text:span text:style-name="T58"/></text:span></text:p>
      <text:p text:style-name="P338"><text:span text:style-name="Source_20_Text"><text:span text:style-name="T58">1. создать коллекцию слов из предложения</text:span></text:span><text:span text:style-name="Source_20_Text"><text:span text:style-name="T62"> в sent.ps2</text:span></text:span><text:span text:style-name="Source_20_Text"><text:span text:style-name="T58">.</text:span></text:span></text:p>
      <text:p text:style-name="P338"><text:span text:style-name="Source_20_Text"><text:span text:style-name="T58"/></text:span></text:p>
      <text:p text:style-name="P340"><text:span text:style-name="Source_20_Text"><text:span text:style-name="T60"><text:s text:c="4"/></text:span></text:span><text:span text:style-name="Source_20_Text"><text:span text:style-name="T64">Шаг 1. </text:span></text:span><text:span text:style-name="Source_20_Text"><text:span text:style-name="T60">Изучив начальный скрипт build_word_collection_stub.rb скажите, какие методы нужны в классе FatWord и добавьте заглушки в класс</text:span></text:span><text:span text:style-name="Source_20_Text"><text:span text:style-name="T63"> и внесите другие изменения в скрипт</text:span></text:span><text:span text:style-name="Source_20_Text"><text:span text:style-name="T60">, так чтобы скрипт не ругался</text:span></text:span><text:span text:style-name="Source_20_Text"><text:span text:style-name="T63">.</text:span></text:span></text:p>
      <text:p text:style-name="P341"><text:span text:style-name="Source_20_Text"><text:span text:style-name="T61"/></text:span></text:p>
      <text:p text:style-name="P341"><text:span text:style-name="Source_20_Text"><text:span text:style-name="T61"><text:tab/>&gt; build_word_collection_stub.rb sent.ps2</text:span></text:span></text:p>
      <text:p text:style-name="P341"><text:span text:style-name="Source_20_Text"><text:span text:style-name="T61"/></text:span></text:p>
      <text:p text:style-name="P343"><text:span text:style-name="Source_20_Text"><text:span text:style-name="T66"><text:tab/>ответ: <text:s/></text:span></text:span><text:span text:style-name="Source_20_Text"><text:span text:style-name="T61">build_word_collection_stub</text:span></text:span><text:span text:style-name="Source_20_Text"><text:span text:style-name="T66">bed.rb</text:span></text:span></text:p>
      <text:p text:style-name="P341"><text:span text:style-name="Source_20_Text"><text:span text:style-name="T61"/></text:span></text:p>
      <text:p text:style-name="P342"><text:span text:style-name="Source_20_Text"><text:span text:style-name="T65"><text:s text:c="3"/>Шаг 2: реализуйте правильно необходимые методы</text:span></text:span></text:p>
      <text:p text:style-name="P344"><text:span text:style-name="Source_20_Text"><text:span text:style-name="T68"/></text:span></text:p>
      <text:p text:style-name="P344"><text:span text:style-name="Source_20_Text"><text:span text:style-name="T68"><text:tab/>ожидаемый выход: sent.ps2.out.1</text:span></text:span></text:p>
      <text:p text:style-name="P339"><text:span text:style-name="Source_20_Text"><text:span text:style-name="T59"><text:tab/>ответ: build_word_collection.rb</text:span></text:span><text:span text:style-name="Source_20_Text"><text:span text:style-name="T67"> и fat_word.</text:span></text:span><text:span text:style-name="Source_20_Text"><text:span text:style-name="T69">1.</text:span></text:span><text:span text:style-name="Source_20_Text"><text:span text:style-name="T67">rb</text:span></text:span></text:p>
      <text:p text:style-name="P339"><text:span text:style-name="Source_20_Text"><text:span text:style-name="T59"/></text:span></text:p>
      <text:p text:style-name="P338"><text:span text:style-name="Source_20_Text"><text:span text:style-name="T58">2. добавить в слово возможность узнавать его другие теги и семтеги</text:span></text:span></text:p>
      <text:p text:style-name="P338"><text:span text:style-name="Source_20_Text"><text:span text:style-name="T58"/></text:span></text:p>
      <text:p text:style-name="P345"><text:span text:style-name="Source_20_Text"><text:span text:style-name="T72"><text:tab/>получение тегов есть в классе </text:span></text:span><text:span text:style-name="Source_20_Text"><text:span text:style-name="T58">SynLDB</text:span></text:span><text:span text:style-name="Source_20_Text"><text:span text:style-name="T70"> (см. scripts-ger/SynLDB.rb)</text:span></text:span></text:p>
      <text:p text:style-name="P346"><text:span text:style-name="Source_20_Text"><text:span text:style-name="T73"><text:tab/>здесь дан заменитель этого класса</text:span></text:span><text:span text:style-name="Source_20_Text"><text:span text:style-name="T75"> в файле syn_ldb</text:span></text:span><text:span text:style-name="Source_20_Text"><text:span text:style-name="T76">.rb</text:span></text:span></text:p>
      <text:p text:style-name="P346"><text:span text:style-name="Source_20_Text"><text:span text:style-name="T76"/></text:span></text:p>
      <text:p text:style-name="P348"><text:span text:style-name="Source_20_Text"><text:span text:style-name="T77"><text:tab/>Задание: изучить </text:span></text:span><text:span text:style-name="Source_20_Text"><text:span text:style-name="T78">класс SynLDB. пример использования внизу файла. Файл можно запустить</text:span></text:span></text:p>
      <text:p text:style-name="P348"><text:span text:style-name="Source_20_Text"><text:span text:style-name="T78"><text:tab/></text:span></text:span><text:span text:style-name="Source_20_Text"><text:span text:style-name="T77"><text:tab/>&gt; ruby syn_ldb.rb</text:span></text:span></text:p>
      <text:p text:style-name="P346"><text:span text:style-name="Source_20_Text"><text:span text:style-name="T73"/></text:span></text:p>
      <text:p text:style-name="P347"><text:span text:style-name="Source_20_Text"><text:span text:style-name="T74"><text:tab/>как познакомить класс FatWord и SynLDB</text:span></text:span><text:span text:style-name="Source_20_Text"><text:span text:style-name="T80">?</text:span></text:span></text:p>
      <text:p text:style-name="P347"><text:span text:style-name="Source_20_Text"><text:span text:style-name="T74"><text:tab/>1) можно</text:span></text:span><text:span text:style-name="Source_20_Text"><text:span text:style-name="T58"> передать в </text:span></text:span><text:span text:style-name="Source_20_Text"><text:span text:style-name="T74">объект</text:span></text:span><text:span text:style-name="Source_20_Text"><text:span text:style-name="T58"> </text:span></text:span><text:span text:style-name="Source_20_Text"><text:span text:style-name="T74">класса FatWord готовый объект класса SynLDB</text:span></text:span></text:p>
      <text:p text:style-name="P352"><text:span text:style-name="Source_20_Text"><text:span text:style-name="T86"><text:tab/><text:tab/></text:span></text:span><text:span text:style-name="Source_20_Text"><text:span text:style-name="T79">ожидаемый выход: sent.ps2.out.2</text:span></text:span></text:p>
      <text:p text:style-name="P352"><text:span text:style-name="Source_20_Text"><text:span text:style-name="T86"><text:tab/><text:tab/></text:span></text:span><text:span text:style-name="Source_20_Text"><text:span text:style-name="T79">ответ: words_with_additional_data.rb</text:span></text:span></text:p>
      <text:p text:style-name="P352"><text:span text:style-name="Source_20_Text"><text:span text:style-name="T93"/></text:span></text:p>
      <text:p text:style-name="P347"><text:span text:style-name="Source_20_Text"><text:span text:style-name="T74"><text:tab/>2) </text:span></text:span><text:span text:style-name="Source_20_Text"><text:span text:style-name="T71"><text:s/>можно передать готовый объект SynLDB самому классу</text:span></text:span><text:span text:style-name="Source_20_Text"><text:span text:style-name="T72"> </text:span></text:span><text:span text:style-name="Source_20_Text"><text:span text:style-name="T80">FatWord, </text:span></text:span><text:span text:style-name="Source_20_Text"><text:span text:style-name="T72"><text:s/>чтобы</text:span></text:span><text:span text:style-name="Source_20_Text"><text:span text:style-name="T80"> им владел</text:span></text:span><text:span text:style-name="Source_20_Text"><text:span text:style-name="T72"> класс </text:span></text:span><text:span text:style-name="Source_20_Text"><text:span text:style-name="T80">(а не объект класса ) FatWord. то есть, хранить в @@</text:span></text:span></text:p>
      <text:p text:style-name="P350"><text:span text:style-name="Source_20_Text"><text:span text:style-name="T81"><text:tab/><text:tab/>fat_word_meets_syn_ldb</text:span></text:span><text:span text:style-name="Source_20_Text"><text:span text:style-name="T82">.</text:span></text:span><text:span text:style-name="Source_20_Text"><text:span text:style-name="T88">1</text:span></text:span><text:span text:style-name="Source_20_Text"><text:span text:style-name="T82">.</text:span></text:span><text:span text:style-name="Source_20_Text"><text:span text:style-name="T83">r</text:span></text:span><text:span text:style-name="Source_20_Text"><text:span text:style-name="T82">b</text:span></text:span></text:p>
      <text:p text:style-name="P350"><text:span text:style-name="Source_20_Text"><text:span text:style-name="T82"/></text:span></text:p>
      <text:p text:style-name="P351"><text:span text:style-name="Source_20_Text"><text:span text:style-name="T85"><text:tab/>3) вариация варианта 2. FatWord знает изначально о SynLDB и при необходимости создает экземпляр объекта SynLDB</text:span></text:span></text:p>
      <text:p text:style-name="P353"><text:span text:style-name="Source_20_Text"><text:span text:style-name="T87"><text:tab/><text:tab/></text:span></text:span><text:span text:style-name="Source_20_Text"><text:span text:style-name="T81">fat_word_meets_syn_ldb</text:span></text:span><text:span text:style-name="Source_20_Text"><text:span text:style-name="T82">.</text:span></text:span><text:span text:style-name="Source_20_Text"><text:span text:style-name="T88">2</text:span></text:span><text:span text:style-name="Source_20_Text"><text:span text:style-name="T82">.</text:span></text:span><text:span text:style-name="Source_20_Text"><text:span text:style-name="T83">r</text:span></text:span><text:span text:style-name="Source_20_Text"><text:span text:style-name="T82">b</text:span></text:span></text:p>
      <text:p text:style-name="P351"><text:span text:style-name="Source_20_Text"><text:span text:style-name="T85"/></text:span></text:p>
      <text:p text:style-name="P353"><text:span text:style-name="Source_20_Text"><text:span text:style-name="T87"><text:tab/>4) Объясните</text:span></text:span><text:span text:style-name="Source_20_Text"><text:span text:style-name="T89"> реализацию в следующем скрипте . Хороша/плоха ли она?</text:span></text:span></text:p>
      <text:p text:style-name="P354"><text:span text:style-name="Source_20_Text"><text:span text:style-name="T87"><text:tab/><text:tab/></text:span></text:span><text:span text:style-name="Source_20_Text"><text:span text:style-name="T81">fat_word_meets_syn_ldb</text:span></text:span><text:span text:style-name="Source_20_Text"><text:span text:style-name="T82">.</text:span></text:span><text:span text:style-name="Source_20_Text"><text:span text:style-name="T88">3</text:span></text:span><text:span text:style-name="Source_20_Text"><text:span text:style-name="T82">.</text:span></text:span><text:span text:style-name="Source_20_Text"><text:span text:style-name="T83">r</text:span></text:span><text:span text:style-name="Source_20_Text"><text:span text:style-name="T82">b</text:span></text:span></text:p>
      <text:p text:style-name="P347"><text:span text:style-name="Source_20_Text"><text:span text:style-name="T132"/></text:span></text:p>
      <text:p text:style-name="P349"><text:span text:style-name="Source_20_Text"><text:span text:style-name="T79"/></text:span></text:p>
      <text:p text:style-name="P355"><text:span text:style-name="Source_20_Text"><text:span text:style-name="T101">Д</text:span></text:span><text:span text:style-name="Source_20_Text"><text:span text:style-name="T100">ерево в виде хэшей -- оставить на lesson.39+</text:span></text:span></text:p>
      <text:p text:style-name="P187"><text:span text:style-name="Source_20_Text"><text:span text:style-name="T100"/></text:span></text:p>
      <text:p text:style-name="P187"><text:span text:style-name="Source_20_Text"><text:span text:style-name="T16">Показать, как можно представить дерево в виде системы хэшей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Задания:</text:span></text:span></text:p>
      <text:p text:style-name="P187"><text:span text:style-name="Source_20_Text"><text:span text:style-name="T16">1) зачитка скобочной записи в систему хэшей</text:span></text:span></text:p>
      <text:p text:style-name="P187"><text:span text:style-name="Source_20_Text"><text:span text:style-name="T16">2) вывод системы хэшей в скобочную запись.</text:span></text:span></text:p>
      <text:p text:style-name="P187"><text:span text:style-name="Source_20_Text"><text:span text:style-name="T16">3) вывод в том виде, в каком выводит интерлингва. (хотя это некорректно, так как парсинговое дерево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6"/></text:span></text:p>
      <text:p text:style-name="P187"><text:span text:style-name="Source_20_Text"><text:span text:style-name="T100">Разработка класса ParseTree</text:span></text:span></text:p>
      <text:p text:style-name="P187"><text:span text:style-name="Source_20_Text"><text:span text:style-name="T100"/></text:span></text:p>
      <text:p text:style-name="P187"><text:span text:style-name="Source_20_Text"><text:span text:style-name="T16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/></text:span></text:p>
      <text:p text:style-name="P186"><text:span text:style-name="Source_20_Text"><text:span text:style-name="T15"/></text:span></text:p>
      <text:p text:style-name="P187"><text:span text:style-name="Source_20_Text"><text:span text:style-name="T108"/></text:span></text:p>
      <text:p text:style-name="P187"><text:span text:style-name="Source_20_Text"><text:span text:style-name="T96">Другие задания</text:span></text:span></text:p>
      <text:p text:style-name="P187"><text:span text:style-name="Source_20_Text"><text:span text:style-name="T96"/></text:span></text:p>
      <text:list xml:id="list170833486601477" text:continue-list="list3194998194002342579" text:style-name="WWNum72">
        <text:list-item>
          <text:p text:style-name="P320"><text:span text:style-name="Source_20_Text"><text:span text:style-name="T15">power используя прямую рекурсию</text:span></text:span></text:p>
        </text:list-item>
        <text:list-item>
          <text:p text:style-name="P320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20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20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20"><text:span text:style-name="Source_20_Text"><text:span text:style-name="T16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320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20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20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20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20"><text:span text:style-name="Source_20_Text"><text:span text:style-name="T16">судоку, рекурсивно перебором</text:span></text:span></text:p>
        </text:list-item>
        <text:list-item>
          <text:p text:style-name="P320"><text:span text:style-name="Source_20_Text"><text:span text:style-name="T16">задача о расстановке 4 ферзей, рекурсивно перебором</text:span></text:span></text:p>
        </text:list-item>
        <text:list-item>
          <text:p text:style-name="P320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7"><text:span text:style-name="Source_20_Text"><text:span text:style-name="T15"/></text:span></text:p>
      <text:p text:style-name="P114"><text:span text:style-name="Source_20_Text"><text:span text:style-name="T97">Вопросы для контроля по теме рекурсия</text:span></text:span></text:p>
      <text:p text:style-name="P114"><text:span text:style-name="Source_20_Text"><text:span text:style-name="T97"/></text:span></text:p>
      <text:p text:style-name="P114"><text:span text:style-name="Source_20_Text"><text:span text:style-name="T18">что такое рекурсия?</text:span></text:span></text:p>
      <text:p text:style-name="P114"><text:span text:style-name="Source_20_Text"><text:span text:style-name="T18">какие виды ее бывают?</text:span></text:span></text:p>
      <text:p text:style-name="P114"><text:span text:style-name="Source_20_Text"><text:span text:style-name="T18">назовите две составляющие рекуррентного определения</text:span></text:span></text:p>
      <text:p text:style-name="P114"><text:span text:style-name="Source_20_Text"><text:span text:style-name="T18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0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6"/>
      <text:p text:style-name="P66">Странности в String#[]</text:p>
      <text:p text:style-name="P87"/>
      <text:p text:style-name="P51">см. lesson.24/test_getting_chars</text:p>
      <text:p text:style-name="P51"/>
      <text:p text:style-name="P51">Обращение по одному индексу</text:p>
      <text:p text:style-name="P66"/>
      <text:p text:style-name="P55">TODO: нарисовать и пронумеровать строку слева направо и справа налево.</text:p>
      <text:p text:style-name="P55"/>
      <text:p text:style-name="P51"><text:tab/>puts "a"[0] <text:s text:c="2"/>#=&gt; "a"</text:p>
      <text:p text:style-name="P51"><text:tab/>puts "a"[-1] <text:s text:c="2"/>#=&gt; "a"</text:p>
      <text:p text:style-name="P51"><text:tab/>puts "a"[1] <text:s text:c="2"/>#=&gt; nil <text:s/># see 4.</text:p>
      <text:p text:style-name="P51"><text:tab/>puts "a"[2] <text:s text:c="2"/>#=&gt; nil</text:p>
      <text:p text:style-name="P51"><text:tab/>puts "a"[-2] <text:s text:c="2"/>#=&gt; nil # see 4.</text:p>
      <text:p text:style-name="P51"><text:tab/>puts "a"[-3] <text:s text:c="2"/>#=&gt; nil</text:p>
      <text:p text:style-name="P51"/>
      <text:p text:style-name="P51">Начальная позиция <text:span text:style-name="T1">внутри</text:span> строки - все ок.</text:p>
      <text:p text:style-name="P51"/>
      <text:p text:style-name="P51"><text:tab/>puts "a"[0,1] #=&gt; "a"</text:p>
      <text:p text:style-name="P51"><text:tab/>puts "a"[-1,1] #=&gt; "a"</text:p>
      <text:p text:style-name="P51"/>
      <text:p text:style-name="P51">Начальная позиция <text:span text:style-name="T1">вне</text:span> границ строки</text:p>
      <text:p text:style-name="P51"/>
      <text:p text:style-name="P51"><text:tab/>puts "a"[2,1] #=&gt; nil</text:p>
      <text:p text:style-name="P51"><text:tab/>puts "a"[-3,1] #=&gt; nil</text:p>
      <text:p text:style-name="P51"/>
      <text:p text:style-name="P51">Начальная позиция <text:span text:style-name="T1">примыкает</text:span> к границе строки</text:p>
      <text:p text:style-name="P51"/>
      <text:p text:style-name="P51"><text:tab/>puts "a"[1,1] #=&gt; "" <text:s text:c="4"/># WTF! see 3</text:p>
      <text:p text:style-name="P51"><text:tab/>puts "a"[-2,1] #=&gt; nil <text:s text:c="2"/># see 4. And 3. is not applicable</text:p>
      <text:p text:style-name="P51"/>
      <text:p text:style-name="P55">TODO: добавить случаи с диапазонами “a”[1..2]</text:p>
      <text:p text:style-name="P5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6"/>
      <text:p text:style-name="P51"><text:span text:style-name="T1">презентация lectures/sorting.{odp,pdf</text:span>}</text:p>
      <text:p text:style-name="P51"/>
      <text:p text:style-name="P66">Куча</text:p>
      <text:p text:style-name="P51"/>
      <text:p text:style-name="P51">??? То ли это самое, что и бинарное дерево?</text:p>
      <text:p text:style-name="P51">http://www.eecs.wsu.edu/~ananth/CptS223/Lectures/heaps.pdf</text:p>
      <text:p text:style-name="P51"/>
      <text:p text:style-name="P51">MinHeap / MaxHeap</text:p>
      <text:p text:style-name="P51"/>
      <text:p text:style-name="P51">??? <text:span text:style-name="T1">Где их можно использовать в лингвистических задачах?</text:span></text:p>
      <text:p text:style-name="P56"><text:s text:c="3"/>см здесь олимпиадные задачи: http://codeforces.com/blog/entry/5950</text:p>
      <text:p text:style-name="P51">??? Что такое приоритетные очереди и как их использовать в лингвистических задачах?</text:p>
      <text:p text:style-name="P51"/>
      <text:p text:style-name="P51">Что такое куча (heap)? Структура и основное свойство кучи: value[parent(i)] &gt;= value[i]</text:p>
      <text:p text:style-name="P51"/>
      <text:p text:style-name="P51">В какой структуре данных хранить кучу? как для этого использовать массив</text:p>
      <text:p text:style-name="P51"/>
      <text:p text:style-name="P51">!!! Задание: написать методы parent_idx(i), left_child_idx(i), right_child_idx(i)</text:p>
      <text:p text:style-name="P51"/>
      <text:p text:style-name="P51">Алгоритм исправления неправильного состояния в некотором узле: heapify(heap, i)</text:p>
      <text:p text:style-name="P51">percolateDown?</text:p>
      <text:p text:style-name="P51"/>
      <text:p text:style-name="P51">!!! Задание: реализовать heapify()</text:p>
      <text:p text:style-name="P51"/>
      <text:p text:style-name="P51">&gt;&gt;&gt; я дам свои тесткейсы</text:p>
      <text:p text:style-name="P51"><text:tab/>случай, когда рекурсия попадает в лист</text:p>
      <text:p text:style-name="P51"><text:tab/>случай с длинной рекурсией (с двумя вызовами)</text:p>
      <text:p text:style-name="P51"><text:tab/>случай, когда i это лист</text:p>
      <text:p text:style-name="P51"/>
      <text:p text:style-name="P51">Построение кучи: создание кучи из заданного массива (in-place). Алгоритм и реализация.</text:p>
      <text:p text:style-name="P51"/>
      <text:p text:style-name="P51">Алгоритм сортировки с использованием кучи (heap sort).</text:p>
      <text:p text:style-name="P51"/>
      <text:p text:style-name="P51">!!! Задание: реализовать сортировку кучей.</text:p>
      <text:p text:style-name="P51"/>
      <text:p text:style-name="P51">кучи хороши для построения priority queues. кучи позволяют производить вставку и удаление элемента эффективно.</text:p>
      <text:p text:style-name="P51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1"/>
      <text:p text:style-name="P66">Удаление элементов хэша</text:p>
      <text:p text:style-name="P66"/>
      <text:p text:style-name="P51">Метод Hash#clear удаляет все элементы (пары ключ-значение) хэша</text:p>
      <text:p text:style-name="P51"/>
      <text:p text:style-name="P51"><text:soft-page-break/>Метод Hash#delete позволяет удалить один элемент (изменяется сам объект!)</text:p>
      <text:p text:style-name="P51"/>
      <text:p text:style-name="P51"><text:tab/>months = { "dec" =&gt; "December", <text:s/>"jan" =&gt; "January" }</text:p>
      <text:p text:style-name="P51"><text:tab/>months.delete "dec"</text:p>
      <text:p text:style-name="P51"><text:tab/>puts months <text:s text:c="14"/>#=&gt;{"jan"=&gt;"January"}</text:p>
      <text:p text:style-name="P51"/>
      <text:p text:style-name="P51">!!! Задание: Исследуйте скрипт lesson.21/test_delete.1.rb</text:p>
      <text:p text:style-name="P51"/>
      <text:p text:style-name="P51"><text:tab/>ri Hash#delete</text:p>
      <text:p text:style-name="P51"><text:tab/>ri String#delete</text:p>
      <text:p text:style-name="P51"/>
      <text:p text:style-name="P66">Удаление элементов хэша - 2</text:p>
      <text:p text:style-name="P51"/>
      <text:p text:style-name="P5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1"/>
      <text:p text:style-name="P51">меняют объект</text:p>
      <text:p text:style-name="P51"><text:tab/>delete_if <text:s text:c="3"/></text:p>
      <text:p text:style-name="P51"><text:tab/>reject!</text:p>
      <text:p text:style-name="P51"><text:s/></text:p>
      <text:p text:style-name="P51">не меняют объект, вохвращают измененную копию</text:p>
      <text:p text:style-name="P51"><text:tab/>reject</text:p>
      <text:p text:style-name="P51"/>
      <text:p text:style-name="P51">см. test_delete.2.rb</text:p>
      <text:p text:style-name="P51"/>
      <text:p text:style-name="P51">hash = { "apple" =&gt; "Apfel", <text:s/>"pear" <text:s/>=&gt; "Birne" }</text:p>
      <text:p text:style-name="P51"/>
      <text:p text:style-name="P51">hash.delete_if do |key, val|</text:p>
      <text:p text:style-name="P51"><text:tab/>key =~ /a/ &amp;&amp; val !~ /a/i</text:p>
      <text:p text:style-name="P51">end</text:p>
      <text:p text:style-name="P51"/>
      <text:p text:style-name="P51">puts hash</text:p>
      <text:p text:style-name="P51">#=&gt; {"apple"=&gt;"Apfel"}</text:p>
      <text:p text:style-name="P51"/>
      <text:p text:style-name="P51">&gt;&gt;&gt; Внимание на модификатор i (ignorecase) в регулярном выражении</text:p>
      <text:p text:style-name="P51"/>
      <text:p text:style-name="P51">!!! Вопрос: что останется в хэше, если убрать модификатор i?</text:p>
      <text:p text:style-name="P51">Ответ: ничего, хэш станет пустым</text:p>
      <text:p text:style-name="P51"/>
      <text:p text:style-name="P51">!!! Задание: исследуйте, что делает скрипт test_delete.3.rb</text:p>
      <text:p text:style-name="P51"/>
      <text:p text:style-name="P51">!!! Задание: (lesson.21/test_delete.4_stub.rb) оставьте только те месяцы, в которые температура отрицательная</text:p>
      <text:p text:style-name="P51">lectures/Lectures.odt</text:p>
      <text:p text:style-name="P51">ответ: lesson.21/test_delete.4.rb</text:p>
      <text:p text:style-name="P51"/>
      <text:p text:style-name="P51">!!! Задание: исследуйте, что произойдет, если вместо to_f использовать to_i (test_delete.4.rb)</text:p>
      <text:p text:style-name="P51"/>
      <text:p text:style-name="P51"><text:soft-page-break/>Антоним метода reject:</text:p>
      <text:list xml:id="list984134166905568252" text:style-name="L87">
        <text:list-item>
          <text:p text:style-name="P291"><text:span text:style-name="T104">select!/keep_if – изменяют и</text:span>сх<text:span text:style-name="T104">одный объ</text:span>ек<text:span text:style-name="T104">т</text:span></text:p>
        </text:list-item>
        <text:list-item>
          <text:p text:style-name="P291"><text:span text:style-name="T104">select в</text:span>о<text:span text:style-name="T104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7"/>
      <text:p text:style-name="P14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1"/>
      <text:p text:style-name="P51"><text:tab/>ri Object#send</text:p>
      <text:p text:style-name="P51"/>
      <text:p text:style-name="P51"><text:tab/>“hello”.length<text:tab/>#=&gt; 5<text:tab/><text:tab/><text:tab/><text:tab/>“hello”.send(:length)</text:p>
      <text:p text:style-name="P51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4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2071688646900054939" text:style-name="L88">
        <text:list-item>
          <text:p text:style-name="P292">унарная оператор – оператор, принимающий один аргумент (операнд)</text:p>
        </text:list-item>
        <text:list-item>
          <text:p text:style-name="P292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713647151771017309" text:style-name="L89">
        <text:list-item>
          <text:p text:style-name="P293">двоичное смещение вправо: 10 &gt;&gt; 1 #=&gt; 5 равноценно делению на 2</text:p>
        </text:list-item>
        <text:list-item>
          <text:p text:style-name="P293">двоичное смещение влево: 10 &lt;&lt; 2 #= &gt; 40 равноценно умножению на 4</text:p>
          <text:p text:style-name="P294"/>
        </text:list-item>
      </text:list>
      <text:p text:style-name="P96">Приоритеты операций (operator precedence)</text:p>
      <text:p text:style-name="P97"/>
      <text:p text:style-name="P51">2 + 2 – 5 # =&gt; -1</text:p>
      <text:p text:style-name="P51">2 + 2 * 2 #=&gt;6 <text:s text:c="3"/>#= 2 + (2 * 2)</text:p>
      <text:p text:style-name="P51">(2 + 2) * 2 #=&gt; 8</text:p>
      <text:p text:style-name="P51">2 * 2 / 4 #=&gt; 2</text:p>
      <text:p text:style-name="P51">2**3*4 <text:s/>#=&gt; 32</text:p>
      <text:p text:style-name="P51">2**(3*4) #=&gt; 2 ** 12 = 4096</text:p>
      <text:p text:style-name="P51">-2*2 - 2 #=&gt; -6</text:p>
      <text:p text:style-name="P6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213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213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212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6"/>
      <text:p text:style-name="P51">NB: and or имеют одинаковые приоритет, что неверно</text:p>
      <text:p text:style-name="P66"/>
      <text:p text:style-name="P51">!!! Задание: вычислить формулу из первой лекции</text:p>
      <text:p text:style-name="P99"><text:span text:style-name="Source_20_Text"><text:span text:style-name="T218"/></text:span></text:p>
      <text:p text:style-name="P66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212">!!! задание: попробовать в irb. Измениться ли значение переменной a ?</text:span></text:span></text:p>
      <text:p text:style-name="P99"><text:span text:style-name="Source_20_Text"><text:span text:style-name="T212"/></text:span></text:p>
      <text:p text:style-name="P148"><text:span text:style-name="Source_20_Text"><text:span text:style-name="T212">a ||= 2</text:span></text:span></text:p>
      <text:p text:style-name="P139"><text:span text:style-name="Source_20_Text"><text:span text:style-name="T105">a ||= 3</text:span></text:span></text:p>
      <text:p text:style-name="P30"/>
      <text:p text:style-name="P41">Вкусные штуки</text:p>
      <text:p text:style-name="P41"/>
      <text:p text:style-name="P30">( array[idx] ||= [] ) &lt;&lt; value</text:p>
      <text:p text:style-name="P30"/>
      <text:p text:style-name="P30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11-19T17:08:32.071753363</dc:date>
    <meta:editing-duration>P16DT10H40M6S</meta:editing-duration>
    <meta:editing-cycles>2002</meta:editing-cycles>
    <dc:creator>Nikolai Krot</dc:creator>
    <meta:document-statistic meta:table-count="68" meta:image-count="0" meta:object-count="0" meta:page-count="153" meta:paragraph-count="4229" meta:word-count="23295" meta:character-count="161882" meta:non-whitespace-character-count="140021"/>
  </office:meta>
</office:document-meta>
</file>